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ng-medium-2-cycles-trim" table:style-name="ta1">
        <table:shapes>
          <draw:frame draw:z-index="0" draw:style-name="gr1" draw:text-style-name="P1" svg:width="9.7665in" svg:height="3.5429in" svg:x="5.172in" svg:y="0.3531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D1:'ding-medium-2-cycles-trim'.D1 'ding-medium-2-cycles-trim'.D2:'ding-medium-2-cycles-trim'.D6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488in" svg:height="3.5429in" svg:x="5.1787in" svg:y="7.9264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F1:'ding-medium-2-cycles-trim'.F1 'ding-medium-2-cycles-trim'.F2:'ding-medium-2-cycles-trim'.F6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7374in" svg:height="3.5429in" svg:x="5.1795in" svg:y="4.0969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E1:'ding-medium-2-cycles-trim'.E1 'ding-medium-2-cycles-trim'.E2:'ding-medium-2-cycles-trim'.E6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7157in" svg:height="3.5429in" svg:x="5.2118in" svg:y="11.7323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G1:'ding-medium-2-cycles-trim'.G1 'ding-medium-2-cycles-trim'.G2:'ding-medium-2-cycles-trim'.G6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7567in" svg:height="3.5429in" svg:x="5.1602in" svg:y="15.5118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ime (sec)</text:p>
          </table:table-cell>
          <table:table-cell table:style-name="ce1" office:value-type="string" calcext:value-type="string">
            <text:p>Drum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14</text:p>
          </table:table-cell>
          <table:table-cell table:style-name="ce1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/44100" office:value-type="float" office:value="0" calcext:value-type="float">
            <text:p>0.000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float" office:value="-152" calcext:value-type="float">
            <text:p>-152</text:p>
          </table:table-cell>
          <table:table-cell office:value-type="float" office:value="-824" calcext:value-type="float">
            <text:p>-824</text:p>
          </table:table-cell>
          <table:table-cell office:value-type="float" office:value="-1533" calcext:value-type="float">
            <text:p>-1533</text:p>
          </table:table-cell>
          <table:table-cell office:value-type="float" office:value="-1340" calcext:value-type="float">
            <text:p>-1340</text:p>
          </table:table-cell>
          <table:table-cell office:value-type="float" office:value="-700" calcext:value-type="float">
            <text:p>-700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-655" calcext:value-type="float">
            <text:p>-655</text:p>
          </table:table-cell>
          <table:table-cell office:value-type="float" office:value="-1631" calcext:value-type="float">
            <text:p>-1631</text:p>
          </table:table-cell>
          <table:table-cell office:value-type="float" office:value="-3033" calcext:value-type="float">
            <text:p>-3033</text:p>
          </table:table-cell>
          <table:table-cell office:value-type="float" office:value="-2654" calcext:value-type="float">
            <text:p>-2654</text:p>
          </table:table-cell>
          <table:table-cell office:value-type="float" office:value="-1392" calcext:value-type="float">
            <text:p>-1392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float" office:value="-1157" calcext:value-type="float">
            <text:p>-1157</text:p>
          </table:table-cell>
          <table:table-cell office:value-type="float" office:value="-2400" calcext:value-type="float">
            <text:p>-2400</text:p>
          </table:table-cell>
          <table:table-cell office:value-type="float" office:value="-4466" calcext:value-type="float">
            <text:p>-4466</text:p>
          </table:table-cell>
          <table:table-cell office:value-type="float" office:value="-3916" calcext:value-type="float">
            <text:p>-3916</text:p>
          </table:table-cell>
          <table:table-cell office:value-type="float" office:value="-2068" calcext:value-type="float">
            <text:p>-2068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float" office:value="-1773" calcext:value-type="float">
            <text:p>-1773</text:p>
          </table:table-cell>
          <table:table-cell office:value-type="float" office:value="-3115" calcext:value-type="float">
            <text:p>-3115</text:p>
          </table:table-cell>
          <table:table-cell office:value-type="float" office:value="-5802" calcext:value-type="float">
            <text:p>-5802</text:p>
          </table:table-cell>
          <table:table-cell office:value-type="float" office:value="-5102" calcext:value-type="float">
            <text:p>-5102</text:p>
          </table:table-cell>
          <table:table-cell office:value-type="float" office:value="-2719" calcext:value-type="float">
            <text:p>-2719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float" office:value="-2341" calcext:value-type="float">
            <text:p>-2341</text:p>
          </table:table-cell>
          <table:table-cell office:value-type="float" office:value="-3759" calcext:value-type="float">
            <text:p>-3759</text:p>
          </table:table-cell>
          <table:table-cell office:value-type="float" office:value="-7010" calcext:value-type="float">
            <text:p>-7010</text:p>
          </table:table-cell>
          <table:table-cell office:value-type="float" office:value="-6189" calcext:value-type="float">
            <text:p>-6189</text:p>
          </table:table-cell>
          <table:table-cell office:value-type="float" office:value="-3338" calcext:value-type="float">
            <text:p>-3338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float" office:value="-2974" calcext:value-type="float">
            <text:p>-2974</text:p>
          </table:table-cell>
          <table:table-cell office:value-type="float" office:value="-4318" calcext:value-type="float">
            <text:p>-4318</text:p>
          </table:table-cell>
          <table:table-cell office:value-type="float" office:value="-8065" calcext:value-type="float">
            <text:p>-8065</text:p>
          </table:table-cell>
          <table:table-cell office:value-type="float" office:value="-7154" calcext:value-type="float">
            <text:p>-7154</text:p>
          </table:table-cell>
          <table:table-cell office:value-type="float" office:value="-3915" calcext:value-type="float">
            <text:p>-3915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float" office:value="-3567" calcext:value-type="float">
            <text:p>-3567</text:p>
          </table:table-cell>
          <table:table-cell office:value-type="float" office:value="-4780" calcext:value-type="float">
            <text:p>-4780</text:p>
          </table:table-cell>
          <table:table-cell office:value-type="float" office:value="-8942" calcext:value-type="float">
            <text:p>-8942</text:p>
          </table:table-cell>
          <table:table-cell office:value-type="float" office:value="-7980" calcext:value-type="float">
            <text:p>-7980</text:p>
          </table:table-cell>
          <table:table-cell office:value-type="float" office:value="-4442" calcext:value-type="float">
            <text:p>-4442</text:p>
          </table:table-cell>
          <table:table-cell table:number-columns-repeated="101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float" office:value="-4178" calcext:value-type="float">
            <text:p>-4178</text:p>
          </table:table-cell>
          <table:table-cell office:value-type="float" office:value="-5133" calcext:value-type="float">
            <text:p>-5133</text:p>
          </table:table-cell>
          <table:table-cell office:value-type="float" office:value="-9624" calcext:value-type="float">
            <text:p>-9624</text:p>
          </table:table-cell>
          <table:table-cell office:value-type="float" office:value="-8648" calcext:value-type="float">
            <text:p>-8648</text:p>
          </table:table-cell>
          <table:table-cell office:value-type="float" office:value="-4912" calcext:value-type="float">
            <text:p>-4912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float" office:value="-4679" calcext:value-type="float">
            <text:p>-4679</text:p>
          </table:table-cell>
          <table:table-cell office:value-type="float" office:value="-5371" calcext:value-type="float">
            <text:p>-5371</text:p>
          </table:table-cell>
          <table:table-cell office:value-type="float" office:value="-10095" calcext:value-type="float">
            <text:p>-10095</text:p>
          </table:table-cell>
          <table:table-cell office:value-type="float" office:value="-9145" calcext:value-type="float">
            <text:p>-9145</text:p>
          </table:table-cell>
          <table:table-cell office:value-type="float" office:value="-5317" calcext:value-type="float">
            <text:p>-5317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float" office:value="-5217" calcext:value-type="float">
            <text:p>-5217</text:p>
          </table:table-cell>
          <table:table-cell office:value-type="float" office:value="-5486" calcext:value-type="float">
            <text:p>-548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9461" calcext:value-type="float">
            <text:p>-9461</text:p>
          </table:table-cell>
          <table:table-cell office:value-type="float" office:value="-5648" calcext:value-type="float">
            <text:p>-5648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float" office:value="-5575" calcext:value-type="float">
            <text:p>-5575</text:p>
          </table:table-cell>
          <table:table-cell office:value-type="float" office:value="-5478" calcext:value-type="float">
            <text:p>-5478</text:p>
          </table:table-cell>
          <table:table-cell office:value-type="float" office:value="-10367" calcext:value-type="float">
            <text:p>-10367</text:p>
          </table:table-cell>
          <table:table-cell office:value-type="float" office:value="-9587" calcext:value-type="float">
            <text:p>-9587</text:p>
          </table:table-cell>
          <table:table-cell office:value-type="float" office:value="-5899" calcext:value-type="float">
            <text:p>-5899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float" office:value="-5912" calcext:value-type="float">
            <text:p>-5912</text:p>
          </table:table-cell>
          <table:table-cell office:value-type="float" office:value="-5345" calcext:value-type="float">
            <text:p>-5345</text:p>
          </table:table-cell>
          <table:table-cell office:value-type="float" office:value="-10163" calcext:value-type="float">
            <text:p>-10163</text:p>
          </table:table-cell>
          <table:table-cell office:value-type="float" office:value="-9521" calcext:value-type="float">
            <text:p>-9521</text:p>
          </table:table-cell>
          <table:table-cell office:value-type="float" office:value="-6065" calcext:value-type="float">
            <text:p>-6065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float" office:value="-6115" calcext:value-type="float">
            <text:p>-6115</text:p>
          </table:table-cell>
          <table:table-cell office:value-type="float" office:value="-5091" calcext:value-type="float">
            <text:p>-5091</text:p>
          </table:table-cell>
          <table:table-cell office:value-type="float" office:value="-9735" calcext:value-type="float">
            <text:p>-9735</text:p>
          </table:table-cell>
          <table:table-cell office:value-type="float" office:value="-9263" calcext:value-type="float">
            <text:p>-9263</text:p>
          </table:table-cell>
          <table:table-cell office:value-type="float" office:value="-6140" calcext:value-type="float">
            <text:p>-6140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float" office:value="-6193" calcext:value-type="float">
            <text:p>-6193</text:p>
          </table:table-cell>
          <table:table-cell office:value-type="float" office:value="-4723" calcext:value-type="float">
            <text:p>-4723</text:p>
          </table:table-cell>
          <table:table-cell office:value-type="float" office:value="-9095" calcext:value-type="float">
            <text:p>-9095</text:p>
          </table:table-cell>
          <table:table-cell office:value-type="float" office:value="-8815" calcext:value-type="float">
            <text:p>-8815</text:p>
          </table:table-cell>
          <table:table-cell office:value-type="float" office:value="-6122" calcext:value-type="float">
            <text:p>-6122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float" office:value="-6192" calcext:value-type="float">
            <text:p>-6192</text:p>
          </table:table-cell>
          <table:table-cell office:value-type="float" office:value="-4247" calcext:value-type="float">
            <text:p>-4247</text:p>
          </table:table-cell>
          <table:table-cell office:value-type="float" office:value="-8256" calcext:value-type="float">
            <text:p>-8256</text:p>
          </table:table-cell>
          <table:table-cell office:value-type="float" office:value="-8185" calcext:value-type="float">
            <text:p>-8185</text:p>
          </table:table-cell>
          <table:table-cell office:value-type="float" office:value="-6007" calcext:value-type="float">
            <text:p>-6007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float" office:value="-5988" calcext:value-type="float">
            <text:p>-5988</text:p>
          </table:table-cell>
          <table:table-cell office:value-type="float" office:value="-3675" calcext:value-type="float">
            <text:p>-3675</text:p>
          </table:table-cell>
          <table:table-cell office:value-type="float" office:value="-7235" calcext:value-type="float">
            <text:p>-7235</text:p>
          </table:table-cell>
          <table:table-cell office:value-type="float" office:value="-7385" calcext:value-type="float">
            <text:p>-7385</text:p>
          </table:table-cell>
          <table:table-cell office:value-type="float" office:value="-5797" calcext:value-type="float">
            <text:p>-5797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/>
          <table:table-cell office:value-type="float" office:value="-5737" calcext:value-type="float">
            <text:p>-5737</text:p>
          </table:table-cell>
          <table:table-cell office:value-type="float" office:value="-3020" calcext:value-type="float">
            <text:p>-3020</text:p>
          </table:table-cell>
          <table:table-cell office:value-type="float" office:value="-6057" calcext:value-type="float">
            <text:p>-6057</text:p>
          </table:table-cell>
          <table:table-cell office:value-type="float" office:value="-6428" calcext:value-type="float">
            <text:p>-6428</text:p>
          </table:table-cell>
          <table:table-cell office:value-type="float" office:value="-5493" calcext:value-type="float">
            <text:p>-5493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/>
          <table:table-cell office:value-type="float" office:value="-5296" calcext:value-type="float">
            <text:p>-5296</text:p>
          </table:table-cell>
          <table:table-cell office:value-type="float" office:value="-2297" calcext:value-type="float">
            <text:p>-2297</text:p>
          </table:table-cell>
          <table:table-cell office:value-type="float" office:value="-4746" calcext:value-type="float">
            <text:p>-4746</text:p>
          </table:table-cell>
          <table:table-cell office:value-type="float" office:value="-5333" calcext:value-type="float">
            <text:p>-5333</text:p>
          </table:table-cell>
          <table:table-cell office:value-type="float" office:value="-5098" calcext:value-type="float">
            <text:p>-5098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/>
          <table:table-cell office:value-type="float" office:value="-4774" calcext:value-type="float">
            <text:p>-4774</text:p>
          </table:table-cell>
          <table:table-cell office:value-type="float" office:value="-1521" calcext:value-type="float">
            <text:p>-1521</text:p>
          </table:table-cell>
          <table:table-cell office:value-type="float" office:value="-3331" calcext:value-type="float">
            <text:p>-3331</text:p>
          </table:table-cell>
          <table:table-cell office:value-type="float" office:value="-4120" calcext:value-type="float">
            <text:p>-4120</text:p>
          </table:table-cell>
          <table:table-cell office:value-type="float" office:value="-4620" calcext:value-type="float">
            <text:p>-4620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/>
          <table:table-cell office:value-type="float" office:value="-4175" calcext:value-type="float">
            <text:p>-4175</text:p>
          </table:table-cell>
          <table:table-cell office:value-type="float" office:value="-711" calcext:value-type="float">
            <text:p>-711</text:p>
          </table:table-cell>
          <table:table-cell office:value-type="float" office:value="-1844" calcext:value-type="float">
            <text:p>-1844</text:p>
          </table:table-cell>
          <table:table-cell office:value-type="float" office:value="-2812" calcext:value-type="float">
            <text:p>-2812</text:p>
          </table:table-cell>
          <table:table-cell office:value-type="float" office:value="-4066" calcext:value-type="float">
            <text:p>-4066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/>
          <table:table-cell office:value-type="float" office:value="-3523" calcext:value-type="float">
            <text:p>-3523</text:p>
          </table:table-cell>
          <table:table-cell office:value-type="float" office:value="114" calcext:value-type="float">
            <text:p>114</text:p>
          </table:table-cell>
          <table:table-cell office:value-type="float" office:value="-317" calcext:value-type="float">
            <text:p>-317</text:p>
          </table:table-cell>
          <table:table-cell office:value-type="float" office:value="-1435" calcext:value-type="float">
            <text:p>-1435</text:p>
          </table:table-cell>
          <table:table-cell office:value-type="float" office:value="-3446" calcext:value-type="float">
            <text:p>-3446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/>
          <table:table-cell office:value-type="float" office:value="-2764" calcext:value-type="float">
            <text:p>-2764</text:p>
          </table:table-cell>
          <table:table-cell office:value-type="float" office:value="937" calcext:value-type="float">
            <text:p>937</text:p>
          </table:table-cell>
          <table:table-cell office:value-type="float" office:value="1216" calcext:value-type="float">
            <text:p>1216</text:p>
          </table:table-cell>
          <table:table-cell office:value-type="float" office:value="-16" calcext:value-type="float">
            <text:p>-16</text:p>
          </table:table-cell>
          <table:table-cell office:value-type="float" office:value="-2771" calcext:value-type="float">
            <text:p>-2771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/>
          <table:table-cell office:value-type="float" office:value="-2018" calcext:value-type="float">
            <text:p>-2018</text:p>
          </table:table-cell>
          <table:table-cell office:value-type="float" office:value="1739" calcext:value-type="float">
            <text:p>1739</text:p>
          </table:table-cell>
          <table:table-cell office:value-type="float" office:value="2723" calcext:value-type="float">
            <text:p>2723</text:p>
          </table:table-cell>
          <table:table-cell office:value-type="float" office:value="1416" calcext:value-type="float">
            <text:p>1416</text:p>
          </table:table-cell>
          <table:table-cell office:value-type="float" office:value="-2056" calcext:value-type="float">
            <text:p>-2056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/>
          <table:table-cell office:value-type="float" office:value="-1200" calcext:value-type="float">
            <text:p>-1200</text:p>
          </table:table-cell>
          <table:table-cell office:value-type="float" office:value="2502" calcext:value-type="float">
            <text:p>2502</text:p>
          </table:table-cell>
          <table:table-cell office:value-type="float" office:value="4170" calcext:value-type="float">
            <text:p>4170</text:p>
          </table:table-cell>
          <table:table-cell office:value-type="float" office:value="2834" calcext:value-type="float">
            <text:p>2834</text:p>
          </table:table-cell>
          <table:table-cell office:value-type="float" office:value="-1316" calcext:value-type="float">
            <text:p>-1316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/>
          <table:table-cell office:value-type="float" office:value="-415" calcext:value-type="float">
            <text:p>-415</text:p>
          </table:table-cell>
          <table:table-cell office:value-type="float" office:value="3208" calcext:value-type="float">
            <text:p>3208</text:p>
          </table:table-cell>
          <table:table-cell office:value-type="float" office:value="5524" calcext:value-type="float">
            <text:p>5524</text:p>
          </table:table-cell>
          <table:table-cell office:value-type="float" office:value="4207" calcext:value-type="float">
            <text:p>4207</text:p>
          </table:table-cell>
          <table:table-cell office:value-type="float" office:value="-565" calcext:value-type="float">
            <text:p>-565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842" calcext:value-type="float">
            <text:p>3842</text:p>
          </table:table-cell>
          <table:table-cell office:value-type="float" office:value="6758" calcext:value-type="float">
            <text:p>6758</text:p>
          </table:table-cell>
          <table:table-cell office:value-type="float" office:value="5506" calcext:value-type="float">
            <text:p>5506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4388" calcext:value-type="float">
            <text:p>4388</text:p>
          </table:table-cell>
          <table:table-cell office:value-type="float" office:value="7842" calcext:value-type="float">
            <text:p>7842</text:p>
          </table:table-cell>
          <table:table-cell office:value-type="float" office:value="6703" calcext:value-type="float">
            <text:p>6703</text:p>
          </table:table-cell>
          <table:table-cell office:value-type="float" office:value="901" calcext:value-type="float">
            <text:p>901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/>
          <table:table-cell office:value-type="float" office:value="1782" calcext:value-type="float">
            <text:p>1782</text:p>
          </table:table-cell>
          <table:table-cell office:value-type="float" office:value="4835" calcext:value-type="float">
            <text:p>4835</text:p>
          </table:table-cell>
          <table:table-cell office:value-type="float" office:value="8755" calcext:value-type="float">
            <text:p>8755</text:p>
          </table:table-cell>
          <table:table-cell office:value-type="float" office:value="7773" calcext:value-type="float">
            <text:p>7773</text:p>
          </table:table-cell>
          <table:table-cell office:value-type="float" office:value="1584" calcext:value-type="float">
            <text:p>1584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5173" calcext:value-type="float">
            <text:p>5173</text:p>
          </table:table-cell>
          <table:table-cell office:value-type="float" office:value="9475" calcext:value-type="float">
            <text:p>9475</text:p>
          </table:table-cell>
          <table:table-cell office:value-type="float" office:value="8691" calcext:value-type="float">
            <text:p>8691</text:p>
          </table:table-cell>
          <table:table-cell office:value-type="float" office:value="2213" calcext:value-type="float">
            <text:p>2213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/>
          <table:table-cell office:value-type="float" office:value="2936" calcext:value-type="float">
            <text:p>2936</text:p>
          </table:table-cell>
          <table:table-cell office:value-type="float" office:value="5394" calcext:value-type="float">
            <text:p>5394</text:p>
          </table:table-cell>
          <table:table-cell office:value-type="float" office:value="9988" calcext:value-type="float">
            <text:p>9988</text:p>
          </table:table-cell>
          <table:table-cell office:value-type="float" office:value="9436" calcext:value-type="float">
            <text:p>9436</text:p>
          </table:table-cell>
          <table:table-cell office:value-type="float" office:value="2772" calcext:value-type="float">
            <text:p>2772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5492" calcext:value-type="float">
            <text:p>5492</text:p>
          </table:table-cell>
          <table:table-cell office:value-type="float" office:value="10281" calcext:value-type="float">
            <text:p>10281</text:p>
          </table:table-cell>
          <table:table-cell office:value-type="float" office:value="9989" calcext:value-type="float">
            <text:p>9989</text:p>
          </table:table-cell>
          <table:table-cell office:value-type="float" office:value="3250" calcext:value-type="float">
            <text:p>3250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/>
          <table:table-cell office:value-type="float" office:value="3721" calcext:value-type="float">
            <text:p>3721</text:p>
          </table:table-cell>
          <table:table-cell office:value-type="float" office:value="5467" calcext:value-type="float">
            <text:p>5467</text:p>
          </table:table-cell>
          <table:table-cell office:value-type="float" office:value="10349" calcext:value-type="float">
            <text:p>10349</text:p>
          </table:table-cell>
          <table:table-cell office:value-type="float" office:value="10338" calcext:value-type="float">
            <text:p>10338</text:p>
          </table:table-cell>
          <table:table-cell office:value-type="float" office:value="3633" calcext:value-type="float">
            <text:p>3633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/>
          <table:table-cell office:value-type="float" office:value="4021" calcext:value-type="float">
            <text:p>4021</text:p>
          </table:table-cell>
          <table:table-cell office:value-type="float" office:value="5317" calcext:value-type="float">
            <text:p>5317</text:p>
          </table:table-cell>
          <table:table-cell office:value-type="float" office:value="10191" calcext:value-type="float">
            <text:p>10191</text:p>
          </table:table-cell>
          <table:table-cell office:value-type="float" office:value="10471" calcext:value-type="float">
            <text:p>10471</text:p>
          </table:table-cell>
          <table:table-cell office:value-type="float" office:value="3913" calcext:value-type="float">
            <text:p>3913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/>
          <table:table-cell office:value-type="float" office:value="4176" calcext:value-type="float">
            <text:p>4176</text:p>
          </table:table-cell>
          <table:table-cell office:value-type="float" office:value="5047" calcext:value-type="float">
            <text:p>5047</text:p>
          </table:table-cell>
          <table:table-cell office:value-type="float" office:value="9809" calcext:value-type="float">
            <text:p>9809</text:p>
          </table:table-cell>
          <table:table-cell office:value-type="float" office:value="10382" calcext:value-type="float">
            <text:p>10382</text:p>
          </table:table-cell>
          <table:table-cell office:value-type="float" office:value="4083" calcext:value-type="float">
            <text:p>4083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/>
          <table:table-cell office:value-type="float" office:value="4279" calcext:value-type="float">
            <text:p>4279</text:p>
          </table:table-cell>
          <table:table-cell office:value-type="float" office:value="4663" calcext:value-type="float">
            <text:p>4663</text:p>
          </table:table-cell>
          <table:table-cell office:value-type="float" office:value="9212" calcext:value-type="float">
            <text:p>9212</text:p>
          </table:table-cell>
          <table:table-cell office:value-type="float" office:value="10071" calcext:value-type="float">
            <text:p>10071</text:p>
          </table:table-cell>
          <table:table-cell office:value-type="float" office:value="4136" calcext:value-type="float">
            <text:p>4136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4173" calcext:value-type="float">
            <text:p>4173</text:p>
          </table:table-cell>
          <table:table-cell office:value-type="float" office:value="8414" calcext:value-type="float">
            <text:p>8414</text:p>
          </table:table-cell>
          <table:table-cell office:value-type="float" office:value="9540" calcext:value-type="float">
            <text:p>9540</text:p>
          </table:table-cell>
          <table:table-cell office:value-type="float" office:value="4070" calcext:value-type="float">
            <text:p>4070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/>
          <table:table-cell office:value-type="float" office:value="4131" calcext:value-type="float">
            <text:p>4131</text:p>
          </table:table-cell>
          <table:table-cell office:value-type="float" office:value="3589" calcext:value-type="float">
            <text:p>3589</text:p>
          </table:table-cell>
          <table:table-cell office:value-type="float" office:value="7432" calcext:value-type="float">
            <text:p>7432</text:p>
          </table:table-cell>
          <table:table-cell office:value-type="float" office:value="8797" calcext:value-type="float">
            <text:p>8797</text:p>
          </table:table-cell>
          <table:table-cell office:value-type="float" office:value="3885" calcext:value-type="float">
            <text:p>3885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/>
          <table:table-cell office:value-type="float" office:value="3918" calcext:value-type="float">
            <text:p>3918</text:p>
          </table:table-cell>
          <table:table-cell office:value-type="float" office:value="2924" calcext:value-type="float">
            <text:p>2924</text:p>
          </table:table-cell>
          <table:table-cell office:value-type="float" office:value="6287" calcext:value-type="float">
            <text:p>6287</text:p>
          </table:table-cell>
          <table:table-cell office:value-type="float" office:value="7856" calcext:value-type="float">
            <text:p>7856</text:p>
          </table:table-cell>
          <table:table-cell office:value-type="float" office:value="3582" calcext:value-type="float">
            <text:p>3582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/>
          <table:table-cell office:value-type="float" office:value="3593" calcext:value-type="float">
            <text:p>3593</text:p>
          </table:table-cell>
          <table:table-cell office:value-type="float" office:value="2192" calcext:value-type="float">
            <text:p>2192</text:p>
          </table:table-cell>
          <table:table-cell office:value-type="float" office:value="5005" calcext:value-type="float">
            <text:p>5005</text:p>
          </table:table-cell>
          <table:table-cell office:value-type="float" office:value="6734" calcext:value-type="float">
            <text:p>6734</text:p>
          </table:table-cell>
          <table:table-cell office:value-type="float" office:value="3165" calcext:value-type="float">
            <text:p>3165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1411" calcext:value-type="float">
            <text:p>1411</text:p>
          </table:table-cell>
          <table:table-cell office:value-type="float" office:value="3615" calcext:value-type="float">
            <text:p>3615</text:p>
          </table:table-cell>
          <table:table-cell office:value-type="float" office:value="5453" calcext:value-type="float">
            <text:p>5453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598" calcext:value-type="float">
            <text:p>598</text:p>
          </table:table-cell>
          <table:table-cell office:value-type="float" office:value="2146" calcext:value-type="float">
            <text:p>2146</text:p>
          </table:table-cell>
          <table:table-cell office:value-type="float" office:value="4037" calcext:value-type="float">
            <text:p>4037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-228" calcext:value-type="float">
            <text:p>-228</text:p>
          </table:table-cell>
          <table:table-cell office:value-type="float" office:value="630" calcext:value-type="float">
            <text:p>630</text:p>
          </table:table-cell>
          <table:table-cell office:value-type="float" office:value="2516" calcext:value-type="float">
            <text:p>2516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-1049" calcext:value-type="float">
            <text:p>-1049</text:p>
          </table:table-cell>
          <table:table-cell office:value-type="float" office:value="-897" calcext:value-type="float">
            <text:p>-897</text:p>
          </table:table-cell>
          <table:table-cell office:value-type="float" office:value="921" calcext:value-type="float">
            <text:p>921</text:p>
          </table:table-cell>
          <table:table-cell office:value-type="float" office:value="506" calcext:value-type="float">
            <text:p>506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-1847" calcext:value-type="float">
            <text:p>-1847</text:p>
          </table:table-cell>
          <table:table-cell office:value-type="float" office:value="-2405" calcext:value-type="float">
            <text:p>-2405</text:p>
          </table:table-cell>
          <table:table-cell office:value-type="float" office:value="-713" calcext:value-type="float">
            <text:p>-713</text:p>
          </table:table-cell>
          <table:table-cell office:value-type="float" office:value="-352" calcext:value-type="float">
            <text:p>-352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-2603" calcext:value-type="float">
            <text:p>-2603</text:p>
          </table:table-cell>
          <table:table-cell office:value-type="float" office:value="-3859" calcext:value-type="float">
            <text:p>-3859</text:p>
          </table:table-cell>
          <table:table-cell office:value-type="float" office:value="-2352" calcext:value-type="float">
            <text:p>-2352</text:p>
          </table:table-cell>
          <table:table-cell office:value-type="float" office:value="-1262" calcext:value-type="float">
            <text:p>-1262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/>
          <table:table-cell office:value-type="float" office:value="-899" calcext:value-type="float">
            <text:p>-899</text:p>
          </table:table-cell>
          <table:table-cell office:value-type="float" office:value="-3300" calcext:value-type="float">
            <text:p>-3300</text:p>
          </table:table-cell>
          <table:table-cell office:value-type="float" office:value="-5228" calcext:value-type="float">
            <text:p>-5228</text:p>
          </table:table-cell>
          <table:table-cell office:value-type="float" office:value="-3960" calcext:value-type="float">
            <text:p>-3960</text:p>
          </table:table-cell>
          <table:table-cell office:value-type="float" office:value="-2208" calcext:value-type="float">
            <text:p>-2208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/>
          <table:table-cell office:value-type="float" office:value="-1738" calcext:value-type="float">
            <text:p>-1738</text:p>
          </table:table-cell>
          <table:table-cell office:value-type="float" office:value="-3922" calcext:value-type="float">
            <text:p>-3922</text:p>
          </table:table-cell>
          <table:table-cell office:value-type="float" office:value="-6481" calcext:value-type="float">
            <text:p>-6481</text:p>
          </table:table-cell>
          <table:table-cell office:value-type="float" office:value="-5500" calcext:value-type="float">
            <text:p>-5500</text:p>
          </table:table-cell>
          <table:table-cell office:value-type="float" office:value="-3174" calcext:value-type="float">
            <text:p>-3174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/>
          <table:table-cell office:value-type="float" office:value="-2627" calcext:value-type="float">
            <text:p>-2627</text:p>
          </table:table-cell>
          <table:table-cell office:value-type="float" office:value="-4456" calcext:value-type="float">
            <text:p>-4456</text:p>
          </table:table-cell>
          <table:table-cell office:value-type="float" office:value="-7592" calcext:value-type="float">
            <text:p>-7592</text:p>
          </table:table-cell>
          <table:table-cell office:value-type="float" office:value="-6937" calcext:value-type="float">
            <text:p>-6937</text:p>
          </table:table-cell>
          <table:table-cell office:value-type="float" office:value="-4140" calcext:value-type="float">
            <text:p>-4140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/>
          <table:table-cell office:value-type="float" office:value="-3582" calcext:value-type="float">
            <text:p>-3582</text:p>
          </table:table-cell>
          <table:table-cell office:value-type="float" office:value="-4889" calcext:value-type="float">
            <text:p>-4889</text:p>
          </table:table-cell>
          <table:table-cell office:value-type="float" office:value="-8535" calcext:value-type="float">
            <text:p>-8535</text:p>
          </table:table-cell>
          <table:table-cell office:value-type="float" office:value="-8239" calcext:value-type="float">
            <text:p>-8239</text:p>
          </table:table-cell>
          <table:table-cell office:value-type="float" office:value="-5090" calcext:value-type="float">
            <text:p>-5090</text:p>
          </table:table-cell>
          <table:table-cell table:number-columns-repeated="1017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/>
          <table:table-cell office:value-type="float" office:value="-4487" calcext:value-type="float">
            <text:p>-4487</text:p>
          </table:table-cell>
          <table:table-cell office:value-type="float" office:value="-5211" calcext:value-type="float">
            <text:p>-5211</text:p>
          </table:table-cell>
          <table:table-cell office:value-type="float" office:value="-9291" calcext:value-type="float">
            <text:p>-9291</text:p>
          </table:table-cell>
          <table:table-cell office:value-type="float" office:value="-9373" calcext:value-type="float">
            <text:p>-9373</text:p>
          </table:table-cell>
          <table:table-cell office:value-type="float" office:value="-6005" calcext:value-type="float">
            <text:p>-6005</text:p>
          </table:table-cell>
          <table:table-cell table:number-columns-repeated="1017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/>
          <table:table-cell office:value-type="float" office:value="-5374" calcext:value-type="float">
            <text:p>-5374</text:p>
          </table:table-cell>
          <table:table-cell office:value-type="float" office:value="-5415" calcext:value-type="float">
            <text:p>-5415</text:p>
          </table:table-cell>
          <table:table-cell office:value-type="float" office:value="-9843" calcext:value-type="float">
            <text:p>-9843</text:p>
          </table:table-cell>
          <table:table-cell office:value-type="float" office:value="-10313" calcext:value-type="float">
            <text:p>-10313</text:p>
          </table:table-cell>
          <table:table-cell office:value-type="float" office:value="-6864" calcext:value-type="float">
            <text:p>-6864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/>
          <table:table-cell office:value-type="float" office:value="-6223" calcext:value-type="float">
            <text:p>-6223</text:p>
          </table:table-cell>
          <table:table-cell office:value-type="float" office:value="-5496" calcext:value-type="float">
            <text:p>-5496</text:p>
          </table:table-cell>
          <table:table-cell office:value-type="float" office:value="-10179" calcext:value-type="float">
            <text:p>-10179</text:p>
          </table:table-cell>
          <table:table-cell office:value-type="float" office:value="-11034" calcext:value-type="float">
            <text:p>-11034</text:p>
          </table:table-cell>
          <table:table-cell office:value-type="float" office:value="-7649" calcext:value-type="float">
            <text:p>-7649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/>
          <table:table-cell office:value-type="float" office:value="-7010" calcext:value-type="float">
            <text:p>-7010</text:p>
          </table:table-cell>
          <table:table-cell office:value-type="float" office:value="-5453" calcext:value-type="float">
            <text:p>-5453</text:p>
          </table:table-cell>
          <table:table-cell office:value-type="float" office:value="-10291" calcext:value-type="float">
            <text:p>-10291</text:p>
          </table:table-cell>
          <table:table-cell office:value-type="float" office:value="-11517" calcext:value-type="float">
            <text:p>-11517</text:p>
          </table:table-cell>
          <table:table-cell office:value-type="float" office:value="-8339" calcext:value-type="float">
            <text:p>-8339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/>
          <table:table-cell office:value-type="float" office:value="-7691" calcext:value-type="float">
            <text:p>-7691</text:p>
          </table:table-cell>
          <table:table-cell office:value-type="float" office:value="-5287" calcext:value-type="float">
            <text:p>-5287</text:p>
          </table:table-cell>
          <table:table-cell office:value-type="float" office:value="-10178" calcext:value-type="float">
            <text:p>-10178</text:p>
          </table:table-cell>
          <table:table-cell office:value-type="float" office:value="-11748" calcext:value-type="float">
            <text:p>-11748</text:p>
          </table:table-cell>
          <table:table-cell office:value-type="float" office:value="-8916" calcext:value-type="float">
            <text:p>-8916</text:p>
          </table:table-cell>
          <table:table-cell table:number-columns-repeated="1017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[.A57]/44100" office:value-type="float" office:value="0.00124716553287982" calcext:value-type="float">
            <text:p>0.0012</text:p>
          </table:table-cell>
          <table:table-cell office:value-type="float" office:value="-8289" calcext:value-type="float">
            <text:p>-8289</text:p>
          </table:table-cell>
          <table:table-cell office:value-type="float" office:value="-5001" calcext:value-type="float">
            <text:p>-5001</text:p>
          </table:table-cell>
          <table:table-cell office:value-type="float" office:value="-9842" calcext:value-type="float">
            <text:p>-9842</text:p>
          </table:table-cell>
          <table:table-cell office:value-type="float" office:value="-11718" calcext:value-type="float">
            <text:p>-11718</text:p>
          </table:table-cell>
          <table:table-cell office:value-type="float" office:value="-9361" calcext:value-type="float">
            <text:p>-9361</text:p>
          </table:table-cell>
          <table:table-cell table:number-columns-repeated="1017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/>
          <table:table-cell office:value-type="float" office:value="-8706" calcext:value-type="float">
            <text:p>-8706</text:p>
          </table:table-cell>
          <table:table-cell office:value-type="float" office:value="-4602" calcext:value-type="float">
            <text:p>-4602</text:p>
          </table:table-cell>
          <table:table-cell office:value-type="float" office:value="-9291" calcext:value-type="float">
            <text:p>-9291</text:p>
          </table:table-cell>
          <table:table-cell office:value-type="float" office:value="-11424" calcext:value-type="float">
            <text:p>-11424</text:p>
          </table:table-cell>
          <table:table-cell office:value-type="float" office:value="-9656" calcext:value-type="float">
            <text:p>-9656</text:p>
          </table:table-cell>
          <table:table-cell table:number-columns-repeated="1017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/>
          <table:table-cell office:value-type="float" office:value="-9073" calcext:value-type="float">
            <text:p>-9073</text:p>
          </table:table-cell>
          <table:table-cell office:value-type="float" office:value="-4098" calcext:value-type="float">
            <text:p>-4098</text:p>
          </table:table-cell>
          <table:table-cell office:value-type="float" office:value="-8537" calcext:value-type="float">
            <text:p>-8537</text:p>
          </table:table-cell>
          <table:table-cell office:value-type="float" office:value="-10870" calcext:value-type="float">
            <text:p>-10870</text:p>
          </table:table-cell>
          <table:table-cell office:value-type="float" office:value="-9787" calcext:value-type="float">
            <text:p>-9787</text:p>
          </table:table-cell>
          <table:table-cell table:number-columns-repeated="1017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/>
          <table:table-cell office:value-type="float" office:value="-9144" calcext:value-type="float">
            <text:p>-9144</text:p>
          </table:table-cell>
          <table:table-cell office:value-type="float" office:value="-3502" calcext:value-type="float">
            <text:p>-3502</text:p>
          </table:table-cell>
          <table:table-cell office:value-type="float" office:value="-7596" calcext:value-type="float">
            <text:p>-7596</text:p>
          </table:table-cell>
          <table:table-cell office:value-type="float" office:value="-10063" calcext:value-type="float">
            <text:p>-10063</text:p>
          </table:table-cell>
          <table:table-cell office:value-type="float" office:value="-9739" calcext:value-type="float">
            <text:p>-9739</text:p>
          </table:table-cell>
          <table:table-cell table:number-columns-repeated="1017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/>
          <table:table-cell office:value-type="float" office:value="-9079" calcext:value-type="float">
            <text:p>-9079</text:p>
          </table:table-cell>
          <table:table-cell office:value-type="float" office:value="-2827" calcext:value-type="float">
            <text:p>-2827</text:p>
          </table:table-cell>
          <table:table-cell office:value-type="float" office:value="-6490" calcext:value-type="float">
            <text:p>-6490</text:p>
          </table:table-cell>
          <table:table-cell office:value-type="float" office:value="-9020" calcext:value-type="float">
            <text:p>-9020</text:p>
          </table:table-cell>
          <table:table-cell office:value-type="float" office:value="-9502" calcext:value-type="float">
            <text:p>-9502</text:p>
          </table:table-cell>
          <table:table-cell table:number-columns-repeated="1017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/>
          <table:table-cell office:value-type="float" office:value="-8742" calcext:value-type="float">
            <text:p>-8742</text:p>
          </table:table-cell>
          <table:table-cell office:value-type="float" office:value="-2087" calcext:value-type="float">
            <text:p>-2087</text:p>
          </table:table-cell>
          <table:table-cell office:value-type="float" office:value="-5242" calcext:value-type="float">
            <text:p>-5242</text:p>
          </table:table-cell>
          <table:table-cell office:value-type="float" office:value="-7760" calcext:value-type="float">
            <text:p>-7760</text:p>
          </table:table-cell>
          <table:table-cell office:value-type="float" office:value="-9069" calcext:value-type="float">
            <text:p>-9069</text:p>
          </table:table-cell>
          <table:table-cell table:number-columns-repeated="1017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/>
          <table:table-cell office:value-type="float" office:value="-8229" calcext:value-type="float">
            <text:p>-8229</text:p>
          </table:table-cell>
          <table:table-cell office:value-type="float" office:value="-1300" calcext:value-type="float">
            <text:p>-1300</text:p>
          </table:table-cell>
          <table:table-cell office:value-type="float" office:value="-3880" calcext:value-type="float">
            <text:p>-3880</text:p>
          </table:table-cell>
          <table:table-cell office:value-type="float" office:value="-6310" calcext:value-type="float">
            <text:p>-6310</text:p>
          </table:table-cell>
          <table:table-cell office:value-type="float" office:value="-8436" calcext:value-type="float">
            <text:p>-8436</text:p>
          </table:table-cell>
          <table:table-cell table:number-columns-repeated="1017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/>
          <table:table-cell office:value-type="float" office:value="-7434" calcext:value-type="float">
            <text:p>-7434</text:p>
          </table:table-cell>
          <table:table-cell office:value-type="float" office:value="-484" calcext:value-type="float">
            <text:p>-484</text:p>
          </table:table-cell>
          <table:table-cell office:value-type="float" office:value="-2435" calcext:value-type="float">
            <text:p>-2435</text:p>
          </table:table-cell>
          <table:table-cell office:value-type="float" office:value="-4701" calcext:value-type="float">
            <text:p>-4701</text:p>
          </table:table-cell>
          <table:table-cell office:value-type="float" office:value="-7604" calcext:value-type="float">
            <text:p>-7604</text:p>
          </table:table-cell>
          <table:table-cell table:number-columns-repeated="1017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/>
          <table:table-cell office:value-type="float" office:value="-6369" calcext:value-type="float">
            <text:p>-6369</text:p>
          </table:table-cell>
          <table:table-cell office:value-type="float" office:value="342" calcext:value-type="float">
            <text:p>342</text:p>
          </table:table-cell>
          <table:table-cell office:value-type="float" office:value="-937" calcext:value-type="float">
            <text:p>-937</text:p>
          </table:table-cell>
          <table:table-cell office:value-type="float" office:value="-2966" calcext:value-type="float">
            <text:p>-2966</text:p>
          </table:table-cell>
          <table:table-cell office:value-type="float" office:value="-6580" calcext:value-type="float">
            <text:p>-6580</text:p>
          </table:table-cell>
          <table:table-cell table:number-columns-repeated="1017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/>
          <table:table-cell office:value-type="float" office:value="-5155" calcext:value-type="float">
            <text:p>-5155</text:p>
          </table:table-cell>
          <table:table-cell office:value-type="float" office:value="1161" calcext:value-type="float">
            <text:p>1161</text:p>
          </table:table-cell>
          <table:table-cell office:value-type="float" office:value="578" calcext:value-type="float">
            <text:p>578</text:p>
          </table:table-cell>
          <table:table-cell office:value-type="float" office:value="-1145" calcext:value-type="float">
            <text:p>-1145</text:p>
          </table:table-cell>
          <table:table-cell office:value-type="float" office:value="-5374" calcext:value-type="float">
            <text:p>-5374</text:p>
          </table:table-cell>
          <table:table-cell table:number-columns-repeated="1017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/>
          <table:table-cell office:value-type="float" office:value="-3674" calcext:value-type="float">
            <text:p>-3674</text:p>
          </table:table-cell>
          <table:table-cell office:value-type="float" office:value="1954" calcext:value-type="float">
            <text:p>1954</text:p>
          </table:table-cell>
          <table:table-cell office:value-type="float" office:value="2081" calcext:value-type="float">
            <text:p>2081</text:p>
          </table:table-cell>
          <table:table-cell office:value-type="float" office:value="720" calcext:value-type="float">
            <text:p>720</text:p>
          </table:table-cell>
          <table:table-cell office:value-type="float" office:value="-4002" calcext:value-type="float">
            <text:p>-4002</text:p>
          </table:table-cell>
          <table:table-cell table:number-columns-repeated="1017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/>
          <table:table-cell office:value-type="float" office:value="-1997" calcext:value-type="float">
            <text:p>-1997</text:p>
          </table:table-cell>
          <table:table-cell office:value-type="float" office:value="2703" calcext:value-type="float">
            <text:p>2703</text:p>
          </table:table-cell>
          <table:table-cell office:value-type="float" office:value="3537" calcext:value-type="float">
            <text:p>3537</text:p>
          </table:table-cell>
          <table:table-cell office:value-type="float" office:value="2590" calcext:value-type="float">
            <text:p>2590</text:p>
          </table:table-cell>
          <table:table-cell office:value-type="float" office:value="-2489" calcext:value-type="float">
            <text:p>-2489</text:p>
          </table:table-cell>
          <table:table-cell table:number-columns-repeated="1017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/>
          <table:table-cell office:value-type="float" office:value="-172" calcext:value-type="float">
            <text:p>-172</text:p>
          </table:table-cell>
          <table:table-cell office:value-type="float" office:value="3391" calcext:value-type="float">
            <text:p>3391</text:p>
          </table:table-cell>
          <table:table-cell office:value-type="float" office:value="4914" calcext:value-type="float">
            <text:p>4914</text:p>
          </table:table-cell>
          <table:table-cell office:value-type="float" office:value="4420" calcext:value-type="float">
            <text:p>4420</text:p>
          </table:table-cell>
          <table:table-cell office:value-type="float" office:value="-860" calcext:value-type="float">
            <text:p>-860</text:p>
          </table:table-cell>
          <table:table-cell table:number-columns-repeated="1017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float" office:value="4002" calcext:value-type="float">
            <text:p>4002</text:p>
          </table:table-cell>
          <table:table-cell office:value-type="float" office:value="6183" calcext:value-type="float">
            <text:p>6183</text:p>
          </table:table-cell>
          <table:table-cell office:value-type="float" office:value="6167" calcext:value-type="float">
            <text:p>6167</text:p>
          </table:table-cell>
          <table:table-cell office:value-type="float" office:value="850" calcext:value-type="float">
            <text:p>850</text:p>
          </table:table-cell>
          <table:table-cell table:number-columns-repeated="1017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/>
          <table:table-cell office:value-type="float" office:value="3787" calcext:value-type="float">
            <text:p>3787</text:p>
          </table:table-cell>
          <table:table-cell office:value-type="float" office:value="4522" calcext:value-type="float">
            <text:p>4522</text:p>
          </table:table-cell>
          <table:table-cell office:value-type="float" office:value="7314" calcext:value-type="float">
            <text:p>7314</text:p>
          </table:table-cell>
          <table:table-cell office:value-type="float" office:value="7790" calcext:value-type="float">
            <text:p>7790</text:p>
          </table:table-cell>
          <table:table-cell office:value-type="float" office:value="2605" calcext:value-type="float">
            <text:p>2605</text:p>
          </table:table-cell>
          <table:table-cell table:number-columns-repeated="1017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/>
          <table:table-cell office:value-type="float" office:value="5761" calcext:value-type="float">
            <text:p>5761</text:p>
          </table:table-cell>
          <table:table-cell office:value-type="float" office:value="4940" calcext:value-type="float">
            <text:p>4940</text:p>
          </table:table-cell>
          <table:table-cell office:value-type="float" office:value="8285" calcext:value-type="float">
            <text:p>8285</text:p>
          </table:table-cell>
          <table:table-cell office:value-type="float" office:value="9249" calcext:value-type="float">
            <text:p>9249</text:p>
          </table:table-cell>
          <table:table-cell office:value-type="float" office:value="4363" calcext:value-type="float">
            <text:p>4363</text:p>
          </table:table-cell>
          <table:table-cell table:number-columns-repeated="1017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/>
          <table:table-cell office:value-type="float" office:value="7744" calcext:value-type="float">
            <text:p>7744</text:p>
          </table:table-cell>
          <table:table-cell office:value-type="float" office:value="5246" calcext:value-type="float">
            <text:p>5246</text:p>
          </table:table-cell>
          <table:table-cell office:value-type="float" office:value="9072" calcext:value-type="float">
            <text:p>9072</text:p>
          </table:table-cell>
          <table:table-cell office:value-type="float" office:value="10510" calcext:value-type="float">
            <text:p>10510</text:p>
          </table:table-cell>
          <table:table-cell office:value-type="float" office:value="6080" calcext:value-type="float">
            <text:p>6080</text:p>
          </table:table-cell>
          <table:table-cell table:number-columns-repeated="1017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/>
          <table:table-cell office:value-type="float" office:value="9616" calcext:value-type="float">
            <text:p>9616</text:p>
          </table:table-cell>
          <table:table-cell office:value-type="float" office:value="5433" calcext:value-type="float">
            <text:p>5433</text:p>
          </table:table-cell>
          <table:table-cell office:value-type="float" office:value="9661" calcext:value-type="float">
            <text:p>9661</text:p>
          </table:table-cell>
          <table:table-cell office:value-type="float" office:value="11539" calcext:value-type="float">
            <text:p>11539</text:p>
          </table:table-cell>
          <table:table-cell office:value-type="float" office:value="7709" calcext:value-type="float">
            <text:p>7709</text:p>
          </table:table-cell>
          <table:table-cell table:number-columns-repeated="1017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/>
          <table:table-cell office:value-type="float" office:value="11325" calcext:value-type="float">
            <text:p>11325</text:p>
          </table:table-cell>
          <table:table-cell office:value-type="float" office:value="5498" calcext:value-type="float">
            <text:p>5498</text:p>
          </table:table-cell>
          <table:table-cell office:value-type="float" office:value="10037" calcext:value-type="float">
            <text:p>10037</text:p>
          </table:table-cell>
          <table:table-cell office:value-type="float" office:value="12311" calcext:value-type="float">
            <text:p>12311</text:p>
          </table:table-cell>
          <table:table-cell office:value-type="float" office:value="9204" calcext:value-type="float">
            <text:p>9204</text:p>
          </table:table-cell>
          <table:table-cell table:number-columns-repeated="1017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/>
          <table:table-cell office:value-type="float" office:value="12814" calcext:value-type="float">
            <text:p>12814</text:p>
          </table:table-cell>
          <table:table-cell office:value-type="float" office:value="5438" calcext:value-type="float">
            <text:p>5438</text:p>
          </table:table-cell>
          <table:table-cell office:value-type="float" office:value="10193" calcext:value-type="float">
            <text:p>10193</text:p>
          </table:table-cell>
          <table:table-cell office:value-type="float" office:value="12805" calcext:value-type="float">
            <text:p>12805</text:p>
          </table:table-cell>
          <table:table-cell office:value-type="float" office:value="10519" calcext:value-type="float">
            <text:p>10519</text:p>
          </table:table-cell>
          <table:table-cell table:number-columns-repeated="1017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/>
          <table:table-cell office:value-type="float" office:value="14047" calcext:value-type="float">
            <text:p>14047</text:p>
          </table:table-cell>
          <table:table-cell office:value-type="float" office:value="5254" calcext:value-type="float">
            <text:p>5254</text:p>
          </table:table-cell>
          <table:table-cell office:value-type="float" office:value="10126" calcext:value-type="float">
            <text:p>10126</text:p>
          </table:table-cell>
          <table:table-cell office:value-type="float" office:value="13007" calcext:value-type="float">
            <text:p>13007</text:p>
          </table:table-cell>
          <table:table-cell office:value-type="float" office:value="11611" calcext:value-type="float">
            <text:p>11611</text:p>
          </table:table-cell>
          <table:table-cell table:number-columns-repeated="1017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/>
          <table:table-cell office:value-type="float" office:value="14940" calcext:value-type="float">
            <text:p>14940</text:p>
          </table:table-cell>
          <table:table-cell office:value-type="float" office:value="4952" calcext:value-type="float">
            <text:p>4952</text:p>
          </table:table-cell>
          <table:table-cell office:value-type="float" office:value="9836" calcext:value-type="float">
            <text:p>9836</text:p>
          </table:table-cell>
          <table:table-cell office:value-type="float" office:value="12907" calcext:value-type="float">
            <text:p>12907</text:p>
          </table:table-cell>
          <table:table-cell office:value-type="float" office:value="12441" calcext:value-type="float">
            <text:p>12441</text:p>
          </table:table-cell>
          <table:table-cell table:number-columns-repeated="1017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/>
          <table:table-cell office:value-type="float" office:value="15479" calcext:value-type="float">
            <text:p>15479</text:p>
          </table:table-cell>
          <table:table-cell office:value-type="float" office:value="4538" calcext:value-type="float">
            <text:p>4538</text:p>
          </table:table-cell>
          <table:table-cell office:value-type="float" office:value="9332" calcext:value-type="float">
            <text:p>9332</text:p>
          </table:table-cell>
          <table:table-cell office:value-type="float" office:value="12507" calcext:value-type="float">
            <text:p>12507</text:p>
          </table:table-cell>
          <table:table-cell office:value-type="float" office:value="12975" calcext:value-type="float">
            <text:p>12975</text:p>
          </table:table-cell>
          <table:table-cell table:number-columns-repeated="1017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/>
          <table:table-cell office:value-type="float" office:value="15594" calcext:value-type="float">
            <text:p>15594</text:p>
          </table:table-cell>
          <table:table-cell office:value-type="float" office:value="4021" calcext:value-type="float">
            <text:p>4021</text:p>
          </table:table-cell>
          <table:table-cell office:value-type="float" office:value="8624" calcext:value-type="float">
            <text:p>8624</text:p>
          </table:table-cell>
          <table:table-cell office:value-type="float" office:value="11812" calcext:value-type="float">
            <text:p>11812</text:p>
          </table:table-cell>
          <table:table-cell office:value-type="float" office:value="13187" calcext:value-type="float">
            <text:p>13187</text:p>
          </table:table-cell>
          <table:table-cell table:number-columns-repeated="1017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/>
          <table:table-cell office:value-type="float" office:value="15334" calcext:value-type="float">
            <text:p>15334</text:p>
          </table:table-cell>
          <table:table-cell office:value-type="float" office:value="3413" calcext:value-type="float">
            <text:p>3413</text:p>
          </table:table-cell>
          <table:table-cell office:value-type="float" office:value="7727" calcext:value-type="float">
            <text:p>7727</text:p>
          </table:table-cell>
          <table:table-cell office:value-type="float" office:value="10835" calcext:value-type="float">
            <text:p>10835</text:p>
          </table:table-cell>
          <table:table-cell office:value-type="float" office:value="13059" calcext:value-type="float">
            <text:p>13059</text:p>
          </table:table-cell>
          <table:table-cell table:number-columns-repeated="1017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2728" calcext:value-type="float">
            <text:p>2728</text:p>
          </table:table-cell>
          <table:table-cell office:value-type="float" office:value="6663" calcext:value-type="float">
            <text:p>6663</text:p>
          </table:table-cell>
          <table:table-cell office:value-type="float" office:value="9597" calcext:value-type="float">
            <text:p>9597</text:p>
          </table:table-cell>
          <table:table-cell office:value-type="float" office:value="12582" calcext:value-type="float">
            <text:p>12582</text:p>
          </table:table-cell>
          <table:table-cell table:number-columns-repeated="1017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/>
          <table:table-cell office:value-type="float" office:value="13571" calcext:value-type="float">
            <text:p>13571</text:p>
          </table:table-cell>
          <table:table-cell office:value-type="float" office:value="1981" calcext:value-type="float">
            <text:p>1981</text:p>
          </table:table-cell>
          <table:table-cell office:value-type="float" office:value="5453" calcext:value-type="float">
            <text:p>5453</text:p>
          </table:table-cell>
          <table:table-cell office:value-type="float" office:value="8125" calcext:value-type="float">
            <text:p>8125</text:p>
          </table:table-cell>
          <table:table-cell office:value-type="float" office:value="11758" calcext:value-type="float">
            <text:p>11758</text:p>
          </table:table-cell>
          <table:table-cell table:number-columns-repeated="1017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/>
          <table:table-cell office:value-type="float" office:value="12078" calcext:value-type="float">
            <text:p>12078</text:p>
          </table:table-cell>
          <table:table-cell office:value-type="float" office:value="1189" calcext:value-type="float">
            <text:p>1189</text:p>
          </table:table-cell>
          <table:table-cell office:value-type="float" office:value="4126" calcext:value-type="float">
            <text:p>4126</text:p>
          </table:table-cell>
          <table:table-cell office:value-type="float" office:value="6451" calcext:value-type="float">
            <text:p>6451</text:p>
          </table:table-cell>
          <table:table-cell office:value-type="float" office:value="10599" calcext:value-type="float">
            <text:p>10599</text:p>
          </table:table-cell>
          <table:table-cell table:number-columns-repeated="1017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70" calcext:value-type="float">
            <text:p>370</text:p>
          </table:table-cell>
          <table:table-cell office:value-type="float" office:value="2709" calcext:value-type="float">
            <text:p>2709</text:p>
          </table:table-cell>
          <table:table-cell office:value-type="float" office:value="4613" calcext:value-type="float">
            <text:p>4613</text:p>
          </table:table-cell>
          <table:table-cell office:value-type="float" office:value="9127" calcext:value-type="float">
            <text:p>9127</text:p>
          </table:table-cell>
          <table:table-cell table:number-columns-repeated="1017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/>
          <table:table-cell office:value-type="float" office:value="8163" calcext:value-type="float">
            <text:p>8163</text:p>
          </table:table-cell>
          <table:table-cell office:value-type="float" office:value="-456" calcext:value-type="float">
            <text:p>-456</text:p>
          </table:table-cell>
          <table:table-cell office:value-type="float" office:value="1235" calcext:value-type="float">
            <text:p>1235</text:p>
          </table:table-cell>
          <table:table-cell office:value-type="float" office:value="2652" calcext:value-type="float">
            <text:p>2652</text:p>
          </table:table-cell>
          <table:table-cell office:value-type="float" office:value="7377" calcext:value-type="float">
            <text:p>7377</text:p>
          </table:table-cell>
          <table:table-cell table:number-columns-repeated="1017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/>
          <table:table-cell office:value-type="float" office:value="5868" calcext:value-type="float">
            <text:p>5868</text:p>
          </table:table-cell>
          <table:table-cell office:value-type="float" office:value="-1273" calcext:value-type="float">
            <text:p>-1273</text:p>
          </table:table-cell>
          <table:table-cell office:value-type="float" office:value="-264" calcext:value-type="float">
            <text:p>-264</text:p>
          </table:table-cell>
          <table:table-cell office:value-type="float" office:value="616" calcext:value-type="float">
            <text:p>616</text:p>
          </table:table-cell>
          <table:table-cell office:value-type="float" office:value="5393" calcext:value-type="float">
            <text:p>5393</text:p>
          </table:table-cell>
          <table:table-cell table:number-columns-repeated="1017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-2061" calcext:value-type="float">
            <text:p>-2061</text:p>
          </table:table-cell>
          <table:table-cell office:value-type="float" office:value="-1756" calcext:value-type="float">
            <text:p>-1756</text:p>
          </table:table-cell>
          <table:table-cell office:value-type="float" office:value="-1449" calcext:value-type="float">
            <text:p>-1449</text:p>
          </table:table-cell>
          <table:table-cell office:value-type="float" office:value="3226" calcext:value-type="float">
            <text:p>3226</text:p>
          </table:table-cell>
          <table:table-cell table:number-columns-repeated="1017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-2802" calcext:value-type="float">
            <text:p>-2802</text:p>
          </table:table-cell>
          <table:table-cell office:value-type="float" office:value="-3208" calcext:value-type="float">
            <text:p>-3208</text:p>
          </table:table-cell>
          <table:table-cell office:value-type="float" office:value="-3495" calcext:value-type="float">
            <text:p>-3495</text:p>
          </table:table-cell>
          <table:table-cell office:value-type="float" office:value="937" calcext:value-type="float">
            <text:p>937</text:p>
          </table:table-cell>
          <table:table-cell table:number-columns-repeated="1017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/>
          <table:table-cell office:value-type="float" office:value="-1836" calcext:value-type="float">
            <text:p>-1836</text:p>
          </table:table-cell>
          <table:table-cell office:value-type="float" office:value="-3480" calcext:value-type="float">
            <text:p>-3480</text:p>
          </table:table-cell>
          <table:table-cell office:value-type="float" office:value="-4588" calcext:value-type="float">
            <text:p>-4588</text:p>
          </table:table-cell>
          <table:table-cell office:value-type="float" office:value="-5472" calcext:value-type="float">
            <text:p>-5472</text:p>
          </table:table-cell>
          <table:table-cell office:value-type="float" office:value="-1407" calcext:value-type="float">
            <text:p>-1407</text:p>
          </table:table-cell>
          <table:table-cell table:number-columns-repeated="1017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/>
          <table:table-cell office:value-type="float" office:value="-4399" calcext:value-type="float">
            <text:p>-4399</text:p>
          </table:table-cell>
          <table:table-cell office:value-type="float" office:value="-4079" calcext:value-type="float">
            <text:p>-4079</text:p>
          </table:table-cell>
          <table:table-cell office:value-type="float" office:value="-5866" calcext:value-type="float">
            <text:p>-5866</text:p>
          </table:table-cell>
          <table:table-cell office:value-type="float" office:value="-7333" calcext:value-type="float">
            <text:p>-7333</text:p>
          </table:table-cell>
          <table:table-cell office:value-type="float" office:value="-3738" calcext:value-type="float">
            <text:p>-3738</text:p>
          </table:table-cell>
          <table:table-cell table:number-columns-repeated="1017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/>
          <table:table-cell office:value-type="float" office:value="-6771" calcext:value-type="float">
            <text:p>-6771</text:p>
          </table:table-cell>
          <table:table-cell office:value-type="float" office:value="-4586" calcext:value-type="float">
            <text:p>-4586</text:p>
          </table:table-cell>
          <table:table-cell office:value-type="float" office:value="-7013" calcext:value-type="float">
            <text:p>-7013</text:p>
          </table:table-cell>
          <table:table-cell office:value-type="float" office:value="-9033" calcext:value-type="float">
            <text:p>-9033</text:p>
          </table:table-cell>
          <table:table-cell office:value-type="float" office:value="-5984" calcext:value-type="float">
            <text:p>-5984</text:p>
          </table:table-cell>
          <table:table-cell table:number-columns-repeated="1017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/>
          <table:table-cell office:value-type="float" office:value="-8913" calcext:value-type="float">
            <text:p>-8913</text:p>
          </table:table-cell>
          <table:table-cell office:value-type="float" office:value="-4989" calcext:value-type="float">
            <text:p>-4989</text:p>
          </table:table-cell>
          <table:table-cell office:value-type="float" office:value="-8006" calcext:value-type="float">
            <text:p>-8006</text:p>
          </table:table-cell>
          <table:table-cell office:value-type="float" office:value="-10530" calcext:value-type="float">
            <text:p>-10530</text:p>
          </table:table-cell>
          <table:table-cell office:value-type="float" office:value="-8074" calcext:value-type="float">
            <text:p>-8074</text:p>
          </table:table-cell>
          <table:table-cell table:number-columns-repeated="1017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/>
          <table:table-cell office:value-type="float" office:value="-10730" calcext:value-type="float">
            <text:p>-10730</text:p>
          </table:table-cell>
          <table:table-cell office:value-type="float" office:value="-5279" calcext:value-type="float">
            <text:p>-5279</text:p>
          </table:table-cell>
          <table:table-cell office:value-type="float" office:value="-8822" calcext:value-type="float">
            <text:p>-8822</text:p>
          </table:table-cell>
          <table:table-cell office:value-type="float" office:value="-11787" calcext:value-type="float">
            <text:p>-11787</text:p>
          </table:table-cell>
          <table:table-cell office:value-type="float" office:value="-9940" calcext:value-type="float">
            <text:p>-9940</text:p>
          </table:table-cell>
          <table:table-cell table:number-columns-repeated="1017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/>
          <table:table-cell office:value-type="float" office:value="-12200" calcext:value-type="float">
            <text:p>-12200</text:p>
          </table:table-cell>
          <table:table-cell office:value-type="float" office:value="-5450" calcext:value-type="float">
            <text:p>-5450</text:p>
          </table:table-cell>
          <table:table-cell office:value-type="float" office:value="-9444" calcext:value-type="float">
            <text:p>-9444</text:p>
          </table:table-cell>
          <table:table-cell office:value-type="float" office:value="-12772" calcext:value-type="float">
            <text:p>-12772</text:p>
          </table:table-cell>
          <table:table-cell office:value-type="float" office:value="-11520" calcext:value-type="float">
            <text:p>-11520</text:p>
          </table:table-cell>
          <table:table-cell table:number-columns-repeated="1017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/>
          <table:table-cell office:value-type="float" office:value="-13219" calcext:value-type="float">
            <text:p>-13219</text:p>
          </table:table-cell>
          <table:table-cell office:value-type="float" office:value="-5497" calcext:value-type="float">
            <text:p>-5497</text:p>
          </table:table-cell>
          <table:table-cell office:value-type="float" office:value="-9858" calcext:value-type="float">
            <text:p>-9858</text:p>
          </table:table-cell>
          <table:table-cell office:value-type="float" office:value="-13459" calcext:value-type="float">
            <text:p>-13459</text:p>
          </table:table-cell>
          <table:table-cell office:value-type="float" office:value="-12759" calcext:value-type="float">
            <text:p>-12759</text:p>
          </table:table-cell>
          <table:table-cell table:number-columns-repeated="1017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/>
          <table:table-cell office:value-type="float" office:value="-13833" calcext:value-type="float">
            <text:p>-13833</text:p>
          </table:table-cell>
          <table:table-cell office:value-type="float" office:value="-5420" calcext:value-type="float">
            <text:p>-5420</text:p>
          </table:table-cell>
          <table:table-cell office:value-type="float" office:value="-10056" calcext:value-type="float">
            <text:p>-10056</text:p>
          </table:table-cell>
          <table:table-cell office:value-type="float" office:value="-13832" calcext:value-type="float">
            <text:p>-13832</text:p>
          </table:table-cell>
          <table:table-cell office:value-type="float" office:value="-13612" calcext:value-type="float">
            <text:p>-13612</text:p>
          </table:table-cell>
          <table:table-cell table:number-columns-repeated="1017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/>
          <table:table-cell office:value-type="float" office:value="-13982" calcext:value-type="float">
            <text:p>-13982</text:p>
          </table:table-cell>
          <table:table-cell office:value-type="float" office:value="-5220" calcext:value-type="float">
            <text:p>-5220</text:p>
          </table:table-cell>
          <table:table-cell office:value-type="float" office:value="-10033" calcext:value-type="float">
            <text:p>-10033</text:p>
          </table:table-cell>
          <table:table-cell office:value-type="float" office:value="-13878" calcext:value-type="float">
            <text:p>-13878</text:p>
          </table:table-cell>
          <table:table-cell office:value-type="float" office:value="-14046" calcext:value-type="float">
            <text:p>-14046</text:p>
          </table:table-cell>
          <table:table-cell table:number-columns-repeated="1017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/>
          <table:table-cell office:value-type="float" office:value="-13646" calcext:value-type="float">
            <text:p>-13646</text:p>
          </table:table-cell>
          <table:table-cell office:value-type="float" office:value="-4902" calcext:value-type="float">
            <text:p>-4902</text:p>
          </table:table-cell>
          <table:table-cell office:value-type="float" office:value="-9790" calcext:value-type="float">
            <text:p>-9790</text:p>
          </table:table-cell>
          <table:table-cell office:value-type="float" office:value="-13594" calcext:value-type="float">
            <text:p>-13594</text:p>
          </table:table-cell>
          <table:table-cell office:value-type="float" office:value="-14039" calcext:value-type="float">
            <text:p>-14039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/>
          <table:table-cell office:value-type="float" office:value="-12825" calcext:value-type="float">
            <text:p>-12825</text:p>
          </table:table-cell>
          <table:table-cell office:value-type="float" office:value="-4473" calcext:value-type="float">
            <text:p>-4473</text:p>
          </table:table-cell>
          <table:table-cell office:value-type="float" office:value="-9334" calcext:value-type="float">
            <text:p>-9334</text:p>
          </table:table-cell>
          <table:table-cell office:value-type="float" office:value="-12987" calcext:value-type="float">
            <text:p>-12987</text:p>
          </table:table-cell>
          <table:table-cell office:value-type="float" office:value="-13584" calcext:value-type="float">
            <text:p>-13584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/>
          <table:table-cell office:value-type="float" office:value="-11609" calcext:value-type="float">
            <text:p>-11609</text:p>
          </table:table-cell>
          <table:table-cell office:value-type="float" office:value="-3942" calcext:value-type="float">
            <text:p>-3942</text:p>
          </table:table-cell>
          <table:table-cell office:value-type="float" office:value="-8673" calcext:value-type="float">
            <text:p>-8673</text:p>
          </table:table-cell>
          <table:table-cell office:value-type="float" office:value="-12067" calcext:value-type="float">
            <text:p>-12067</text:p>
          </table:table-cell>
          <table:table-cell office:value-type="float" office:value="-12688" calcext:value-type="float">
            <text:p>-12688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/>
          <table:table-cell office:value-type="float" office:value="-9969" calcext:value-type="float">
            <text:p>-9969</text:p>
          </table:table-cell>
          <table:table-cell office:value-type="float" office:value="-3323" calcext:value-type="float">
            <text:p>-3323</text:p>
          </table:table-cell>
          <table:table-cell office:value-type="float" office:value="-7824" calcext:value-type="float">
            <text:p>-7824</text:p>
          </table:table-cell>
          <table:table-cell office:value-type="float" office:value="-10857" calcext:value-type="float">
            <text:p>-10857</text:p>
          </table:table-cell>
          <table:table-cell office:value-type="float" office:value="-11372" calcext:value-type="float">
            <text:p>-11372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/>
          <table:table-cell office:value-type="float" office:value="-8004" calcext:value-type="float">
            <text:p>-8004</text:p>
          </table:table-cell>
          <table:table-cell office:value-type="float" office:value="-2628" calcext:value-type="float">
            <text:p>-2628</text:p>
          </table:table-cell>
          <table:table-cell office:value-type="float" office:value="-6804" calcext:value-type="float">
            <text:p>-6804</text:p>
          </table:table-cell>
          <table:table-cell office:value-type="float" office:value="-9382" calcext:value-type="float">
            <text:p>-9382</text:p>
          </table:table-cell>
          <table:table-cell office:value-type="float" office:value="-9670" calcext:value-type="float">
            <text:p>-9670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/>
          <table:table-cell office:value-type="float" office:value="-5740" calcext:value-type="float">
            <text:p>-5740</text:p>
          </table:table-cell>
          <table:table-cell office:value-type="float" office:value="-1874" calcext:value-type="float">
            <text:p>-1874</text:p>
          </table:table-cell>
          <table:table-cell office:value-type="float" office:value="-5636" calcext:value-type="float">
            <text:p>-5636</text:p>
          </table:table-cell>
          <table:table-cell office:value-type="float" office:value="-7679" calcext:value-type="float">
            <text:p>-7679</text:p>
          </table:table-cell>
          <table:table-cell office:value-type="float" office:value="-7629" calcext:value-type="float">
            <text:p>-7629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/>
          <table:table-cell office:value-type="float" office:value="-3215" calcext:value-type="float">
            <text:p>-3215</text:p>
          </table:table-cell>
          <table:table-cell office:value-type="float" office:value="-1077" calcext:value-type="float">
            <text:p>-1077</text:p>
          </table:table-cell>
          <table:table-cell office:value-type="float" office:value="-4347" calcext:value-type="float">
            <text:p>-4347</text:p>
          </table:table-cell>
          <table:table-cell office:value-type="float" office:value="-5786" calcext:value-type="float">
            <text:p>-5786</text:p>
          </table:table-cell>
          <table:table-cell office:value-type="float" office:value="-5307" calcext:value-type="float">
            <text:p>-5307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/>
          <table:table-cell office:value-type="float" office:value="-532" calcext:value-type="float">
            <text:p>-532</text:p>
          </table:table-cell>
          <table:table-cell office:value-type="float" office:value="-256" calcext:value-type="float">
            <text:p>-256</text:p>
          </table:table-cell>
          <table:table-cell office:value-type="float" office:value="-2965" calcext:value-type="float">
            <text:p>-2965</text:p>
          </table:table-cell>
          <table:table-cell office:value-type="float" office:value="-3748" calcext:value-type="float">
            <text:p>-3748</text:p>
          </table:table-cell>
          <table:table-cell office:value-type="float" office:value="-2771" calcext:value-type="float">
            <text:p>-2771</text:p>
          </table:table-cell>
          <table:table-cell table:number-columns-repeated="1017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/>
          <table:table-cell office:value-type="float" office:value="2185" calcext:value-type="float">
            <text:p>2185</text:p>
          </table:table-cell>
          <table:table-cell office:value-type="float" office:value="569" calcext:value-type="float">
            <text:p>569</text:p>
          </table:table-cell>
          <table:table-cell office:value-type="float" office:value="-1519" calcext:value-type="float">
            <text:p>-1519</text:p>
          </table:table-cell>
          <table:table-cell office:value-type="float" office:value="-1614" calcext:value-type="float">
            <text:p>-1614</text:p>
          </table:table-cell>
          <table:table-cell office:value-type="float" office:value="-96" calcext:value-type="float">
            <text:p>-96</text:p>
          </table:table-cell>
          <table:table-cell table:number-columns-repeated="1017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/>
          <table:table-cell office:value-type="float" office:value="4902" calcext:value-type="float">
            <text:p>4902</text:p>
          </table:table-cell>
          <table:table-cell office:value-type="float" office:value="1383" calcext:value-type="float">
            <text:p>1383</text:p>
          </table:table-cell>
          <table:table-cell office:value-type="float" office:value="-42" calcext:value-type="float">
            <text:p>-42</text:p>
          </table:table-cell>
          <table:table-cell office:value-type="float" office:value="564" calcext:value-type="float">
            <text:p>564</text:p>
          </table:table-cell>
          <table:table-cell office:value-type="float" office:value="2639" calcext:value-type="float">
            <text:p>2639</text:p>
          </table:table-cell>
          <table:table-cell table:number-columns-repeated="1017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/>
          <table:table-cell office:value-type="float" office:value="7564" calcext:value-type="float">
            <text:p>7564</text:p>
          </table:table-cell>
          <table:table-cell office:value-type="float" office:value="2166" calcext:value-type="float">
            <text:p>2166</text:p>
          </table:table-cell>
          <table:table-cell office:value-type="float" office:value="1432" calcext:value-type="float">
            <text:p>1432</text:p>
          </table:table-cell>
          <table:table-cell office:value-type="float" office:value="2735" calcext:value-type="float">
            <text:p>2735</text:p>
          </table:table-cell>
          <table:table-cell office:value-type="float" office:value="5355" calcext:value-type="float">
            <text:p>5355</text:p>
          </table:table-cell>
          <table:table-cell table:number-columns-repeated="1017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/>
          <table:table-cell office:value-type="float" office:value="10036" calcext:value-type="float">
            <text:p>10036</text:p>
          </table:table-cell>
          <table:table-cell office:value-type="float" office:value="2900" calcext:value-type="float">
            <text:p>2900</text:p>
          </table:table-cell>
          <table:table-cell office:value-type="float" office:value="2874" calcext:value-type="float">
            <text:p>2874</text:p>
          </table:table-cell>
          <table:table-cell office:value-type="float" office:value="4847" calcext:value-type="float">
            <text:p>4847</text:p>
          </table:table-cell>
          <table:table-cell office:value-type="float" office:value="7972" calcext:value-type="float">
            <text:p>7972</text:p>
          </table:table-cell>
          <table:table-cell table:number-columns-repeated="1017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/>
          <table:table-cell office:value-type="float" office:value="12313" calcext:value-type="float">
            <text:p>12313</text:p>
          </table:table-cell>
          <table:table-cell office:value-type="float" office:value="3568" calcext:value-type="float">
            <text:p>3568</text:p>
          </table:table-cell>
          <table:table-cell office:value-type="float" office:value="4251" calcext:value-type="float">
            <text:p>4251</text:p>
          </table:table-cell>
          <table:table-cell office:value-type="float" office:value="6847" calcext:value-type="float">
            <text:p>6847</text:p>
          </table:table-cell>
          <table:table-cell office:value-type="float" office:value="10411" calcext:value-type="float">
            <text:p>10411</text:p>
          </table:table-cell>
          <table:table-cell table:number-columns-repeated="1017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[.A112]/44100" office:value-type="float" office:value="0.00249433106575964" calcext:value-type="float">
            <text:p>0.0025</text:p>
          </table:table-cell>
          <table:table-cell office:value-type="float" office:value="14241" calcext:value-type="float">
            <text:p>14241</text:p>
          </table:table-cell>
          <table:table-cell office:value-type="float" office:value="4155" calcext:value-type="float">
            <text:p>4155</text:p>
          </table:table-cell>
          <table:table-cell office:value-type="float" office:value="5533" calcext:value-type="float">
            <text:p>5533</text:p>
          </table:table-cell>
          <table:table-cell office:value-type="float" office:value="8688" calcext:value-type="float">
            <text:p>8688</text:p>
          </table:table-cell>
          <table:table-cell office:value-type="float" office:value="12603" calcext:value-type="float">
            <text:p>12603</text:p>
          </table:table-cell>
          <table:table-cell table:number-columns-repeated="1017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/>
          <table:table-cell office:value-type="float" office:value="15884" calcext:value-type="float">
            <text:p>15884</text:p>
          </table:table-cell>
          <table:table-cell office:value-type="float" office:value="4648" calcext:value-type="float">
            <text:p>4648</text:p>
          </table:table-cell>
          <table:table-cell office:value-type="float" office:value="6691" calcext:value-type="float">
            <text:p>6691</text:p>
          </table:table-cell>
          <table:table-cell office:value-type="float" office:value="10325" calcext:value-type="float">
            <text:p>10325</text:p>
          </table:table-cell>
          <table:table-cell office:value-type="float" office:value="14485" calcext:value-type="float">
            <text:p>14485</text:p>
          </table:table-cell>
          <table:table-cell table:number-columns-repeated="1017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/>
          <table:table-cell office:value-type="float" office:value="17106" calcext:value-type="float">
            <text:p>17106</text:p>
          </table:table-cell>
          <table:table-cell office:value-type="float" office:value="5036" calcext:value-type="float">
            <text:p>5036</text:p>
          </table:table-cell>
          <table:table-cell office:value-type="float" office:value="7702" calcext:value-type="float">
            <text:p>7702</text:p>
          </table:table-cell>
          <table:table-cell office:value-type="float" office:value="11716" calcext:value-type="float">
            <text:p>11716</text:p>
          </table:table-cell>
          <table:table-cell office:value-type="float" office:value="16003" calcext:value-type="float">
            <text:p>16003</text:p>
          </table:table-cell>
          <table:table-cell table:number-columns-repeated="1017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/>
          <table:table-cell office:value-type="float" office:value="17932" calcext:value-type="float">
            <text:p>17932</text:p>
          </table:table-cell>
          <table:table-cell office:value-type="float" office:value="5310" calcext:value-type="float">
            <text:p>5310</text:p>
          </table:table-cell>
          <table:table-cell office:value-type="float" office:value="8542" calcext:value-type="float">
            <text:p>8542</text:p>
          </table:table-cell>
          <table:table-cell office:value-type="float" office:value="12828" calcext:value-type="float">
            <text:p>12828</text:p>
          </table:table-cell>
          <table:table-cell office:value-type="float" office:value="17117" calcext:value-type="float">
            <text:p>17117</text:p>
          </table:table-cell>
          <table:table-cell table:number-columns-repeated="1017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/>
          <table:table-cell office:value-type="float" office:value="18350" calcext:value-type="float">
            <text:p>18350</text:p>
          </table:table-cell>
          <table:table-cell office:value-type="float" office:value="5463" calcext:value-type="float">
            <text:p>5463</text:p>
          </table:table-cell>
          <table:table-cell office:value-type="float" office:value="9193" calcext:value-type="float">
            <text:p>9193</text:p>
          </table:table-cell>
          <table:table-cell office:value-type="float" office:value="13634" calcext:value-type="float">
            <text:p>13634</text:p>
          </table:table-cell>
          <table:table-cell office:value-type="float" office:value="17799" calcext:value-type="float">
            <text:p>17799</text:p>
          </table:table-cell>
          <table:table-cell table:number-columns-repeated="1017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/>
          <table:table-cell office:value-type="float" office:value="18277" calcext:value-type="float">
            <text:p>18277</text:p>
          </table:table-cell>
          <table:table-cell office:value-type="float" office:value="5494" calcext:value-type="float">
            <text:p>5494</text:p>
          </table:table-cell>
          <table:table-cell office:value-type="float" office:value="9642" calcext:value-type="float">
            <text:p>9642</text:p>
          </table:table-cell>
          <table:table-cell office:value-type="float" office:value="14113" calcext:value-type="float">
            <text:p>14113</text:p>
          </table:table-cell>
          <table:table-cell office:value-type="float" office:value="18033" calcext:value-type="float">
            <text:p>18033</text:p>
          </table:table-cell>
          <table:table-cell table:number-columns-repeated="1017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/>
          <table:table-cell office:value-type="float" office:value="17866" calcext:value-type="float">
            <text:p>17866</text:p>
          </table:table-cell>
          <table:table-cell office:value-type="float" office:value="5399" calcext:value-type="float">
            <text:p>5399</text:p>
          </table:table-cell>
          <table:table-cell office:value-type="float" office:value="9880" calcext:value-type="float">
            <text:p>9880</text:p>
          </table:table-cell>
          <table:table-cell office:value-type="float" office:value="14253" calcext:value-type="float">
            <text:p>14253</text:p>
          </table:table-cell>
          <table:table-cell office:value-type="float" office:value="17819" calcext:value-type="float">
            <text:p>17819</text:p>
          </table:table-cell>
          <table:table-cell table:number-columns-repeated="1017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5183" calcext:value-type="float">
            <text:p>5183</text:p>
          </table:table-cell>
          <table:table-cell office:value-type="float" office:value="9900" calcext:value-type="float">
            <text:p>9900</text:p>
          </table:table-cell>
          <table:table-cell office:value-type="float" office:value="14050" calcext:value-type="float">
            <text:p>14050</text:p>
          </table:table-cell>
          <table:table-cell office:value-type="float" office:value="17169" calcext:value-type="float">
            <text:p>17169</text:p>
          </table:table-cell>
          <table:table-cell table:number-columns-repeated="1017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/>
          <table:table-cell office:value-type="float" office:value="15689" calcext:value-type="float">
            <text:p>15689</text:p>
          </table:table-cell>
          <table:table-cell office:value-type="float" office:value="4849" calcext:value-type="float">
            <text:p>4849</text:p>
          </table:table-cell>
          <table:table-cell office:value-type="float" office:value="9704" calcext:value-type="float">
            <text:p>9704</text:p>
          </table:table-cell>
          <table:table-cell office:value-type="float" office:value="13509" calcext:value-type="float">
            <text:p>13509</text:p>
          </table:table-cell>
          <table:table-cell office:value-type="float" office:value="16108" calcext:value-type="float">
            <text:p>16108</text:p>
          </table:table-cell>
          <table:table-cell table:number-columns-repeated="1017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/>
          <table:table-cell office:value-type="float" office:value="14065" calcext:value-type="float">
            <text:p>14065</text:p>
          </table:table-cell>
          <table:table-cell office:value-type="float" office:value="4405" calcext:value-type="float">
            <text:p>4405</text:p>
          </table:table-cell>
          <table:table-cell office:value-type="float" office:value="9295" calcext:value-type="float">
            <text:p>9295</text:p>
          </table:table-cell>
          <table:table-cell office:value-type="float" office:value="12642" calcext:value-type="float">
            <text:p>12642</text:p>
          </table:table-cell>
          <table:table-cell office:value-type="float" office:value="14673" calcext:value-type="float">
            <text:p>14673</text:p>
          </table:table-cell>
          <table:table-cell table:number-columns-repeated="1017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/>
          <table:table-cell office:value-type="float" office:value="12175" calcext:value-type="float">
            <text:p>12175</text:p>
          </table:table-cell>
          <table:table-cell office:value-type="float" office:value="3862" calcext:value-type="float">
            <text:p>3862</text:p>
          </table:table-cell>
          <table:table-cell office:value-type="float" office:value="8684" calcext:value-type="float">
            <text:p>8684</text:p>
          </table:table-cell>
          <table:table-cell office:value-type="float" office:value="11471" calcext:value-type="float">
            <text:p>11471</text:p>
          </table:table-cell>
          <table:table-cell office:value-type="float" office:value="12911" calcext:value-type="float">
            <text:p>12911</text:p>
          </table:table-cell>
          <table:table-cell table:number-columns-repeated="1017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/>
          <table:table-cell office:value-type="float" office:value="10026" calcext:value-type="float">
            <text:p>10026</text:p>
          </table:table-cell>
          <table:table-cell office:value-type="float" office:value="3231" calcext:value-type="float">
            <text:p>3231</text:p>
          </table:table-cell>
          <table:table-cell office:value-type="float" office:value="7883" calcext:value-type="float">
            <text:p>7883</text:p>
          </table:table-cell>
          <table:table-cell office:value-type="float" office:value="10024" calcext:value-type="float">
            <text:p>10024</text:p>
          </table:table-cell>
          <table:table-cell office:value-type="float" office:value="10877" calcext:value-type="float">
            <text:p>10877</text:p>
          </table:table-cell>
          <table:table-cell table:number-columns-repeated="1017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/>
          <table:table-cell office:value-type="float" office:value="7704" calcext:value-type="float">
            <text:p>7704</text:p>
          </table:table-cell>
          <table:table-cell office:value-type="float" office:value="2527" calcext:value-type="float">
            <text:p>2527</text:p>
          </table:table-cell>
          <table:table-cell office:value-type="float" office:value="6911" calcext:value-type="float">
            <text:p>6911</text:p>
          </table:table-cell>
          <table:table-cell office:value-type="float" office:value="8336" calcext:value-type="float">
            <text:p>8336</text:p>
          </table:table-cell>
          <table:table-cell office:value-type="float" office:value="8632" calcext:value-type="float">
            <text:p>8632</text:p>
          </table:table-cell>
          <table:table-cell table:number-columns-repeated="1017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/>
          <table:table-cell office:value-type="float" office:value="5265" calcext:value-type="float">
            <text:p>5265</text:p>
          </table:table-cell>
          <table:table-cell office:value-type="float" office:value="1766" calcext:value-type="float">
            <text:p>1766</text:p>
          </table:table-cell>
          <table:table-cell office:value-type="float" office:value="5790" calcext:value-type="float">
            <text:p>5790</text:p>
          </table:table-cell>
          <table:table-cell office:value-type="float" office:value="6448" calcext:value-type="float">
            <text:p>6448</text:p>
          </table:table-cell>
          <table:table-cell office:value-type="float" office:value="6243" calcext:value-type="float">
            <text:p>6243</text:p>
          </table:table-cell>
          <table:table-cell table:number-columns-repeated="1017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965" calcext:value-type="float">
            <text:p>965</text:p>
          </table:table-cell>
          <table:table-cell office:value-type="float" office:value="4543" calcext:value-type="float">
            <text:p>4543</text:p>
          </table:table-cell>
          <table:table-cell office:value-type="float" office:value="4406" calcext:value-type="float">
            <text:p>4406</text:p>
          </table:table-cell>
          <table:table-cell office:value-type="float" office:value="3776" calcext:value-type="float">
            <text:p>3776</text:p>
          </table:table-cell>
          <table:table-cell table:number-columns-repeated="1017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42" calcext:value-type="float">
            <text:p>142</text:p>
          </table:table-cell>
          <table:table-cell office:value-type="float" office:value="3199" calcext:value-type="float">
            <text:p>3199</text:p>
          </table:table-cell>
          <table:table-cell office:value-type="float" office:value="2260" calcext:value-type="float">
            <text:p>2260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/>
          <table:table-cell office:value-type="float" office:value="-1988" calcext:value-type="float">
            <text:p>-1988</text:p>
          </table:table-cell>
          <table:table-cell office:value-type="float" office:value="-683" calcext:value-type="float">
            <text:p>-683</text:p>
          </table:table-cell>
          <table:table-cell office:value-type="float" office:value="1787" calcext:value-type="float">
            <text:p>1787</text:p>
          </table:table-cell>
          <table:table-cell office:value-type="float" office:value="62" calcext:value-type="float">
            <text:p>62</text:p>
          </table:table-cell>
          <table:table-cell office:value-type="float" office:value="-1119" calcext:value-type="float">
            <text:p>-1119</text:p>
          </table:table-cell>
          <table:table-cell table:number-columns-repeated="1017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/>
          <table:table-cell office:value-type="float" office:value="-4230" calcext:value-type="float">
            <text:p>-4230</text:p>
          </table:table-cell>
          <table:table-cell office:value-type="float" office:value="-1494" calcext:value-type="float">
            <text:p>-1494</text:p>
          </table:table-cell>
          <table:table-cell office:value-type="float" office:value="339" calcext:value-type="float">
            <text:p>339</text:p>
          </table:table-cell>
          <table:table-cell office:value-type="float" office:value="-2133" calcext:value-type="float">
            <text:p>-2133</text:p>
          </table:table-cell>
          <table:table-cell office:value-type="float" office:value="-3422" calcext:value-type="float">
            <text:p>-3422</text:p>
          </table:table-cell>
          <table:table-cell table:number-columns-repeated="1017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/>
          <table:table-cell office:value-type="float" office:value="-6250" calcext:value-type="float">
            <text:p>-6250</text:p>
          </table:table-cell>
          <table:table-cell office:value-type="float" office:value="-2271" calcext:value-type="float">
            <text:p>-2271</text:p>
          </table:table-cell>
          <table:table-cell office:value-type="float" office:value="-1113" calcext:value-type="float">
            <text:p>-1113</text:p>
          </table:table-cell>
          <table:table-cell office:value-type="float" office:value="-4273" calcext:value-type="float">
            <text:p>-4273</text:p>
          </table:table-cell>
          <table:table-cell office:value-type="float" office:value="-5554" calcext:value-type="float">
            <text:p>-5554</text:p>
          </table:table-cell>
          <table:table-cell table:number-columns-repeated="1017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/>
          <table:table-cell office:value-type="float" office:value="-8065" calcext:value-type="float">
            <text:p>-8065</text:p>
          </table:table-cell>
          <table:table-cell office:value-type="float" office:value="-2996" calcext:value-type="float">
            <text:p>-2996</text:p>
          </table:table-cell>
          <table:table-cell office:value-type="float" office:value="-2540" calcext:value-type="float">
            <text:p>-2540</text:p>
          </table:table-cell>
          <table:table-cell office:value-type="float" office:value="-6305" calcext:value-type="float">
            <text:p>-6305</text:p>
          </table:table-cell>
          <table:table-cell office:value-type="float" office:value="-7465" calcext:value-type="float">
            <text:p>-7465</text:p>
          </table:table-cell>
          <table:table-cell table:number-columns-repeated="1017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/>
          <table:table-cell office:value-type="float" office:value="-9634" calcext:value-type="float">
            <text:p>-9634</text:p>
          </table:table-cell>
          <table:table-cell office:value-type="float" office:value="-3654" calcext:value-type="float">
            <text:p>-3654</text:p>
          </table:table-cell>
          <table:table-cell office:value-type="float" office:value="-3908" calcext:value-type="float">
            <text:p>-3908</text:p>
          </table:table-cell>
          <table:table-cell office:value-type="float" office:value="-8180" calcext:value-type="float">
            <text:p>-8180</text:p>
          </table:table-cell>
          <table:table-cell office:value-type="float" office:value="-9115" calcext:value-type="float">
            <text:p>-9115</text:p>
          </table:table-cell>
          <table:table-cell table:number-columns-repeated="1017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/>
          <table:table-cell office:value-type="float" office:value="-10903" calcext:value-type="float">
            <text:p>-10903</text:p>
          </table:table-cell>
          <table:table-cell office:value-type="float" office:value="-4229" calcext:value-type="float">
            <text:p>-4229</text:p>
          </table:table-cell>
          <table:table-cell office:value-type="float" office:value="-5188" calcext:value-type="float">
            <text:p>-5188</text:p>
          </table:table-cell>
          <table:table-cell office:value-type="float" office:value="-9852" calcext:value-type="float">
            <text:p>-9852</text:p>
          </table:table-cell>
          <table:table-cell office:value-type="float" office:value="-10475" calcext:value-type="float">
            <text:p>-10475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/>
          <table:table-cell office:value-type="float" office:value="-11872" calcext:value-type="float">
            <text:p>-11872</text:p>
          </table:table-cell>
          <table:table-cell office:value-type="float" office:value="-4708" calcext:value-type="float">
            <text:p>-4708</text:p>
          </table:table-cell>
          <table:table-cell office:value-type="float" office:value="-6352" calcext:value-type="float">
            <text:p>-6352</text:p>
          </table:table-cell>
          <table:table-cell office:value-type="float" office:value="-11281" calcext:value-type="float">
            <text:p>-11281</text:p>
          </table:table-cell>
          <table:table-cell office:value-type="float" office:value="-11520" calcext:value-type="float">
            <text:p>-11520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/>
          <table:table-cell office:value-type="float" office:value="-12535" calcext:value-type="float">
            <text:p>-12535</text:p>
          </table:table-cell>
          <table:table-cell office:value-type="float" office:value="-5081" calcext:value-type="float">
            <text:p>-5081</text:p>
          </table:table-cell>
          <table:table-cell office:value-type="float" office:value="-7374" calcext:value-type="float">
            <text:p>-7374</text:p>
          </table:table-cell>
          <table:table-cell office:value-type="float" office:value="-12432" calcext:value-type="float">
            <text:p>-12432</text:p>
          </table:table-cell>
          <table:table-cell office:value-type="float" office:value="-12239" calcext:value-type="float">
            <text:p>-12239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/>
          <table:table-cell office:value-type="float" office:value="-12888" calcext:value-type="float">
            <text:p>-12888</text:p>
          </table:table-cell>
          <table:table-cell office:value-type="float" office:value="-5338" calcext:value-type="float">
            <text:p>-5338</text:p>
          </table:table-cell>
          <table:table-cell office:value-type="float" office:value="-8234" calcext:value-type="float">
            <text:p>-8234</text:p>
          </table:table-cell>
          <table:table-cell office:value-type="float" office:value="-13278" calcext:value-type="float">
            <text:p>-13278</text:p>
          </table:table-cell>
          <table:table-cell office:value-type="float" office:value="-12628" calcext:value-type="float">
            <text:p>-12628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/>
          <table:table-cell office:value-type="float" office:value="-12991" calcext:value-type="float">
            <text:p>-12991</text:p>
          </table:table-cell>
          <table:table-cell office:value-type="float" office:value="-5475" calcext:value-type="float">
            <text:p>-5475</text:p>
          </table:table-cell>
          <table:table-cell office:value-type="float" office:value="-8911" calcext:value-type="float">
            <text:p>-8911</text:p>
          </table:table-cell>
          <table:table-cell office:value-type="float" office:value="-13800" calcext:value-type="float">
            <text:p>-13800</text:p>
          </table:table-cell>
          <table:table-cell office:value-type="float" office:value="-12692" calcext:value-type="float">
            <text:p>-12692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/>
          <table:table-cell office:value-type="float" office:value="-12728" calcext:value-type="float">
            <text:p>-12728</text:p>
          </table:table-cell>
          <table:table-cell office:value-type="float" office:value="-5488" calcext:value-type="float">
            <text:p>-5488</text:p>
          </table:table-cell>
          <table:table-cell office:value-type="float" office:value="-9392" calcext:value-type="float">
            <text:p>-9392</text:p>
          </table:table-cell>
          <table:table-cell office:value-type="float" office:value="-13984" calcext:value-type="float">
            <text:p>-13984</text:p>
          </table:table-cell>
          <table:table-cell office:value-type="float" office:value="-12442" calcext:value-type="float">
            <text:p>-12442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/>
          <table:table-cell office:value-type="float" office:value="-12334" calcext:value-type="float">
            <text:p>-12334</text:p>
          </table:table-cell>
          <table:table-cell office:value-type="float" office:value="-5377" calcext:value-type="float">
            <text:p>-5377</text:p>
          </table:table-cell>
          <table:table-cell office:value-type="float" office:value="-9667" calcext:value-type="float">
            <text:p>-9667</text:p>
          </table:table-cell>
          <table:table-cell office:value-type="float" office:value="-13829" calcext:value-type="float">
            <text:p>-13829</text:p>
          </table:table-cell>
          <table:table-cell office:value-type="float" office:value="-11898" calcext:value-type="float">
            <text:p>-11898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/>
          <table:table-cell office:value-type="float" office:value="-11606" calcext:value-type="float">
            <text:p>-11606</text:p>
          </table:table-cell>
          <table:table-cell office:value-type="float" office:value="-5144" calcext:value-type="float">
            <text:p>-5144</text:p>
          </table:table-cell>
          <table:table-cell office:value-type="float" office:value="-9729" calcext:value-type="float">
            <text:p>-9729</text:p>
          </table:table-cell>
          <table:table-cell office:value-type="float" office:value="-13339" calcext:value-type="float">
            <text:p>-13339</text:p>
          </table:table-cell>
          <table:table-cell office:value-type="float" office:value="-11085" calcext:value-type="float">
            <text:p>-11085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/>
          <table:table-cell office:value-type="float" office:value="-10740" calcext:value-type="float">
            <text:p>-10740</text:p>
          </table:table-cell>
          <table:table-cell office:value-type="float" office:value="-4794" calcext:value-type="float">
            <text:p>-4794</text:p>
          </table:table-cell>
          <table:table-cell office:value-type="float" office:value="-9578" calcext:value-type="float">
            <text:p>-9578</text:p>
          </table:table-cell>
          <table:table-cell office:value-type="float" office:value="-12528" calcext:value-type="float">
            <text:p>-12528</text:p>
          </table:table-cell>
          <table:table-cell office:value-type="float" office:value="-10033" calcext:value-type="float">
            <text:p>-10033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/>
          <table:table-cell office:value-type="float" office:value="-9660" calcext:value-type="float">
            <text:p>-9660</text:p>
          </table:table-cell>
          <table:table-cell office:value-type="float" office:value="-4336" calcext:value-type="float">
            <text:p>-43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1416" calcext:value-type="float">
            <text:p>-11416</text:p>
          </table:table-cell>
          <table:table-cell office:value-type="float" office:value="-8775" calcext:value-type="float">
            <text:p>-8775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/>
          <table:table-cell office:value-type="float" office:value="-8490" calcext:value-type="float">
            <text:p>-8490</text:p>
          </table:table-cell>
          <table:table-cell office:value-type="float" office:value="-3780" calcext:value-type="float">
            <text:p>-3780</text:p>
          </table:table-cell>
          <table:table-cell office:value-type="float" office:value="-8655" calcext:value-type="float">
            <text:p>-8655</text:p>
          </table:table-cell>
          <table:table-cell office:value-type="float" office:value="-10032" calcext:value-type="float">
            <text:p>-10032</text:p>
          </table:table-cell>
          <table:table-cell office:value-type="float" office:value="-7347" calcext:value-type="float">
            <text:p>-7347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/>
          <table:table-cell office:value-type="float" office:value="-7149" calcext:value-type="float">
            <text:p>-7149</text:p>
          </table:table-cell>
          <table:table-cell office:value-type="float" office:value="-3138" calcext:value-type="float">
            <text:p>-3138</text:p>
          </table:table-cell>
          <table:table-cell office:value-type="float" office:value="-7905" calcext:value-type="float">
            <text:p>-7905</text:p>
          </table:table-cell>
          <table:table-cell office:value-type="float" office:value="-8412" calcext:value-type="float">
            <text:p>-8412</text:p>
          </table:table-cell>
          <table:table-cell office:value-type="float" office:value="-5785" calcext:value-type="float">
            <text:p>-5785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/>
          <table:table-cell office:value-type="float" office:value="-5724" calcext:value-type="float">
            <text:p>-5724</text:p>
          </table:table-cell>
          <table:table-cell office:value-type="float" office:value="-2425" calcext:value-type="float">
            <text:p>-2425</text:p>
          </table:table-cell>
          <table:table-cell office:value-type="float" office:value="-6984" calcext:value-type="float">
            <text:p>-6984</text:p>
          </table:table-cell>
          <table:table-cell office:value-type="float" office:value="-6596" calcext:value-type="float">
            <text:p>-6596</text:p>
          </table:table-cell>
          <table:table-cell office:value-type="float" office:value="-4129" calcext:value-type="float">
            <text:p>-4129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/>
          <table:table-cell office:value-type="float" office:value="-4207" calcext:value-type="float">
            <text:p>-4207</text:p>
          </table:table-cell>
          <table:table-cell office:value-type="float" office:value="-1658" calcext:value-type="float">
            <text:p>-1658</text:p>
          </table:table-cell>
          <table:table-cell office:value-type="float" office:value="-5911" calcext:value-type="float">
            <text:p>-5911</text:p>
          </table:table-cell>
          <table:table-cell office:value-type="float" office:value="-4630" calcext:value-type="float">
            <text:p>-4630</text:p>
          </table:table-cell>
          <table:table-cell office:value-type="float" office:value="-2415" calcext:value-type="float">
            <text:p>-2415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/>
          <table:table-cell office:value-type="float" office:value="-2706" calcext:value-type="float">
            <text:p>-2706</text:p>
          </table:table-cell>
          <table:table-cell office:value-type="float" office:value="-853" calcext:value-type="float">
            <text:p>-853</text:p>
          </table:table-cell>
          <table:table-cell office:value-type="float" office:value="-4711" calcext:value-type="float">
            <text:p>-4711</text:p>
          </table:table-cell>
          <table:table-cell office:value-type="float" office:value="-2564" calcext:value-type="float">
            <text:p>-2564</text:p>
          </table:table-cell>
          <table:table-cell office:value-type="float" office:value="-682" calcext:value-type="float">
            <text:p>-682</text:p>
          </table:table-cell>
          <table:table-cell table:number-columns-repeated="1017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/>
          <table:table-cell office:value-type="float" office:value="-1126" calcext:value-type="float">
            <text:p>-1126</text:p>
          </table:table-cell>
          <table:table-cell office:value-type="float" office:value="-28" calcext:value-type="float">
            <text:p>-28</text:p>
          </table:table-cell>
          <table:table-cell office:value-type="float" office:value="-3410" calcext:value-type="float">
            <text:p>-3410</text:p>
          </table:table-cell>
          <table:table-cell office:value-type="float" office:value="-448" calcext:value-type="float">
            <text:p>-448</text:p>
          </table:table-cell>
          <table:table-cell office:value-type="float" office:value="1035" calcext:value-type="float">
            <text:p>1035</text:p>
          </table:table-cell>
          <table:table-cell table:number-columns-repeated="1017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796" calcext:value-type="float">
            <text:p>796</text:p>
          </table:table-cell>
          <table:table-cell office:value-type="float" office:value="-2037" calcext:value-type="float">
            <text:p>-2037</text:p>
          </table:table-cell>
          <table:table-cell office:value-type="float" office:value="1664" calcext:value-type="float">
            <text:p>1664</text:p>
          </table:table-cell>
          <table:table-cell office:value-type="float" office:value="2703" calcext:value-type="float">
            <text:p>2703</text:p>
          </table:table-cell>
          <table:table-cell table:number-columns-repeated="1017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1603" calcext:value-type="float">
            <text:p>1603</text:p>
          </table:table-cell>
          <table:table-cell office:value-type="float" office:value="-622" calcext:value-type="float">
            <text:p>-622</text:p>
          </table:table-cell>
          <table:table-cell office:value-type="float" office:value="3723" calcext:value-type="float">
            <text:p>3723</text:p>
          </table:table-cell>
          <table:table-cell office:value-type="float" office:value="4290" calcext:value-type="float">
            <text:p>4290</text:p>
          </table:table-cell>
          <table:table-cell table:number-columns-repeated="1017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/>
          <table:table-cell office:value-type="float" office:value="3371" calcext:value-type="float">
            <text:p>3371</text:p>
          </table:table-cell>
          <table:table-cell office:value-type="float" office:value="2374" calcext:value-type="float">
            <text:p>2374</text:p>
          </table:table-cell>
          <table:table-cell office:value-type="float" office:value="802" calcext:value-type="float">
            <text:p>802</text:p>
          </table:table-cell>
          <table:table-cell office:value-type="float" office:value="5676" calcext:value-type="float">
            <text:p>5676</text:p>
          </table:table-cell>
          <table:table-cell office:value-type="float" office:value="5765" calcext:value-type="float">
            <text:p>5765</text:p>
          </table:table-cell>
          <table:table-cell table:number-columns-repeated="1017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/>
          <table:table-cell office:value-type="float" office:value="4778" calcext:value-type="float">
            <text:p>4778</text:p>
          </table:table-cell>
          <table:table-cell office:value-type="float" office:value="3091" calcext:value-type="float">
            <text:p>3091</text:p>
          </table:table-cell>
          <table:table-cell office:value-type="float" office:value="2207" calcext:value-type="float">
            <text:p>2207</text:p>
          </table:table-cell>
          <table:table-cell office:value-type="float" office:value="7477" calcext:value-type="float">
            <text:p>7477</text:p>
          </table:table-cell>
          <table:table-cell office:value-type="float" office:value="7101" calcext:value-type="float">
            <text:p>7101</text:p>
          </table:table-cell>
          <table:table-cell table:number-columns-repeated="1017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3738" calcext:value-type="float">
            <text:p>3738</text:p>
          </table:table-cell>
          <table:table-cell office:value-type="float" office:value="3560" calcext:value-type="float">
            <text:p>3560</text:p>
          </table:table-cell>
          <table:table-cell office:value-type="float" office:value="9082" calcext:value-type="float">
            <text:p>9082</text:p>
          </table:table-cell>
          <table:table-cell office:value-type="float" office:value="8273" calcext:value-type="float">
            <text:p>8273</text:p>
          </table:table-cell>
          <table:table-cell table:number-columns-repeated="1017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/>
          <table:table-cell office:value-type="float" office:value="7187" calcext:value-type="float">
            <text:p>7187</text:p>
          </table:table-cell>
          <table:table-cell office:value-type="float" office:value="4301" calcext:value-type="float">
            <text:p>4301</text:p>
          </table:table-cell>
          <table:table-cell office:value-type="float" office:value="4833" calcext:value-type="float">
            <text:p>4833</text:p>
          </table:table-cell>
          <table:table-cell office:value-type="float" office:value="10453" calcext:value-type="float">
            <text:p>10453</text:p>
          </table:table-cell>
          <table:table-cell office:value-type="float" office:value="9259" calcext:value-type="float">
            <text:p>9259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/>
          <table:table-cell office:value-type="float" office:value="8204" calcext:value-type="float">
            <text:p>8204</text:p>
          </table:table-cell>
          <table:table-cell office:value-type="float" office:value="4766" calcext:value-type="float">
            <text:p>4766</text:p>
          </table:table-cell>
          <table:table-cell office:value-type="float" office:value="5997" calcext:value-type="float">
            <text:p>5997</text:p>
          </table:table-cell>
          <table:table-cell office:value-type="float" office:value="11558" calcext:value-type="float">
            <text:p>11558</text:p>
          </table:table-cell>
          <table:table-cell office:value-type="float" office:value="10040" calcext:value-type="float">
            <text:p>10040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/>
          <table:table-cell office:value-type="float" office:value="9056" calcext:value-type="float">
            <text:p>9056</text:p>
          </table:table-cell>
          <table:table-cell office:value-type="float" office:value="5123" calcext:value-type="float">
            <text:p>5123</text:p>
          </table:table-cell>
          <table:table-cell office:value-type="float" office:value="7027" calcext:value-type="float">
            <text:p>7027</text:p>
          </table:table-cell>
          <table:table-cell office:value-type="float" office:value="12373" calcext:value-type="float">
            <text:p>12373</text:p>
          </table:table-cell>
          <table:table-cell office:value-type="float" office:value="10600" calcext:value-type="float">
            <text:p>10600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/>
          <table:table-cell office:value-type="float" office:value="9643" calcext:value-type="float">
            <text:p>9643</text:p>
          </table:table-cell>
          <table:table-cell office:value-type="float" office:value="5364" calcext:value-type="float">
            <text:p>5364</text:p>
          </table:table-cell>
          <table:table-cell office:value-type="float" office:value="7901" calcext:value-type="float">
            <text:p>7901</text:p>
          </table:table-cell>
          <table:table-cell office:value-type="float" office:value="12878" calcext:value-type="float">
            <text:p>12878</text:p>
          </table:table-cell>
          <table:table-cell office:value-type="float" office:value="10926" calcext:value-type="float">
            <text:p>10926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/>
          <table:table-cell office:value-type="float" office:value="10068" calcext:value-type="float">
            <text:p>10068</text:p>
          </table:table-cell>
          <table:table-cell office:value-type="float" office:value="5484" calcext:value-type="float">
            <text:p>5484</text:p>
          </table:table-cell>
          <table:table-cell office:value-type="float" office:value="8600" calcext:value-type="float">
            <text:p>8600</text:p>
          </table:table-cell>
          <table:table-cell office:value-type="float" office:value="13065" calcext:value-type="float">
            <text:p>13065</text:p>
          </table:table-cell>
          <table:table-cell office:value-type="float" office:value="11007" calcext:value-type="float">
            <text:p>11007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/>
          <table:table-cell office:value-type="float" office:value="10194" calcext:value-type="float">
            <text:p>10194</text:p>
          </table:table-cell>
          <table:table-cell office:value-type="float" office:value="5480" calcext:value-type="float">
            <text:p>5480</text:p>
          </table:table-cell>
          <table:table-cell office:value-type="float" office:value="9109" calcext:value-type="float">
            <text:p>9109</text:p>
          </table:table-cell>
          <table:table-cell office:value-type="float" office:value="12932" calcext:value-type="float">
            <text:p>12932</text:p>
          </table:table-cell>
          <table:table-cell office:value-type="float" office:value="10839" calcext:value-type="float">
            <text:p>10839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5352" calcext:value-type="float">
            <text:p>5352</text:p>
          </table:table-cell>
          <table:table-cell office:value-type="float" office:value="9418" calcext:value-type="float">
            <text:p>9418</text:p>
          </table:table-cell>
          <table:table-cell office:value-type="float" office:value="12484" calcext:value-type="float">
            <text:p>12484</text:p>
          </table:table-cell>
          <table:table-cell office:value-type="float" office:value="10421" calcext:value-type="float">
            <text:p>10421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/>
          <table:table-cell office:value-type="float" office:value="9681" calcext:value-type="float">
            <text:p>9681</text:p>
          </table:table-cell>
          <table:table-cell office:value-type="float" office:value="5102" calcext:value-type="float">
            <text:p>5102</text:p>
          </table:table-cell>
          <table:table-cell office:value-type="float" office:value="9519" calcext:value-type="float">
            <text:p>9519</text:p>
          </table:table-cell>
          <table:table-cell office:value-type="float" office:value="11736" calcext:value-type="float">
            <text:p>11736</text:p>
          </table:table-cell>
          <table:table-cell office:value-type="float" office:value="9754" calcext:value-type="float">
            <text:p>9754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4737" calcext:value-type="float">
            <text:p>4737</text:p>
          </table:table-cell>
          <table:table-cell office:value-type="float" office:value="9412" calcext:value-type="float">
            <text:p>9412</text:p>
          </table:table-cell>
          <table:table-cell office:value-type="float" office:value="10709" calcext:value-type="float">
            <text:p>10709</text:p>
          </table:table-cell>
          <table:table-cell office:value-type="float" office:value="8846" calcext:value-type="float">
            <text:p>8846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4265" calcext:value-type="float">
            <text:p>4265</text:p>
          </table:table-cell>
          <table:table-cell office:value-type="float" office:value="9099" calcext:value-type="float">
            <text:p>9099</text:p>
          </table:table-cell>
          <table:table-cell office:value-type="float" office:value="9431" calcext:value-type="float">
            <text:p>9431</text:p>
          </table:table-cell>
          <table:table-cell office:value-type="float" office:value="7712" calcext:value-type="float">
            <text:p>7712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/>
          <table:table-cell office:value-type="float" office:value="6841" calcext:value-type="float">
            <text:p>6841</text:p>
          </table:table-cell>
          <table:table-cell office:value-type="float" office:value="3696" calcext:value-type="float">
            <text:p>3696</text:p>
          </table:table-cell>
          <table:table-cell office:value-type="float" office:value="8587" calcext:value-type="float">
            <text:p>8587</text:p>
          </table:table-cell>
          <table:table-cell office:value-type="float" office:value="7937" calcext:value-type="float">
            <text:p>7937</text:p>
          </table:table-cell>
          <table:table-cell office:value-type="float" office:value="6368" calcext:value-type="float">
            <text:p>6368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/>
          <table:table-cell office:value-type="float" office:value="5386" calcext:value-type="float">
            <text:p>5386</text:p>
          </table:table-cell>
          <table:table-cell office:value-type="float" office:value="3044" calcext:value-type="float">
            <text:p>3044</text:p>
          </table:table-cell>
          <table:table-cell office:value-type="float" office:value="7889" calcext:value-type="float">
            <text:p>7889</text:p>
          </table:table-cell>
          <table:table-cell office:value-type="float" office:value="6265" calcext:value-type="float">
            <text:p>6265</text:p>
          </table:table-cell>
          <table:table-cell office:value-type="float" office:value="4839" calcext:value-type="float">
            <text:p>4839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/>
          <table:table-cell office:value-type="float" office:value="3747" calcext:value-type="float">
            <text:p>3747</text:p>
          </table:table-cell>
          <table:table-cell office:value-type="float" office:value="2322" calcext:value-type="float">
            <text:p>2322</text:p>
          </table:table-cell>
          <table:table-cell office:value-type="float" office:value="7019" calcext:value-type="float">
            <text:p>7019</text:p>
          </table:table-cell>
          <table:table-cell office:value-type="float" office:value="4458" calcext:value-type="float">
            <text:p>4458</text:p>
          </table:table-cell>
          <table:table-cell office:value-type="float" office:value="3152" calcext:value-type="float">
            <text:p>3152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formula="of:=[.A167]/44100" office:value-type="float" office:value="0.00374149659863946" calcext:value-type="float">
            <text:p>0.0037</text:p>
          </table:table-cell>
          <table:table-cell office:value-type="float" office:value="1915" calcext:value-type="float">
            <text:p>1915</text:p>
          </table:table-cell>
          <table:table-cell office:value-type="float" office:value="1549" calcext:value-type="float">
            <text:p>1549</text:p>
          </table:table-cell>
          <table:table-cell office:value-type="float" office:value="5998" calcext:value-type="float">
            <text:p>5998</text:p>
          </table:table-cell>
          <table:table-cell office:value-type="float" office:value="2564" calcext:value-type="float">
            <text:p>2564</text:p>
          </table:table-cell>
          <table:table-cell office:value-type="float" office:value="1342" calcext:value-type="float">
            <text:p>1342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740" calcext:value-type="float">
            <text:p>740</text:p>
          </table:table-cell>
          <table:table-cell office:value-type="float" office:value="4848" calcext:value-type="float">
            <text:p>4848</text:p>
          </table:table-cell>
          <table:table-cell office:value-type="float" office:value="630" calcext:value-type="float">
            <text:p>630</text:p>
          </table:table-cell>
          <table:table-cell office:value-type="float" office:value="-553" calcext:value-type="float">
            <text:p>-553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/>
          <table:table-cell office:value-type="float" office:value="-1995" calcext:value-type="float">
            <text:p>-1995</text:p>
          </table:table-cell>
          <table:table-cell office:value-type="float" office:value="-85" calcext:value-type="float">
            <text:p>-85</text:p>
          </table:table-cell>
          <table:table-cell office:value-type="float" office:value="3594" calcext:value-type="float">
            <text:p>3594</text:p>
          </table:table-cell>
          <table:table-cell office:value-type="float" office:value="-1296" calcext:value-type="float">
            <text:p>-1296</text:p>
          </table:table-cell>
          <table:table-cell office:value-type="float" office:value="-2493" calcext:value-type="float">
            <text:p>-2493</text:p>
          </table:table-cell>
          <table:table-cell table:number-columns-repeated="1017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/>
          <table:table-cell office:value-type="float" office:value="-4095" calcext:value-type="float">
            <text:p>-4095</text:p>
          </table:table-cell>
          <table:table-cell office:value-type="float" office:value="-909" calcext:value-type="float">
            <text:p>-909</text:p>
          </table:table-cell>
          <table:table-cell office:value-type="float" office:value="2264" calcext:value-type="float">
            <text:p>2264</text:p>
          </table:table-cell>
          <table:table-cell office:value-type="float" office:value="-3166" calcext:value-type="float">
            <text:p>-3166</text:p>
          </table:table-cell>
          <table:table-cell office:value-type="float" office:value="-4432" calcext:value-type="float">
            <text:p>-4432</text:p>
          </table:table-cell>
          <table:table-cell table:number-columns-repeated="1017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/>
          <table:table-cell office:value-type="float" office:value="-6118" calcext:value-type="float">
            <text:p>-6118</text:p>
          </table:table-cell>
          <table:table-cell office:value-type="float" office:value="-1712" calcext:value-type="float">
            <text:p>-1712</text:p>
          </table:table-cell>
          <table:table-cell office:value-type="float" office:value="889" calcext:value-type="float">
            <text:p>889</text:p>
          </table:table-cell>
          <table:table-cell office:value-type="float" office:value="-4935" calcext:value-type="float">
            <text:p>-4935</text:p>
          </table:table-cell>
          <table:table-cell office:value-type="float" office:value="-6323" calcext:value-type="float">
            <text:p>-6323</text:p>
          </table:table-cell>
          <table:table-cell table:number-columns-repeated="1017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/>
          <table:table-cell office:value-type="float" office:value="-8043" calcext:value-type="float">
            <text:p>-8043</text:p>
          </table:table-cell>
          <table:table-cell office:value-type="float" office:value="-2477" calcext:value-type="float">
            <text:p>-2477</text:p>
          </table:table-cell>
          <table:table-cell office:value-type="float" office:value="-502" calcext:value-type="float">
            <text:p>-502</text:p>
          </table:table-cell>
          <table:table-cell office:value-type="float" office:value="-6560" calcext:value-type="float">
            <text:p>-6560</text:p>
          </table:table-cell>
          <table:table-cell office:value-type="float" office:value="-8119" calcext:value-type="float">
            <text:p>-8119</text:p>
          </table:table-cell>
          <table:table-cell table:number-columns-repeated="1017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/>
          <table:table-cell office:value-type="float" office:value="-9789" calcext:value-type="float">
            <text:p>-9789</text:p>
          </table:table-cell>
          <table:table-cell office:value-type="float" office:value="-3185" calcext:value-type="float">
            <text:p>-3185</text:p>
          </table:table-cell>
          <table:table-cell office:value-type="float" office:value="-1880" calcext:value-type="float">
            <text:p>-1880</text:p>
          </table:table-cell>
          <table:table-cell office:value-type="float" office:value="-8003" calcext:value-type="float">
            <text:p>-8003</text:p>
          </table:table-cell>
          <table:table-cell office:value-type="float" office:value="-9773" calcext:value-type="float">
            <text:p>-9773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/>
          <table:table-cell office:value-type="float" office:value="-11358" calcext:value-type="float">
            <text:p>-11358</text:p>
          </table:table-cell>
          <table:table-cell office:value-type="float" office:value="-3821" calcext:value-type="float">
            <text:p>-3821</text:p>
          </table:table-cell>
          <table:table-cell office:value-type="float" office:value="-3213" calcext:value-type="float">
            <text:p>-3213</text:p>
          </table:table-cell>
          <table:table-cell office:value-type="float" office:value="-9229" calcext:value-type="float">
            <text:p>-9229</text:p>
          </table:table-cell>
          <table:table-cell office:value-type="float" office:value="-11240" calcext:value-type="float">
            <text:p>-11240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173" calcext:value-type="float">
            <text:p>173</text:p>
          </table:table-cell>
          <table:table-cell/>
          <table:table-cell office:value-type="float" office:value="-12649" calcext:value-type="float">
            <text:p>-12649</text:p>
          </table:table-cell>
          <table:table-cell office:value-type="float" office:value="-4371" calcext:value-type="float">
            <text:p>-4371</text:p>
          </table:table-cell>
          <table:table-cell office:value-type="float" office:value="-4473" calcext:value-type="float">
            <text:p>-4473</text:p>
          </table:table-cell>
          <table:table-cell office:value-type="float" office:value="-10213" calcext:value-type="float">
            <text:p>-10213</text:p>
          </table:table-cell>
          <table:table-cell office:value-type="float" office:value="-12479" calcext:value-type="float">
            <text:p>-12479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174" calcext:value-type="float">
            <text:p>174</text:p>
          </table:table-cell>
          <table:table-cell/>
          <table:table-cell office:value-type="float" office:value="-13697" calcext:value-type="float">
            <text:p>-13697</text:p>
          </table:table-cell>
          <table:table-cell office:value-type="float" office:value="-4822" calcext:value-type="float">
            <text:p>-4822</text:p>
          </table:table-cell>
          <table:table-cell office:value-type="float" office:value="-5631" calcext:value-type="float">
            <text:p>-5631</text:p>
          </table:table-cell>
          <table:table-cell office:value-type="float" office:value="-10932" calcext:value-type="float">
            <text:p>-10932</text:p>
          </table:table-cell>
          <table:table-cell office:value-type="float" office:value="-13453" calcext:value-type="float">
            <text:p>-13453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175" calcext:value-type="float">
            <text:p>175</text:p>
          </table:table-cell>
          <table:table-cell/>
          <table:table-cell office:value-type="float" office:value="-14352" calcext:value-type="float">
            <text:p>-14352</text:p>
          </table:table-cell>
          <table:table-cell office:value-type="float" office:value="-5163" calcext:value-type="float">
            <text:p>-5163</text:p>
          </table:table-cell>
          <table:table-cell office:value-type="float" office:value="-6663" calcext:value-type="float">
            <text:p>-6663</text:p>
          </table:table-cell>
          <table:table-cell office:value-type="float" office:value="-11373" calcext:value-type="float">
            <text:p>-11373</text:p>
          </table:table-cell>
          <table:table-cell office:value-type="float" office:value="-14133" calcext:value-type="float">
            <text:p>-14133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176" calcext:value-type="float">
            <text:p>176</text:p>
          </table:table-cell>
          <table:table-cell/>
          <table:table-cell office:value-type="float" office:value="-14691" calcext:value-type="float">
            <text:p>-14691</text:p>
          </table:table-cell>
          <table:table-cell office:value-type="float" office:value="-5388" calcext:value-type="float">
            <text:p>-5388</text:p>
          </table:table-cell>
          <table:table-cell office:value-type="float" office:value="-7546" calcext:value-type="float">
            <text:p>-7546</text:p>
          </table:table-cell>
          <table:table-cell office:value-type="float" office:value="-11528" calcext:value-type="float">
            <text:p>-11528</text:p>
          </table:table-cell>
          <table:table-cell office:value-type="float" office:value="-14496" calcext:value-type="float">
            <text:p>-14496</text:p>
          </table:table-cell>
          <table:table-cell table:number-columns-repeated="1017"/>
        </table:table-row>
        <table:table-row table:style-name="ro2">
          <table:table-cell table:formula="of:=[.A178]+1" office:value-type="float" office:value="177" calcext:value-type="float">
            <text:p>177</text:p>
          </table:table-cell>
          <table:table-cell/>
          <table:table-cell office:value-type="float" office:value="-14680" calcext:value-type="float">
            <text:p>-14680</text:p>
          </table:table-cell>
          <table:table-cell office:value-type="float" office:value="-5491" calcext:value-type="float">
            <text:p>-5491</text:p>
          </table:table-cell>
          <table:table-cell office:value-type="float" office:value="-8262" calcext:value-type="float">
            <text:p>-8262</text:p>
          </table:table-cell>
          <table:table-cell office:value-type="float" office:value="-11399" calcext:value-type="float">
            <text:p>-11399</text:p>
          </table:table-cell>
          <table:table-cell office:value-type="float" office:value="-14527" calcext:value-type="float">
            <text:p>-14527</text:p>
          </table:table-cell>
          <table:table-cell table:number-columns-repeated="1017"/>
        </table:table-row>
        <table:table-row table:style-name="ro2">
          <table:table-cell table:formula="of:=[.A179]+1" office:value-type="float" office:value="178" calcext:value-type="float">
            <text:p>178</text:p>
          </table:table-cell>
          <table:table-cell/>
          <table:table-cell office:value-type="float" office:value="-14287" calcext:value-type="float">
            <text:p>-14287</text:p>
          </table:table-cell>
          <table:table-cell office:value-type="float" office:value="-5470" calcext:value-type="float">
            <text:p>-5470</text:p>
          </table:table-cell>
          <table:table-cell office:value-type="float" office:value="-8796" calcext:value-type="float">
            <text:p>-8796</text:p>
          </table:table-cell>
          <table:table-cell office:value-type="float" office:value="-10992" calcext:value-type="float">
            <text:p>-10992</text:p>
          </table:table-cell>
          <table:table-cell office:value-type="float" office:value="-14222" calcext:value-type="float">
            <text:p>-14222</text:p>
          </table:table-cell>
          <table:table-cell table:number-columns-repeated="1017"/>
        </table:table-row>
        <table:table-row table:style-name="ro2">
          <table:table-cell table:formula="of:=[.A180]+1" office:value-type="float" office:value="179" calcext:value-type="float">
            <text:p>179</text:p>
          </table:table-cell>
          <table:table-cell/>
          <table:table-cell office:value-type="float" office:value="-13581" calcext:value-type="float">
            <text:p>-13581</text:p>
          </table:table-cell>
          <table:table-cell office:value-type="float" office:value="-5324" calcext:value-type="float">
            <text:p>-5324</text:p>
          </table:table-cell>
          <table:table-cell office:value-type="float" office:value="-9135" calcext:value-type="float">
            <text:p>-9135</text:p>
          </table:table-cell>
          <table:table-cell office:value-type="float" office:value="-10323" calcext:value-type="float">
            <text:p>-10323</text:p>
          </table:table-cell>
          <table:table-cell office:value-type="float" office:value="-13585" calcext:value-type="float">
            <text:p>-13585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180" calcext:value-type="float">
            <text:p>180</text:p>
          </table:table-cell>
          <table:table-cell/>
          <table:table-cell office:value-type="float" office:value="-12569" calcext:value-type="float">
            <text:p>-12569</text:p>
          </table:table-cell>
          <table:table-cell office:value-type="float" office:value="-5058" calcext:value-type="float">
            <text:p>-5058</text:p>
          </table:table-cell>
          <table:table-cell office:value-type="float" office:value="-9273" calcext:value-type="float">
            <text:p>-9273</text:p>
          </table:table-cell>
          <table:table-cell office:value-type="float" office:value="-9412" calcext:value-type="float">
            <text:p>-9412</text:p>
          </table:table-cell>
          <table:table-cell office:value-type="float" office:value="-12633" calcext:value-type="float">
            <text:p>-12633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181" calcext:value-type="float">
            <text:p>181</text:p>
          </table:table-cell>
          <table:table-cell/>
          <table:table-cell office:value-type="float" office:value="-11186" calcext:value-type="float">
            <text:p>-11186</text:p>
          </table:table-cell>
          <table:table-cell office:value-type="float" office:value="-4678" calcext:value-type="float">
            <text:p>-4678</text:p>
          </table:table-cell>
          <table:table-cell office:value-type="float" office:value="-9208" calcext:value-type="float">
            <text:p>-9208</text:p>
          </table:table-cell>
          <table:table-cell office:value-type="float" office:value="-8285" calcext:value-type="float">
            <text:p>-8285</text:p>
          </table:table-cell>
          <table:table-cell office:value-type="float" office:value="-11388" calcext:value-type="float">
            <text:p>-11388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182" calcext:value-type="float">
            <text:p>182</text:p>
          </table:table-cell>
          <table:table-cell/>
          <table:table-cell office:value-type="float" office:value="-9618" calcext:value-type="float">
            <text:p>-9618</text:p>
          </table:table-cell>
          <table:table-cell office:value-type="float" office:value="-4192" calcext:value-type="float">
            <text:p>-4192</text:p>
          </table:table-cell>
          <table:table-cell office:value-type="float" office:value="-8941" calcext:value-type="float">
            <text:p>-8941</text:p>
          </table:table-cell>
          <table:table-cell office:value-type="float" office:value="-6976" calcext:value-type="float">
            <text:p>-6976</text:p>
          </table:table-cell>
          <table:table-cell office:value-type="float" office:value="-9886" calcext:value-type="float">
            <text:p>-9886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183" calcext:value-type="float">
            <text:p>183</text:p>
          </table:table-cell>
          <table:table-cell/>
          <table:table-cell office:value-type="float" office:value="-7862" calcext:value-type="float">
            <text:p>-7862</text:p>
          </table:table-cell>
          <table:table-cell office:value-type="float" office:value="-3611" calcext:value-type="float">
            <text:p>-3611</text:p>
          </table:table-cell>
          <table:table-cell office:value-type="float" office:value="-8480" calcext:value-type="float">
            <text:p>-8480</text:p>
          </table:table-cell>
          <table:table-cell office:value-type="float" office:value="-5518" calcext:value-type="float">
            <text:p>-5518</text:p>
          </table:table-cell>
          <table:table-cell office:value-type="float" office:value="-8166" calcext:value-type="float">
            <text:p>-8166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184" calcext:value-type="float">
            <text:p>184</text:p>
          </table:table-cell>
          <table:table-cell/>
          <table:table-cell office:value-type="float" office:value="-5981" calcext:value-type="float">
            <text:p>-5981</text:p>
          </table:table-cell>
          <table:table-cell office:value-type="float" office:value="-2948" calcext:value-type="float">
            <text:p>-2948</text:p>
          </table:table-cell>
          <table:table-cell office:value-type="float" office:value="-7833" calcext:value-type="float">
            <text:p>-7833</text:p>
          </table:table-cell>
          <table:table-cell office:value-type="float" office:value="-3952" calcext:value-type="float">
            <text:p>-3952</text:p>
          </table:table-cell>
          <table:table-cell office:value-type="float" office:value="-6279" calcext:value-type="float">
            <text:p>-6279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185" calcext:value-type="float">
            <text:p>185</text:p>
          </table:table-cell>
          <table:table-cell/>
          <table:table-cell office:value-type="float" office:value="-3980" calcext:value-type="float">
            <text:p>-3980</text:p>
          </table:table-cell>
          <table:table-cell office:value-type="float" office:value="-2218" calcext:value-type="float">
            <text:p>-2218</text:p>
          </table:table-cell>
          <table:table-cell office:value-type="float" office:value="-7017" calcext:value-type="float">
            <text:p>-7017</text:p>
          </table:table-cell>
          <table:table-cell office:value-type="float" office:value="-2317" calcext:value-type="float">
            <text:p>-2317</text:p>
          </table:table-cell>
          <table:table-cell office:value-type="float" office:value="-4277" calcext:value-type="float">
            <text:p>-4277</text:p>
          </table:table-cell>
          <table:table-cell table:number-columns-repeated="1017"/>
        </table:table-row>
        <table:table-row table:style-name="ro2">
          <table:table-cell table:formula="of:=[.A187]+1" office:value-type="float" office:value="186" calcext:value-type="float">
            <text:p>186</text:p>
          </table:table-cell>
          <table:table-cell/>
          <table:table-cell office:value-type="float" office:value="-1937" calcext:value-type="float">
            <text:p>-1937</text:p>
          </table:table-cell>
          <table:table-cell office:value-type="float" office:value="-1439" calcext:value-type="float">
            <text:p>-1439</text:p>
          </table:table-cell>
          <table:table-cell office:value-type="float" office:value="-6050" calcext:value-type="float">
            <text:p>-6050</text:p>
          </table:table-cell>
          <table:table-cell office:value-type="float" office:value="-658" calcext:value-type="float">
            <text:p>-658</text:p>
          </table:table-cell>
          <table:table-cell office:value-type="float" office:value="-2220" calcext:value-type="float">
            <text:p>-2220</text:p>
          </table:table-cell>
          <table:table-cell table:number-columns-repeated="1017"/>
        </table:table-row>
        <table:table-row table:style-name="ro2">
          <table:table-cell table:formula="of:=[.A188]+1" office:value-type="float" office:value="187" calcext:value-type="float">
            <text:p>18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26" calcext:value-type="float">
            <text:p>-626</text:p>
          </table:table-cell>
          <table:table-cell office:value-type="float" office:value="-4952" calcext:value-type="float">
            <text:p>-4952</text:p>
          </table:table-cell>
          <table:table-cell office:value-type="float" office:value="985" calcext:value-type="float">
            <text:p>985</text:p>
          </table:table-cell>
          <table:table-cell office:value-type="float" office:value="-165" calcext:value-type="float">
            <text:p>-165</text:p>
          </table:table-cell>
          <table:table-cell table:number-columns-repeated="1017"/>
        </table:table-row>
        <table:table-row table:style-name="ro2">
          <table:table-cell table:formula="of:=[.A189]+1" office:value-type="float" office:value="188" calcext:value-type="float">
            <text:p>188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99" calcext:value-type="float">
            <text:p>199</text:p>
          </table:table-cell>
          <table:table-cell office:value-type="float" office:value="-3749" calcext:value-type="float">
            <text:p>-3749</text:p>
          </table:table-cell>
          <table:table-cell office:value-type="float" office:value="2572" calcext:value-type="float">
            <text:p>2572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2">
          <table:table-cell table:formula="of:=[.A190]+1" office:value-type="float" office:value="189" calcext:value-type="float">
            <text:p>189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1021" calcext:value-type="float">
            <text:p>1021</text:p>
          </table:table-cell>
          <table:table-cell office:value-type="float" office:value="-2468" calcext:value-type="float">
            <text:p>-2468</text:p>
          </table:table-cell>
          <table:table-cell office:value-type="float" office:value="4063" calcext:value-type="float">
            <text:p>4063</text:p>
          </table:table-cell>
          <table:table-cell office:value-type="float" office:value="3697" calcext:value-type="float">
            <text:p>3697</text:p>
          </table:table-cell>
          <table:table-cell table:number-columns-repeated="1017"/>
        </table:table-row>
        <table:table-row table:style-name="ro2">
          <table:table-cell table:formula="of:=[.A191]+1" office:value-type="float" office:value="190" calcext:value-type="float">
            <text:p>190</text:p>
          </table:table-cell>
          <table:table-cell/>
          <table:table-cell office:value-type="float" office:value="5241" calcext:value-type="float">
            <text:p>5241</text:p>
          </table:table-cell>
          <table:table-cell office:value-type="float" office:value="1820" calcext:value-type="float">
            <text:p>1820</text:p>
          </table:table-cell>
          <table:table-cell office:value-type="float" office:value="-1135" calcext:value-type="float">
            <text:p>-1135</text:p>
          </table:table-cell>
          <table:table-cell office:value-type="float" office:value="5423" calcext:value-type="float">
            <text:p>5423</text:p>
          </table:table-cell>
          <table:table-cell office:value-type="float" office:value="5396" calcext:value-type="float">
            <text:p>5396</text:p>
          </table:table-cell>
          <table:table-cell table:number-columns-repeated="1017"/>
        </table:table-row>
        <table:table-row table:style-name="ro2">
          <table:table-cell table:formula="of:=[.A192]+1" office:value-type="float" office:value="191" calcext:value-type="float">
            <text:p>191</text:p>
          </table:table-cell>
          <table:table-cell/>
          <table:table-cell office:value-type="float" office:value="6542" calcext:value-type="float">
            <text:p>6542</text:p>
          </table:table-cell>
          <table:table-cell office:value-type="float" office:value="2578" calcext:value-type="float">
            <text:p>2578</text:p>
          </table:table-cell>
          <table:table-cell office:value-type="float" office:value="217" calcext:value-type="float">
            <text:p>217</text:p>
          </table:table-cell>
          <table:table-cell office:value-type="float" office:value="6621" calcext:value-type="float">
            <text:p>6621</text:p>
          </table:table-cell>
          <table:table-cell office:value-type="float" office:value="6876" calcext:value-type="float">
            <text:p>6876</text:p>
          </table:table-cell>
          <table:table-cell table:number-columns-repeated="1017"/>
        </table:table-row>
        <table:table-row table:style-name="ro2">
          <table:table-cell table:formula="of:=[.A193]+1" office:value-type="float" office:value="192" calcext:value-type="float">
            <text:p>192</text:p>
          </table:table-cell>
          <table:table-cell/>
          <table:table-cell office:value-type="float" office:value="7609" calcext:value-type="float">
            <text:p>7609</text:p>
          </table:table-cell>
          <table:table-cell office:value-type="float" office:value="3277" calcext:value-type="float">
            <text:p>3277</text:p>
          </table:table-cell>
          <table:table-cell office:value-type="float" office:value="1562" calcext:value-type="float">
            <text:p>1562</text:p>
          </table:table-cell>
          <table:table-cell office:value-type="float" office:value="7631" calcext:value-type="float">
            <text:p>7631</text:p>
          </table:table-cell>
          <table:table-cell office:value-type="float" office:value="8096" calcext:value-type="float">
            <text:p>8096</text:p>
          </table:table-cell>
          <table:table-cell table:number-columns-repeated="1017"/>
        </table:table-row>
        <table:table-row table:style-name="ro2">
          <table:table-cell table:formula="of:=[.A194]+1" office:value-type="float" office:value="193" calcext:value-type="float">
            <text:p>193</text:p>
          </table:table-cell>
          <table:table-cell/>
          <table:table-cell office:value-type="float" office:value="8401" calcext:value-type="float">
            <text:p>8401</text:p>
          </table:table-cell>
          <table:table-cell office:value-type="float" office:value="3902" calcext:value-type="float">
            <text:p>3902</text:p>
          </table:table-cell>
          <table:table-cell office:value-type="float" office:value="2869" calcext:value-type="float">
            <text:p>2869</text:p>
          </table:table-cell>
          <table:table-cell office:value-type="float" office:value="8430" calcext:value-type="float">
            <text:p>8430</text:p>
          </table:table-cell>
          <table:table-cell office:value-type="float" office:value="9027" calcext:value-type="float">
            <text:p>9027</text:p>
          </table:table-cell>
          <table:table-cell table:number-columns-repeated="1017"/>
        </table:table-row>
        <table:table-row table:style-name="ro2">
          <table:table-cell table:formula="of:=[.A195]+1" office:value-type="float" office:value="194" calcext:value-type="float">
            <text:p>194</text:p>
          </table:table-cell>
          <table:table-cell/>
          <table:table-cell office:value-type="float" office:value="8864" calcext:value-type="float">
            <text:p>8864</text:p>
          </table:table-cell>
          <table:table-cell office:value-type="float" office:value="4439" calcext:value-type="float">
            <text:p>4439</text:p>
          </table:table-cell>
          <table:table-cell office:value-type="float" office:value="4109" calcext:value-type="float">
            <text:p>4109</text:p>
          </table:table-cell>
          <table:table-cell office:value-type="float" office:value="9004" calcext:value-type="float">
            <text:p>9004</text:p>
          </table:table-cell>
          <table:table-cell office:value-type="float" office:value="9647" calcext:value-type="float">
            <text:p>9647</text:p>
          </table:table-cell>
          <table:table-cell table:number-columns-repeated="1017"/>
        </table:table-row>
        <table:table-row table:style-name="ro2">
          <table:table-cell table:formula="of:=[.A196]+1" office:value-type="float" office:value="195" calcext:value-type="float">
            <text:p>195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4876" calcext:value-type="float">
            <text:p>4876</text:p>
          </table:table-cell>
          <table:table-cell office:value-type="float" office:value="5256" calcext:value-type="float">
            <text:p>5256</text:p>
          </table:table-cell>
          <table:table-cell office:value-type="float" office:value="9344" calcext:value-type="float">
            <text:p>9344</text:p>
          </table:table-cell>
          <table:table-cell office:value-type="float" office:value="9946" calcext:value-type="float">
            <text:p>9946</text:p>
          </table:table-cell>
          <table:table-cell table:number-columns-repeated="1017"/>
        </table:table-row>
        <table:table-row table:style-name="ro2">
          <table:table-cell table:formula="of:=[.A197]+1" office:value-type="float" office:value="196" calcext:value-type="float">
            <text:p>196</text:p>
          </table:table-cell>
          <table:table-cell/>
          <table:table-cell office:value-type="float" office:value="8951" calcext:value-type="float">
            <text:p>8951</text:p>
          </table:table-cell>
          <table:table-cell office:value-type="float" office:value="5202" calcext:value-type="float">
            <text:p>5202</text:p>
          </table:table-cell>
          <table:table-cell office:value-type="float" office:value="6285" calcext:value-type="float">
            <text:p>6285</text:p>
          </table:table-cell>
          <table:table-cell office:value-type="float" office:value="9446" calcext:value-type="float">
            <text:p>9446</text:p>
          </table:table-cell>
          <table:table-cell office:value-type="float" office:value="9923" calcext:value-type="float">
            <text:p>9923</text:p>
          </table:table-cell>
          <table:table-cell table:number-columns-repeated="1017"/>
        </table:table-row>
        <table:table-row table:style-name="ro2">
          <table:table-cell table:formula="of:=[.A198]+1" office:value-type="float" office:value="197" calcext:value-type="float">
            <text:p>197</text:p>
          </table:table-cell>
          <table:table-cell/>
          <table:table-cell office:value-type="float" office:value="8565" calcext:value-type="float">
            <text:p>8565</text:p>
          </table:table-cell>
          <table:table-cell office:value-type="float" office:value="5410" calcext:value-type="float">
            <text:p>5410</text:p>
          </table:table-cell>
          <table:table-cell office:value-type="float" office:value="7173" calcext:value-type="float">
            <text:p>7173</text:p>
          </table:table-cell>
          <table:table-cell office:value-type="float" office:value="9312" calcext:value-type="float">
            <text:p>9312</text:p>
          </table:table-cell>
          <table:table-cell office:value-type="float" office:value="9590" calcext:value-type="float">
            <text:p>9590</text:p>
          </table:table-cell>
          <table:table-cell table:number-columns-repeated="1017"/>
        </table:table-row>
        <table:table-row table:style-name="ro2">
          <table:table-cell table:formula="of:=[.A199]+1" office:value-type="float" office:value="198" calcext:value-type="float">
            <text:p>198</text:p>
          </table:table-cell>
          <table:table-cell/>
          <table:table-cell office:value-type="float" office:value="7944" calcext:value-type="float">
            <text:p>7944</text:p>
          </table:table-cell>
          <table:table-cell office:value-type="float" office:value="5495" calcext:value-type="float">
            <text:p>5495</text:p>
          </table:table-cell>
          <table:table-cell office:value-type="float" office:value="7901" calcext:value-type="float">
            <text:p>7901</text:p>
          </table:table-cell>
          <table:table-cell office:value-type="float" office:value="8953" calcext:value-type="float">
            <text:p>8953</text:p>
          </table:table-cell>
          <table:table-cell office:value-type="float" office:value="8966" calcext:value-type="float">
            <text:p>8966</text:p>
          </table:table-cell>
          <table:table-cell table:number-columns-repeated="1017"/>
        </table:table-row>
        <table:table-row table:style-name="ro2">
          <table:table-cell table:formula="of:=[.A200]+1" office:value-type="float" office:value="199" calcext:value-type="float">
            <text:p>199</text:p>
          </table:table-cell>
          <table:table-cell/>
          <table:table-cell office:value-type="float" office:value="7099" calcext:value-type="float">
            <text:p>7099</text:p>
          </table:table-cell>
          <table:table-cell office:value-type="float" office:value="5457" calcext:value-type="float">
            <text:p>5457</text:p>
          </table:table-cell>
          <table:table-cell office:value-type="float" office:value="8454" calcext:value-type="float">
            <text:p>8454</text:p>
          </table:table-cell>
          <table:table-cell office:value-type="float" office:value="8383" calcext:value-type="float">
            <text:p>8383</text:p>
          </table:table-cell>
          <table:table-cell office:value-type="float" office:value="8080" calcext:value-type="float">
            <text:p>8080</text:p>
          </table:table-cell>
          <table:table-cell table:number-columns-repeated="1017"/>
        </table:table-row>
        <table:table-row table:style-name="ro2">
          <table:table-cell table:formula="of:=[.A201]+1" office:value-type="float" office:value="200" calcext:value-type="float">
            <text:p>200</text:p>
          </table:table-cell>
          <table:table-cell/>
          <table:table-cell office:value-type="float" office:value="6040" calcext:value-type="float">
            <text:p>6040</text:p>
          </table:table-cell>
          <table:table-cell office:value-type="float" office:value="5295" calcext:value-type="float">
            <text:p>5295</text:p>
          </table:table-cell>
          <table:table-cell office:value-type="float" office:value="8820" calcext:value-type="float">
            <text:p>8820</text:p>
          </table:table-cell>
          <table:table-cell office:value-type="float" office:value="7621" calcext:value-type="float">
            <text:p>7621</text:p>
          </table:table-cell>
          <table:table-cell office:value-type="float" office:value="6969" calcext:value-type="float">
            <text:p>6969</text:p>
          </table:table-cell>
          <table:table-cell table:number-columns-repeated="1017"/>
        </table:table-row>
        <table:table-row table:style-name="ro2">
          <table:table-cell table:formula="of:=[.A202]+1" office:value-type="float" office:value="201" calcext:value-type="float">
            <text:p>201</text:p>
          </table:table-cell>
          <table:table-cell/>
          <table:table-cell office:value-type="float" office:value="4857" calcext:value-type="float">
            <text:p>4857</text:p>
          </table:table-cell>
          <table:table-cell office:value-type="float" office:value="5013" calcext:value-type="float">
            <text:p>5013</text:p>
          </table:table-cell>
          <table:table-cell office:value-type="float" office:value="8992" calcext:value-type="float">
            <text:p>8992</text:p>
          </table:table-cell>
          <table:table-cell office:value-type="float" office:value="6692" calcext:value-type="float">
            <text:p>6692</text:p>
          </table:table-cell>
          <table:table-cell office:value-type="float" office:value="5676" calcext:value-type="float">
            <text:p>5676</text:p>
          </table:table-cell>
          <table:table-cell table:number-columns-repeated="1017"/>
        </table:table-row>
        <table:table-row table:style-name="ro2">
          <table:table-cell table:formula="of:=[.A203]+1" office:value-type="float" office:value="202" calcext:value-type="float">
            <text:p>202</text:p>
          </table:table-cell>
          <table:table-cell/>
          <table:table-cell office:value-type="float" office:value="3564" calcext:value-type="float">
            <text:p>3564</text:p>
          </table:table-cell>
          <table:table-cell office:value-type="float" office:value="4617" calcext:value-type="float">
            <text:p>4617</text:p>
          </table:table-cell>
          <table:table-cell office:value-type="float" office:value="8967" calcext:value-type="float">
            <text:p>8967</text:p>
          </table:table-cell>
          <table:table-cell office:value-type="float" office:value="5623" calcext:value-type="float">
            <text:p>5623</text:p>
          </table:table-cell>
          <table:table-cell office:value-type="float" office:value="4246" calcext:value-type="float">
            <text:p>4246</text:p>
          </table:table-cell>
          <table:table-cell table:number-columns-repeated="1017"/>
        </table:table-row>
        <table:table-row table:style-name="ro2">
          <table:table-cell table:formula="of:=[.A204]+1" office:value-type="float" office:value="203" calcext:value-type="float">
            <text:p>203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117" calcext:value-type="float">
            <text:p>4117</text:p>
          </table:table-cell>
          <table:table-cell office:value-type="float" office:value="8745" calcext:value-type="float">
            <text:p>8745</text:p>
          </table:table-cell>
          <table:table-cell office:value-type="float" office:value="4445" calcext:value-type="float">
            <text:p>4445</text:p>
          </table:table-cell>
          <table:table-cell office:value-type="float" office:value="2731" calcext:value-type="float">
            <text:p>2731</text:p>
          </table:table-cell>
          <table:table-cell table:number-columns-repeated="1017"/>
        </table:table-row>
        <table:table-row table:style-name="ro2">
          <table:table-cell table:formula="of:=[.A205]+1" office:value-type="float" office:value="204" calcext:value-type="float">
            <text:p>20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4" calcext:value-type="float">
            <text:p>3524</text:p>
          </table:table-cell>
          <table:table-cell office:value-type="float" office:value="8332" calcext:value-type="float">
            <text:p>8332</text:p>
          </table:table-cell>
          <table:table-cell office:value-type="float" office:value="3191" calcext:value-type="float">
            <text:p>3191</text:p>
          </table:table-cell>
          <table:table-cell office:value-type="float" office:value="1179" calcext:value-type="float">
            <text:p>1179</text:p>
          </table:table-cell>
          <table:table-cell table:number-columns-repeated="1017"/>
        </table:table-row>
        <table:table-row table:style-name="ro2">
          <table:table-cell table:formula="of:=[.A206]+1" office:value-type="float" office:value="205" calcext:value-type="float">
            <text:p>205</text:p>
          </table:table-cell>
          <table:table-cell/>
          <table:table-cell office:value-type="float" office:value="-440" calcext:value-type="float">
            <text:p>-440</text:p>
          </table:table-cell>
          <table:table-cell office:value-type="float" office:value="2851" calcext:value-type="float">
            <text:p>2851</text:p>
          </table:table-cell>
          <table:table-cell office:value-type="float" office:value="7739" calcext:value-type="float">
            <text:p>7739</text:p>
          </table:table-cell>
          <table:table-cell office:value-type="float" office:value="1894" calcext:value-type="float">
            <text:p>1894</text:p>
          </table:table-cell>
          <table:table-cell office:value-type="float" office:value="-358" calcext:value-type="float">
            <text:p>-358</text:p>
          </table:table-cell>
          <table:table-cell table:number-columns-repeated="1017"/>
        </table:table-row>
        <table:table-row table:style-name="ro2">
          <table:table-cell table:formula="of:=[.A207]+1" office:value-type="float" office:value="206" calcext:value-type="float">
            <text:p>206</text:p>
          </table:table-cell>
          <table:table-cell/>
          <table:table-cell office:value-type="float" office:value="-1711" calcext:value-type="float">
            <text:p>-1711</text:p>
          </table:table-cell>
          <table:table-cell office:value-type="float" office:value="2113" calcext:value-type="float">
            <text:p>2113</text:p>
          </table:table-cell>
          <table:table-cell office:value-type="float" office:value="6977" calcext:value-type="float">
            <text:p>6977</text:p>
          </table:table-cell>
          <table:table-cell office:value-type="float" office:value="589" calcext:value-type="float">
            <text:p>589</text:p>
          </table:table-cell>
          <table:table-cell office:value-type="float" office:value="-1837" calcext:value-type="float">
            <text:p>-1837</text:p>
          </table:table-cell>
          <table:table-cell table:number-columns-repeated="1017"/>
        </table:table-row>
        <table:table-row table:style-name="ro2">
          <table:table-cell table:formula="of:=[.A208]+1" office:value-type="float" office:value="207" calcext:value-type="float">
            <text:p>207</text:p>
          </table:table-cell>
          <table:table-cell/>
          <table:table-cell office:value-type="float" office:value="-2862" calcext:value-type="float">
            <text:p>-2862</text:p>
          </table:table-cell>
          <table:table-cell office:value-type="float" office:value="1328" calcext:value-type="float">
            <text:p>1328</text:p>
          </table:table-cell>
          <table:table-cell office:value-type="float" office:value="6065" calcext:value-type="float">
            <text:p>6065</text:p>
          </table:table-cell>
          <table:table-cell office:value-type="float" office:value="-690" calcext:value-type="float">
            <text:p>-690</text:p>
          </table:table-cell>
          <table:table-cell office:value-type="float" office:value="-3215" calcext:value-type="float">
            <text:p>-3215</text:p>
          </table:table-cell>
          <table:table-cell table:number-columns-repeated="1017"/>
        </table:table-row>
        <table:table-row table:style-name="ro2">
          <table:table-cell table:formula="of:=[.A209]+1" office:value-type="float" office:value="208" calcext:value-type="float">
            <text:p>208</text:p>
          </table:table-cell>
          <table:table-cell/>
          <table:table-cell office:value-type="float" office:value="-3944" calcext:value-type="float">
            <text:p>-3944</text:p>
          </table:table-cell>
          <table:table-cell office:value-type="float" office:value="513" calcext:value-type="float">
            <text:p>513</text:p>
          </table:table-cell>
          <table:table-cell office:value-type="float" office:value="5023" calcext:value-type="float">
            <text:p>5023</text:p>
          </table:table-cell>
          <table:table-cell office:value-type="float" office:value="-1914" calcext:value-type="float">
            <text:p>-1914</text:p>
          </table:table-cell>
          <table:table-cell office:value-type="float" office:value="-4455" calcext:value-type="float">
            <text:p>-4455</text:p>
          </table:table-cell>
          <table:table-cell table:number-columns-repeated="1017"/>
        </table:table-row>
        <table:table-row table:style-name="ro2">
          <table:table-cell table:formula="of:=[.A210]+1" office:value-type="float" office:value="209" calcext:value-type="float">
            <text:p>209</text:p>
          </table:table-cell>
          <table:table-cell/>
          <table:table-cell office:value-type="float" office:value="-4867" calcext:value-type="float">
            <text:p>-4867</text:p>
          </table:table-cell>
          <table:table-cell office:value-type="float" office:value="-313" calcext:value-type="float">
            <text:p>-313</text:p>
          </table:table-cell>
          <table:table-cell office:value-type="float" office:value="3874" calcext:value-type="float">
            <text:p>3874</text:p>
          </table:table-cell>
          <table:table-cell office:value-type="float" office:value="-3051" calcext:value-type="float">
            <text:p>-3051</text:p>
          </table:table-cell>
          <table:table-cell office:value-type="float" office:value="-5527" calcext:value-type="float">
            <text:p>-5527</text:p>
          </table:table-cell>
          <table:table-cell table:number-columns-repeated="1017"/>
        </table:table-row>
        <table:table-row table:style-name="ro2">
          <table:table-cell table:formula="of:=[.A211]+1" office:value-type="float" office:value="210" calcext:value-type="float">
            <text:p>210</text:p>
          </table:table-cell>
          <table:table-cell/>
          <table:table-cell office:value-type="float" office:value="-5632" calcext:value-type="float">
            <text:p>-5632</text:p>
          </table:table-cell>
          <table:table-cell office:value-type="float" office:value="-1133" calcext:value-type="float">
            <text:p>-1133</text:p>
          </table:table-cell>
          <table:table-cell office:value-type="float" office:value="2644" calcext:value-type="float">
            <text:p>2644</text:p>
          </table:table-cell>
          <table:table-cell office:value-type="float" office:value="-4077" calcext:value-type="float">
            <text:p>-4077</text:p>
          </table:table-cell>
          <table:table-cell office:value-type="float" office:value="-6410" calcext:value-type="float">
            <text:p>-6410</text:p>
          </table:table-cell>
          <table:table-cell table:number-columns-repeated="1017"/>
        </table:table-row>
        <table:table-row table:style-name="ro2">
          <table:table-cell table:formula="of:=[.A212]+1" office:value-type="float" office:value="211" calcext:value-type="float">
            <text:p>211</text:p>
          </table:table-cell>
          <table:table-cell/>
          <table:table-cell office:value-type="float" office:value="-6274" calcext:value-type="float">
            <text:p>-6274</text:p>
          </table:table-cell>
          <table:table-cell office:value-type="float" office:value="-1928" calcext:value-type="float">
            <text:p>-1928</text:p>
          </table:table-cell>
          <table:table-cell office:value-type="float" office:value="1360" calcext:value-type="float">
            <text:p>1360</text:p>
          </table:table-cell>
          <table:table-cell office:value-type="float" office:value="-4968" calcext:value-type="float">
            <text:p>-4968</text:p>
          </table:table-cell>
          <table:table-cell office:value-type="float" office:value="-7088" calcext:value-type="float">
            <text:p>-7088</text:p>
          </table:table-cell>
          <table:table-cell table:number-columns-repeated="1017"/>
        </table:table-row>
        <table:table-row table:style-name="ro2">
          <table:table-cell table:formula="of:=[.A213]+1" office:value-type="float" office:value="212" calcext:value-type="float">
            <text:p>212</text:p>
          </table:table-cell>
          <table:table-cell/>
          <table:table-cell office:value-type="float" office:value="-6664" calcext:value-type="float">
            <text:p>-6664</text:p>
          </table:table-cell>
          <table:table-cell office:value-type="float" office:value="-2678" calcext:value-type="float">
            <text:p>-2678</text:p>
          </table:table-cell>
          <table:table-cell office:value-type="float" office:value="50" calcext:value-type="float">
            <text:p>50</text:p>
          </table:table-cell>
          <table:table-cell office:value-type="float" office:value="-5705" calcext:value-type="float">
            <text:p>-5705</text:p>
          </table:table-cell>
          <table:table-cell office:value-type="float" office:value="-7554" calcext:value-type="float">
            <text:p>-7554</text:p>
          </table:table-cell>
          <table:table-cell table:number-columns-repeated="1017"/>
        </table:table-row>
        <table:table-row table:style-name="ro2">
          <table:table-cell table:formula="of:=[.A214]+1" office:value-type="float" office:value="213" calcext:value-type="float">
            <text:p>213</text:p>
          </table:table-cell>
          <table:table-cell/>
          <table:table-cell office:value-type="float" office:value="-6998" calcext:value-type="float">
            <text:p>-6998</text:p>
          </table:table-cell>
          <table:table-cell office:value-type="float" office:value="-3368" calcext:value-type="float">
            <text:p>-3368</text:p>
          </table:table-cell>
          <table:table-cell office:value-type="float" office:value="-1256" calcext:value-type="float">
            <text:p>-1256</text:p>
          </table:table-cell>
          <table:table-cell office:value-type="float" office:value="-6277" calcext:value-type="float">
            <text:p>-6277</text:p>
          </table:table-cell>
          <table:table-cell office:value-type="float" office:value="-7808" calcext:value-type="float">
            <text:p>-7808</text:p>
          </table:table-cell>
          <table:table-cell table:number-columns-repeated="1017"/>
        </table:table-row>
        <table:table-row table:style-name="ro2">
          <table:table-cell table:formula="of:=[.A215]+1" office:value-type="float" office:value="214" calcext:value-type="float">
            <text:p>214</text:p>
          </table:table-cell>
          <table:table-cell/>
          <table:table-cell office:value-type="float" office:value="-7069" calcext:value-type="float">
            <text:p>-7069</text:p>
          </table:table-cell>
          <table:table-cell office:value-type="float" office:value="-3982" calcext:value-type="float">
            <text:p>-3982</text:p>
          </table:table-cell>
          <table:table-cell office:value-type="float" office:value="-2531" calcext:value-type="float">
            <text:p>-2531</text:p>
          </table:table-cell>
          <table:table-cell office:value-type="float" office:value="-6672" calcext:value-type="float">
            <text:p>-6672</text:p>
          </table:table-cell>
          <table:table-cell office:value-type="float" office:value="-7857" calcext:value-type="float">
            <text:p>-7857</text:p>
          </table:table-cell>
          <table:table-cell table:number-columns-repeated="1017"/>
        </table:table-row>
        <table:table-row table:style-name="ro2">
          <table:table-cell table:formula="of:=[.A216]+1" office:value-type="float" office:value="215" calcext:value-type="float">
            <text:p>215</text:p>
          </table:table-cell>
          <table:table-cell/>
          <table:table-cell office:value-type="float" office:value="-7091" calcext:value-type="float">
            <text:p>-7091</text:p>
          </table:table-cell>
          <table:table-cell office:value-type="float" office:value="-4506" calcext:value-type="float">
            <text:p>-4506</text:p>
          </table:table-cell>
          <table:table-cell office:value-type="float" office:value="-3747" calcext:value-type="float">
            <text:p>-3747</text:p>
          </table:table-cell>
          <table:table-cell office:value-type="float" office:value="-6888" calcext:value-type="float">
            <text:p>-6888</text:p>
          </table:table-cell>
          <table:table-cell office:value-type="float" office:value="-7714" calcext:value-type="float">
            <text:p>-7714</text:p>
          </table:table-cell>
          <table:table-cell table:number-columns-repeated="1017"/>
        </table:table-row>
        <table:table-row table:style-name="ro2">
          <table:table-cell table:formula="of:=[.A217]+1" office:value-type="float" office:value="216" calcext:value-type="float">
            <text:p>216</text:p>
          </table:table-cell>
          <table:table-cell/>
          <table:table-cell office:value-type="float" office:value="-6918" calcext:value-type="float">
            <text:p>-6918</text:p>
          </table:table-cell>
          <table:table-cell office:value-type="float" office:value="-4927" calcext:value-type="float">
            <text:p>-4927</text:p>
          </table:table-cell>
          <table:table-cell office:value-type="float" office:value="-4876" calcext:value-type="float">
            <text:p>-4876</text:p>
          </table:table-cell>
          <table:table-cell office:value-type="float" office:value="-6925" calcext:value-type="float">
            <text:p>-6925</text:p>
          </table:table-cell>
          <table:table-cell office:value-type="float" office:value="-7396" calcext:value-type="float">
            <text:p>-7396</text:p>
          </table:table-cell>
          <table:table-cell table:number-columns-repeated="1017"/>
        </table:table-row>
        <table:table-row table:style-name="ro2">
          <table:table-cell table:formula="of:=[.A218]+1" office:value-type="float" office:value="217" calcext:value-type="float">
            <text:p>217</text:p>
          </table:table-cell>
          <table:table-cell/>
          <table:table-cell office:value-type="float" office:value="-6649" calcext:value-type="float">
            <text:p>-6649</text:p>
          </table:table-cell>
          <table:table-cell office:value-type="float" office:value="-5237" calcext:value-type="float">
            <text:p>-5237</text:p>
          </table:table-cell>
          <table:table-cell office:value-type="float" office:value="-5896" calcext:value-type="float">
            <text:p>-5896</text:p>
          </table:table-cell>
          <table:table-cell office:value-type="float" office:value="-6790" calcext:value-type="float">
            <text:p>-6790</text:p>
          </table:table-cell>
          <table:table-cell office:value-type="float" office:value="-6926" calcext:value-type="float">
            <text:p>-6926</text:p>
          </table:table-cell>
          <table:table-cell table:number-columns-repeated="1017"/>
        </table:table-row>
        <table:table-row table:style-name="ro2">
          <table:table-cell table:formula="of:=[.A219]+1" office:value-type="float" office:value="218" calcext:value-type="float">
            <text:p>218</text:p>
          </table:table-cell>
          <table:table-cell/>
          <table:table-cell office:value-type="float" office:value="-6234" calcext:value-type="float">
            <text:p>-6234</text:p>
          </table:table-cell>
          <table:table-cell office:value-type="float" office:value="-5429" calcext:value-type="float">
            <text:p>-5429</text:p>
          </table:table-cell>
          <table:table-cell office:value-type="float" office:value="-6783" calcext:value-type="float">
            <text:p>-6783</text:p>
          </table:table-cell>
          <table:table-cell office:value-type="float" office:value="-6491" calcext:value-type="float">
            <text:p>-6491</text:p>
          </table:table-cell>
          <table:table-cell office:value-type="float" office:value="-6327" calcext:value-type="float">
            <text:p>-6327</text:p>
          </table:table-cell>
          <table:table-cell table:number-columns-repeated="1017"/>
        </table:table-row>
        <table:table-row table:style-name="ro2">
          <table:table-cell table:formula="of:=[.A220]+1" office:value-type="float" office:value="219" calcext:value-type="float">
            <text:p>219</text:p>
          </table:table-cell>
          <table:table-cell/>
          <table:table-cell office:value-type="float" office:value="-5766" calcext:value-type="float">
            <text:p>-5766</text:p>
          </table:table-cell>
          <table:table-cell office:value-type="float" office:value="-5498" calcext:value-type="float">
            <text:p>-5498</text:p>
          </table:table-cell>
          <table:table-cell office:value-type="float" office:value="-7518" calcext:value-type="float">
            <text:p>-7518</text:p>
          </table:table-cell>
          <table:table-cell office:value-type="float" office:value="-6044" calcext:value-type="float">
            <text:p>-6044</text:p>
          </table:table-cell>
          <table:table-cell office:value-type="float" office:value="-5626" calcext:value-type="float">
            <text:p>-5626</text:p>
          </table:table-cell>
          <table:table-cell table:number-columns-repeated="1017"/>
        </table:table-row>
        <table:table-row table:style-name="ro2">
          <table:table-cell table:formula="of:=[.A221]+1" office:value-type="float" office:value="220" calcext:value-type="float">
            <text:p>220</text:p>
          </table:table-cell>
          <table:table-cell table:formula="of:=[.A222]/44100" office:value-type="float" office:value="0.00498866213151927" calcext:value-type="float">
            <text:p>0.0050</text:p>
          </table:table-cell>
          <table:table-cell office:value-type="float" office:value="-5187" calcext:value-type="float">
            <text:p>-5187</text:p>
          </table:table-cell>
          <table:table-cell office:value-type="float" office:value="-5442" calcext:value-type="float">
            <text:p>-5442</text:p>
          </table:table-cell>
          <table:table-cell office:value-type="float" office:value="-8086" calcext:value-type="float">
            <text:p>-8086</text:p>
          </table:table-cell>
          <table:table-cell office:value-type="float" office:value="-5465" calcext:value-type="float">
            <text:p>-5465</text:p>
          </table:table-cell>
          <table:table-cell office:value-type="float" office:value="-4847" calcext:value-type="float">
            <text:p>-4847</text:p>
          </table:table-cell>
          <table:table-cell table:number-columns-repeated="1017"/>
        </table:table-row>
        <table:table-row table:style-name="ro2">
          <table:table-cell table:formula="of:=[.A222]+1" office:value-type="float" office:value="221" calcext:value-type="float">
            <text:p>221</text:p>
          </table:table-cell>
          <table:table-cell/>
          <table:table-cell office:value-type="float" office:value="-4608" calcext:value-type="float">
            <text:p>-4608</text:p>
          </table:table-cell>
          <table:table-cell office:value-type="float" office:value="-5263" calcext:value-type="float">
            <text:p>-5263</text:p>
          </table:table-cell>
          <table:table-cell office:value-type="float" office:value="-8476" calcext:value-type="float">
            <text:p>-8476</text:p>
          </table:table-cell>
          <table:table-cell office:value-type="float" office:value="-4774" calcext:value-type="float">
            <text:p>-4774</text:p>
          </table:table-cell>
          <table:table-cell office:value-type="float" office:value="-4016" calcext:value-type="float">
            <text:p>-4016</text:p>
          </table:table-cell>
          <table:table-cell table:number-columns-repeated="1017"/>
        </table:table-row>
        <table:table-row table:style-name="ro2">
          <table:table-cell table:formula="of:=[.A223]+1" office:value-type="float" office:value="222" calcext:value-type="float">
            <text:p>222</text:p>
          </table:table-cell>
          <table:table-cell/>
          <table:table-cell office:value-type="float" office:value="-3922" calcext:value-type="float">
            <text:p>-3922</text:p>
          </table:table-cell>
          <table:table-cell office:value-type="float" office:value="-4965" calcext:value-type="float">
            <text:p>-4965</text:p>
          </table:table-cell>
          <table:table-cell office:value-type="float" office:value="-8678" calcext:value-type="float">
            <text:p>-8678</text:p>
          </table:table-cell>
          <table:table-cell office:value-type="float" office:value="-3995" calcext:value-type="float">
            <text:p>-3995</text:p>
          </table:table-cell>
          <table:table-cell office:value-type="float" office:value="-3157" calcext:value-type="float">
            <text:p>-3157</text:p>
          </table:table-cell>
          <table:table-cell table:number-columns-repeated="1017"/>
        </table:table-row>
        <table:table-row table:style-name="ro2">
          <table:table-cell table:formula="of:=[.A224]+1" office:value-type="float" office:value="223" calcext:value-type="float">
            <text:p>223</text:p>
          </table:table-cell>
          <table:table-cell/>
          <table:table-cell office:value-type="float" office:value="-3245" calcext:value-type="float">
            <text:p>-3245</text:p>
          </table:table-cell>
          <table:table-cell office:value-type="float" office:value="-4554" calcext:value-type="float">
            <text:p>-4554</text:p>
          </table:table-cell>
          <table:table-cell office:value-type="float" office:value="-8690" calcext:value-type="float">
            <text:p>-8690</text:p>
          </table:table-cell>
          <table:table-cell office:value-type="float" office:value="-3152" calcext:value-type="float">
            <text:p>-3152</text:p>
          </table:table-cell>
          <table:table-cell office:value-type="float" office:value="-2290" calcext:value-type="float">
            <text:p>-2290</text:p>
          </table:table-cell>
          <table:table-cell table:number-columns-repeated="1017"/>
        </table:table-row>
        <table:table-row table:style-name="ro2">
          <table:table-cell table:formula="of:=[.A225]+1" office:value-type="float" office:value="224" calcext:value-type="float">
            <text:p>224</text:p>
          </table:table-cell>
          <table:table-cell/>
          <table:table-cell office:value-type="float" office:value="-2519" calcext:value-type="float">
            <text:p>-2519</text:p>
          </table:table-cell>
          <table:table-cell office:value-type="float" office:value="-4041" calcext:value-type="float">
            <text:p>-4041</text:p>
          </table:table-cell>
          <table:table-cell office:value-type="float" office:value="-8511" calcext:value-type="float">
            <text:p>-8511</text:p>
          </table:table-cell>
          <table:table-cell office:value-type="float" office:value="-2268" calcext:value-type="float">
            <text:p>-2268</text:p>
          </table:table-cell>
          <table:table-cell office:value-type="float" office:value="-1434" calcext:value-type="float">
            <text:p>-1434</text:p>
          </table:table-cell>
          <table:table-cell table:number-columns-repeated="1017"/>
        </table:table-row>
        <table:table-row table:style-name="ro2">
          <table:table-cell table:formula="of:=[.A226]+1" office:value-type="float" office:value="225" calcext:value-type="float">
            <text:p>225</text:p>
          </table:table-cell>
          <table:table-cell/>
          <table:table-cell office:value-type="float" office:value="-1753" calcext:value-type="float">
            <text:p>-1753</text:p>
          </table:table-cell>
          <table:table-cell office:value-type="float" office:value="-3436" calcext:value-type="float">
            <text:p>-3436</text:p>
          </table:table-cell>
          <table:table-cell office:value-type="float" office:value="-8146" calcext:value-type="float">
            <text:p>-8146</text:p>
          </table:table-cell>
          <table:table-cell office:value-type="float" office:value="-1370" calcext:value-type="float">
            <text:p>-1370</text:p>
          </table:table-cell>
          <table:table-cell office:value-type="float" office:value="-602" calcext:value-type="float">
            <text:p>-602</text:p>
          </table:table-cell>
          <table:table-cell table:number-columns-repeated="1017"/>
        </table:table-row>
        <table:table-row table:style-name="ro2">
          <table:table-cell table:formula="of:=[.A227]+1" office:value-type="float" office:value="226" calcext:value-type="float">
            <text:p>226</text:p>
          </table:table-cell>
          <table:table-cell/>
          <table:table-cell office:value-type="float" office:value="-998" calcext:value-type="float">
            <text:p>-998</text:p>
          </table:table-cell>
          <table:table-cell office:value-type="float" office:value="-2753" calcext:value-type="float">
            <text:p>-2753</text:p>
          </table:table-cell>
          <table:table-cell office:value-type="float" office:value="-7605" calcext:value-type="float">
            <text:p>-7605</text:p>
          </table:table-cell>
          <table:table-cell office:value-type="float" office:value="-482" calcext:value-type="float">
            <text:p>-482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2">
          <table:table-cell table:formula="of:=[.A228]+1" office:value-type="float" office:value="227" calcext:value-type="float">
            <text:p>227</text:p>
          </table:table-cell>
          <table:table-cell/>
          <table:table-cell office:value-type="float" office:value="-276" calcext:value-type="float">
            <text:p>-276</text:p>
          </table:table-cell>
          <table:table-cell office:value-type="float" office:value="-2008" calcext:value-type="float">
            <text:p>-2008</text:p>
          </table:table-cell>
          <table:table-cell office:value-type="float" office:value="-6898" calcext:value-type="float">
            <text:p>-6898</text:p>
          </table:table-cell>
          <table:table-cell office:value-type="float" office:value="374" calcext:value-type="float">
            <text:p>374</text:p>
          </table:table-cell>
          <table:table-cell office:value-type="float" office:value="942" calcext:value-type="float">
            <text:p>942</text:p>
          </table:table-cell>
          <table:table-cell table:number-columns-repeated="1017"/>
        </table:table-row>
        <table:table-row table:style-name="ro2">
          <table:table-cell table:formula="of:=[.A229]+1" office:value-type="float" office:value="228" calcext:value-type="float">
            <text:p>22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-1217" calcext:value-type="float">
            <text:p>-1217</text:p>
          </table:table-cell>
          <table:table-cell office:value-type="float" office:value="-6043" calcext:value-type="float">
            <text:p>-6043</text:p>
          </table:table-cell>
          <table:table-cell office:value-type="float" office:value="1177" calcext:value-type="float">
            <text:p>1177</text:p>
          </table:table-cell>
          <table:table-cell office:value-type="float" office:value="1641" calcext:value-type="float">
            <text:p>1641</text:p>
          </table:table-cell>
          <table:table-cell table:number-columns-repeated="1017"/>
        </table:table-row>
        <table:table-row table:style-name="ro2">
          <table:table-cell table:formula="of:=[.A230]+1" office:value-type="float" office:value="229" calcext:value-type="float">
            <text:p>229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-399" calcext:value-type="float">
            <text:p>-399</text:p>
          </table:table-cell>
          <table:table-cell office:value-type="float" office:value="-5059" calcext:value-type="float">
            <text:p>-5059</text:p>
          </table:table-cell>
          <table:table-cell office:value-type="float" office:value="1907" calcext:value-type="float">
            <text:p>1907</text:p>
          </table:table-cell>
          <table:table-cell office:value-type="float" office:value="2287" calcext:value-type="float">
            <text:p>2287</text:p>
          </table:table-cell>
          <table:table-cell table:number-columns-repeated="1017"/>
        </table:table-row>
        <table:table-row table:style-name="ro2">
          <table:table-cell table:formula="of:=[.A231]+1" office:value-type="float" office:value="230" calcext:value-type="float">
            <text:p>230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427" calcext:value-type="float">
            <text:p>427</text:p>
          </table:table-cell>
          <table:table-cell office:value-type="float" office:value="-3967" calcext:value-type="float">
            <text:p>-3967</text:p>
          </table:table-cell>
          <table:table-cell office:value-type="float" office:value="2550" calcext:value-type="float">
            <text:p>2550</text:p>
          </table:table-cell>
          <table:table-cell office:value-type="float" office:value="2879" calcext:value-type="float">
            <text:p>2879</text:p>
          </table:table-cell>
          <table:table-cell table:number-columns-repeated="1017"/>
        </table:table-row>
        <table:table-row table:style-name="ro2">
          <table:table-cell table:formula="of:=[.A232]+1" office:value-type="float" office:value="231" calcext:value-type="float">
            <text:p>231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1245" calcext:value-type="float">
            <text:p>1245</text:p>
          </table:table-cell>
          <table:table-cell office:value-type="float" office:value="-2792" calcext:value-type="float">
            <text:p>-2792</text:p>
          </table:table-cell>
          <table:table-cell office:value-type="float" office:value="3093" calcext:value-type="float">
            <text:p>3093</text:p>
          </table:table-cell>
          <table:table-cell office:value-type="float" office:value="3416" calcext:value-type="float">
            <text:p>3416</text:p>
          </table:table-cell>
          <table:table-cell table:number-columns-repeated="1017"/>
        </table:table-row>
        <table:table-row table:style-name="ro2">
          <table:table-cell table:formula="of:=[.A233]+1" office:value-type="float" office:value="232" calcext:value-type="float">
            <text:p>232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2034" calcext:value-type="float">
            <text:p>2034</text:p>
          </table:table-cell>
          <table:table-cell office:value-type="float" office:value="-1560" calcext:value-type="float">
            <text:p>-1560</text:p>
          </table:table-cell>
          <table:table-cell office:value-type="float" office:value="3526" calcext:value-type="float">
            <text:p>3526</text:p>
          </table:table-cell>
          <table:table-cell office:value-type="float" office:value="3899" calcext:value-type="float">
            <text:p>3899</text:p>
          </table:table-cell>
          <table:table-cell table:number-columns-repeated="1017"/>
        </table:table-row>
        <table:table-row table:style-name="ro2">
          <table:table-cell table:formula="of:=[.A234]+1" office:value-type="float" office:value="233" calcext:value-type="float">
            <text:p>233</text:p>
          </table:table-cell>
          <table:table-cell/>
          <table:table-cell office:value-type="float" office:value="3865" calcext:value-type="float">
            <text:p>3865</text:p>
          </table:table-cell>
          <table:table-cell office:value-type="float" office:value="2777" calcext:value-type="float">
            <text:p>2777</text:p>
          </table:table-cell>
          <table:table-cell office:value-type="float" office:value="-298" calcext:value-type="float">
            <text:p>-298</text:p>
          </table:table-cell>
          <table:table-cell office:value-type="float" office:value="3843" calcext:value-type="float">
            <text:p>3843</text:p>
          </table:table-cell>
          <table:table-cell office:value-type="float" office:value="4330" calcext:value-type="float">
            <text:p>4330</text:p>
          </table:table-cell>
          <table:table-cell table:number-columns-repeated="1017"/>
        </table:table-row>
        <table:table-row table:style-name="ro2">
          <table:table-cell table:formula="of:=[.A235]+1" office:value-type="float" office:value="234" calcext:value-type="float">
            <text:p>234</text:p>
          </table:table-cell>
          <table:table-cell/>
          <table:table-cell office:value-type="float" office:value="4369" calcext:value-type="float">
            <text:p>4369</text:p>
          </table:table-cell>
          <table:table-cell office:value-type="float" office:value="3458" calcext:value-type="float">
            <text:p>3458</text:p>
          </table:table-cell>
          <table:table-cell office:value-type="float" office:value="965" calcext:value-type="float">
            <text:p>965</text:p>
          </table:table-cell>
          <table:table-cell office:value-type="float" office:value="4044" calcext:value-type="float">
            <text:p>4044</text:p>
          </table:table-cell>
          <table:table-cell office:value-type="float" office:value="4708" calcext:value-type="float">
            <text:p>4708</text:p>
          </table:table-cell>
          <table:table-cell table:number-columns-repeated="1017"/>
        </table:table-row>
        <table:table-row table:style-name="ro2">
          <table:table-cell table:formula="of:=[.A236]+1" office:value-type="float" office:value="235" calcext:value-type="float">
            <text:p>235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4060" calcext:value-type="float">
            <text:p>4060</text:p>
          </table:table-cell>
          <table:table-cell office:value-type="float" office:value="2203" calcext:value-type="float">
            <text:p>2203</text:p>
          </table:table-cell>
          <table:table-cell office:value-type="float" office:value="4130" calcext:value-type="float">
            <text:p>4130</text:p>
          </table:table-cell>
          <table:table-cell office:value-type="float" office:value="5035" calcext:value-type="float">
            <text:p>5035</text:p>
          </table:table-cell>
          <table:table-cell table:number-columns-repeated="1017"/>
        </table:table-row>
        <table:table-row table:style-name="ro2">
          <table:table-cell table:formula="of:=[.A237]+1" office:value-type="float" office:value="236" calcext:value-type="float">
            <text:p>236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4570" calcext:value-type="float">
            <text:p>4570</text:p>
          </table:table-cell>
          <table:table-cell office:value-type="float" office:value="3388" calcext:value-type="float">
            <text:p>3388</text:p>
          </table:table-cell>
          <table:table-cell office:value-type="float" office:value="4104" calcext:value-type="float">
            <text:p>4104</text:p>
          </table:table-cell>
          <table:table-cell office:value-type="float" office:value="5308" calcext:value-type="float">
            <text:p>5308</text:p>
          </table:table-cell>
          <table:table-cell table:number-columns-repeated="1017"/>
        </table:table-row>
        <table:table-row table:style-name="ro2">
          <table:table-cell table:formula="of:=[.A238]+1" office:value-type="float" office:value="237" calcext:value-type="float">
            <text:p>237</text:p>
          </table:table-cell>
          <table:table-cell/>
          <table:table-cell office:value-type="float" office:value="5566" calcext:value-type="float">
            <text:p>5566</text:p>
          </table:table-cell>
          <table:table-cell office:value-type="float" office:value="4977" calcext:value-type="float">
            <text:p>4977</text:p>
          </table:table-cell>
          <table:table-cell office:value-type="float" office:value="4495" calcext:value-type="float">
            <text:p>4495</text:p>
          </table:table-cell>
          <table:table-cell office:value-type="float" office:value="3976" calcext:value-type="float">
            <text:p>3976</text:p>
          </table:table-cell>
          <table:table-cell office:value-type="float" office:value="5525" calcext:value-type="float">
            <text:p>5525</text:p>
          </table:table-cell>
          <table:table-cell table:number-columns-repeated="1017"/>
        </table:table-row>
        <table:table-row table:style-name="ro2">
          <table:table-cell table:formula="of:=[.A239]+1" office:value-type="float" office:value="238" calcext:value-type="float">
            <text:p>238</text:p>
          </table:table-cell>
          <table:table-cell/>
          <table:table-cell office:value-type="float" office:value="5805" calcext:value-type="float">
            <text:p>5805</text:p>
          </table:table-cell>
          <table:table-cell office:value-type="float" office:value="5271" calcext:value-type="float">
            <text:p>5271</text:p>
          </table:table-cell>
          <table:table-cell office:value-type="float" office:value="5499" calcext:value-type="float">
            <text:p>5499</text:p>
          </table:table-cell>
          <table:table-cell office:value-type="float" office:value="3755" calcext:value-type="float">
            <text:p>3755</text:p>
          </table:table-cell>
          <table:table-cell office:value-type="float" office:value="5683" calcext:value-type="float">
            <text:p>5683</text:p>
          </table:table-cell>
          <table:table-cell table:number-columns-repeated="1017"/>
        </table:table-row>
        <table:table-row table:style-name="ro2">
          <table:table-cell table:formula="of:=[.A240]+1" office:value-type="float" office:value="239" calcext:value-type="float">
            <text:p>239</text:p>
          </table:table-cell>
          <table:table-cell/>
          <table:table-cell office:value-type="float" office:value="5943" calcext:value-type="float">
            <text:p>5943</text:p>
          </table:table-cell>
          <table:table-cell office:value-type="float" office:value="5446" calcext:value-type="float">
            <text:p>5446</text:p>
          </table:table-cell>
          <table:table-cell office:value-type="float" office:value="6380" calcext:value-type="float">
            <text:p>6380</text:p>
          </table:table-cell>
          <table:table-cell office:value-type="float" office:value="3455" calcext:value-type="float">
            <text:p>3455</text:p>
          </table:table-cell>
          <table:table-cell office:value-type="float" office:value="5779" calcext:value-type="float">
            <text:p>5779</text:p>
          </table:table-cell>
          <table:table-cell table:number-columns-repeated="1017"/>
        </table:table-row>
        <table:table-row table:style-name="ro2">
          <table:table-cell table:formula="of:=[.A241]+1" office:value-type="float" office:value="240" calcext:value-type="float">
            <text:p>240</text:p>
          </table:table-cell>
          <table:table-cell/>
          <table:table-cell office:value-type="float" office:value="6032" calcext:value-type="float">
            <text:p>6032</text:p>
          </table:table-cell>
          <table:table-cell office:value-type="float" office:value="5497" calcext:value-type="float">
            <text:p>5497</text:p>
          </table:table-cell>
          <table:table-cell office:value-type="float" office:value="7117" calcext:value-type="float">
            <text:p>7117</text:p>
          </table:table-cell>
          <table:table-cell office:value-type="float" office:value="3088" calcext:value-type="float">
            <text:p>3088</text:p>
          </table:table-cell>
          <table:table-cell office:value-type="float" office:value="5808" calcext:value-type="float">
            <text:p>5808</text:p>
          </table:table-cell>
          <table:table-cell table:number-columns-repeated="1017"/>
        </table:table-row>
        <table:table-row table:style-name="ro2">
          <table:table-cell table:formula="of:=[.A242]+1" office:value-type="float" office:value="241" calcext:value-type="float">
            <text:p>241</text:p>
          </table:table-cell>
          <table:table-cell/>
          <table:table-cell office:value-type="float" office:value="5966" calcext:value-type="float">
            <text:p>5966</text:p>
          </table:table-cell>
          <table:table-cell office:value-type="float" office:value="5424" calcext:value-type="float">
            <text:p>5424</text:p>
          </table:table-cell>
          <table:table-cell office:value-type="float" office:value="7696" calcext:value-type="float">
            <text:p>7696</text:p>
          </table:table-cell>
          <table:table-cell office:value-type="float" office:value="2672" calcext:value-type="float">
            <text:p>2672</text:p>
          </table:table-cell>
          <table:table-cell office:value-type="float" office:value="5765" calcext:value-type="float">
            <text:p>5765</text:p>
          </table:table-cell>
          <table:table-cell table:number-columns-repeated="1017"/>
        </table:table-row>
        <table:table-row table:style-name="ro2">
          <table:table-cell table:formula="of:=[.A243]+1" office:value-type="float" office:value="242" calcext:value-type="float">
            <text:p>242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5229" calcext:value-type="float">
            <text:p>5229</text:p>
          </table:table-cell>
          <table:table-cell office:value-type="float" office:value="8104" calcext:value-type="float">
            <text:p>8104</text:p>
          </table:table-cell>
          <table:table-cell office:value-type="float" office:value="2221" calcext:value-type="float">
            <text:p>2221</text:p>
          </table:table-cell>
          <table:table-cell office:value-type="float" office:value="5646" calcext:value-type="float">
            <text:p>5646</text:p>
          </table:table-cell>
          <table:table-cell table:number-columns-repeated="1017"/>
        </table:table-row>
        <table:table-row table:style-name="ro2">
          <table:table-cell table:formula="of:=[.A244]+1" office:value-type="float" office:value="243" calcext:value-type="float">
            <text:p>243</text:p>
          </table:table-cell>
          <table:table-cell/>
          <table:table-cell office:value-type="float" office:value="5624" calcext:value-type="float">
            <text:p>5624</text:p>
          </table:table-cell>
          <table:table-cell office:value-type="float" office:value="4915" calcext:value-type="float">
            <text:p>4915</text:p>
          </table:table-cell>
          <table:table-cell office:value-type="float" office:value="8333" calcext:value-type="float">
            <text:p>8333</text:p>
          </table:table-cell>
          <table:table-cell office:value-type="float" office:value="1753" calcext:value-type="float">
            <text:p>1753</text:p>
          </table:table-cell>
          <table:table-cell office:value-type="float" office:value="5449" calcext:value-type="float">
            <text:p>5449</text:p>
          </table:table-cell>
          <table:table-cell table:number-columns-repeated="1017"/>
        </table:table-row>
        <table:table-row table:style-name="ro2">
          <table:table-cell table:formula="of:=[.A245]+1" office:value-type="float" office:value="244" calcext:value-type="float">
            <text:p>244</text:p>
          </table:table-cell>
          <table:table-cell/>
          <table:table-cell office:value-type="float" office:value="5274" calcext:value-type="float">
            <text:p>5274</text:p>
          </table:table-cell>
          <table:table-cell office:value-type="float" office:value="4489" calcext:value-type="float">
            <text:p>4489</text:p>
          </table:table-cell>
          <table:table-cell office:value-type="float" office:value="8378" calcext:value-type="float">
            <text:p>8378</text:p>
          </table:table-cell>
          <table:table-cell office:value-type="float" office:value="1281" calcext:value-type="float">
            <text:p>1281</text:p>
          </table:table-cell>
          <table:table-cell office:value-type="float" office:value="5173" calcext:value-type="float">
            <text:p>5173</text:p>
          </table:table-cell>
          <table:table-cell table:number-columns-repeated="1017"/>
        </table:table-row>
        <table:table-row table:style-name="ro2">
          <table:table-cell table:formula="of:=[.A246]+1" office:value-type="float" office:value="245" calcext:value-type="float">
            <text:p>245</text:p>
          </table:table-cell>
          <table:table-cell/>
          <table:table-cell office:value-type="float" office:value="4858" calcext:value-type="float">
            <text:p>4858</text:p>
          </table:table-cell>
          <table:table-cell office:value-type="float" office:value="3962" calcext:value-type="float">
            <text:p>3962</text:p>
          </table:table-cell>
          <table:table-cell office:value-type="float" office:value="8240" calcext:value-type="float">
            <text:p>8240</text:p>
          </table:table-cell>
          <table:table-cell office:value-type="float" office:value="823" calcext:value-type="float">
            <text:p>823</text:p>
          </table:table-cell>
          <table:table-cell office:value-type="float" office:value="4818" calcext:value-type="float">
            <text:p>4818</text:p>
          </table:table-cell>
          <table:table-cell table:number-columns-repeated="1017"/>
        </table:table-row>
        <table:table-row table:style-name="ro2">
          <table:table-cell table:formula="of:=[.A247]+1" office:value-type="float" office:value="246" calcext:value-type="float">
            <text:p>246</text:p>
          </table:table-cell>
          <table:table-cell/>
          <table:table-cell office:value-type="float" office:value="4371" calcext:value-type="float">
            <text:p>4371</text:p>
          </table:table-cell>
          <table:table-cell office:value-type="float" office:value="3346" calcext:value-type="float">
            <text:p>3346</text:p>
          </table:table-cell>
          <table:table-cell office:value-type="float" office:value="7922" calcext:value-type="float">
            <text:p>7922</text:p>
          </table:table-cell>
          <table:table-cell office:value-type="float" office:value="389" calcext:value-type="float">
            <text:p>389</text:p>
          </table:table-cell>
          <table:table-cell office:value-type="float" office:value="4388" calcext:value-type="float">
            <text:p>4388</text:p>
          </table:table-cell>
          <table:table-cell table:number-columns-repeated="1017"/>
        </table:table-row>
        <table:table-row table:style-name="ro2">
          <table:table-cell table:formula="of:=[.A248]+1" office:value-type="float" office:value="247" calcext:value-type="float">
            <text:p>247</text:p>
          </table:table-cell>
          <table:table-cell/>
          <table:table-cell office:value-type="float" office:value="3826" calcext:value-type="float">
            <text:p>3826</text:p>
          </table:table-cell>
          <table:table-cell office:value-type="float" office:value="2653" calcext:value-type="float">
            <text:p>2653</text:p>
          </table:table-cell>
          <table:table-cell office:value-type="float" office:value="7432" calcext:value-type="float">
            <text:p>7432</text:p>
          </table:table-cell>
          <table:table-cell office:value-type="float" office:value="-6" calcext:value-type="float">
            <text:p>-6</text:p>
          </table:table-cell>
          <table:table-cell office:value-type="float" office:value="3889" calcext:value-type="float">
            <text:p>3889</text:p>
          </table:table-cell>
          <table:table-cell table:number-columns-repeated="1017"/>
        </table:table-row>
        <table:table-row table:style-name="ro2">
          <table:table-cell table:formula="of:=[.A249]+1" office:value-type="float" office:value="248" calcext:value-type="float">
            <text:p>248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1901" calcext:value-type="float">
            <text:p>1901</text:p>
          </table:table-cell>
          <table:table-cell office:value-type="float" office:value="6780" calcext:value-type="float">
            <text:p>6780</text:p>
          </table:table-cell>
          <table:table-cell office:value-type="float" office:value="-356" calcext:value-type="float">
            <text:p>-356</text:p>
          </table:table-cell>
          <table:table-cell office:value-type="float" office:value="3330" calcext:value-type="float">
            <text:p>3330</text:p>
          </table:table-cell>
          <table:table-cell table:number-columns-repeated="1017"/>
        </table:table-row>
        <table:table-row table:style-name="ro2">
          <table:table-cell table:formula="of:=[.A250]+1" office:value-type="float" office:value="249" calcext:value-type="float">
            <text:p>249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1105" calcext:value-type="float">
            <text:p>1105</text:p>
          </table:table-cell>
          <table:table-cell office:value-type="float" office:value="5983" calcext:value-type="float">
            <text:p>5983</text:p>
          </table:table-cell>
          <table:table-cell office:value-type="float" office:value="-652" calcext:value-type="float">
            <text:p>-652</text:p>
          </table:table-cell>
          <table:table-cell office:value-type="float" office:value="2722" calcext:value-type="float">
            <text:p>2722</text:p>
          </table:table-cell>
          <table:table-cell table:number-columns-repeated="1017"/>
        </table:table-row>
        <table:table-row table:style-name="ro2">
          <table:table-cell table:formula="of:=[.A251]+1" office:value-type="float" office:value="250" calcext:value-type="float">
            <text:p>250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85" calcext:value-type="float">
            <text:p>285</text:p>
          </table:table-cell>
          <table:table-cell office:value-type="float" office:value="5058" calcext:value-type="float">
            <text:p>5058</text:p>
          </table:table-cell>
          <table:table-cell office:value-type="float" office:value="-890" calcext:value-type="float">
            <text:p>-890</text:p>
          </table:table-cell>
          <table:table-cell office:value-type="float" office:value="2082" calcext:value-type="float">
            <text:p>2082</text:p>
          </table:table-cell>
          <table:table-cell table:number-columns-repeated="1017"/>
        </table:table-row>
        <table:table-row table:style-name="ro2">
          <table:table-cell table:formula="of:=[.A252]+1" office:value-type="float" office:value="251" calcext:value-type="float">
            <text:p>251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-541" calcext:value-type="float">
            <text:p>-541</text:p>
          </table:table-cell>
          <table:table-cell office:value-type="float" office:value="4025" calcext:value-type="float">
            <text:p>4025</text:p>
          </table:table-cell>
          <table:table-cell office:value-type="float" office:value="-1067" calcext:value-type="float">
            <text:p>-1067</text:p>
          </table:table-cell>
          <table:table-cell office:value-type="float" office:value="1424" calcext:value-type="float">
            <text:p>1424</text:p>
          </table:table-cell>
          <table:table-cell table:number-columns-repeated="1017"/>
        </table:table-row>
        <table:table-row table:style-name="ro2">
          <table:table-cell table:formula="of:=[.A253]+1" office:value-type="float" office:value="252" calcext:value-type="float">
            <text:p>25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-1356" calcext:value-type="float">
            <text:p>-1356</text:p>
          </table:table-cell>
          <table:table-cell office:value-type="float" office:value="2909" calcext:value-type="float">
            <text:p>2909</text:p>
          </table:table-cell>
          <table:table-cell office:value-type="float" office:value="-1185" calcext:value-type="float">
            <text:p>-1185</text:p>
          </table:table-cell>
          <table:table-cell office:value-type="float" office:value="767" calcext:value-type="float">
            <text:p>767</text:p>
          </table:table-cell>
          <table:table-cell table:number-columns-repeated="1017"/>
        </table:table-row>
        <table:table-row table:style-name="ro2">
          <table:table-cell table:formula="of:=[.A254]+1" office:value-type="float" office:value="253" calcext:value-type="float">
            <text:p>25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-2140" calcext:value-type="float">
            <text:p>-2140</text:p>
          </table:table-cell>
          <table:table-cell office:value-type="float" office:value="1733" calcext:value-type="float">
            <text:p>1733</text:p>
          </table:table-cell>
          <table:table-cell office:value-type="float" office:value="-1245" calcext:value-type="float">
            <text:p>-1245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formula="of:=[.A255]+1" office:value-type="float" office:value="254" calcext:value-type="float">
            <text:p>254</text:p>
          </table:table-cell>
          <table:table-cell/>
          <table:table-cell office:value-type="float" office:value="-260" calcext:value-type="float">
            <text:p>-260</text:p>
          </table:table-cell>
          <table:table-cell office:value-type="float" office:value="-2875" calcext:value-type="float">
            <text:p>-2875</text:p>
          </table:table-cell>
          <table:table-cell office:value-type="float" office:value="524" calcext:value-type="float">
            <text:p>524</text:p>
          </table:table-cell>
          <table:table-cell office:value-type="float" office:value="-1252" calcext:value-type="float">
            <text:p>-1252</text:p>
          </table:table-cell>
          <table:table-cell office:value-type="float" office:value="-465" calcext:value-type="float">
            <text:p>-465</text:p>
          </table:table-cell>
          <table:table-cell table:number-columns-repeated="1017"/>
        </table:table-row>
        <table:table-row table:style-name="ro2">
          <table:table-cell table:formula="of:=[.A256]+1" office:value-type="float" office:value="255" calcext:value-type="float">
            <text:p>255</text:p>
          </table:table-cell>
          <table:table-cell/>
          <table:table-cell office:value-type="float" office:value="-715" calcext:value-type="float">
            <text:p>-715</text:p>
          </table:table-cell>
          <table:table-cell office:value-type="float" office:value="-3546" calcext:value-type="float">
            <text:p>-3546</text:p>
          </table:table-cell>
          <table:table-cell office:value-type="float" office:value="-691" calcext:value-type="float">
            <text:p>-691</text:p>
          </table:table-cell>
          <table:table-cell office:value-type="float" office:value="-1214" calcext:value-type="float">
            <text:p>-1214</text:p>
          </table:table-cell>
          <table:table-cell office:value-type="float" office:value="-1004" calcext:value-type="float">
            <text:p>-1004</text:p>
          </table:table-cell>
          <table:table-cell table:number-columns-repeated="1017"/>
        </table:table-row>
        <table:table-row table:style-name="ro2">
          <table:table-cell table:formula="of:=[.A257]+1" office:value-type="float" office:value="256" calcext:value-type="float">
            <text:p>256</text:p>
          </table:table-cell>
          <table:table-cell/>
          <table:table-cell office:value-type="float" office:value="-1034" calcext:value-type="float">
            <text:p>-1034</text:p>
          </table:table-cell>
          <table:table-cell office:value-type="float" office:value="-4136" calcext:value-type="float">
            <text:p>-4136</text:p>
          </table:table-cell>
          <table:table-cell office:value-type="float" office:value="-1887" calcext:value-type="float">
            <text:p>-1887</text:p>
          </table:table-cell>
          <table:table-cell office:value-type="float" office:value="-1138" calcext:value-type="float">
            <text:p>-1138</text:p>
          </table:table-cell>
          <table:table-cell office:value-type="float" office:value="-1468" calcext:value-type="float">
            <text:p>-1468</text:p>
          </table:table-cell>
          <table:table-cell table:number-columns-repeated="1017"/>
        </table:table-row>
        <table:table-row table:style-name="ro2">
          <table:table-cell table:formula="of:=[.A258]+1" office:value-type="float" office:value="257" calcext:value-type="float">
            <text:p>257</text:p>
          </table:table-cell>
          <table:table-cell/>
          <table:table-cell office:value-type="float" office:value="-1279" calcext:value-type="float">
            <text:p>-1279</text:p>
          </table:table-cell>
          <table:table-cell office:value-type="float" office:value="-4633" calcext:value-type="float">
            <text:p>-4633</text:p>
          </table:table-cell>
          <table:table-cell office:value-type="float" office:value="-3037" calcext:value-type="float">
            <text:p>-3037</text:p>
          </table:table-cell>
          <table:table-cell office:value-type="float" office:value="-1033" calcext:value-type="float">
            <text:p>-1033</text:p>
          </table:table-cell>
          <table:table-cell office:value-type="float" office:value="-1843" calcext:value-type="float">
            <text:p>-1843</text:p>
          </table:table-cell>
          <table:table-cell table:number-columns-repeated="1017"/>
        </table:table-row>
        <table:table-row table:style-name="ro2">
          <table:table-cell table:formula="of:=[.A259]+1" office:value-type="float" office:value="258" calcext:value-type="float">
            <text:p>258</text:p>
          </table:table-cell>
          <table:table-cell/>
          <table:table-cell office:value-type="float" office:value="-1466" calcext:value-type="float">
            <text:p>-1466</text:p>
          </table:table-cell>
          <table:table-cell office:value-type="float" office:value="-5024" calcext:value-type="float">
            <text:p>-5024</text:p>
          </table:table-cell>
          <table:table-cell office:value-type="float" office:value="-4115" calcext:value-type="float">
            <text:p>-4115</text:p>
          </table:table-cell>
          <table:table-cell office:value-type="float" office:value="-910" calcext:value-type="float">
            <text:p>-910</text:p>
          </table:table-cell>
          <table:table-cell office:value-type="float" office:value="-2118" calcext:value-type="float">
            <text:p>-2118</text:p>
          </table:table-cell>
          <table:table-cell table:number-columns-repeated="1017"/>
        </table:table-row>
        <table:table-row table:style-name="ro2">
          <table:table-cell table:formula="of:=[.A260]+1" office:value-type="float" office:value="259" calcext:value-type="float">
            <text:p>259</text:p>
          </table:table-cell>
          <table:table-cell/>
          <table:table-cell office:value-type="float" office:value="-1468" calcext:value-type="float">
            <text:p>-1468</text:p>
          </table:table-cell>
          <table:table-cell office:value-type="float" office:value="-5302" calcext:value-type="float">
            <text:p>-5302</text:p>
          </table:table-cell>
          <table:table-cell office:value-type="float" office:value="-5099" calcext:value-type="float">
            <text:p>-5099</text:p>
          </table:table-cell>
          <table:table-cell office:value-type="float" office:value="-778" calcext:value-type="float">
            <text:p>-778</text:p>
          </table:table-cell>
          <table:table-cell office:value-type="float" office:value="-2286" calcext:value-type="float">
            <text:p>-2286</text:p>
          </table:table-cell>
          <table:table-cell table:number-columns-repeated="1017"/>
        </table:table-row>
        <table:table-row table:style-name="ro2">
          <table:table-cell table:formula="of:=[.A261]+1" office:value-type="float" office:value="260" calcext:value-type="float">
            <text:p>260</text:p>
          </table:table-cell>
          <table:table-cell/>
          <table:table-cell office:value-type="float" office:value="-1457" calcext:value-type="float">
            <text:p>-1457</text:p>
          </table:table-cell>
          <table:table-cell office:value-type="float" office:value="-5460" calcext:value-type="float">
            <text:p>-5460</text:p>
          </table:table-cell>
          <table:table-cell office:value-type="float" office:value="-5967" calcext:value-type="float">
            <text:p>-5967</text:p>
          </table:table-cell>
          <table:table-cell office:value-type="float" office:value="-649" calcext:value-type="float">
            <text:p>-649</text:p>
          </table:table-cell>
          <table:table-cell office:value-type="float" office:value="-2342" calcext:value-type="float">
            <text:p>-2342</text:p>
          </table:table-cell>
          <table:table-cell table:number-columns-repeated="1017"/>
        </table:table-row>
        <table:table-row table:style-name="ro2">
          <table:table-cell table:formula="of:=[.A262]+1" office:value-type="float" office:value="261" calcext:value-type="float">
            <text:p>261</text:p>
          </table:table-cell>
          <table:table-cell/>
          <table:table-cell office:value-type="float" office:value="-1314" calcext:value-type="float">
            <text:p>-1314</text:p>
          </table:table-cell>
          <table:table-cell office:value-type="float" office:value="-5495" calcext:value-type="float">
            <text:p>-5495</text:p>
          </table:table-cell>
          <table:table-cell office:value-type="float" office:value="-6701" calcext:value-type="float">
            <text:p>-6701</text:p>
          </table:table-cell>
          <table:table-cell office:value-type="float" office:value="-531" calcext:value-type="float">
            <text:p>-531</text:p>
          </table:table-cell>
          <table:table-cell office:value-type="float" office:value="-2290" calcext:value-type="float">
            <text:p>-2290</text:p>
          </table:table-cell>
          <table:table-cell table:number-columns-repeated="1017"/>
        </table:table-row>
        <table:table-row table:style-name="ro2">
          <table:table-cell table:formula="of:=[.A263]+1" office:value-type="float" office:value="262" calcext:value-type="float">
            <text:p>262</text:p>
          </table:table-cell>
          <table:table-cell/>
          <table:table-cell office:value-type="float" office:value="-1058" calcext:value-type="float">
            <text:p>-1058</text:p>
          </table:table-cell>
          <table:table-cell office:value-type="float" office:value="-5405" calcext:value-type="float">
            <text:p>-5405</text:p>
          </table:table-cell>
          <table:table-cell office:value-type="float" office:value="-7285" calcext:value-type="float">
            <text:p>-7285</text:p>
          </table:table-cell>
          <table:table-cell office:value-type="float" office:value="-432" calcext:value-type="float">
            <text:p>-432</text:p>
          </table:table-cell>
          <table:table-cell office:value-type="float" office:value="-2135" calcext:value-type="float">
            <text:p>-2135</text:p>
          </table:table-cell>
          <table:table-cell table:number-columns-repeated="1017"/>
        </table:table-row>
        <table:table-row table:style-name="ro2">
          <table:table-cell table:formula="of:=[.A264]+1" office:value-type="float" office:value="263" calcext:value-type="float">
            <text:p>263</text:p>
          </table:table-cell>
          <table:table-cell/>
          <table:table-cell office:value-type="float" office:value="-725" calcext:value-type="float">
            <text:p>-725</text:p>
          </table:table-cell>
          <table:table-cell office:value-type="float" office:value="-5192" calcext:value-type="float">
            <text:p>-5192</text:p>
          </table:table-cell>
          <table:table-cell office:value-type="float" office:value="-7707" calcext:value-type="float">
            <text:p>-7707</text:p>
          </table:table-cell>
          <table:table-cell office:value-type="float" office:value="-361" calcext:value-type="float">
            <text:p>-361</text:p>
          </table:table-cell>
          <table:table-cell office:value-type="float" office:value="-1888" calcext:value-type="float">
            <text:p>-1888</text:p>
          </table:table-cell>
          <table:table-cell table:number-columns-repeated="1017"/>
        </table:table-row>
        <table:table-row table:style-name="ro2">
          <table:table-cell table:formula="of:=[.A265]+1" office:value-type="float" office:value="264" calcext:value-type="float">
            <text:p>264</text:p>
          </table:table-cell>
          <table:table-cell/>
          <table:table-cell office:value-type="float" office:value="-314" calcext:value-type="float">
            <text:p>-314</text:p>
          </table:table-cell>
          <table:table-cell office:value-type="float" office:value="-4862" calcext:value-type="float">
            <text:p>-4862</text:p>
          </table:table-cell>
          <table:table-cell office:value-type="float" office:value="-7959" calcext:value-type="float">
            <text:p>-7959</text:p>
          </table:table-cell>
          <table:table-cell office:value-type="float" office:value="-323" calcext:value-type="float">
            <text:p>-323</text:p>
          </table:table-cell>
          <table:table-cell office:value-type="float" office:value="-1562" calcext:value-type="float">
            <text:p>-1562</text:p>
          </table:table-cell>
          <table:table-cell table:number-columns-repeated="1017"/>
        </table:table-row>
        <table:table-row table:style-name="ro2">
          <table:table-cell table:formula="of:=[.A266]+1" office:value-type="float" office:value="265" calcext:value-type="float">
            <text:p>26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4422" calcext:value-type="float">
            <text:p>-4422</text:p>
          </table:table-cell>
          <table:table-cell office:value-type="float" office:value="-8035" calcext:value-type="float">
            <text:p>-8035</text:p>
          </table:table-cell>
          <table:table-cell office:value-type="float" office:value="-320" calcext:value-type="float">
            <text:p>-320</text:p>
          </table:table-cell>
          <table:table-cell office:value-type="float" office:value="-1176" calcext:value-type="float">
            <text:p>-1176</text:p>
          </table:table-cell>
          <table:table-cell table:number-columns-repeated="1017"/>
        </table:table-row>
        <table:table-row table:style-name="ro2">
          <table:table-cell table:formula="of:=[.A267]+1" office:value-type="float" office:value="266" calcext:value-type="float">
            <text:p>266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-3882" calcext:value-type="float">
            <text:p>-3882</text:p>
          </table:table-cell>
          <table:table-cell office:value-type="float" office:value="-7934" calcext:value-type="float">
            <text:p>-7934</text:p>
          </table:table-cell>
          <table:table-cell office:value-type="float" office:value="-356" calcext:value-type="float">
            <text:p>-356</text:p>
          </table:table-cell>
          <table:table-cell office:value-type="float" office:value="-748" calcext:value-type="float">
            <text:p>-748</text:p>
          </table:table-cell>
          <table:table-cell table:number-columns-repeated="1017"/>
        </table:table-row>
        <table:table-row table:style-name="ro2">
          <table:table-cell table:formula="of:=[.A268]+1" office:value-type="float" office:value="267" calcext:value-type="float">
            <text:p>267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-3254" calcext:value-type="float">
            <text:p>-3254</text:p>
          </table:table-cell>
          <table:table-cell office:value-type="float" office:value="-7661" calcext:value-type="float">
            <text:p>-7661</text:p>
          </table:table-cell>
          <table:table-cell office:value-type="float" office:value="-430" calcext:value-type="float">
            <text:p>-430</text:p>
          </table:table-cell>
          <table:table-cell office:value-type="float" office:value="-300" calcext:value-type="float">
            <text:p>-300</text:p>
          </table:table-cell>
          <table:table-cell table:number-columns-repeated="1017"/>
        </table:table-row>
        <table:table-row table:style-name="ro2">
          <table:table-cell table:formula="of:=[.A269]+1" office:value-type="float" office:value="268" calcext:value-type="float">
            <text:p>268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-2553" calcext:value-type="float">
            <text:p>-2553</text:p>
          </table:table-cell>
          <table:table-cell office:value-type="float" office:value="-7220" calcext:value-type="float">
            <text:p>-7220</text:p>
          </table:table-cell>
          <table:table-cell office:value-type="float" office:value="-539" calcext:value-type="float">
            <text:p>-539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formula="of:=[.A270]+1" office:value-type="float" office:value="269" calcext:value-type="float">
            <text:p>26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-1793" calcext:value-type="float">
            <text:p>-1793</text:p>
          </table:table-cell>
          <table:table-cell office:value-type="float" office:value="-6623" calcext:value-type="float">
            <text:p>-6623</text:p>
          </table:table-cell>
          <table:table-cell office:value-type="float" office:value="-678" calcext:value-type="float">
            <text:p>-678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table:formula="of:=[.A271]+1" office:value-type="float" office:value="270" calcext:value-type="float">
            <text:p>270</text:p>
          </table:table-cell>
          <table:table-cell/>
          <table:table-cell office:value-type="float" office:value="2579" calcext:value-type="float">
            <text:p>2579</text:p>
          </table:table-cell>
          <table:table-cell office:value-type="float" office:value="-993" calcext:value-type="float">
            <text:p>-993</text:p>
          </table:table-cell>
          <table:table-cell office:value-type="float" office:value="-5884" calcext:value-type="float">
            <text:p>-5884</text:p>
          </table:table-cell>
          <table:table-cell office:value-type="float" office:value="-841" calcext:value-type="float">
            <text:p>-841</text:p>
          </table:table-cell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2">
          <table:table-cell table:formula="of:=[.A272]+1" office:value-type="float" office:value="271" calcext:value-type="float">
            <text:p>271</text:p>
          </table:table-cell>
          <table:table-cell/>
          <table:table-cell office:value-type="float" office:value="2961" calcext:value-type="float">
            <text:p>2961</text:p>
          </table:table-cell>
          <table:table-cell office:value-type="float" office:value="-171" calcext:value-type="float">
            <text:p>-171</text:p>
          </table:table-cell>
          <table:table-cell office:value-type="float" office:value="-5019" calcext:value-type="float">
            <text:p>-5019</text:p>
          </table:table-cell>
          <table:table-cell office:value-type="float" office:value="-1021" calcext:value-type="float">
            <text:p>-1021</text:p>
          </table:table-cell>
          <table:table-cell office:value-type="float" office:value="1274" calcext:value-type="float">
            <text:p>1274</text:p>
          </table:table-cell>
          <table:table-cell table:number-columns-repeated="1017"/>
        </table:table-row>
        <table:table-row table:style-name="ro2">
          <table:table-cell table:formula="of:=[.A273]+1" office:value-type="float" office:value="272" calcext:value-type="float">
            <text:p>272</text:p>
          </table:table-cell>
          <table:table-cell/>
          <table:table-cell office:value-type="float" office:value="3244" calcext:value-type="float">
            <text:p>3244</text:p>
          </table:table-cell>
          <table:table-cell office:value-type="float" office:value="655" calcext:value-type="float">
            <text:p>655</text:p>
          </table:table-cell>
          <table:table-cell office:value-type="float" office:value="-4048" calcext:value-type="float">
            <text:p>-4048</text:p>
          </table:table-cell>
          <table:table-cell office:value-type="float" office:value="-1207" calcext:value-type="float">
            <text:p>-1207</text:p>
          </table:table-cell>
          <table:table-cell office:value-type="float" office:value="1529" calcext:value-type="float">
            <text:p>1529</text:p>
          </table:table-cell>
          <table:table-cell table:number-columns-repeated="1017"/>
        </table:table-row>
        <table:table-row table:style-name="ro2">
          <table:table-cell table:formula="of:=[.A274]+1" office:value-type="float" office:value="273" calcext:value-type="float">
            <text:p>27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1466" calcext:value-type="float">
            <text:p>1466</text:p>
          </table:table-cell>
          <table:table-cell office:value-type="float" office:value="-2993" calcext:value-type="float">
            <text:p>-2993</text:p>
          </table:table-cell>
          <table:table-cell office:value-type="float" office:value="-1390" calcext:value-type="float">
            <text:p>-1390</text:p>
          </table:table-cell>
          <table:table-cell office:value-type="float" office:value="1706" calcext:value-type="float">
            <text:p>1706</text:p>
          </table:table-cell>
          <table:table-cell table:number-columns-repeated="1017"/>
        </table:table-row>
        <table:table-row table:style-name="ro2">
          <table:table-cell table:formula="of:=[.A275]+1" office:value-type="float" office:value="274" calcext:value-type="float">
            <text:p>274</text:p>
          </table:table-cell>
          <table:table-cell/>
          <table:table-cell office:value-type="float" office:value="3488" calcext:value-type="float">
            <text:p>3488</text:p>
          </table:table-cell>
          <table:table-cell office:value-type="float" office:value="2245" calcext:value-type="float">
            <text:p>2245</text:p>
          </table:table-cell>
          <table:table-cell office:value-type="float" office:value="-1876" calcext:value-type="float">
            <text:p>-1876</text:p>
          </table:table-cell>
          <table:table-cell office:value-type="float" office:value="-1558" calcext:value-type="float">
            <text:p>-1558</text:p>
          </table:table-cell>
          <table:table-cell office:value-type="float" office:value="1802" calcext:value-type="float">
            <text:p>1802</text:p>
          </table:table-cell>
          <table:table-cell table:number-columns-repeated="1017"/>
        </table:table-row>
        <table:table-row table:style-name="ro2">
          <table:table-cell table:formula="of:=[.A276]+1" office:value-type="float" office:value="275" calcext:value-type="float">
            <text:p>275</text:p>
          </table:table-cell>
          <table:table-cell table:formula="of:=[.A277]/44100" office:value-type="float" office:value="0.00623582766439909" calcext:value-type="float">
            <text:p>0.0062</text:p>
          </table:table-cell>
          <table:table-cell office:value-type="float" office:value="3456" calcext:value-type="float">
            <text:p>3456</text:p>
          </table:table-cell>
          <table:table-cell office:value-type="float" office:value="2972" calcext:value-type="float">
            <text:p>2972</text:p>
          </table:table-cell>
          <table:table-cell office:value-type="float" office:value="-724" calcext:value-type="float">
            <text:p>-724</text:p>
          </table:table-cell>
          <table:table-cell office:value-type="float" office:value="-1701" calcext:value-type="float">
            <text:p>-1701</text:p>
          </table:table-cell>
          <table:table-cell office:value-type="float" office:value="1819" calcext:value-type="float">
            <text:p>1819</text:p>
          </table:table-cell>
          <table:table-cell table:number-columns-repeated="1017"/>
        </table:table-row>
        <table:table-row table:style-name="ro2">
          <table:table-cell table:formula="of:=[.A277]+1" office:value-type="float" office:value="276" calcext:value-type="float">
            <text:p>276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3632" calcext:value-type="float">
            <text:p>3632</text:p>
          </table:table-cell>
          <table:table-cell office:value-type="float" office:value="439" calcext:value-type="float">
            <text:p>439</text:p>
          </table:table-cell>
          <table:table-cell office:value-type="float" office:value="-1808" calcext:value-type="float">
            <text:p>-1808</text:p>
          </table:table-cell>
          <table:table-cell office:value-type="float" office:value="1763" calcext:value-type="float">
            <text:p>1763</text:p>
          </table:table-cell>
          <table:table-cell table:number-columns-repeated="1017"/>
        </table:table-row>
        <table:table-row table:style-name="ro2">
          <table:table-cell table:formula="of:=[.A278]+1" office:value-type="float" office:value="277" calcext:value-type="float">
            <text:p>277</text:p>
          </table:table-cell>
          <table:table-cell/>
          <table:table-cell office:value-type="float" office:value="3057" calcext:value-type="float">
            <text:p>3057</text:p>
          </table:table-cell>
          <table:table-cell office:value-type="float" office:value="4210" calcext:value-type="float">
            <text:p>4210</text:p>
          </table:table-cell>
          <table:table-cell office:value-type="float" office:value="1587" calcext:value-type="float">
            <text:p>1587</text:p>
          </table:table-cell>
          <table:table-cell office:value-type="float" office:value="-1869" calcext:value-type="float">
            <text:p>-1869</text:p>
          </table:table-cell>
          <table:table-cell office:value-type="float" office:value="1646" calcext:value-type="float">
            <text:p>1646</text:p>
          </table:table-cell>
          <table:table-cell table:number-columns-repeated="1017"/>
        </table:table-row>
        <table:table-row table:style-name="ro2">
          <table:table-cell table:formula="of:=[.A279]+1" office:value-type="float" office:value="278" calcext:value-type="float">
            <text:p>278</text:p>
          </table:table-cell>
          <table:table-cell/>
          <table:table-cell office:value-type="float" office:value="2738" calcext:value-type="float">
            <text:p>2738</text:p>
          </table:table-cell>
          <table:table-cell office:value-type="float" office:value="4693" calcext:value-type="float">
            <text:p>4693</text:p>
          </table:table-cell>
          <table:table-cell office:value-type="float" office:value="2696" calcext:value-type="float">
            <text:p>2696</text:p>
          </table:table-cell>
          <table:table-cell office:value-type="float" office:value="-1875" calcext:value-type="float">
            <text:p>-1875</text:p>
          </table:table-cell>
          <table:table-cell office:value-type="float" office:value="1483" calcext:value-type="float">
            <text:p>1483</text:p>
          </table:table-cell>
          <table:table-cell table:number-columns-repeated="1017"/>
        </table:table-row>
        <table:table-row table:style-name="ro2">
          <table:table-cell table:formula="of:=[.A280]+1" office:value-type="float" office:value="279" calcext:value-type="float">
            <text:p>279</text:p>
          </table:table-cell>
          <table:table-cell/>
          <table:table-cell office:value-type="float" office:value="2356" calcext:value-type="float">
            <text:p>2356</text:p>
          </table:table-cell>
          <table:table-cell office:value-type="float" office:value="5070" calcext:value-type="float">
            <text:p>5070</text:p>
          </table:table-cell>
          <table:table-cell office:value-type="float" office:value="3740" calcext:value-type="float">
            <text:p>3740</text:p>
          </table:table-cell>
          <table:table-cell office:value-type="float" office:value="-1820" calcext:value-type="float">
            <text:p>-1820</text:p>
          </table:table-cell>
          <table:table-cell office:value-type="float" office:value="1292" calcext:value-type="float">
            <text:p>1292</text:p>
          </table:table-cell>
          <table:table-cell table:number-columns-repeated="1017"/>
        </table:table-row>
        <table:table-row table:style-name="ro2">
          <table:table-cell table:formula="of:=[.A281]+1" office:value-type="float" office:value="280" calcext:value-type="float">
            <text:p>280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5331" calcext:value-type="float">
            <text:p>5331</text:p>
          </table:table-cell>
          <table:table-cell office:value-type="float" office:value="4698" calcext:value-type="float">
            <text:p>4698</text:p>
          </table:table-cell>
          <table:table-cell office:value-type="float" office:value="-1699" calcext:value-type="float">
            <text:p>-1699</text:p>
          </table:table-cell>
          <table:table-cell office:value-type="float" office:value="1094" calcext:value-type="float">
            <text:p>1094</text:p>
          </table:table-cell>
          <table:table-cell table:number-columns-repeated="1017"/>
        </table:table-row>
        <table:table-row table:style-name="ro2">
          <table:table-cell table:formula="of:=[.A282]+1" office:value-type="float" office:value="281" calcext:value-type="float">
            <text:p>281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5472" calcext:value-type="float">
            <text:p>5472</text:p>
          </table:table-cell>
          <table:table-cell office:value-type="float" office:value="5549" calcext:value-type="float">
            <text:p>5549</text:p>
          </table:table-cell>
          <table:table-cell office:value-type="float" office:value="-1508" calcext:value-type="float">
            <text:p>-1508</text:p>
          </table:table-cell>
          <table:table-cell office:value-type="float" office:value="908" calcext:value-type="float">
            <text:p>908</text:p>
          </table:table-cell>
          <table:table-cell table:number-columns-repeated="1017"/>
        </table:table-row>
        <table:table-row table:style-name="ro2">
          <table:table-cell table:formula="of:=[.A283]+1" office:value-type="float" office:value="282" calcext:value-type="float">
            <text:p>282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5490" calcext:value-type="float">
            <text:p>5490</text:p>
          </table:table-cell>
          <table:table-cell office:value-type="float" office:value="6274" calcext:value-type="float">
            <text:p>6274</text:p>
          </table:table-cell>
          <table:table-cell office:value-type="float" office:value="-1246" calcext:value-type="float">
            <text:p>-1246</text:p>
          </table:table-cell>
          <table:table-cell office:value-type="float" office:value="756" calcext:value-type="float">
            <text:p>756</text:p>
          </table:table-cell>
          <table:table-cell table:number-columns-repeated="1017"/>
        </table:table-row>
        <table:table-row table:style-name="ro2">
          <table:table-cell table:formula="of:=[.A284]+1" office:value-type="float" office:value="283" calcext:value-type="float">
            <text:p>283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5382" calcext:value-type="float">
            <text:p>5382</text:p>
          </table:table-cell>
          <table:table-cell office:value-type="float" office:value="6858" calcext:value-type="float">
            <text:p>6858</text:p>
          </table:table-cell>
          <table:table-cell office:value-type="float" office:value="-918" calcext:value-type="float">
            <text:p>-918</text:p>
          </table:table-cell>
          <table:table-cell office:value-type="float" office:value="656" calcext:value-type="float">
            <text:p>656</text:p>
          </table:table-cell>
          <table:table-cell table:number-columns-repeated="1017"/>
        </table:table-row>
        <table:table-row table:style-name="ro2">
          <table:table-cell table:formula="of:=[.A285]+1" office:value-type="float" office:value="284" calcext:value-type="float">
            <text:p>28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154" calcext:value-type="float">
            <text:p>5154</text:p>
          </table:table-cell>
          <table:table-cell office:value-type="float" office:value="7289" calcext:value-type="float">
            <text:p>7289</text:p>
          </table:table-cell>
          <table:table-cell office:value-type="float" office:value="-526" calcext:value-type="float">
            <text:p>-526</text:p>
          </table:table-cell>
          <table:table-cell office:value-type="float" office:value="624" calcext:value-type="float">
            <text:p>624</text:p>
          </table:table-cell>
          <table:table-cell table:number-columns-repeated="1017"/>
        </table:table-row>
        <table:table-row table:style-name="ro2">
          <table:table-cell table:formula="of:=[.A286]+1" office:value-type="float" office:value="285" calcext:value-type="float">
            <text:p>28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4808" calcext:value-type="float">
            <text:p>4808</text:p>
          </table:table-cell>
          <table:table-cell office:value-type="float" office:value="7558" calcext:value-type="float">
            <text:p>7558</text:p>
          </table:table-cell>
          <table:table-cell office:value-type="float" office:value="-79" calcext:value-type="float">
            <text:p>-79</text:p>
          </table:table-cell>
          <table:table-cell office:value-type="float" office:value="671" calcext:value-type="float">
            <text:p>671</text:p>
          </table:table-cell>
          <table:table-cell table:number-columns-repeated="1017"/>
        </table:table-row>
        <table:table-row table:style-name="ro2">
          <table:table-cell table:formula="of:=[.A287]+1" office:value-type="float" office:value="286" calcext:value-type="float">
            <text:p>28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4354" calcext:value-type="float">
            <text:p>4354</text:p>
          </table:table-cell>
          <table:table-cell office:value-type="float" office:value="7661" calcext:value-type="float">
            <text:p>7661</text:p>
          </table:table-cell>
          <table:table-cell office:value-type="float" office:value="413" calcext:value-type="float">
            <text:p>413</text:p>
          </table:table-cell>
          <table:table-cell office:value-type="float" office:value="803" calcext:value-type="float">
            <text:p>803</text:p>
          </table:table-cell>
          <table:table-cell table:number-columns-repeated="1017"/>
        </table:table-row>
        <table:table-row table:style-name="ro2">
          <table:table-cell table:formula="of:=[.A288]+1" office:value-type="float" office:value="287" calcext:value-type="float">
            <text:p>28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801" calcext:value-type="float">
            <text:p>3801</text:p>
          </table:table-cell>
          <table:table-cell office:value-type="float" office:value="7595" calcext:value-type="float">
            <text:p>7595</text:p>
          </table:table-cell>
          <table:table-cell office:value-type="float" office:value="939" calcext:value-type="float">
            <text:p>939</text:p>
          </table:table-cell>
          <table:table-cell office:value-type="float" office:value="1022" calcext:value-type="float">
            <text:p>1022</text:p>
          </table:table-cell>
          <table:table-cell table:number-columns-repeated="1017"/>
        </table:table-row>
        <table:table-row table:style-name="ro2">
          <table:table-cell table:formula="of:=[.A289]+1" office:value-type="float" office:value="288" calcext:value-type="float">
            <text:p>288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3162" calcext:value-type="float">
            <text:p>3162</text:p>
          </table:table-cell>
          <table:table-cell office:value-type="float" office:value="7363" calcext:value-type="float">
            <text:p>7363</text:p>
          </table:table-cell>
          <table:table-cell office:value-type="float" office:value="1485" calcext:value-type="float">
            <text:p>1485</text:p>
          </table:table-cell>
          <table:table-cell office:value-type="float" office:value="1322" calcext:value-type="float">
            <text:p>1322</text:p>
          </table:table-cell>
          <table:table-cell table:number-columns-repeated="1017"/>
        </table:table-row>
        <table:table-row table:style-name="ro2">
          <table:table-cell table:formula="of:=[.A290]+1" office:value-type="float" office:value="289" calcext:value-type="float">
            <text:p>289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2451" calcext:value-type="float">
            <text:p>2451</text:p>
          </table:table-cell>
          <table:table-cell office:value-type="float" office:value="6971" calcext:value-type="float">
            <text:p>6971</text:p>
          </table:table-cell>
          <table:table-cell office:value-type="float" office:value="2034" calcext:value-type="float">
            <text:p>2034</text:p>
          </table:table-cell>
          <table:table-cell office:value-type="float" office:value="1691" calcext:value-type="float">
            <text:p>1691</text:p>
          </table:table-cell>
          <table:table-cell table:number-columns-repeated="1017"/>
        </table:table-row>
        <table:table-row table:style-name="ro2">
          <table:table-cell table:formula="of:=[.A291]+1" office:value-type="float" office:value="290" calcext:value-type="float">
            <text:p>290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685" calcext:value-type="float">
            <text:p>1685</text:p>
          </table:table-cell>
          <table:table-cell office:value-type="float" office:value="6428" calcext:value-type="float">
            <text:p>6428</text:p>
          </table:table-cell>
          <table:table-cell office:value-type="float" office:value="2570" calcext:value-type="float">
            <text:p>2570</text:p>
          </table:table-cell>
          <table:table-cell office:value-type="float" office:value="2113" calcext:value-type="float">
            <text:p>2113</text:p>
          </table:table-cell>
          <table:table-cell table:number-columns-repeated="1017"/>
        </table:table-row>
        <table:table-row table:style-name="ro2">
          <table:table-cell table:formula="of:=[.A292]+1" office:value-type="float" office:value="291" calcext:value-type="float">
            <text:p>29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  <table:table-cell office:value-type="float" office:value="5747" calcext:value-type="float">
            <text:p>5747</text:p>
          </table:table-cell>
          <table:table-cell office:value-type="float" office:value="3076" calcext:value-type="float">
            <text:p>3076</text:p>
          </table:table-cell>
          <table:table-cell office:value-type="float" office:value="2566" calcext:value-type="float">
            <text:p>2566</text:p>
          </table:table-cell>
          <table:table-cell table:number-columns-repeated="1017"/>
        </table:table-row>
        <table:table-row table:style-name="ro2">
          <table:table-cell table:formula="of:=[.A293]+1" office:value-type="float" office:value="292" calcext:value-type="float">
            <text:p>292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57" calcext:value-type="float">
            <text:p>57</text:p>
          </table:table-cell>
          <table:table-cell office:value-type="float" office:value="4943" calcext:value-type="float">
            <text:p>4943</text:p>
          </table:table-cell>
          <table:table-cell office:value-type="float" office:value="3535" calcext:value-type="float">
            <text:p>3535</text:p>
          </table:table-cell>
          <table:table-cell office:value-type="float" office:value="3022" calcext:value-type="float">
            <text:p>3022</text:p>
          </table:table-cell>
          <table:table-cell table:number-columns-repeated="1017"/>
        </table:table-row>
        <table:table-row table:style-name="ro2">
          <table:table-cell table:formula="of:=[.A294]+1" office:value-type="float" office:value="293" calcext:value-type="float">
            <text:p>293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float" office:value="-768" calcext:value-type="float">
            <text:p>-768</text:p>
          </table:table-cell>
          <table:table-cell office:value-type="float" office:value="4035" calcext:value-type="float">
            <text:p>4035</text:p>
          </table:table-cell>
          <table:table-cell office:value-type="float" office:value="3928" calcext:value-type="float">
            <text:p>3928</text:p>
          </table:table-cell>
          <table:table-cell office:value-type="float" office:value="3454" calcext:value-type="float">
            <text:p>3454</text:p>
          </table:table-cell>
          <table:table-cell table:number-columns-repeated="1017"/>
        </table:table-row>
        <table:table-row table:style-name="ro2">
          <table:table-cell table:formula="of:=[.A295]+1" office:value-type="float" office:value="294" calcext:value-type="float">
            <text:p>294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-1576" calcext:value-type="float">
            <text:p>-1576</text:p>
          </table:table-cell>
          <table:table-cell office:value-type="float" office:value="3043" calcext:value-type="float">
            <text:p>3043</text:p>
          </table:table-cell>
          <table:table-cell office:value-type="float" office:value="4241" calcext:value-type="float">
            <text:p>4241</text:p>
          </table:table-cell>
          <table:table-cell office:value-type="float" office:value="3829" calcext:value-type="float">
            <text:p>3829</text:p>
          </table:table-cell>
          <table:table-cell table:number-columns-repeated="1017"/>
        </table:table-row>
        <table:table-row table:style-name="ro2">
          <table:table-cell table:formula="of:=[.A296]+1" office:value-type="float" office:value="295" calcext:value-type="float">
            <text:p>295</text:p>
          </table:table-cell>
          <table:table-cell/>
          <table:table-cell office:value-type="float" office:value="4443" calcext:value-type="float">
            <text:p>4443</text:p>
          </table:table-cell>
          <table:table-cell office:value-type="float" office:value="-2348" calcext:value-type="float">
            <text:p>-2348</text:p>
          </table:table-cell>
          <table:table-cell office:value-type="float" office:value="1989" calcext:value-type="float">
            <text:p>1989</text:p>
          </table:table-cell>
          <table:table-cell office:value-type="float" office:value="4460" calcext:value-type="float">
            <text:p>4460</text:p>
          </table:table-cell>
          <table:table-cell office:value-type="float" office:value="4116" calcext:value-type="float">
            <text:p>4116</text:p>
          </table:table-cell>
          <table:table-cell table:number-columns-repeated="1017"/>
        </table:table-row>
        <table:table-row table:style-name="ro2">
          <table:table-cell table:formula="of:=[.A297]+1" office:value-type="float" office:value="296" calcext:value-type="float">
            <text:p>296</text:p>
          </table:table-cell>
          <table:table-cell/>
          <table:table-cell office:value-type="float" office:value="4865" calcext:value-type="float">
            <text:p>4865</text:p>
          </table:table-cell>
          <table:table-cell office:value-type="float" office:value="-3067" calcext:value-type="float">
            <text:p>-3067</text:p>
          </table:table-cell>
          <table:table-cell office:value-type="float" office:value="896" calcext:value-type="float">
            <text:p>896</text:p>
          </table:table-cell>
          <table:table-cell office:value-type="float" office:value="4572" calcext:value-type="float">
            <text:p>4572</text:p>
          </table:table-cell>
          <table:table-cell office:value-type="float" office:value="4288" calcext:value-type="float">
            <text:p>4288</text:p>
          </table:table-cell>
          <table:table-cell table:number-columns-repeated="1017"/>
        </table:table-row>
        <table:table-row table:style-name="ro2">
          <table:table-cell table:formula="of:=[.A298]+1" office:value-type="float" office:value="297" calcext:value-type="float">
            <text:p>297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-3717" calcext:value-type="float">
            <text:p>-3717</text:p>
          </table:table-cell>
          <table:table-cell office:value-type="float" office:value="-209" calcext:value-type="float">
            <text:p>-209</text:p>
          </table:table-cell>
          <table:table-cell office:value-type="float" office:value="4569" calcext:value-type="float">
            <text:p>4569</text:p>
          </table:table-cell>
          <table:table-cell office:value-type="float" office:value="4316" calcext:value-type="float">
            <text:p>4316</text:p>
          </table:table-cell>
          <table:table-cell table:number-columns-repeated="1017"/>
        </table:table-row>
        <table:table-row table:style-name="ro2">
          <table:table-cell table:formula="of:=[.A299]+1" office:value-type="float" office:value="298" calcext:value-type="float">
            <text:p>298</text:p>
          </table:table-cell>
          <table:table-cell/>
          <table:table-cell office:value-type="float" office:value="5220" calcext:value-type="float">
            <text:p>5220</text:p>
          </table:table-cell>
          <table:table-cell office:value-type="float" office:value="-4283" calcext:value-type="float">
            <text:p>-4283</text:p>
          </table:table-cell>
          <table:table-cell office:value-type="float" office:value="-1306" calcext:value-type="float">
            <text:p>-1306</text:p>
          </table:table-cell>
          <table:table-cell office:value-type="float" office:value="4443" calcext:value-type="float">
            <text:p>4443</text:p>
          </table:table-cell>
          <table:table-cell office:value-type="float" office:value="4181" calcext:value-type="float">
            <text:p>4181</text:p>
          </table:table-cell>
          <table:table-cell table:number-columns-repeated="1017"/>
        </table:table-row>
        <table:table-row table:style-name="ro2">
          <table:table-cell table:formula="of:=[.A300]+1" office:value-type="float" office:value="299" calcext:value-type="float">
            <text:p>299</text:p>
          </table:table-cell>
          <table:table-cell/>
          <table:table-cell office:value-type="float" office:value="5089" calcext:value-type="float">
            <text:p>5089</text:p>
          </table:table-cell>
          <table:table-cell office:value-type="float" office:value="-4752" calcext:value-type="float">
            <text:p>-4752</text:p>
          </table:table-cell>
          <table:table-cell office:value-type="float" office:value="-2368" calcext:value-type="float">
            <text:p>-2368</text:p>
          </table:table-cell>
          <table:table-cell office:value-type="float" office:value="4191" calcext:value-type="float">
            <text:p>4191</text:p>
          </table:table-cell>
          <table:table-cell office:value-type="float" office:value="3867" calcext:value-type="float">
            <text:p>3867</text:p>
          </table:table-cell>
          <table:table-cell table:number-columns-repeated="1017"/>
        </table:table-row>
        <table:table-row table:style-name="ro2">
          <table:table-cell table:formula="of:=[.A301]+1" office:value-type="float" office:value="300" calcext:value-type="float">
            <text:p>300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-5113" calcext:value-type="float">
            <text:p>-5113</text:p>
          </table:table-cell>
          <table:table-cell office:value-type="float" office:value="-3374" calcext:value-type="float">
            <text:p>-3374</text:p>
          </table:table-cell>
          <table:table-cell office:value-type="float" office:value="3815" calcext:value-type="float">
            <text:p>3815</text:p>
          </table:table-cell>
          <table:table-cell office:value-type="float" office:value="3365" calcext:value-type="float">
            <text:p>3365</text:p>
          </table:table-cell>
          <table:table-cell table:number-columns-repeated="1017"/>
        </table:table-row>
        <table:table-row table:style-name="ro2">
          <table:table-cell table:formula="of:=[.A302]+1" office:value-type="float" office:value="301" calcext:value-type="float">
            <text:p>301</text:p>
          </table:table-cell>
          <table:table-cell/>
          <table:table-cell office:value-type="float" office:value="4086" calcext:value-type="float">
            <text:p>4086</text:p>
          </table:table-cell>
          <table:table-cell office:value-type="float" office:value="-5358" calcext:value-type="float">
            <text:p>-5358</text:p>
          </table:table-cell>
          <table:table-cell office:value-type="float" office:value="-4300" calcext:value-type="float">
            <text:p>-4300</text:p>
          </table:table-cell>
          <table:table-cell office:value-type="float" office:value="3318" calcext:value-type="float">
            <text:p>3318</text:p>
          </table:table-cell>
          <table:table-cell office:value-type="float" office:value="2677" calcext:value-type="float">
            <text:p>2677</text:p>
          </table:table-cell>
          <table:table-cell table:number-columns-repeated="1017"/>
        </table:table-row>
        <table:table-row table:style-name="ro2">
          <table:table-cell table:formula="of:=[.A303]+1" office:value-type="float" office:value="302" calcext:value-type="float">
            <text:p>302</text:p>
          </table:table-cell>
          <table:table-cell/>
          <table:table-cell office:value-type="float" office:value="3314" calcext:value-type="float">
            <text:p>3314</text:p>
          </table:table-cell>
          <table:table-cell office:value-type="float" office:value="-5482" calcext:value-type="float">
            <text:p>-5482</text:p>
          </table:table-cell>
          <table:table-cell office:value-type="float" office:value="-5127" calcext:value-type="float">
            <text:p>-5127</text:p>
          </table:table-cell>
          <table:table-cell office:value-type="float" office:value="2709" calcext:value-type="float">
            <text:p>2709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2">
          <table:table-cell table:formula="of:=[.A304]+1" office:value-type="float" office:value="303" calcext:value-type="float">
            <text:p>303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-5482" calcext:value-type="float">
            <text:p>-5482</text:p>
          </table:table-cell>
          <table:table-cell office:value-type="float" office:value="-5837" calcext:value-type="float">
            <text:p>-5837</text:p>
          </table:table-cell>
          <table:table-cell office:value-type="float" office:value="1998" calcext:value-type="float">
            <text:p>1998</text:p>
          </table:table-cell>
          <table:table-cell office:value-type="float" office:value="784" calcext:value-type="float">
            <text:p>784</text:p>
          </table:table-cell>
          <table:table-cell table:number-columns-repeated="1017"/>
        </table:table-row>
        <table:table-row table:style-name="ro2">
          <table:table-cell table:formula="of:=[.A305]+1" office:value-type="float" office:value="304" calcext:value-type="float">
            <text:p>304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-5358" calcext:value-type="float">
            <text:p>-5358</text:p>
          </table:table-cell>
          <table:table-cell office:value-type="float" office:value="-6416" calcext:value-type="float">
            <text:p>-6416</text:p>
          </table:table-cell>
          <table:table-cell office:value-type="float" office:value="1201" calcext:value-type="float">
            <text:p>1201</text:p>
          </table:table-cell>
          <table:table-cell office:value-type="float" office:value="-376" calcext:value-type="float">
            <text:p>-376</text:p>
          </table:table-cell>
          <table:table-cell table:number-columns-repeated="1017"/>
        </table:table-row>
        <table:table-row table:style-name="ro2">
          <table:table-cell table:formula="of:=[.A306]+1" office:value-type="float" office:value="305" calcext:value-type="float">
            <text:p>305</text:p>
          </table:table-cell>
          <table:table-cell/>
          <table:table-cell office:value-type="float" office:value="-372" calcext:value-type="float">
            <text:p>-372</text:p>
          </table:table-cell>
          <table:table-cell office:value-type="float" office:value="-5113" calcext:value-type="float">
            <text:p>-5113</text:p>
          </table:table-cell>
          <table:table-cell office:value-type="float" office:value="-6852" calcext:value-type="float">
            <text:p>-6852</text:p>
          </table:table-cell>
          <table:table-cell office:value-type="float" office:value="337" calcext:value-type="float">
            <text:p>337</text:p>
          </table:table-cell>
          <table:table-cell office:value-type="float" office:value="-1640" calcext:value-type="float">
            <text:p>-1640</text:p>
          </table:table-cell>
          <table:table-cell table:number-columns-repeated="1017"/>
        </table:table-row>
        <table:table-row table:style-name="ro2">
          <table:table-cell table:formula="of:=[.A307]+1" office:value-type="float" office:value="306" calcext:value-type="float">
            <text:p>306</text:p>
          </table:table-cell>
          <table:table-cell/>
          <table:table-cell office:value-type="float" office:value="-1773" calcext:value-type="float">
            <text:p>-1773</text:p>
          </table:table-cell>
          <table:table-cell office:value-type="float" office:value="-4752" calcext:value-type="float">
            <text:p>-4752</text:p>
          </table:table-cell>
          <table:table-cell office:value-type="float" office:value="-7135" calcext:value-type="float">
            <text:p>-7135</text:p>
          </table:table-cell>
          <table:table-cell office:value-type="float" office:value="-574" calcext:value-type="float">
            <text:p>-574</text:p>
          </table:table-cell>
          <table:table-cell office:value-type="float" office:value="-2967" calcext:value-type="float">
            <text:p>-2967</text:p>
          </table:table-cell>
          <table:table-cell table:number-columns-repeated="1017"/>
        </table:table-row>
        <table:table-row table:style-name="ro2">
          <table:table-cell table:formula="of:=[.A308]+1" office:value-type="float" office:value="307" calcext:value-type="float">
            <text:p>307</text:p>
          </table:table-cell>
          <table:table-cell/>
          <table:table-cell office:value-type="float" office:value="-3313" calcext:value-type="float">
            <text:p>-3313</text:p>
          </table:table-cell>
          <table:table-cell office:value-type="float" office:value="-4283" calcext:value-type="float">
            <text:p>-4283</text:p>
          </table:table-cell>
          <table:table-cell office:value-type="float" office:value="-7260" calcext:value-type="float">
            <text:p>-7260</text:p>
          </table:table-cell>
          <table:table-cell office:value-type="float" office:value="-1510" calcext:value-type="float">
            <text:p>-1510</text:p>
          </table:table-cell>
          <table:table-cell office:value-type="float" office:value="-4312" calcext:value-type="float">
            <text:p>-4312</text:p>
          </table:table-cell>
          <table:table-cell table:number-columns-repeated="1017"/>
        </table:table-row>
        <table:table-row table:style-name="ro2">
          <table:table-cell table:formula="of:=[.A309]+1" office:value-type="float" office:value="308" calcext:value-type="float">
            <text:p>308</text:p>
          </table:table-cell>
          <table:table-cell/>
          <table:table-cell office:value-type="float" office:value="-4765" calcext:value-type="float">
            <text:p>-4765</text:p>
          </table:table-cell>
          <table:table-cell office:value-type="float" office:value="-3717" calcext:value-type="float">
            <text:p>-3717</text:p>
          </table:table-cell>
          <table:table-cell office:value-type="float" office:value="-7225" calcext:value-type="float">
            <text:p>-7225</text:p>
          </table:table-cell>
          <table:table-cell office:value-type="float" office:value="-2446" calcext:value-type="float">
            <text:p>-2446</text:p>
          </table:table-cell>
          <table:table-cell office:value-type="float" office:value="-5628" calcext:value-type="float">
            <text:p>-5628</text:p>
          </table:table-cell>
          <table:table-cell table:number-columns-repeated="1017"/>
        </table:table-row>
        <table:table-row table:style-name="ro2">
          <table:table-cell table:formula="of:=[.A310]+1" office:value-type="float" office:value="309" calcext:value-type="float">
            <text:p>309</text:p>
          </table:table-cell>
          <table:table-cell/>
          <table:table-cell office:value-type="float" office:value="-6156" calcext:value-type="float">
            <text:p>-6156</text:p>
          </table:table-cell>
          <table:table-cell office:value-type="float" office:value="-3067" calcext:value-type="float">
            <text:p>-3067</text:p>
          </table:table-cell>
          <table:table-cell office:value-type="float" office:value="-7032" calcext:value-type="float">
            <text:p>-7032</text:p>
          </table:table-cell>
          <table:table-cell office:value-type="float" office:value="-3356" calcext:value-type="float">
            <text:p>-3356</text:p>
          </table:table-cell>
          <table:table-cell office:value-type="float" office:value="-6867" calcext:value-type="float">
            <text:p>-6867</text:p>
          </table:table-cell>
          <table:table-cell table:number-columns-repeated="1017"/>
        </table:table-row>
        <table:table-row table:style-name="ro2">
          <table:table-cell table:formula="of:=[.A311]+1" office:value-type="float" office:value="310" calcext:value-type="float">
            <text:p>310</text:p>
          </table:table-cell>
          <table:table-cell/>
          <table:table-cell office:value-type="float" office:value="-7414" calcext:value-type="float">
            <text:p>-7414</text:p>
          </table:table-cell>
          <table:table-cell office:value-type="float" office:value="-2348" calcext:value-type="float">
            <text:p>-2348</text:p>
          </table:table-cell>
          <table:table-cell office:value-type="float" office:value="-6686" calcext:value-type="float">
            <text:p>-6686</text:p>
          </table:table-cell>
          <table:table-cell office:value-type="float" office:value="-4215" calcext:value-type="float">
            <text:p>-4215</text:p>
          </table:table-cell>
          <table:table-cell office:value-type="float" office:value="-7980" calcext:value-type="float">
            <text:p>-7980</text:p>
          </table:table-cell>
          <table:table-cell table:number-columns-repeated="1017"/>
        </table:table-row>
        <table:table-row table:style-name="ro2">
          <table:table-cell table:formula="of:=[.A312]+1" office:value-type="float" office:value="311" calcext:value-type="float">
            <text:p>311</text:p>
          </table:table-cell>
          <table:table-cell/>
          <table:table-cell office:value-type="float" office:value="-8442" calcext:value-type="float">
            <text:p>-8442</text:p>
          </table:table-cell>
          <table:table-cell office:value-type="float" office:value="-1576" calcext:value-type="float">
            <text:p>-1576</text:p>
          </table:table-cell>
          <table:table-cell office:value-type="float" office:value="-6196" calcext:value-type="float">
            <text:p>-6196</text:p>
          </table:table-cell>
          <table:table-cell office:value-type="float" office:value="-4997" calcext:value-type="float">
            <text:p>-4997</text:p>
          </table:table-cell>
          <table:table-cell office:value-type="float" office:value="-8923" calcext:value-type="float">
            <text:p>-8923</text:p>
          </table:table-cell>
          <table:table-cell table:number-columns-repeated="1017"/>
        </table:table-row>
        <table:table-row table:style-name="ro2">
          <table:table-cell table:formula="of:=[.A313]+1" office:value-type="float" office:value="312" calcext:value-type="float">
            <text:p>312</text:p>
          </table:table-cell>
          <table:table-cell/>
          <table:table-cell office:value-type="float" office:value="-9302" calcext:value-type="float">
            <text:p>-9302</text:p>
          </table:table-cell>
          <table:table-cell office:value-type="float" office:value="-768" calcext:value-type="float">
            <text:p>-768</text:p>
          </table:table-cell>
          <table:table-cell office:value-type="float" office:value="-5572" calcext:value-type="float">
            <text:p>-5572</text:p>
          </table:table-cell>
          <table:table-cell office:value-type="float" office:value="-5678" calcext:value-type="float">
            <text:p>-5678</text:p>
          </table:table-cell>
          <table:table-cell office:value-type="float" office:value="-9656" calcext:value-type="float">
            <text:p>-9656</text:p>
          </table:table-cell>
          <table:table-cell table:number-columns-repeated="1017"/>
        </table:table-row>
        <table:table-row table:style-name="ro2">
          <table:table-cell table:formula="of:=[.A314]+1" office:value-type="float" office:value="313" calcext:value-type="float">
            <text:p>313</text:p>
          </table:table-cell>
          <table:table-cell/>
          <table:table-cell office:value-type="float" office:value="-9825" calcext:value-type="float">
            <text:p>-9825</text:p>
          </table:table-cell>
          <table:table-cell office:value-type="float" office:value="57" calcext:value-type="float">
            <text:p>57</text:p>
          </table:table-cell>
          <table:table-cell office:value-type="float" office:value="-4829" calcext:value-type="float">
            <text:p>-4829</text:p>
          </table:table-cell>
          <table:table-cell office:value-type="float" office:value="-6238" calcext:value-type="float">
            <text:p>-6238</text:p>
          </table:table-cell>
          <table:table-cell office:value-type="float" office:value="-10145" calcext:value-type="float">
            <text:p>-10145</text:p>
          </table:table-cell>
          <table:table-cell table:number-columns-repeated="1017"/>
        </table:table-row>
        <table:table-row table:style-name="ro2">
          <table:table-cell table:formula="of:=[.A315]+1" office:value-type="float" office:value="314" calcext:value-type="float">
            <text:p>314</text:p>
          </table:table-cell>
          <table:table-cell/>
          <table:table-cell office:value-type="float" office:value="-10096" calcext:value-type="float">
            <text:p>-10096</text:p>
          </table:table-cell>
          <table:table-cell office:value-type="float" office:value="881" calcext:value-type="float">
            <text:p>881</text:p>
          </table:table-cell>
          <table:table-cell office:value-type="float" office:value="-3985" calcext:value-type="float">
            <text:p>-3985</text:p>
          </table:table-cell>
          <table:table-cell office:value-type="float" office:value="-6655" calcext:value-type="float">
            <text:p>-6655</text:p>
          </table:table-cell>
          <table:table-cell office:value-type="float" office:value="-10364" calcext:value-type="float">
            <text:p>-10364</text:p>
          </table:table-cell>
          <table:table-cell table:number-columns-repeated="1017"/>
        </table:table-row>
        <table:table-row table:style-name="ro2">
          <table:table-cell table:formula="of:=[.A316]+1" office:value-type="float" office:value="315" calcext:value-type="float">
            <text:p>315</text:p>
          </table:table-cell>
          <table:table-cell/>
          <table:table-cell office:value-type="float" office:value="-9969" calcext:value-type="float">
            <text:p>-9969</text:p>
          </table:table-cell>
          <table:table-cell office:value-type="float" office:value="1685" calcext:value-type="float">
            <text:p>1685</text:p>
          </table:table-cell>
          <table:table-cell office:value-type="float" office:value="-3057" calcext:value-type="float">
            <text:p>-3057</text:p>
          </table:table-cell>
          <table:table-cell office:value-type="float" office:value="-6915" calcext:value-type="float">
            <text:p>-6915</text:p>
          </table:table-cell>
          <table:table-cell office:value-type="float" office:value="-10299" calcext:value-type="float">
            <text:p>-10299</text:p>
          </table:table-cell>
          <table:table-cell table:number-columns-repeated="1017"/>
        </table:table-row>
        <table:table-row table:style-name="ro2">
          <table:table-cell table:formula="of:=[.A317]+1" office:value-type="float" office:value="316" calcext:value-type="float">
            <text:p>316</text:p>
          </table:table-cell>
          <table:table-cell/>
          <table:table-cell office:value-type="float" office:value="-9600" calcext:value-type="float">
            <text:p>-9600</text:p>
          </table:table-cell>
          <table:table-cell office:value-type="float" office:value="2451" calcext:value-type="float">
            <text:p>2451</text:p>
          </table:table-cell>
          <table:table-cell office:value-type="float" office:value="-2068" calcext:value-type="float">
            <text:p>-2068</text:p>
          </table:table-cell>
          <table:table-cell office:value-type="float" office:value="-7005" calcext:value-type="float">
            <text:p>-7005</text:p>
          </table:table-cell>
          <table:table-cell office:value-type="float" office:value="-9943" calcext:value-type="float">
            <text:p>-9943</text:p>
          </table:table-cell>
          <table:table-cell table:number-columns-repeated="1017"/>
        </table:table-row>
        <table:table-row table:style-name="ro2">
          <table:table-cell table:formula="of:=[.A318]+1" office:value-type="float" office:value="317" calcext:value-type="float">
            <text:p>317</text:p>
          </table:table-cell>
          <table:table-cell/>
          <table:table-cell office:value-type="float" office:value="-8878" calcext:value-type="float">
            <text:p>-8878</text:p>
          </table:table-cell>
          <table:table-cell office:value-type="float" office:value="3162" calcext:value-type="float">
            <text:p>3162</text:p>
          </table:table-cell>
          <table:table-cell office:value-type="float" office:value="-1039" calcext:value-type="float">
            <text:p>-1039</text:p>
          </table:table-cell>
          <table:table-cell office:value-type="float" office:value="-6918" calcext:value-type="float">
            <text:p>-6918</text:p>
          </table:table-cell>
          <table:table-cell office:value-type="float" office:value="-9303" calcext:value-type="float">
            <text:p>-9303</text:p>
          </table:table-cell>
          <table:table-cell table:number-columns-repeated="1017"/>
        </table:table-row>
        <table:table-row table:style-name="ro2">
          <table:table-cell table:formula="of:=[.A319]+1" office:value-type="float" office:value="318" calcext:value-type="float">
            <text:p>318</text:p>
          </table:table-cell>
          <table:table-cell/>
          <table:table-cell office:value-type="float" office:value="-7876" calcext:value-type="float">
            <text:p>-7876</text:p>
          </table:table-cell>
          <table:table-cell office:value-type="float" office:value="3801" calcext:value-type="float">
            <text:p>3801</text:p>
          </table:table-cell>
          <table:table-cell office:value-type="float" office:value="6" calcext:value-type="float">
            <text:p>6</text:p>
          </table:table-cell>
          <table:table-cell office:value-type="float" office:value="-6649" calcext:value-type="float">
            <text:p>-6649</text:p>
          </table:table-cell>
          <table:table-cell office:value-type="float" office:value="-8392" calcext:value-type="float">
            <text:p>-8392</text:p>
          </table:table-cell>
          <table:table-cell table:number-columns-repeated="1017"/>
        </table:table-row>
        <table:table-row table:style-name="ro2">
          <table:table-cell table:formula="of:=[.A320]+1" office:value-type="float" office:value="319" calcext:value-type="float">
            <text:p>319</text:p>
          </table:table-cell>
          <table:table-cell/>
          <table:table-cell office:value-type="float" office:value="-6599" calcext:value-type="float">
            <text:p>-6599</text:p>
          </table:table-cell>
          <table:table-cell office:value-type="float" office:value="4354" calcext:value-type="float">
            <text:p>4354</text:p>
          </table:table-cell>
          <table:table-cell office:value-type="float" office:value="1046" calcext:value-type="float">
            <text:p>1046</text:p>
          </table:table-cell>
          <table:table-cell office:value-type="float" office:value="-6201" calcext:value-type="float">
            <text:p>-6201</text:p>
          </table:table-cell>
          <table:table-cell office:value-type="float" office:value="-7239" calcext:value-type="float">
            <text:p>-7239</text:p>
          </table:table-cell>
          <table:table-cell table:number-columns-repeated="1017"/>
        </table:table-row>
        <table:table-row table:style-name="ro2">
          <table:table-cell table:formula="of:=[.A321]+1" office:value-type="float" office:value="320" calcext:value-type="float">
            <text:p>320</text:p>
          </table:table-cell>
          <table:table-cell/>
          <table:table-cell office:value-type="float" office:value="-5206" calcext:value-type="float">
            <text:p>-5206</text:p>
          </table:table-cell>
          <table:table-cell office:value-type="float" office:value="4808" calcext:value-type="float">
            <text:p>4808</text:p>
          </table:table-cell>
          <table:table-cell office:value-type="float" office:value="2058" calcext:value-type="float">
            <text:p>2058</text:p>
          </table:table-cell>
          <table:table-cell office:value-type="float" office:value="-5580" calcext:value-type="float">
            <text:p>-5580</text:p>
          </table:table-cell>
          <table:table-cell office:value-type="float" office:value="-5877" calcext:value-type="float">
            <text:p>-5877</text:p>
          </table:table-cell>
          <table:table-cell table:number-columns-repeated="1017"/>
        </table:table-row>
        <table:table-row table:style-name="ro2">
          <table:table-cell table:formula="of:=[.A322]+1" office:value-type="float" office:value="321" calcext:value-type="float">
            <text:p>321</text:p>
          </table:table-cell>
          <table:table-cell/>
          <table:table-cell office:value-type="float" office:value="-3605" calcext:value-type="float">
            <text:p>-3605</text:p>
          </table:table-cell>
          <table:table-cell office:value-type="float" office:value="5154" calcext:value-type="float">
            <text:p>5154</text:p>
          </table:table-cell>
          <table:table-cell office:value-type="float" office:value="3018" calcext:value-type="float">
            <text:p>3018</text:p>
          </table:table-cell>
          <table:table-cell office:value-type="float" office:value="-4797" calcext:value-type="float">
            <text:p>-4797</text:p>
          </table:table-cell>
          <table:table-cell office:value-type="float" office:value="-4350" calcext:value-type="float">
            <text:p>-4350</text:p>
          </table:table-cell>
          <table:table-cell table:number-columns-repeated="1017"/>
        </table:table-row>
        <table:table-row table:style-name="ro2">
          <table:table-cell table:formula="of:=[.A323]+1" office:value-type="float" office:value="322" calcext:value-type="float">
            <text:p>322</text:p>
          </table:table-cell>
          <table:table-cell/>
          <table:table-cell office:value-type="float" office:value="-1928" calcext:value-type="float">
            <text:p>-1928</text:p>
          </table:table-cell>
          <table:table-cell office:value-type="float" office:value="5382" calcext:value-type="float">
            <text:p>5382</text:p>
          </table:table-cell>
          <table:table-cell office:value-type="float" office:value="3907" calcext:value-type="float">
            <text:p>3907</text:p>
          </table:table-cell>
          <table:table-cell office:value-type="float" office:value="-3868" calcext:value-type="float">
            <text:p>-3868</text:p>
          </table:table-cell>
          <table:table-cell office:value-type="float" office:value="-2708" calcext:value-type="float">
            <text:p>-2708</text:p>
          </table:table-cell>
          <table:table-cell table:number-columns-repeated="1017"/>
        </table:table-row>
        <table:table-row table:style-name="ro2">
          <table:table-cell table:formula="of:=[.A324]+1" office:value-type="float" office:value="323" calcext:value-type="float">
            <text:p>323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5490" calcext:value-type="float">
            <text:p>5490</text:p>
          </table:table-cell>
          <table:table-cell office:value-type="float" office:value="4706" calcext:value-type="float">
            <text:p>4706</text:p>
          </table:table-cell>
          <table:table-cell office:value-type="float" office:value="-2814" calcext:value-type="float">
            <text:p>-2814</text:p>
          </table:table-cell>
          <table:table-cell office:value-type="float" office:value="-1004" calcext:value-type="float">
            <text:p>-1004</text:p>
          </table:table-cell>
          <table:table-cell table:number-columns-repeated="1017"/>
        </table:table-row>
        <table:table-row table:style-name="ro2">
          <table:table-cell table:formula="of:=[.A325]+1" office:value-type="float" office:value="324" calcext:value-type="float">
            <text:p>324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5472" calcext:value-type="float">
            <text:p>5472</text:p>
          </table:table-cell>
          <table:table-cell office:value-type="float" office:value="5396" calcext:value-type="float">
            <text:p>5396</text:p>
          </table:table-cell>
          <table:table-cell office:value-type="float" office:value="-1660" calcext:value-type="float">
            <text:p>-1660</text:p>
          </table:table-cell>
          <table:table-cell office:value-type="float" office:value="706" calcext:value-type="float">
            <text:p>706</text:p>
          </table:table-cell>
          <table:table-cell table:number-columns-repeated="1017"/>
        </table:table-row>
        <table:table-row table:style-name="ro2">
          <table:table-cell table:formula="of:=[.A326]+1" office:value-type="float" office:value="325" calcext:value-type="float">
            <text:p>325</text:p>
          </table:table-cell>
          <table:table-cell/>
          <table:table-cell office:value-type="float" office:value="3058" calcext:value-type="float">
            <text:p>3058</text:p>
          </table:table-cell>
          <table:table-cell office:value-type="float" office:value="5331" calcext:value-type="float">
            <text:p>5331</text:p>
          </table:table-cell>
          <table:table-cell office:value-type="float" office:value="5965" calcext:value-type="float">
            <text:p>5965</text:p>
          </table:table-cell>
          <table:table-cell office:value-type="float" office:value="-432" calcext:value-type="float">
            <text:p>-432</text:p>
          </table:table-cell>
          <table:table-cell office:value-type="float" office:value="2365" calcext:value-type="float">
            <text:p>2365</text:p>
          </table:table-cell>
          <table:table-cell table:number-columns-repeated="1017"/>
        </table:table-row>
        <table:table-row table:style-name="ro2">
          <table:table-cell table:formula="of:=[.A327]+1" office:value-type="float" office:value="326" calcext:value-type="float">
            <text:p>326</text:p>
          </table:table-cell>
          <table:table-cell/>
          <table:table-cell office:value-type="float" office:value="4530" calcext:value-type="float">
            <text:p>4530</text:p>
          </table:table-cell>
          <table:table-cell office:value-type="float" office:value="5070" calcext:value-type="float">
            <text:p>5070</text:p>
          </table:table-cell>
          <table:table-cell office:value-type="float" office:value="6399" calcext:value-type="float">
            <text:p>6399</text:p>
          </table:table-cell>
          <table:table-cell office:value-type="float" office:value="837" calcext:value-type="float">
            <text:p>837</text:p>
          </table:table-cell>
          <table:table-cell office:value-type="float" office:value="3921" calcext:value-type="float">
            <text:p>3921</text:p>
          </table:table-cell>
          <table:table-cell table:number-columns-repeated="1017"/>
        </table:table-row>
        <table:table-row table:style-name="ro2">
          <table:table-cell table:formula="of:=[.A328]+1" office:value-type="float" office:value="327" calcext:value-type="float">
            <text:p>327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4693" calcext:value-type="float">
            <text:p>4693</text:p>
          </table:table-cell>
          <table:table-cell office:value-type="float" office:value="6690" calcext:value-type="float">
            <text:p>6690</text:p>
          </table:table-cell>
          <table:table-cell office:value-type="float" office:value="2118" calcext:value-type="float">
            <text:p>2118</text:p>
          </table:table-cell>
          <table:table-cell office:value-type="float" office:value="5322" calcext:value-type="float">
            <text:p>5322</text:p>
          </table:table-cell>
          <table:table-cell table:number-columns-repeated="1017"/>
        </table:table-row>
        <table:table-row table:style-name="ro2">
          <table:table-cell table:formula="of:=[.A329]+1" office:value-type="float" office:value="328" calcext:value-type="float">
            <text:p>328</text:p>
          </table:table-cell>
          <table:table-cell/>
          <table:table-cell office:value-type="float" office:value="6877" calcext:value-type="float">
            <text:p>6877</text:p>
          </table:table-cell>
          <table:table-cell office:value-type="float" office:value="4210" calcext:value-type="float">
            <text:p>4210</text:p>
          </table:table-cell>
          <table:table-cell office:value-type="float" office:value="6833" calcext:value-type="float">
            <text:p>6833</text:p>
          </table:table-cell>
          <table:table-cell office:value-type="float" office:value="3376" calcext:value-type="float">
            <text:p>3376</text:p>
          </table:table-cell>
          <table:table-cell office:value-type="float" office:value="6526" calcext:value-type="float">
            <text:p>6526</text:p>
          </table:table-cell>
          <table:table-cell table:number-columns-repeated="1017"/>
        </table:table-row>
        <table:table-row table:style-name="ro2">
          <table:table-cell table:formula="of:=[.A330]+1" office:value-type="float" office:value="329" calcext:value-type="float">
            <text:p>329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3632" calcext:value-type="float">
            <text:p>3632</text:p>
          </table:table-cell>
          <table:table-cell office:value-type="float" office:value="6826" calcext:value-type="float">
            <text:p>6826</text:p>
          </table:table-cell>
          <table:table-cell office:value-type="float" office:value="4578" calcext:value-type="float">
            <text:p>4578</text:p>
          </table:table-cell>
          <table:table-cell office:value-type="float" office:value="7495" calcext:value-type="float">
            <text:p>7495</text:p>
          </table:table-cell>
          <table:table-cell table:number-columns-repeated="1017"/>
        </table:table-row>
        <table:table-row table:style-name="ro2">
          <table:table-cell table:formula="of:=[.A331]+1" office:value-type="float" office:value="330" calcext:value-type="float">
            <text:p>330</text:p>
          </table:table-cell>
          <table:table-cell table:formula="of:=[.A332]/44100" office:value-type="float" office:value="0.00748299319727891" calcext:value-type="float">
            <text:p>0.0075</text:p>
          </table:table-cell>
          <table:table-cell office:value-type="float" office:value="8262" calcext:value-type="float">
            <text:p>8262</text:p>
          </table:table-cell>
          <table:table-cell office:value-type="float" office:value="2972" calcext:value-type="float">
            <text:p>2972</text:p>
          </table:table-cell>
          <table:table-cell office:value-type="float" office:value="6669" calcext:value-type="float">
            <text:p>6669</text:p>
          </table:table-cell>
          <table:table-cell office:value-type="float" office:value="5691" calcext:value-type="float">
            <text:p>5691</text:p>
          </table:table-cell>
          <table:table-cell office:value-type="float" office:value="8202" calcext:value-type="float">
            <text:p>8202</text:p>
          </table:table-cell>
          <table:table-cell table:number-columns-repeated="1017"/>
        </table:table-row>
        <table:table-row table:style-name="ro2">
          <table:table-cell table:formula="of:=[.A332]+1" office:value-type="float" office:value="331" calcext:value-type="float">
            <text:p>331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2245" calcext:value-type="float">
            <text:p>2245</text:p>
          </table:table-cell>
          <table:table-cell office:value-type="float" office:value="6366" calcext:value-type="float">
            <text:p>6366</text:p>
          </table:table-cell>
          <table:table-cell office:value-type="float" office:value="6684" calcext:value-type="float">
            <text:p>6684</text:p>
          </table:table-cell>
          <table:table-cell office:value-type="float" office:value="8629" calcext:value-type="float">
            <text:p>8629</text:p>
          </table:table-cell>
          <table:table-cell table:number-columns-repeated="1017"/>
        </table:table-row>
        <table:table-row table:style-name="ro2">
          <table:table-cell table:formula="of:=[.A333]+1" office:value-type="float" office:value="332" calcext:value-type="float">
            <text:p>332</text:p>
          </table:table-cell>
          <table:table-cell/>
          <table:table-cell office:value-type="float" office:value="8524" calcext:value-type="float">
            <text:p>8524</text:p>
          </table:table-cell>
          <table:table-cell office:value-type="float" office:value="1466" calcext:value-type="float">
            <text:p>1466</text:p>
          </table:table-cell>
          <table:table-cell office:value-type="float" office:value="5926" calcext:value-type="float">
            <text:p>5926</text:p>
          </table:table-cell>
          <table:table-cell office:value-type="float" office:value="7529" calcext:value-type="float">
            <text:p>7529</text:p>
          </table:table-cell>
          <table:table-cell office:value-type="float" office:value="8769" calcext:value-type="float">
            <text:p>8769</text:p>
          </table:table-cell>
          <table:table-cell table:number-columns-repeated="1017"/>
        </table:table-row>
        <table:table-row table:style-name="ro2">
          <table:table-cell table:formula="of:=[.A334]+1" office:value-type="float" office:value="333" calcext:value-type="float">
            <text:p>333</text:p>
          </table:table-cell>
          <table:table-cell/>
          <table:table-cell office:value-type="float" office:value="8215" calcext:value-type="float">
            <text:p>8215</text:p>
          </table:table-cell>
          <table:table-cell office:value-type="float" office:value="655" calcext:value-type="float">
            <text:p>655</text:p>
          </table:table-cell>
          <table:table-cell office:value-type="float" office:value="5358" calcext:value-type="float">
            <text:p>5358</text:p>
          </table:table-cell>
          <table:table-cell office:value-type="float" office:value="8200" calcext:value-type="float">
            <text:p>8200</text:p>
          </table:table-cell>
          <table:table-cell office:value-type="float" office:value="8624" calcext:value-type="float">
            <text:p>8624</text:p>
          </table:table-cell>
          <table:table-cell table:number-columns-repeated="1017"/>
        </table:table-row>
        <table:table-row table:style-name="ro2">
          <table:table-cell table:formula="of:=[.A335]+1" office:value-type="float" office:value="334" calcext:value-type="float">
            <text:p>334</text:p>
          </table:table-cell>
          <table:table-cell/>
          <table:table-cell office:value-type="float" office:value="7688" calcext:value-type="float">
            <text:p>7688</text:p>
          </table:table-cell>
          <table:table-cell office:value-type="float" office:value="-171" calcext:value-type="float">
            <text:p>-171</text:p>
          </table:table-cell>
          <table:table-cell office:value-type="float" office:value="4677" calcext:value-type="float">
            <text:p>4677</text:p>
          </table:table-cell>
          <table:table-cell office:value-type="float" office:value="8675" calcext:value-type="float">
            <text:p>8675</text:p>
          </table:table-cell>
          <table:table-cell office:value-type="float" office:value="8206" calcext:value-type="float">
            <text:p>8206</text:p>
          </table:table-cell>
          <table:table-cell table:number-columns-repeated="1017"/>
        </table:table-row>
        <table:table-row table:style-name="ro2">
          <table:table-cell table:formula="of:=[.A336]+1" office:value-type="float" office:value="335" calcext:value-type="float">
            <text:p>335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-993" calcext:value-type="float">
            <text:p>-993</text:p>
          </table:table-cell>
          <table:table-cell office:value-type="float" office:value="3897" calcext:value-type="float">
            <text:p>3897</text:p>
          </table:table-cell>
          <table:table-cell office:value-type="float" office:value="8940" calcext:value-type="float">
            <text:p>8940</text:p>
          </table:table-cell>
          <table:table-cell office:value-type="float" office:value="7535" calcext:value-type="float">
            <text:p>7535</text:p>
          </table:table-cell>
          <table:table-cell table:number-columns-repeated="1017"/>
        </table:table-row>
        <table:table-row table:style-name="ro2">
          <table:table-cell table:formula="of:=[.A337]+1" office:value-type="float" office:value="336" calcext:value-type="float">
            <text:p>336</text:p>
          </table:table-cell>
          <table:table-cell/>
          <table:table-cell office:value-type="float" office:value="5899" calcext:value-type="float">
            <text:p>5899</text:p>
          </table:table-cell>
          <table:table-cell office:value-type="float" office:value="-1793" calcext:value-type="float">
            <text:p>-1793</text:p>
          </table:table-cell>
          <table:table-cell office:value-type="float" office:value="3036" calcext:value-type="float">
            <text:p>3036</text:p>
          </table:table-cell>
          <table:table-cell office:value-type="float" office:value="8981" calcext:value-type="float">
            <text:p>8981</text:p>
          </table:table-cell>
          <table:table-cell office:value-type="float" office:value="6640" calcext:value-type="float">
            <text:p>6640</text:p>
          </table:table-cell>
          <table:table-cell table:number-columns-repeated="1017"/>
        </table:table-row>
        <table:table-row table:style-name="ro2">
          <table:table-cell table:formula="of:=[.A338]+1" office:value-type="float" office:value="337" calcext:value-type="float">
            <text:p>337</text:p>
          </table:table-cell>
          <table:table-cell/>
          <table:table-cell office:value-type="float" office:value="4762" calcext:value-type="float">
            <text:p>4762</text:p>
          </table:table-cell>
          <table:table-cell office:value-type="float" office:value="-2553" calcext:value-type="float">
            <text:p>-2553</text:p>
          </table:table-cell>
          <table:table-cell office:value-type="float" office:value="2114" calcext:value-type="float">
            <text:p>2114</text:p>
          </table:table-cell>
          <table:table-cell office:value-type="float" office:value="8795" calcext:value-type="float">
            <text:p>8795</text:p>
          </table:table-cell>
          <table:table-cell office:value-type="float" office:value="5557" calcext:value-type="float">
            <text:p>5557</text:p>
          </table:table-cell>
          <table:table-cell table:number-columns-repeated="1017"/>
        </table:table-row>
        <table:table-row table:style-name="ro2">
          <table:table-cell table:formula="of:=[.A339]+1" office:value-type="float" office:value="338" calcext:value-type="float">
            <text:p>338</text:p>
          </table:table-cell>
          <table:table-cell/>
          <table:table-cell office:value-type="float" office:value="3484" calcext:value-type="float">
            <text:p>3484</text:p>
          </table:table-cell>
          <table:table-cell office:value-type="float" office:value="-3254" calcext:value-type="float">
            <text:p>-3254</text:p>
          </table:table-cell>
          <table:table-cell office:value-type="float" office:value="1151" calcext:value-type="float">
            <text:p>1151</text:p>
          </table:table-cell>
          <table:table-cell office:value-type="float" office:value="8381" calcext:value-type="float">
            <text:p>8381</text:p>
          </table:table-cell>
          <table:table-cell office:value-type="float" office:value="4324" calcext:value-type="float">
            <text:p>4324</text:p>
          </table:table-cell>
          <table:table-cell table:number-columns-repeated="1017"/>
        </table:table-row>
        <table:table-row table:style-name="ro2">
          <table:table-cell table:formula="of:=[.A340]+1" office:value-type="float" office:value="339" calcext:value-type="float">
            <text:p>339</text:p>
          </table:table-cell>
          <table:table-cell/>
          <table:table-cell office:value-type="float" office:value="2139" calcext:value-type="float">
            <text:p>2139</text:p>
          </table:table-cell>
          <table:table-cell office:value-type="float" office:value="-3882" calcext:value-type="float">
            <text:p>-3882</text:p>
          </table:table-cell>
          <table:table-cell office:value-type="float" office:value="169" calcext:value-type="float">
            <text:p>169</text:p>
          </table:table-cell>
          <table:table-cell office:value-type="float" office:value="7747" calcext:value-type="float">
            <text:p>7747</text:p>
          </table:table-cell>
          <table:table-cell office:value-type="float" office:value="2985" calcext:value-type="float">
            <text:p>2985</text:p>
          </table:table-cell>
          <table:table-cell table:number-columns-repeated="1017"/>
        </table:table-row>
        <table:table-row table:style-name="ro2">
          <table:table-cell table:formula="of:=[.A341]+1" office:value-type="float" office:value="340" calcext:value-type="float">
            <text:p>34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-4422" calcext:value-type="float">
            <text:p>-4422</text:p>
          </table:table-cell>
          <table:table-cell office:value-type="float" office:value="-810" calcext:value-type="float">
            <text:p>-810</text:p>
          </table:table-cell>
          <table:table-cell office:value-type="float" office:value="6903" calcext:value-type="float">
            <text:p>6903</text:p>
          </table:table-cell>
          <table:table-cell office:value-type="float" office:value="1583" calcext:value-type="float">
            <text:p>1583</text:p>
          </table:table-cell>
          <table:table-cell table:number-columns-repeated="1017"/>
        </table:table-row>
        <table:table-row table:style-name="ro2">
          <table:table-cell table:formula="of:=[.A342]+1" office:value-type="float" office:value="341" calcext:value-type="float">
            <text:p>341</text:p>
          </table:table-cell>
          <table:table-cell/>
          <table:table-cell office:value-type="float" office:value="-654" calcext:value-type="float">
            <text:p>-654</text:p>
          </table:table-cell>
          <table:table-cell office:value-type="float" office:value="-4862" calcext:value-type="float">
            <text:p>-4862</text:p>
          </table:table-cell>
          <table:table-cell office:value-type="float" office:value="-1766" calcext:value-type="float">
            <text:p>-1766</text:p>
          </table:table-cell>
          <table:table-cell office:value-type="float" office:value="5869" calcext:value-type="float">
            <text:p>5869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formula="of:=[.A343]+1" office:value-type="float" office:value="342" calcext:value-type="float">
            <text:p>342</text:p>
          </table:table-cell>
          <table:table-cell/>
          <table:table-cell office:value-type="float" office:value="-2016" calcext:value-type="float">
            <text:p>-2016</text:p>
          </table:table-cell>
          <table:table-cell office:value-type="float" office:value="-5192" calcext:value-type="float">
            <text:p>-5192</text:p>
          </table:table-cell>
          <table:table-cell office:value-type="float" office:value="-2677" calcext:value-type="float">
            <text:p>-2677</text:p>
          </table:table-cell>
          <table:table-cell office:value-type="float" office:value="4668" calcext:value-type="float">
            <text:p>4668</text:p>
          </table:table-cell>
          <table:table-cell office:value-type="float" office:value="-1239" calcext:value-type="float">
            <text:p>-1239</text:p>
          </table:table-cell>
          <table:table-cell table:number-columns-repeated="1017"/>
        </table:table-row>
        <table:table-row table:style-name="ro2">
          <table:table-cell table:formula="of:=[.A344]+1" office:value-type="float" office:value="343" calcext:value-type="float">
            <text:p>343</text:p>
          </table:table-cell>
          <table:table-cell/>
          <table:table-cell office:value-type="float" office:value="-3291" calcext:value-type="float">
            <text:p>-3291</text:p>
          </table:table-cell>
          <table:table-cell office:value-type="float" office:value="-5405" calcext:value-type="float">
            <text:p>-5405</text:p>
          </table:table-cell>
          <table:table-cell office:value-type="float" office:value="-3524" calcext:value-type="float">
            <text:p>-3524</text:p>
          </table:table-cell>
          <table:table-cell office:value-type="float" office:value="3328" calcext:value-type="float">
            <text:p>3328</text:p>
          </table:table-cell>
          <table:table-cell office:value-type="float" office:value="-2582" calcext:value-type="float">
            <text:p>-2582</text:p>
          </table:table-cell>
          <table:table-cell table:number-columns-repeated="1017"/>
        </table:table-row>
        <table:table-row table:style-name="ro2">
          <table:table-cell table:formula="of:=[.A345]+1" office:value-type="float" office:value="344" calcext:value-type="float">
            <text:p>344</text:p>
          </table:table-cell>
          <table:table-cell/>
          <table:table-cell office:value-type="float" office:value="-4498" calcext:value-type="float">
            <text:p>-4498</text:p>
          </table:table-cell>
          <table:table-cell office:value-type="float" office:value="-5495" calcext:value-type="float">
            <text:p>-5495</text:p>
          </table:table-cell>
          <table:table-cell office:value-type="float" office:value="-4288" calcext:value-type="float">
            <text:p>-4288</text:p>
          </table:table-cell>
          <table:table-cell office:value-type="float" office:value="1882" calcext:value-type="float">
            <text:p>1882</text:p>
          </table:table-cell>
          <table:table-cell office:value-type="float" office:value="-3834" calcext:value-type="float">
            <text:p>-3834</text:p>
          </table:table-cell>
          <table:table-cell table:number-columns-repeated="1017"/>
        </table:table-row>
        <table:table-row table:style-name="ro2">
          <table:table-cell table:formula="of:=[.A346]+1" office:value-type="float" office:value="345" calcext:value-type="float">
            <text:p>345</text:p>
          </table:table-cell>
          <table:table-cell/>
          <table:table-cell office:value-type="float" office:value="-5576" calcext:value-type="float">
            <text:p>-5576</text:p>
          </table:table-cell>
          <table:table-cell office:value-type="float" office:value="-5460" calcext:value-type="float">
            <text:p>-5460</text:p>
          </table:table-cell>
          <table:table-cell office:value-type="float" office:value="-4953" calcext:value-type="float">
            <text:p>-4953</text:p>
          </table:table-cell>
          <table:table-cell office:value-type="float" office:value="364" calcext:value-type="float">
            <text:p>364</text:p>
          </table:table-cell>
          <table:table-cell office:value-type="float" office:value="-4967" calcext:value-type="float">
            <text:p>-4967</text:p>
          </table:table-cell>
          <table:table-cell table:number-columns-repeated="1017"/>
        </table:table-row>
        <table:table-row table:style-name="ro2">
          <table:table-cell table:formula="of:=[.A347]+1" office:value-type="float" office:value="346" calcext:value-type="float">
            <text:p>346</text:p>
          </table:table-cell>
          <table:table-cell/>
          <table:table-cell office:value-type="float" office:value="-6543" calcext:value-type="float">
            <text:p>-6543</text:p>
          </table:table-cell>
          <table:table-cell office:value-type="float" office:value="-5302" calcext:value-type="float">
            <text:p>-5302</text:p>
          </table:table-cell>
          <table:table-cell office:value-type="float" office:value="-5505" calcext:value-type="float">
            <text:p>-5505</text:p>
          </table:table-cell>
          <table:table-cell office:value-type="float" office:value="-1185" calcext:value-type="float">
            <text:p>-1185</text:p>
          </table:table-cell>
          <table:table-cell office:value-type="float" office:value="-5960" calcext:value-type="float">
            <text:p>-5960</text:p>
          </table:table-cell>
          <table:table-cell table:number-columns-repeated="1017"/>
        </table:table-row>
        <table:table-row table:style-name="ro2">
          <table:table-cell table:formula="of:=[.A348]+1" office:value-type="float" office:value="347" calcext:value-type="float">
            <text:p>347</text:p>
          </table:table-cell>
          <table:table-cell/>
          <table:table-cell office:value-type="float" office:value="-7344" calcext:value-type="float">
            <text:p>-7344</text:p>
          </table:table-cell>
          <table:table-cell office:value-type="float" office:value="-5024" calcext:value-type="float">
            <text:p>-5024</text:p>
          </table:table-cell>
          <table:table-cell office:value-type="float" office:value="-5933" calcext:value-type="float">
            <text:p>-5933</text:p>
          </table:table-cell>
          <table:table-cell office:value-type="float" office:value="-2728" calcext:value-type="float">
            <text:p>-2728</text:p>
          </table:table-cell>
          <table:table-cell office:value-type="float" office:value="-6800" calcext:value-type="float">
            <text:p>-6800</text:p>
          </table:table-cell>
          <table:table-cell table:number-columns-repeated="1017"/>
        </table:table-row>
        <table:table-row table:style-name="ro2">
          <table:table-cell table:formula="of:=[.A349]+1" office:value-type="float" office:value="348" calcext:value-type="float">
            <text:p>348</text:p>
          </table:table-cell>
          <table:table-cell/>
          <table:table-cell office:value-type="float" office:value="-8025" calcext:value-type="float">
            <text:p>-8025</text:p>
          </table:table-cell>
          <table:table-cell office:value-type="float" office:value="-4633" calcext:value-type="float">
            <text:p>-4633</text:p>
          </table:table-cell>
          <table:table-cell office:value-type="float" office:value="-6228" calcext:value-type="float">
            <text:p>-6228</text:p>
          </table:table-cell>
          <table:table-cell office:value-type="float" office:value="-4225" calcext:value-type="float">
            <text:p>-4225</text:p>
          </table:table-cell>
          <table:table-cell office:value-type="float" office:value="-7477" calcext:value-type="float">
            <text:p>-7477</text:p>
          </table:table-cell>
          <table:table-cell table:number-columns-repeated="1017"/>
        </table:table-row>
        <table:table-row table:style-name="ro2">
          <table:table-cell table:formula="of:=[.A350]+1" office:value-type="float" office:value="349" calcext:value-type="float">
            <text:p>349</text:p>
          </table:table-cell>
          <table:table-cell/>
          <table:table-cell office:value-type="float" office:value="-8521" calcext:value-type="float">
            <text:p>-8521</text:p>
          </table:table-cell>
          <table:table-cell office:value-type="float" office:value="-4136" calcext:value-type="float">
            <text:p>-4136</text:p>
          </table:table-cell>
          <table:table-cell office:value-type="float" office:value="-6385" calcext:value-type="float">
            <text:p>-6385</text:p>
          </table:table-cell>
          <table:table-cell office:value-type="float" office:value="-5636" calcext:value-type="float">
            <text:p>-5636</text:p>
          </table:table-cell>
          <table:table-cell office:value-type="float" office:value="-7987" calcext:value-type="float">
            <text:p>-7987</text:p>
          </table:table-cell>
          <table:table-cell table:number-columns-repeated="1017"/>
        </table:table-row>
        <table:table-row table:style-name="ro2">
          <table:table-cell table:formula="of:=[.A351]+1" office:value-type="float" office:value="350" calcext:value-type="float">
            <text:p>350</text:p>
          </table:table-cell>
          <table:table-cell/>
          <table:table-cell office:value-type="float" office:value="-8830" calcext:value-type="float">
            <text:p>-8830</text:p>
          </table:table-cell>
          <table:table-cell office:value-type="float" office:value="-3546" calcext:value-type="float">
            <text:p>-3546</text:p>
          </table:table-cell>
          <table:table-cell office:value-type="float" office:value="-6400" calcext:value-type="float">
            <text:p>-6400</text:p>
          </table:table-cell>
          <table:table-cell office:value-type="float" office:value="-6923" calcext:value-type="float">
            <text:p>-6923</text:p>
          </table:table-cell>
          <table:table-cell office:value-type="float" office:value="-8334" calcext:value-type="float">
            <text:p>-8334</text:p>
          </table:table-cell>
          <table:table-cell table:number-columns-repeated="1017"/>
        </table:table-row>
        <table:table-row table:style-name="ro2">
          <table:table-cell table:formula="of:=[.A352]+1" office:value-type="float" office:value="351" calcext:value-type="float">
            <text:p>351</text:p>
          </table:table-cell>
          <table:table-cell/>
          <table:table-cell office:value-type="float" office:value="-9043" calcext:value-type="float">
            <text:p>-9043</text:p>
          </table:table-cell>
          <table:table-cell office:value-type="float" office:value="-2875" calcext:value-type="float">
            <text:p>-2875</text:p>
          </table:table-cell>
          <table:table-cell office:value-type="float" office:value="-6275" calcext:value-type="float">
            <text:p>-6275</text:p>
          </table:table-cell>
          <table:table-cell office:value-type="float" office:value="-8052" calcext:value-type="float">
            <text:p>-8052</text:p>
          </table:table-cell>
          <table:table-cell office:value-type="float" office:value="-8523" calcext:value-type="float">
            <text:p>-8523</text:p>
          </table:table-cell>
          <table:table-cell table:number-columns-repeated="1017"/>
        </table:table-row>
        <table:table-row table:style-name="ro2">
          <table:table-cell table:formula="of:=[.A353]+1" office:value-type="float" office:value="352" calcext:value-type="float">
            <text:p>352</text:p>
          </table:table-cell>
          <table:table-cell/>
          <table:table-cell office:value-type="float" office:value="-9126" calcext:value-type="float">
            <text:p>-9126</text:p>
          </table:table-cell>
          <table:table-cell office:value-type="float" office:value="-2140" calcext:value-type="float">
            <text:p>-2140</text:p>
          </table:table-cell>
          <table:table-cell office:value-type="float" office:value="-6013" calcext:value-type="float">
            <text:p>-6013</text:p>
          </table:table-cell>
          <table:table-cell office:value-type="float" office:value="-8992" calcext:value-type="float">
            <text:p>-8992</text:p>
          </table:table-cell>
          <table:table-cell office:value-type="float" office:value="-8565" calcext:value-type="float">
            <text:p>-8565</text:p>
          </table:table-cell>
          <table:table-cell table:number-columns-repeated="1017"/>
        </table:table-row>
        <table:table-row table:style-name="ro2">
          <table:table-cell table:formula="of:=[.A354]+1" office:value-type="float" office:value="353" calcext:value-type="float">
            <text:p>353</text:p>
          </table:table-cell>
          <table:table-cell/>
          <table:table-cell office:value-type="float" office:value="-9084" calcext:value-type="float">
            <text:p>-9084</text:p>
          </table:table-cell>
          <table:table-cell office:value-type="float" office:value="-1356" calcext:value-type="float">
            <text:p>-1356</text:p>
          </table:table-cell>
          <table:table-cell office:value-type="float" office:value="-5621" calcext:value-type="float">
            <text:p>-5621</text:p>
          </table:table-cell>
          <table:table-cell office:value-type="float" office:value="-9716" calcext:value-type="float">
            <text:p>-9716</text:p>
          </table:table-cell>
          <table:table-cell office:value-type="float" office:value="-8469" calcext:value-type="float">
            <text:p>-8469</text:p>
          </table:table-cell>
          <table:table-cell table:number-columns-repeated="1017"/>
        </table:table-row>
        <table:table-row table:style-name="ro2">
          <table:table-cell table:formula="of:=[.A355]+1" office:value-type="float" office:value="354" calcext:value-type="float">
            <text:p>354</text:p>
          </table:table-cell>
          <table:table-cell/>
          <table:table-cell office:value-type="float" office:value="-8967" calcext:value-type="float">
            <text:p>-8967</text:p>
          </table:table-cell>
          <table:table-cell office:value-type="float" office:value="-541" calcext:value-type="float">
            <text:p>-541</text:p>
          </table:table-cell>
          <table:table-cell office:value-type="float" office:value="-5108" calcext:value-type="float">
            <text:p>-5108</text:p>
          </table:table-cell>
          <table:table-cell office:value-type="float" office:value="-10202" calcext:value-type="float">
            <text:p>-10202</text:p>
          </table:table-cell>
          <table:table-cell office:value-type="float" office:value="-8250" calcext:value-type="float">
            <text:p>-8250</text:p>
          </table:table-cell>
          <table:table-cell table:number-columns-repeated="1017"/>
        </table:table-row>
        <table:table-row table:style-name="ro2">
          <table:table-cell table:formula="of:=[.A356]+1" office:value-type="float" office:value="355" calcext:value-type="float">
            <text:p>355</text:p>
          </table:table-cell>
          <table:table-cell/>
          <table:table-cell office:value-type="float" office:value="-8658" calcext:value-type="float">
            <text:p>-8658</text:p>
          </table:table-cell>
          <table:table-cell office:value-type="float" office:value="285" calcext:value-type="float">
            <text:p>285</text:p>
          </table:table-cell>
          <table:table-cell office:value-type="float" office:value="-4487" calcext:value-type="float">
            <text:p>-4487</text:p>
          </table:table-cell>
          <table:table-cell office:value-type="float" office:value="-10435" calcext:value-type="float">
            <text:p>-10435</text:p>
          </table:table-cell>
          <table:table-cell office:value-type="float" office:value="-7920" calcext:value-type="float">
            <text:p>-7920</text:p>
          </table:table-cell>
          <table:table-cell table:number-columns-repeated="1017"/>
        </table:table-row>
        <table:table-row table:style-name="ro2">
          <table:table-cell table:formula="of:=[.A357]+1" office:value-type="float" office:value="356" calcext:value-type="float">
            <text:p>356</text:p>
          </table:table-cell>
          <table:table-cell/>
          <table:table-cell office:value-type="float" office:value="-8294" calcext:value-type="float">
            <text:p>-8294</text:p>
          </table:table-cell>
          <table:table-cell office:value-type="float" office:value="1105" calcext:value-type="float">
            <text:p>1105</text:p>
          </table:table-cell>
          <table:table-cell office:value-type="float" office:value="-3771" calcext:value-type="float">
            <text:p>-3771</text:p>
          </table:table-cell>
          <table:table-cell office:value-type="float" office:value="-10407" calcext:value-type="float">
            <text:p>-10407</text:p>
          </table:table-cell>
          <table:table-cell office:value-type="float" office:value="-7490" calcext:value-type="float">
            <text:p>-7490</text:p>
          </table:table-cell>
          <table:table-cell table:number-columns-repeated="1017"/>
        </table:table-row>
        <table:table-row table:style-name="ro2">
          <table:table-cell table:formula="of:=[.A358]+1" office:value-type="float" office:value="357" calcext:value-type="float">
            <text:p>357</text:p>
          </table:table-cell>
          <table:table-cell/>
          <table:table-cell office:value-type="float" office:value="-7822" calcext:value-type="float">
            <text:p>-7822</text:p>
          </table:table-cell>
          <table:table-cell office:value-type="float" office:value="1901" calcext:value-type="float">
            <text:p>1901</text:p>
          </table:table-cell>
          <table:table-cell office:value-type="float" office:value="-2978" calcext:value-type="float">
            <text:p>-2978</text:p>
          </table:table-cell>
          <table:table-cell office:value-type="float" office:value="-10114" calcext:value-type="float">
            <text:p>-10114</text:p>
          </table:table-cell>
          <table:table-cell office:value-type="float" office:value="-6972" calcext:value-type="float">
            <text:p>-6972</text:p>
          </table:table-cell>
          <table:table-cell table:number-columns-repeated="1017"/>
        </table:table-row>
        <table:table-row table:style-name="ro2">
          <table:table-cell table:formula="of:=[.A359]+1" office:value-type="float" office:value="358" calcext:value-type="float">
            <text:p>358</text:p>
          </table:table-cell>
          <table:table-cell/>
          <table:table-cell office:value-type="float" office:value="-7220" calcext:value-type="float">
            <text:p>-7220</text:p>
          </table:table-cell>
          <table:table-cell office:value-type="float" office:value="2653" calcext:value-type="float">
            <text:p>2653</text:p>
          </table:table-cell>
          <table:table-cell office:value-type="float" office:value="-2124" calcext:value-type="float">
            <text:p>-2124</text:p>
          </table:table-cell>
          <table:table-cell office:value-type="float" office:value="-9562" calcext:value-type="float">
            <text:p>-9562</text:p>
          </table:table-cell>
          <table:table-cell office:value-type="float" office:value="-6373" calcext:value-type="float">
            <text:p>-6373</text:p>
          </table:table-cell>
          <table:table-cell table:number-columns-repeated="1017"/>
        </table:table-row>
        <table:table-row table:style-name="ro2">
          <table:table-cell table:formula="of:=[.A360]+1" office:value-type="float" office:value="359" calcext:value-type="float">
            <text:p>359</text:p>
          </table:table-cell>
          <table:table-cell/>
          <table:table-cell office:value-type="float" office:value="-6605" calcext:value-type="float">
            <text:p>-6605</text:p>
          </table:table-cell>
          <table:table-cell office:value-type="float" office:value="3346" calcext:value-type="float">
            <text:p>3346</text:p>
          </table:table-cell>
          <table:table-cell office:value-type="float" office:value="-1230" calcext:value-type="float">
            <text:p>-1230</text:p>
          </table:table-cell>
          <table:table-cell office:value-type="float" office:value="-8762" calcext:value-type="float">
            <text:p>-8762</text:p>
          </table:table-cell>
          <table:table-cell office:value-type="float" office:value="-5702" calcext:value-type="float">
            <text:p>-5702</text:p>
          </table:table-cell>
          <table:table-cell table:number-columns-repeated="1017"/>
        </table:table-row>
        <table:table-row table:style-name="ro2">
          <table:table-cell table:formula="of:=[.A361]+1" office:value-type="float" office:value="360" calcext:value-type="float">
            <text:p>360</text:p>
          </table:table-cell>
          <table:table-cell/>
          <table:table-cell office:value-type="float" office:value="-5808" calcext:value-type="float">
            <text:p>-5808</text:p>
          </table:table-cell>
          <table:table-cell office:value-type="float" office:value="3962" calcext:value-type="float">
            <text:p>3962</text:p>
          </table:table-cell>
          <table:table-cell office:value-type="float" office:value="-315" calcext:value-type="float">
            <text:p>-315</text:p>
          </table:table-cell>
          <table:table-cell office:value-type="float" office:value="-7732" calcext:value-type="float">
            <text:p>-7732</text:p>
          </table:table-cell>
          <table:table-cell office:value-type="float" office:value="-4962" calcext:value-type="float">
            <text:p>-4962</text:p>
          </table:table-cell>
          <table:table-cell table:number-columns-repeated="1017"/>
        </table:table-row>
        <table:table-row table:style-name="ro2">
          <table:table-cell table:formula="of:=[.A362]+1" office:value-type="float" office:value="361" calcext:value-type="float">
            <text:p>361</text:p>
          </table:table-cell>
          <table:table-cell/>
          <table:table-cell office:value-type="float" office:value="-4951" calcext:value-type="float">
            <text:p>-4951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-6495" calcext:value-type="float">
            <text:p>-6495</text:p>
          </table:table-cell>
          <table:table-cell office:value-type="float" office:value="-4156" calcext:value-type="float">
            <text:p>-4156</text:p>
          </table:table-cell>
          <table:table-cell table:number-columns-repeated="1017"/>
        </table:table-row>
        <table:table-row table:style-name="ro2">
          <table:table-cell table:formula="of:=[.A363]+1" office:value-type="float" office:value="362" calcext:value-type="float">
            <text:p>362</text:p>
          </table:table-cell>
          <table:table-cell/>
          <table:table-cell office:value-type="float" office:value="-4037" calcext:value-type="float">
            <text:p>-4037</text:p>
          </table:table-cell>
          <table:table-cell office:value-type="float" office:value="4915" calcext:value-type="float">
            <text:p>4915</text:p>
          </table:table-cell>
          <table:table-cell office:value-type="float" office:value="1496" calcext:value-type="float">
            <text:p>1496</text:p>
          </table:table-cell>
          <table:table-cell office:value-type="float" office:value="-5083" calcext:value-type="float">
            <text:p>-5083</text:p>
          </table:table-cell>
          <table:table-cell office:value-type="float" office:value="-3287" calcext:value-type="float">
            <text:p>-3287</text:p>
          </table:table-cell>
          <table:table-cell table:number-columns-repeated="1017"/>
        </table:table-row>
        <table:table-row table:style-name="ro2">
          <table:table-cell table:formula="of:=[.A364]+1" office:value-type="float" office:value="363" calcext:value-type="float">
            <text:p>363</text:p>
          </table:table-cell>
          <table:table-cell/>
          <table:table-cell office:value-type="float" office:value="-3029" calcext:value-type="float">
            <text:p>-3029</text:p>
          </table:table-cell>
          <table:table-cell office:value-type="float" office:value="5229" calcext:value-type="float">
            <text:p>5229</text:p>
          </table:table-cell>
          <table:table-cell office:value-type="float" office:value="2354" calcext:value-type="float">
            <text:p>2354</text:p>
          </table:table-cell>
          <table:table-cell office:value-type="float" office:value="-3528" calcext:value-type="float">
            <text:p>-3528</text:p>
          </table:table-cell>
          <table:table-cell office:value-type="float" office:value="-2356" calcext:value-type="float">
            <text:p>-2356</text:p>
          </table:table-cell>
          <table:table-cell table:number-columns-repeated="1017"/>
        </table:table-row>
        <table:table-row table:style-name="ro2">
          <table:table-cell table:formula="of:=[.A365]+1" office:value-type="float" office:value="364" calcext:value-type="float">
            <text:p>364</text:p>
          </table:table-cell>
          <table:table-cell/>
          <table:table-cell office:value-type="float" office:value="-1945" calcext:value-type="float">
            <text:p>-1945</text:p>
          </table:table-cell>
          <table:table-cell office:value-type="float" office:value="5424" calcext:value-type="float">
            <text:p>5424</text:p>
          </table:table-cell>
          <table:table-cell office:value-type="float" office:value="3153" calcext:value-type="float">
            <text:p>3153</text:p>
          </table:table-cell>
          <table:table-cell office:value-type="float" office:value="-1870" calcext:value-type="float">
            <text:p>-1870</text:p>
          </table:table-cell>
          <table:table-cell office:value-type="float" office:value="-1364" calcext:value-type="float">
            <text:p>-1364</text:p>
          </table:table-cell>
          <table:table-cell table:number-columns-repeated="1017"/>
        </table:table-row>
        <table:table-row table:style-name="ro2">
          <table:table-cell table:formula="of:=[.A366]+1" office:value-type="float" office:value="365" calcext:value-type="float">
            <text:p>365</text:p>
          </table:table-cell>
          <table:table-cell/>
          <table:table-cell office:value-type="float" office:value="-787" calcext:value-type="float">
            <text:p>-787</text:p>
          </table:table-cell>
          <table:table-cell office:value-type="float" office:value="5497" calcext:value-type="float">
            <text:p>5497</text:p>
          </table:table-cell>
          <table:table-cell office:value-type="float" office:value="3877" calcext:value-type="float">
            <text:p>3877</text:p>
          </table:table-cell>
          <table:table-cell office:value-type="float" office:value="-150" calcext:value-type="float">
            <text:p>-150</text:p>
          </table:table-cell>
          <table:table-cell office:value-type="float" office:value="-315" calcext:value-type="float">
            <text:p>-315</text:p>
          </table:table-cell>
          <table:table-cell table:number-columns-repeated="1017"/>
        </table:table-row>
        <table:table-row table:style-name="ro2">
          <table:table-cell table:formula="of:=[.A367]+1" office:value-type="float" office:value="366" calcext:value-type="float">
            <text:p>36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5446" calcext:value-type="float">
            <text:p>5446</text:p>
          </table:table-cell>
          <table:table-cell office:value-type="float" office:value="4512" calcext:value-type="float">
            <text:p>4512</text:p>
          </table:table-cell>
          <table:table-cell office:value-type="float" office:value="1587" calcext:value-type="float">
            <text:p>1587</text:p>
          </table:table-cell>
          <table:table-cell office:value-type="float" office:value="786" calcext:value-type="float">
            <text:p>786</text:p>
          </table:table-cell>
          <table:table-cell table:number-columns-repeated="1017"/>
        </table:table-row>
        <table:table-row table:style-name="ro2">
          <table:table-cell table:formula="of:=[.A368]+1" office:value-type="float" office:value="367" calcext:value-type="float">
            <text:p>367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5271" calcext:value-type="float">
            <text:p>5271</text:p>
          </table:table-cell>
          <table:table-cell office:value-type="float" office:value="5042" calcext:value-type="float">
            <text:p>5042</text:p>
          </table:table-cell>
          <table:table-cell office:value-type="float" office:value="3298" calcext:value-type="float">
            <text:p>3298</text:p>
          </table:table-cell>
          <table:table-cell office:value-type="float" office:value="1931" calcext:value-type="float">
            <text:p>1931</text:p>
          </table:table-cell>
          <table:table-cell table:number-columns-repeated="1017"/>
        </table:table-row>
        <table:table-row table:style-name="ro2">
          <table:table-cell table:formula="of:=[.A369]+1" office:value-type="float" office:value="368" calcext:value-type="float">
            <text:p>368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4977" calcext:value-type="float">
            <text:p>4977</text:p>
          </table:table-cell>
          <table:table-cell office:value-type="float" office:value="5459" calcext:value-type="float">
            <text:p>5459</text:p>
          </table:table-cell>
          <table:table-cell office:value-type="float" office:value="4940" calcext:value-type="float">
            <text:p>4940</text:p>
          </table:table-cell>
          <table:table-cell office:value-type="float" office:value="3109" calcext:value-type="float">
            <text:p>3109</text:p>
          </table:table-cell>
          <table:table-cell table:number-columns-repeated="1017"/>
        </table:table-row>
        <table:table-row table:style-name="ro2">
          <table:table-cell table:formula="of:=[.A370]+1" office:value-type="float" office:value="369" calcext:value-type="float">
            <text:p>369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4570" calcext:value-type="float">
            <text:p>4570</text:p>
          </table:table-cell>
          <table:table-cell office:value-type="float" office:value="5752" calcext:value-type="float">
            <text:p>5752</text:p>
          </table:table-cell>
          <table:table-cell office:value-type="float" office:value="6468" calcext:value-type="float">
            <text:p>6468</text:p>
          </table:table-cell>
          <table:table-cell office:value-type="float" office:value="4304" calcext:value-type="float">
            <text:p>4304</text:p>
          </table:table-cell>
          <table:table-cell table:number-columns-repeated="1017"/>
        </table:table-row>
        <table:table-row table:style-name="ro2">
          <table:table-cell table:formula="of:=[.A371]+1" office:value-type="float" office:value="370" calcext:value-type="float">
            <text:p>370</text:p>
          </table:table-cell>
          <table:table-cell/>
          <table:table-cell office:value-type="float" office:value="5429" calcext:value-type="float">
            <text:p>5429</text:p>
          </table:table-cell>
          <table:table-cell office:value-type="float" office:value="4060" calcext:value-type="float">
            <text:p>4060</text:p>
          </table:table-cell>
          <table:table-cell office:value-type="float" office:value="5917" calcext:value-type="float">
            <text:p>5917</text:p>
          </table:table-cell>
          <table:table-cell office:value-type="float" office:value="7844" calcext:value-type="float">
            <text:p>7844</text:p>
          </table:table-cell>
          <table:table-cell office:value-type="float" office:value="5495" calcext:value-type="float">
            <text:p>5495</text:p>
          </table:table-cell>
          <table:table-cell table:number-columns-repeated="1017"/>
        </table:table-row>
        <table:table-row table:style-name="ro2">
          <table:table-cell table:formula="of:=[.A372]+1" office:value-type="float" office:value="371" calcext:value-type="float">
            <text:p>371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3458" calcext:value-type="float">
            <text:p>3458</text:p>
          </table:table-cell>
          <table:table-cell office:value-type="float" office:value="5951" calcext:value-type="float">
            <text:p>5951</text:p>
          </table:table-cell>
          <table:table-cell office:value-type="float" office:value="9031" calcext:value-type="float">
            <text:p>9031</text:p>
          </table:table-cell>
          <table:table-cell office:value-type="float" office:value="6660" calcext:value-type="float">
            <text:p>6660</text:p>
          </table:table-cell>
          <table:table-cell table:number-columns-repeated="1017"/>
        </table:table-row>
        <table:table-row table:style-name="ro2">
          <table:table-cell table:formula="of:=[.A373]+1" office:value-type="float" office:value="372" calcext:value-type="float">
            <text:p>372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2777" calcext:value-type="float">
            <text:p>2777</text:p>
          </table:table-cell>
          <table:table-cell office:value-type="float" office:value="5854" calcext:value-type="float">
            <text:p>5854</text:p>
          </table:table-cell>
          <table:table-cell office:value-type="float" office:value="9997" calcext:value-type="float">
            <text:p>9997</text:p>
          </table:table-cell>
          <table:table-cell office:value-type="float" office:value="7769" calcext:value-type="float">
            <text:p>7769</text:p>
          </table:table-cell>
          <table:table-cell table:number-columns-repeated="1017"/>
        </table:table-row>
        <table:table-row table:style-name="ro2">
          <table:table-cell table:formula="of:=[.A374]+1" office:value-type="float" office:value="373" calcext:value-type="float">
            <text:p>373</text:p>
          </table:table-cell>
          <table:table-cell/>
          <table:table-cell office:value-type="float" office:value="8642" calcext:value-type="float">
            <text:p>8642</text:p>
          </table:table-cell>
          <table:table-cell office:value-type="float" office:value="2034" calcext:value-type="float">
            <text:p>2034</text:p>
          </table:table-cell>
          <table:table-cell office:value-type="float" office:value="5629" calcext:value-type="float">
            <text:p>5629</text:p>
          </table:table-cell>
          <table:table-cell office:value-type="float" office:value="10716" calcext:value-type="float">
            <text:p>10716</text:p>
          </table:table-cell>
          <table:table-cell office:value-type="float" office:value="8792" calcext:value-type="float">
            <text:p>8792</text:p>
          </table:table-cell>
          <table:table-cell table:number-columns-repeated="1017"/>
        </table:table-row>
        <table:table-row table:style-name="ro2">
          <table:table-cell table:formula="of:=[.A375]+1" office:value-type="float" office:value="374" calcext:value-type="float">
            <text:p>374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1245" calcext:value-type="float">
            <text:p>1245</text:p>
          </table:table-cell>
          <table:table-cell office:value-type="float" office:value="5283" calcext:value-type="float">
            <text:p>5283</text:p>
          </table:table-cell>
          <table:table-cell office:value-type="float" office:value="11168" calcext:value-type="float">
            <text:p>11168</text:p>
          </table:table-cell>
          <table:table-cell office:value-type="float" office:value="9697" calcext:value-type="float">
            <text:p>9697</text:p>
          </table:table-cell>
          <table:table-cell table:number-columns-repeated="1017"/>
        </table:table-row>
        <table:table-row table:style-name="ro2">
          <table:table-cell table:formula="of:=[.A376]+1" office:value-type="float" office:value="375" calcext:value-type="float">
            <text:p>375</text:p>
          </table:table-cell>
          <table:table-cell/>
          <table:table-cell office:value-type="float" office:value="10038" calcext:value-type="float">
            <text:p>10038</text:p>
          </table:table-cell>
          <table:table-cell office:value-type="float" office:value="427" calcext:value-type="float">
            <text:p>427</text:p>
          </table:table-cell>
          <table:table-cell office:value-type="float" office:value="4822" calcext:value-type="float">
            <text:p>4822</text:p>
          </table:table-cell>
          <table:table-cell office:value-type="float" office:value="11340" calcext:value-type="float">
            <text:p>11340</text:p>
          </table:table-cell>
          <table:table-cell office:value-type="float" office:value="10448" calcext:value-type="float">
            <text:p>10448</text:p>
          </table:table-cell>
          <table:table-cell table:number-columns-repeated="1017"/>
        </table:table-row>
        <table:table-row table:style-name="ro2">
          <table:table-cell table:formula="of:=[.A377]+1" office:value-type="float" office:value="376" calcext:value-type="float">
            <text:p>376</text:p>
          </table:table-cell>
          <table:table-cell/>
          <table:table-cell office:value-type="float" office:value="10445" calcext:value-type="float">
            <text:p>10445</text:p>
          </table:table-cell>
          <table:table-cell office:value-type="float" office:value="-399" calcext:value-type="float">
            <text:p>-399</text:p>
          </table:table-cell>
          <table:table-cell office:value-type="float" office:value="4260" calcext:value-type="float">
            <text:p>4260</text:p>
          </table:table-cell>
          <table:table-cell office:value-type="float" office:value="11227" calcext:value-type="float">
            <text:p>11227</text:p>
          </table:table-cell>
          <table:table-cell office:value-type="float" office:value="11012" calcext:value-type="float">
            <text:p>11012</text:p>
          </table:table-cell>
          <table:table-cell table:number-columns-repeated="1017"/>
        </table:table-row>
        <table:table-row table:style-name="ro2">
          <table:table-cell table:formula="of:=[.A378]+1" office:value-type="float" office:value="377" calcext:value-type="float">
            <text:p>377</text:p>
          </table:table-cell>
          <table:table-cell/>
          <table:table-cell office:value-type="float" office:value="10645" calcext:value-type="float">
            <text:p>10645</text:p>
          </table:table-cell>
          <table:table-cell office:value-type="float" office:value="-1217" calcext:value-type="float">
            <text:p>-1217</text:p>
          </table:table-cell>
          <table:table-cell office:value-type="float" office:value="3608" calcext:value-type="float">
            <text:p>3608</text:p>
          </table:table-cell>
          <table:table-cell office:value-type="float" office:value="10829" calcext:value-type="float">
            <text:p>10829</text:p>
          </table:table-cell>
          <table:table-cell office:value-type="float" office:value="11358" calcext:value-type="float">
            <text:p>11358</text:p>
          </table:table-cell>
          <table:table-cell table:number-columns-repeated="1017"/>
        </table:table-row>
        <table:table-row table:style-name="ro2">
          <table:table-cell table:formula="of:=[.A379]+1" office:value-type="float" office:value="378" calcext:value-type="float">
            <text:p>378</text:p>
          </table:table-cell>
          <table:table-cell/>
          <table:table-cell office:value-type="float" office:value="10593" calcext:value-type="float">
            <text:p>10593</text:p>
          </table:table-cell>
          <table:table-cell office:value-type="float" office:value="-2008" calcext:value-type="float">
            <text:p>-2008</text:p>
          </table:table-cell>
          <table:table-cell office:value-type="float" office:value="2882" calcext:value-type="float">
            <text:p>2882</text:p>
          </table:table-cell>
          <table:table-cell office:value-type="float" office:value="10155" calcext:value-type="float">
            <text:p>10155</text:p>
          </table:table-cell>
          <table:table-cell office:value-type="float" office:value="11458" calcext:value-type="float">
            <text:p>11458</text:p>
          </table:table-cell>
          <table:table-cell table:number-columns-repeated="1017"/>
        </table:table-row>
        <table:table-row table:style-name="ro2">
          <table:table-cell table:formula="of:=[.A380]+1" office:value-type="float" office:value="379" calcext:value-type="float">
            <text:p>379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-2753" calcext:value-type="float">
            <text:p>-2753</text:p>
          </table:table-cell>
          <table:table-cell office:value-type="float" office:value="2098" calcext:value-type="float">
            <text:p>2098</text:p>
          </table:table-cell>
          <table:table-cell office:value-type="float" office:value="9221" calcext:value-type="float">
            <text:p>9221</text:p>
          </table:table-cell>
          <table:table-cell office:value-type="float" office:value="11289" calcext:value-type="float">
            <text:p>11289</text:p>
          </table:table-cell>
          <table:table-cell table:number-columns-repeated="1017"/>
        </table:table-row>
        <table:table-row table:style-name="ro2">
          <table:table-cell table:formula="of:=[.A381]+1" office:value-type="float" office:value="380" calcext:value-type="float">
            <text:p>380</text:p>
          </table:table-cell>
          <table:table-cell/>
          <table:table-cell office:value-type="float" office:value="9729" calcext:value-type="float">
            <text:p>9729</text:p>
          </table:table-cell>
          <table:table-cell office:value-type="float" office:value="-3436" calcext:value-type="float">
            <text:p>-3436</text:p>
          </table:table-cell>
          <table:table-cell office:value-type="float" office:value="1274" calcext:value-type="float">
            <text:p>1274</text:p>
          </table:table-cell>
          <table:table-cell office:value-type="float" office:value="8050" calcext:value-type="float">
            <text:p>8050</text:p>
          </table:table-cell>
          <table:table-cell office:value-type="float" office:value="10836" calcext:value-type="float">
            <text:p>10836</text:p>
          </table:table-cell>
          <table:table-cell table:number-columns-repeated="1017"/>
        </table:table-row>
        <table:table-row table:style-name="ro2">
          <table:table-cell table:formula="of:=[.A382]+1" office:value-type="float" office:value="381" calcext:value-type="float">
            <text:p>381</text:p>
          </table:table-cell>
          <table:table-cell/>
          <table:table-cell office:value-type="float" office:value="8889" calcext:value-type="float">
            <text:p>8889</text:p>
          </table:table-cell>
          <table:table-cell office:value-type="float" office:value="-4041" calcext:value-type="float">
            <text:p>-4041</text:p>
          </table:table-cell>
          <table:table-cell office:value-type="float" office:value="429" calcext:value-type="float">
            <text:p>429</text:p>
          </table:table-cell>
          <table:table-cell office:value-type="float" office:value="6671" calcext:value-type="float">
            <text:p>6671</text:p>
          </table:table-cell>
          <table:table-cell office:value-type="float" office:value="10092" calcext:value-type="float">
            <text:p>10092</text:p>
          </table:table-cell>
          <table:table-cell table:number-columns-repeated="1017"/>
        </table:table-row>
        <table:table-row table:style-name="ro2">
          <table:table-cell table:formula="of:=[.A383]+1" office:value-type="float" office:value="382" calcext:value-type="float">
            <text:p>382</text:p>
          </table:table-cell>
          <table:table-cell/>
          <table:table-cell office:value-type="float" office:value="7832" calcext:value-type="float">
            <text:p>7832</text:p>
          </table:table-cell>
          <table:table-cell office:value-type="float" office:value="-4554" calcext:value-type="float">
            <text:p>-4554</text:p>
          </table:table-cell>
          <table:table-cell office:value-type="float" office:value="-419" calcext:value-type="float">
            <text:p>-419</text:p>
          </table:table-cell>
          <table:table-cell office:value-type="float" office:value="5118" calcext:value-type="float">
            <text:p>5118</text:p>
          </table:table-cell>
          <table:table-cell office:value-type="float" office:value="9057" calcext:value-type="float">
            <text:p>9057</text:p>
          </table:table-cell>
          <table:table-cell table:number-columns-repeated="1017"/>
        </table:table-row>
        <table:table-row table:style-name="ro2">
          <table:table-cell table:formula="of:=[.A384]+1" office:value-type="float" office:value="383" calcext:value-type="float">
            <text:p>383</text:p>
          </table:table-cell>
          <table:table-cell/>
          <table:table-cell office:value-type="float" office:value="6520" calcext:value-type="float">
            <text:p>6520</text:p>
          </table:table-cell>
          <table:table-cell office:value-type="float" office:value="-4965" calcext:value-type="float">
            <text:p>-4965</text:p>
          </table:table-cell>
          <table:table-cell office:value-type="float" office:value="-1251" calcext:value-type="float">
            <text:p>-1251</text:p>
          </table:table-cell>
          <table:table-cell office:value-type="float" office:value="3430" calcext:value-type="float">
            <text:p>3430</text:p>
          </table:table-cell>
          <table:table-cell office:value-type="float" office:value="7745" calcext:value-type="float">
            <text:p>7745</text:p>
          </table:table-cell>
          <table:table-cell table:number-columns-repeated="1017"/>
        </table:table-row>
        <table:table-row table:style-name="ro2">
          <table:table-cell table:formula="of:=[.A385]+1" office:value-type="float" office:value="384" calcext:value-type="float">
            <text:p>384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float" office:value="-5263" calcext:value-type="float">
            <text:p>-5263</text:p>
          </table:table-cell>
          <table:table-cell office:value-type="float" office:value="-2050" calcext:value-type="float">
            <text:p>-2050</text:p>
          </table:table-cell>
          <table:table-cell office:value-type="float" office:value="1650" calcext:value-type="float">
            <text:p>1650</text:p>
          </table:table-cell>
          <table:table-cell office:value-type="float" office:value="6177" calcext:value-type="float">
            <text:p>6177</text:p>
          </table:table-cell>
          <table:table-cell table:number-columns-repeated="1017"/>
        </table:table-row>
        <table:table-row table:style-name="ro2">
          <table:table-cell table:formula="of:=[.A386]+1" office:value-type="float" office:value="385" calcext:value-type="float">
            <text:p>385</text:p>
          </table:table-cell>
          <table:table-cell table:formula="of:=[.A387]/44100" office:value-type="float" office:value="0.00873015873015873" calcext:value-type="float">
            <text:p>0.0087</text:p>
          </table:table-cell>
          <table:table-cell office:value-type="float" office:value="3388" calcext:value-type="float">
            <text:p>3388</text:p>
          </table:table-cell>
          <table:table-cell office:value-type="float" office:value="-5442" calcext:value-type="float">
            <text:p>-5442</text:p>
          </table:table-cell>
          <table:table-cell office:value-type="float" office:value="-2797" calcext:value-type="float">
            <text:p>-2797</text:p>
          </table:table-cell>
          <table:table-cell office:value-type="float" office:value="-176" calcext:value-type="float">
            <text:p>-176</text:p>
          </table:table-cell>
          <table:table-cell office:value-type="float" office:value="4386" calcext:value-type="float">
            <text:p>4386</text:p>
          </table:table-cell>
          <table:table-cell table:number-columns-repeated="1017"/>
        </table:table-row>
        <table:table-row table:style-name="ro2">
          <table:table-cell table:formula="of:=[.A387]+1" office:value-type="float" office:value="386" calcext:value-type="float">
            <text:p>386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float" office:value="-5498" calcext:value-type="float">
            <text:p>-5498</text:p>
          </table:table-cell>
          <table:table-cell office:value-type="float" office:value="-3477" calcext:value-type="float">
            <text:p>-3477</text:p>
          </table:table-cell>
          <table:table-cell office:value-type="float" office:value="-2003" calcext:value-type="float">
            <text:p>-2003</text:p>
          </table:table-cell>
          <table:table-cell office:value-type="float" office:value="2414" calcext:value-type="float">
            <text:p>2414</text:p>
          </table:table-cell>
          <table:table-cell table:number-columns-repeated="1017"/>
        </table:table-row>
        <table:table-row table:style-name="ro2">
          <table:table-cell table:formula="of:=[.A388]+1" office:value-type="float" office:value="387" calcext:value-type="float">
            <text:p>387</text:p>
          </table:table-cell>
          <table:table-cell/>
          <table:table-cell office:value-type="float" office:value="-289" calcext:value-type="float">
            <text:p>-289</text:p>
          </table:table-cell>
          <table:table-cell office:value-type="float" office:value="-5429" calcext:value-type="float">
            <text:p>-5429</text:p>
          </table:table-cell>
          <table:table-cell office:value-type="float" office:value="-4075" calcext:value-type="float">
            <text:p>-4075</text:p>
          </table:table-cell>
          <table:table-cell office:value-type="float" office:value="-3784" calcext:value-type="float">
            <text:p>-3784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2">
          <table:table-cell table:formula="of:=[.A389]+1" office:value-type="float" office:value="388" calcext:value-type="float">
            <text:p>388</text:p>
          </table:table-cell>
          <table:table-cell/>
          <table:table-cell office:value-type="float" office:value="-2220" calcext:value-type="float">
            <text:p>-2220</text:p>
          </table:table-cell>
          <table:table-cell office:value-type="float" office:value="-5237" calcext:value-type="float">
            <text:p>-5237</text:p>
          </table:table-cell>
          <table:table-cell office:value-type="float" office:value="-4579" calcext:value-type="float">
            <text:p>-4579</text:p>
          </table:table-cell>
          <table:table-cell office:value-type="float" office:value="-5473" calcext:value-type="float">
            <text:p>-5473</text:p>
          </table:table-cell>
          <table:table-cell office:value-type="float" office:value="-1862" calcext:value-type="float">
            <text:p>-1862</text:p>
          </table:table-cell>
          <table:table-cell table:number-columns-repeated="1017"/>
        </table:table-row>
        <table:table-row table:style-name="ro2">
          <table:table-cell table:formula="of:=[.A390]+1" office:value-type="float" office:value="389" calcext:value-type="float">
            <text:p>389</text:p>
          </table:table-cell>
          <table:table-cell/>
          <table:table-cell office:value-type="float" office:value="-4122" calcext:value-type="float">
            <text:p>-4122</text:p>
          </table:table-cell>
          <table:table-cell office:value-type="float" office:value="-4927" calcext:value-type="float">
            <text:p>-4927</text:p>
          </table:table-cell>
          <table:table-cell office:value-type="float" office:value="-4978" calcext:value-type="float">
            <text:p>-4978</text:p>
          </table:table-cell>
          <table:table-cell office:value-type="float" office:value="-7027" calcext:value-type="float">
            <text:p>-7027</text:p>
          </table:table-cell>
          <table:table-cell office:value-type="float" office:value="-4043" calcext:value-type="float">
            <text:p>-4043</text:p>
          </table:table-cell>
          <table:table-cell table:number-columns-repeated="1017"/>
        </table:table-row>
        <table:table-row table:style-name="ro2">
          <table:table-cell table:formula="of:=[.A391]+1" office:value-type="float" office:value="390" calcext:value-type="float">
            <text:p>390</text:p>
          </table:table-cell>
          <table:table-cell/>
          <table:table-cell office:value-type="float" office:value="-5912" calcext:value-type="float">
            <text:p>-5912</text:p>
          </table:table-cell>
          <table:table-cell office:value-type="float" office:value="-4506" calcext:value-type="float">
            <text:p>-4506</text:p>
          </table:table-cell>
          <table:table-cell office:value-type="float" office:value="-5265" calcext:value-type="float">
            <text:p>-5265</text:p>
          </table:table-cell>
          <table:table-cell office:value-type="float" office:value="-8406" calcext:value-type="float">
            <text:p>-8406</text:p>
          </table:table-cell>
          <table:table-cell office:value-type="float" office:value="-6165" calcext:value-type="float">
            <text:p>-6165</text:p>
          </table:table-cell>
          <table:table-cell table:number-columns-repeated="1017"/>
        </table:table-row>
        <table:table-row table:style-name="ro2">
          <table:table-cell table:formula="of:=[.A392]+1" office:value-type="float" office:value="391" calcext:value-type="float">
            <text:p>391</text:p>
          </table:table-cell>
          <table:table-cell/>
          <table:table-cell office:value-type="float" office:value="-7611" calcext:value-type="float">
            <text:p>-7611</text:p>
          </table:table-cell>
          <table:table-cell office:value-type="float" office:value="-3982" calcext:value-type="float">
            <text:p>-3982</text:p>
          </table:table-cell>
          <table:table-cell office:value-type="float" office:value="-5433" calcext:value-type="float">
            <text:p>-5433</text:p>
          </table:table-cell>
          <table:table-cell office:value-type="float" office:value="-9574" calcext:value-type="float">
            <text:p>-9574</text:p>
          </table:table-cell>
          <table:table-cell office:value-type="float" office:value="-8159" calcext:value-type="float">
            <text:p>-8159</text:p>
          </table:table-cell>
          <table:table-cell table:number-columns-repeated="1017"/>
        </table:table-row>
        <table:table-row table:style-name="ro2">
          <table:table-cell table:formula="of:=[.A393]+1" office:value-type="float" office:value="392" calcext:value-type="float">
            <text:p>392</text:p>
          </table:table-cell>
          <table:table-cell/>
          <table:table-cell office:value-type="float" office:value="-9112" calcext:value-type="float">
            <text:p>-9112</text:p>
          </table:table-cell>
          <table:table-cell office:value-type="float" office:value="-3368" calcext:value-type="float">
            <text:p>-3368</text:p>
          </table:table-cell>
          <table:table-cell office:value-type="float" office:value="-5481" calcext:value-type="float">
            <text:p>-5481</text:p>
          </table:table-cell>
          <table:table-cell office:value-type="float" office:value="-10502" calcext:value-type="float">
            <text:p>-10502</text:p>
          </table:table-cell>
          <table:table-cell office:value-type="float" office:value="-9957" calcext:value-type="float">
            <text:p>-9957</text:p>
          </table:table-cell>
          <table:table-cell table:number-columns-repeated="1017"/>
        </table:table-row>
        <table:table-row table:style-name="ro2">
          <table:table-cell table:formula="of:=[.A394]+1" office:value-type="float" office:value="393" calcext:value-type="float">
            <text:p>393</text:p>
          </table:table-cell>
          <table:table-cell/>
          <table:table-cell office:value-type="float" office:value="-10463" calcext:value-type="float">
            <text:p>-10463</text:p>
          </table:table-cell>
          <table:table-cell office:value-type="float" office:value="-2678" calcext:value-type="float">
            <text:p>-2678</text:p>
          </table:table-cell>
          <table:table-cell office:value-type="float" office:value="-5408" calcext:value-type="float">
            <text:p>-5408</text:p>
          </table:table-cell>
          <table:table-cell office:value-type="float" office:value="-11164" calcext:value-type="float">
            <text:p>-11164</text:p>
          </table:table-cell>
          <table:table-cell office:value-type="float" office:value="-11497" calcext:value-type="float">
            <text:p>-11497</text:p>
          </table:table-cell>
          <table:table-cell table:number-columns-repeated="1017"/>
        </table:table-row>
        <table:table-row table:style-name="ro2">
          <table:table-cell table:formula="of:=[.A395]+1" office:value-type="float" office:value="394" calcext:value-type="float">
            <text:p>394</text:p>
          </table:table-cell>
          <table:table-cell/>
          <table:table-cell office:value-type="float" office:value="-11493" calcext:value-type="float">
            <text:p>-11493</text:p>
          </table:table-cell>
          <table:table-cell office:value-type="float" office:value="-1928" calcext:value-type="float">
            <text:p>-1928</text:p>
          </table:table-cell>
          <table:table-cell office:value-type="float" office:value="-5216" calcext:value-type="float">
            <text:p>-5216</text:p>
          </table:table-cell>
          <table:table-cell office:value-type="float" office:value="-11545" calcext:value-type="float">
            <text:p>-11545</text:p>
          </table:table-cell>
          <table:table-cell office:value-type="float" office:value="-12721" calcext:value-type="float">
            <text:p>-12721</text:p>
          </table:table-cell>
          <table:table-cell table:number-columns-repeated="1017"/>
        </table:table-row>
        <table:table-row table:style-name="ro2">
          <table:table-cell table:formula="of:=[.A396]+1" office:value-type="float" office:value="395" calcext:value-type="float">
            <text:p>395</text:p>
          </table:table-cell>
          <table:table-cell/>
          <table:table-cell office:value-type="float" office:value="-12222" calcext:value-type="float">
            <text:p>-12222</text:p>
          </table:table-cell>
          <table:table-cell office:value-type="float" office:value="-1133" calcext:value-type="float">
            <text:p>-1133</text:p>
          </table:table-cell>
          <table:table-cell office:value-type="float" office:value="-4912" calcext:value-type="float">
            <text:p>-4912</text:p>
          </table:table-cell>
          <table:table-cell office:value-type="float" office:value="-11634" calcext:value-type="float">
            <text:p>-11634</text:p>
          </table:table-cell>
          <table:table-cell office:value-type="float" office:value="-13581" calcext:value-type="float">
            <text:p>-13581</text:p>
          </table:table-cell>
          <table:table-cell table:number-columns-repeated="1017"/>
        </table:table-row>
        <table:table-row table:style-name="ro2">
          <table:table-cell table:formula="of:=[.A397]+1" office:value-type="float" office:value="396" calcext:value-type="float">
            <text:p>396</text:p>
          </table:table-cell>
          <table:table-cell/>
          <table:table-cell office:value-type="float" office:value="-12646" calcext:value-type="float">
            <text:p>-12646</text:p>
          </table:table-cell>
          <table:table-cell office:value-type="float" office:value="-313" calcext:value-type="float">
            <text:p>-313</text:p>
          </table:table-cell>
          <table:table-cell office:value-type="float" office:value="-4502" calcext:value-type="float">
            <text:p>-4502</text:p>
          </table:table-cell>
          <table:table-cell office:value-type="float" office:value="-11429" calcext:value-type="float">
            <text:p>-11429</text:p>
          </table:table-cell>
          <table:table-cell office:value-type="float" office:value="-14039" calcext:value-type="float">
            <text:p>-14039</text:p>
          </table:table-cell>
          <table:table-cell table:number-columns-repeated="1017"/>
        </table:table-row>
        <table:table-row table:style-name="ro2">
          <table:table-cell table:formula="of:=[.A398]+1" office:value-type="float" office:value="397" calcext:value-type="float">
            <text:p>397</text:p>
          </table:table-cell>
          <table:table-cell/>
          <table:table-cell office:value-type="float" office:value="-12688" calcext:value-type="float">
            <text:p>-12688</text:p>
          </table:table-cell>
          <table:table-cell office:value-type="float" office:value="513" calcext:value-type="float">
            <text:p>513</text:p>
          </table:table-cell>
          <table:table-cell office:value-type="float" office:value="-3997" calcext:value-type="float">
            <text:p>-3997</text:p>
          </table:table-cell>
          <table:table-cell office:value-type="float" office:value="-10935" calcext:value-type="float">
            <text:p>-10935</text:p>
          </table:table-cell>
          <table:table-cell office:value-type="float" office:value="-14071" calcext:value-type="float">
            <text:p>-14071</text:p>
          </table:table-cell>
          <table:table-cell table:number-columns-repeated="1017"/>
        </table:table-row>
        <table:table-row table:style-name="ro2">
          <table:table-cell table:formula="of:=[.A399]+1" office:value-type="float" office:value="398" calcext:value-type="float">
            <text:p>398</text:p>
          </table:table-cell>
          <table:table-cell/>
          <table:table-cell office:value-type="float" office:value="-12378" calcext:value-type="float">
            <text:p>-12378</text:p>
          </table:table-cell>
          <table:table-cell office:value-type="float" office:value="1328" calcext:value-type="float">
            <text:p>1328</text:p>
          </table:table-cell>
          <table:table-cell office:value-type="float" office:value="-3408" calcext:value-type="float">
            <text:p>-3408</text:p>
          </table:table-cell>
          <table:table-cell office:value-type="float" office:value="-10165" calcext:value-type="float">
            <text:p>-10165</text:p>
          </table:table-cell>
          <table:table-cell office:value-type="float" office:value="-13665" calcext:value-type="float">
            <text:p>-13665</text:p>
          </table:table-cell>
          <table:table-cell table:number-columns-repeated="1017"/>
        </table:table-row>
        <table:table-row table:style-name="ro2">
          <table:table-cell table:formula="of:=[.A400]+1" office:value-type="float" office:value="399" calcext:value-type="float">
            <text:p>399</text:p>
          </table:table-cell>
          <table:table-cell/>
          <table:table-cell office:value-type="float" office:value="-11695" calcext:value-type="float">
            <text:p>-11695</text:p>
          </table:table-cell>
          <table:table-cell office:value-type="float" office:value="2113" calcext:value-type="float">
            <text:p>2113</text:p>
          </table:table-cell>
          <table:table-cell office:value-type="float" office:value="-2749" calcext:value-type="float">
            <text:p>-2749</text:p>
          </table:table-cell>
          <table:table-cell office:value-type="float" office:value="-9138" calcext:value-type="float">
            <text:p>-9138</text:p>
          </table:table-cell>
          <table:table-cell office:value-type="float" office:value="-12823" calcext:value-type="float">
            <text:p>-12823</text:p>
          </table:table-cell>
          <table:table-cell table:number-columns-repeated="1017"/>
        </table:table-row>
        <table:table-row table:style-name="ro2">
          <table:table-cell table:formula="of:=[.A401]+1" office:value-type="float" office:value="400" calcext:value-type="float">
            <text:p>400</text:p>
          </table:table-cell>
          <table:table-cell/>
          <table:table-cell office:value-type="float" office:value="-10666" calcext:value-type="float">
            <text:p>-10666</text:p>
          </table:table-cell>
          <table:table-cell office:value-type="float" office:value="2851" calcext:value-type="float">
            <text:p>2851</text:p>
          </table:table-cell>
          <table:table-cell office:value-type="float" office:value="-2036" calcext:value-type="float">
            <text:p>-2036</text:p>
          </table:table-cell>
          <table:table-cell office:value-type="float" office:value="-7881" calcext:value-type="float">
            <text:p>-7881</text:p>
          </table:table-cell>
          <table:table-cell office:value-type="float" office:value="-11563" calcext:value-type="float">
            <text:p>-11563</text:p>
          </table:table-cell>
          <table:table-cell table:number-columns-repeated="1017"/>
        </table:table-row>
        <table:table-row table:style-name="ro2">
          <table:table-cell table:formula="of:=[.A402]+1" office:value-type="float" office:value="401" calcext:value-type="float">
            <text:p>401</text:p>
          </table:table-cell>
          <table:table-cell/>
          <table:table-cell office:value-type="float" office:value="-9272" calcext:value-type="float">
            <text:p>-9272</text:p>
          </table:table-cell>
          <table:table-cell office:value-type="float" office:value="3524" calcext:value-type="float">
            <text:p>3524</text:p>
          </table:table-cell>
          <table:table-cell office:value-type="float" office:value="-1284" calcext:value-type="float">
            <text:p>-1284</text:p>
          </table:table-cell>
          <table:table-cell office:value-type="float" office:value="-6425" calcext:value-type="float">
            <text:p>-6425</text:p>
          </table:table-cell>
          <table:table-cell office:value-type="float" office:value="-9917" calcext:value-type="float">
            <text:p>-9917</text:p>
          </table:table-cell>
          <table:table-cell table:number-columns-repeated="1017"/>
        </table:table-row>
        <table:table-row table:style-name="ro2">
          <table:table-cell table:formula="of:=[.A403]+1" office:value-type="float" office:value="402" calcext:value-type="float">
            <text:p>402</text:p>
          </table:table-cell>
          <table:table-cell/>
          <table:table-cell office:value-type="float" office:value="-7499" calcext:value-type="float">
            <text:p>-7499</text:p>
          </table:table-cell>
          <table:table-cell office:value-type="float" office:value="4117" calcext:value-type="float">
            <text:p>4117</text:p>
          </table:table-cell>
          <table:table-cell office:value-type="float" office:value="-510" calcext:value-type="float">
            <text:p>-510</text:p>
          </table:table-cell>
          <table:table-cell office:value-type="float" office:value="-4810" calcext:value-type="float">
            <text:p>-4810</text:p>
          </table:table-cell>
          <table:table-cell office:value-type="float" office:value="-7929" calcext:value-type="float">
            <text:p>-7929</text:p>
          </table:table-cell>
          <table:table-cell table:number-columns-repeated="1017"/>
        </table:table-row>
        <table:table-row table:style-name="ro2">
          <table:table-cell table:formula="of:=[.A404]+1" office:value-type="float" office:value="403" calcext:value-type="float">
            <text:p>403</text:p>
          </table:table-cell>
          <table:table-cell/>
          <table:table-cell office:value-type="float" office:value="-5518" calcext:value-type="float">
            <text:p>-5518</text:p>
          </table:table-cell>
          <table:table-cell office:value-type="float" office:value="4617" calcext:value-type="float">
            <text:p>4617</text:p>
          </table:table-cell>
          <table:table-cell office:value-type="float" office:value="268" calcext:value-type="float">
            <text:p>268</text:p>
          </table:table-cell>
          <table:table-cell office:value-type="float" office:value="-3075" calcext:value-type="float">
            <text:p>-3075</text:p>
          </table:table-cell>
          <table:table-cell office:value-type="float" office:value="-5656" calcext:value-type="float">
            <text:p>-5656</text:p>
          </table:table-cell>
          <table:table-cell table:number-columns-repeated="1017"/>
        </table:table-row>
        <table:table-row table:style-name="ro2">
          <table:table-cell table:formula="of:=[.A405]+1" office:value-type="float" office:value="404" calcext:value-type="float">
            <text:p>404</text:p>
          </table:table-cell>
          <table:table-cell/>
          <table:table-cell office:value-type="float" office:value="-3281" calcext:value-type="float">
            <text:p>-3281</text:p>
          </table:table-cell>
          <table:table-cell office:value-type="float" office:value="5013" calcext:value-type="float">
            <text:p>5013</text:p>
          </table:table-cell>
          <table:table-cell office:value-type="float" office:value="1033" calcext:value-type="float">
            <text:p>1033</text:p>
          </table:table-cell>
          <table:table-cell office:value-type="float" office:value="-1266" calcext:value-type="float">
            <text:p>-1266</text:p>
          </table:table-cell>
          <table:table-cell office:value-type="float" office:value="-3167" calcext:value-type="float">
            <text:p>-3167</text:p>
          </table:table-cell>
          <table:table-cell table:number-columns-repeated="1017"/>
        </table:table-row>
        <table:table-row table:style-name="ro2">
          <table:table-cell table:formula="of:=[.A406]+1" office:value-type="float" office:value="405" calcext:value-type="float">
            <text:p>405</text:p>
          </table:table-cell>
          <table:table-cell/>
          <table:table-cell office:value-type="float" office:value="-831" calcext:value-type="float">
            <text:p>-831</text:p>
          </table:table-cell>
          <table:table-cell office:value-type="float" office:value="5295" calcext:value-type="float">
            <text:p>5295</text:p>
          </table:table-cell>
          <table:table-cell office:value-type="float" office:value="1769" calcext:value-type="float">
            <text:p>1769</text:p>
          </table:table-cell>
          <table:table-cell office:value-type="float" office:value="570" calcext:value-type="float">
            <text:p>570</text:p>
          </table:table-cell>
          <table:table-cell office:value-type="float" office:value="-534" calcext:value-type="float">
            <text:p>-534</text:p>
          </table:table-cell>
          <table:table-cell table:number-columns-repeated="1017"/>
        </table:table-row>
        <table:table-row table:style-name="ro2">
          <table:table-cell table:formula="of:=[.A407]+1" office:value-type="float" office:value="406" calcext:value-type="float">
            <text:p>406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5457" calcext:value-type="float">
            <text:p>5457</text:p>
          </table:table-cell>
          <table:table-cell office:value-type="float" office:value="2460" calcext:value-type="float">
            <text:p>2460</text:p>
          </table:table-cell>
          <table:table-cell office:value-type="float" office:value="2389" calcext:value-type="float">
            <text:p>2389</text:p>
          </table:table-cell>
          <table:table-cell office:value-type="float" office:value="2161" calcext:value-type="float">
            <text:p>2161</text:p>
          </table:table-cell>
          <table:table-cell table:number-columns-repeated="1017"/>
        </table:table-row>
        <table:table-row table:style-name="ro2">
          <table:table-cell table:formula="of:=[.A408]+1" office:value-type="float" office:value="407" calcext:value-type="float">
            <text:p>407</text:p>
          </table:table-cell>
          <table:table-cell/>
          <table:table-cell office:value-type="float" office:value="4287" calcext:value-type="float">
            <text:p>4287</text:p>
          </table:table-cell>
          <table:table-cell office:value-type="float" office:value="5495" calcext:value-type="float">
            <text:p>5495</text:p>
          </table:table-cell>
          <table:table-cell office:value-type="float" office:value="3090" calcext:value-type="float">
            <text:p>3090</text:p>
          </table:table-cell>
          <table:table-cell office:value-type="float" office:value="4143" calcext:value-type="float">
            <text:p>4143</text:p>
          </table:table-cell>
          <table:table-cell office:value-type="float" office:value="4836" calcext:value-type="float">
            <text:p>4836</text:p>
          </table:table-cell>
          <table:table-cell table:number-columns-repeated="1017"/>
        </table:table-row>
        <table:table-row table:style-name="ro2">
          <table:table-cell table:formula="of:=[.A409]+1" office:value-type="float" office:value="408" calcext:value-type="float">
            <text:p>408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5410" calcext:value-type="float">
            <text:p>5410</text:p>
          </table:table-cell>
          <table:table-cell office:value-type="float" office:value="3647" calcext:value-type="float">
            <text:p>3647</text:p>
          </table:table-cell>
          <table:table-cell office:value-type="float" office:value="5787" calcext:value-type="float">
            <text:p>5787</text:p>
          </table:table-cell>
          <table:table-cell office:value-type="float" office:value="7411" calcext:value-type="float">
            <text:p>7411</text:p>
          </table:table-cell>
          <table:table-cell table:number-columns-repeated="1017"/>
        </table:table-row>
        <table:table-row table:style-name="ro2">
          <table:table-cell table:formula="of:=[.A410]+1" office:value-type="float" office:value="409" calcext:value-type="float">
            <text:p>409</text:p>
          </table:table-cell>
          <table:table-cell/>
          <table:table-cell office:value-type="float" office:value="9237" calcext:value-type="float">
            <text:p>9237</text:p>
          </table:table-cell>
          <table:table-cell office:value-type="float" office:value="5202" calcext:value-type="float">
            <text:p>5202</text:p>
          </table:table-cell>
          <table:table-cell office:value-type="float" office:value="4118" calcext:value-type="float">
            <text:p>4118</text:p>
          </table:table-cell>
          <table:table-cell office:value-type="float" office:value="7279" calcext:value-type="float">
            <text:p>7279</text:p>
          </table:table-cell>
          <table:table-cell office:value-type="float" office:value="9804" calcext:value-type="float">
            <text:p>9804</text:p>
          </table:table-cell>
          <table:table-cell table:number-columns-repeated="1017"/>
        </table:table-row>
        <table:table-row table:style-name="ro2">
          <table:table-cell table:formula="of:=[.A411]+1" office:value-type="float" office:value="410" calcext:value-type="float">
            <text:p>410</text:p>
          </table:table-cell>
          <table:table-cell/>
          <table:table-cell office:value-type="float" office:value="11498" calcext:value-type="float">
            <text:p>11498</text:p>
          </table:table-cell>
          <table:table-cell office:value-type="float" office:value="4876" calcext:value-type="float">
            <text:p>4876</text:p>
          </table:table-cell>
          <table:table-cell office:value-type="float" office:value="4495" calcext:value-type="float">
            <text:p>4495</text:p>
          </table:table-cell>
          <table:table-cell office:value-type="float" office:value="8583" calcext:value-type="float">
            <text:p>8583</text:p>
          </table:table-cell>
          <table:table-cell office:value-type="float" office:value="11945" calcext:value-type="float">
            <text:p>11945</text:p>
          </table:table-cell>
          <table:table-cell table:number-columns-repeated="1017"/>
        </table:table-row>
        <table:table-row table:style-name="ro2">
          <table:table-cell table:formula="of:=[.A412]+1" office:value-type="float" office:value="411" calcext:value-type="float">
            <text:p>411</text:p>
          </table:table-cell>
          <table:table-cell/>
          <table:table-cell office:value-type="float" office:value="13419" calcext:value-type="float">
            <text:p>13419</text:p>
          </table:table-cell>
          <table:table-cell office:value-type="float" office:value="4439" calcext:value-type="float">
            <text:p>4439</text:p>
          </table:table-cell>
          <table:table-cell office:value-type="float" office:value="4769" calcext:value-type="float">
            <text:p>4769</text:p>
          </table:table-cell>
          <table:table-cell office:value-type="float" office:value="9664" calcext:value-type="float">
            <text:p>9664</text:p>
          </table:table-cell>
          <table:table-cell office:value-type="float" office:value="13768" calcext:value-type="float">
            <text:p>13768</text:p>
          </table:table-cell>
          <table:table-cell table:number-columns-repeated="1017"/>
        </table:table-row>
        <table:table-row table:style-name="ro2">
          <table:table-cell table:formula="of:=[.A413]+1" office:value-type="float" office:value="412" calcext:value-type="float">
            <text:p>412</text:p>
          </table:table-cell>
          <table:table-cell/>
          <table:table-cell office:value-type="float" office:value="15098" calcext:value-type="float">
            <text:p>15098</text:p>
          </table:table-cell>
          <table:table-cell office:value-type="float" office:value="3902" calcext:value-type="float">
            <text:p>3902</text:p>
          </table:table-cell>
          <table:table-cell office:value-type="float" office:value="4936" calcext:value-type="float">
            <text:p>4936</text:p>
          </table:table-cell>
          <table:table-cell office:value-type="float" office:value="10497" calcext:value-type="float">
            <text:p>10497</text:p>
          </table:table-cell>
          <table:table-cell office:value-type="float" office:value="15219" calcext:value-type="float">
            <text:p>15219</text:p>
          </table:table-cell>
          <table:table-cell table:number-columns-repeated="1017"/>
        </table:table-row>
        <table:table-row table:style-name="ro2">
          <table:table-cell table:formula="of:=[.A414]+1" office:value-type="float" office:value="413" calcext:value-type="float">
            <text:p>413</text:p>
          </table:table-cell>
          <table:table-cell/>
          <table:table-cell office:value-type="float" office:value="16348" calcext:value-type="float">
            <text:p>16348</text:p>
          </table:table-cell>
          <table:table-cell office:value-type="float" office:value="3277" calcext:value-type="float">
            <text:p>3277</text:p>
          </table:table-cell>
          <table:table-cell office:value-type="float" office:value="4993" calcext:value-type="float">
            <text:p>4993</text:p>
          </table:table-cell>
          <table:table-cell office:value-type="float" office:value="11061" calcext:value-type="float">
            <text:p>11061</text:p>
          </table:table-cell>
          <table:table-cell office:value-type="float" office:value="16257" calcext:value-type="float">
            <text:p>16257</text:p>
          </table:table-cell>
          <table:table-cell table:number-columns-repeated="1017"/>
        </table:table-row>
        <table:table-row table:style-name="ro2">
          <table:table-cell table:formula="of:=[.A415]+1" office:value-type="float" office:value="414" calcext:value-type="float">
            <text:p>414</text:p>
          </table:table-cell>
          <table:table-cell/>
          <table:table-cell office:value-type="float" office:value="17176" calcext:value-type="float">
            <text:p>17176</text:p>
          </table:table-cell>
          <table:table-cell office:value-type="float" office:value="2578" calcext:value-type="float">
            <text:p>2578</text:p>
          </table:table-cell>
          <table:table-cell office:value-type="float" office:value="4939" calcext:value-type="float">
            <text:p>4939</text:p>
          </table:table-cell>
          <table:table-cell office:value-type="float" office:value="11343" calcext:value-type="float">
            <text:p>11343</text:p>
          </table:table-cell>
          <table:table-cell office:value-type="float" office:value="16853" calcext:value-type="float">
            <text:p>16853</text:p>
          </table:table-cell>
          <table:table-cell table:number-columns-repeated="1017"/>
        </table:table-row>
        <table:table-row table:style-name="ro2">
          <table:table-cell table:formula="of:=[.A416]+1" office:value-type="float" office:value="415" calcext:value-type="float">
            <text:p>415</text:p>
          </table:table-cell>
          <table:table-cell/>
          <table:table-cell office:value-type="float" office:value="17478" calcext:value-type="float">
            <text:p>17478</text:p>
          </table:table-cell>
          <table:table-cell office:value-type="float" office:value="1820" calcext:value-type="float">
            <text:p>1820</text:p>
          </table:table-cell>
          <table:table-cell office:value-type="float" office:value="4777" calcext:value-type="float">
            <text:p>4777</text:p>
          </table:table-cell>
          <table:table-cell office:value-type="float" office:value="11336" calcext:value-type="float">
            <text:p>11336</text:p>
          </table:table-cell>
          <table:table-cell office:value-type="float" office:value="16995" calcext:value-type="float">
            <text:p>16995</text:p>
          </table:table-cell>
          <table:table-cell table:number-columns-repeated="1017"/>
        </table:table-row>
        <table:table-row table:style-name="ro2">
          <table:table-cell table:formula="of:=[.A417]+1" office:value-type="float" office:value="416" calcext:value-type="float">
            <text:p>416</text:p>
          </table:table-cell>
          <table:table-cell/>
          <table:table-cell office:value-type="float" office:value="17381" calcext:value-type="float">
            <text:p>17381</text:p>
          </table:table-cell>
          <table:table-cell office:value-type="float" office:value="1021" calcext:value-type="float">
            <text:p>1021</text:p>
          </table:table-cell>
          <table:table-cell office:value-type="float" office:value="4511" calcext:value-type="float">
            <text:p>4511</text:p>
          </table:table-cell>
          <table:table-cell office:value-type="float" office:value="11043" calcext:value-type="float">
            <text:p>11043</text:p>
          </table:table-cell>
          <table:table-cell office:value-type="float" office:value="16682" calcext:value-type="float">
            <text:p>16682</text:p>
          </table:table-cell>
          <table:table-cell table:number-columns-repeated="1017"/>
        </table:table-row>
        <table:table-row table:style-name="ro2">
          <table:table-cell table:formula="of:=[.A418]+1" office:value-type="float" office:value="417" calcext:value-type="float">
            <text:p>417</text:p>
          </table:table-cell>
          <table:table-cell/>
          <table:table-cell office:value-type="float" office:value="16806" calcext:value-type="float">
            <text:p>16806</text:p>
          </table:table-cell>
          <table:table-cell office:value-type="float" office:value="199" calcext:value-type="float">
            <text:p>199</text:p>
          </table:table-cell>
          <table:table-cell office:value-type="float" office:value="4149" calcext:value-type="float">
            <text:p>4149</text:p>
          </table:table-cell>
          <table:table-cell office:value-type="float" office:value="10471" calcext:value-type="float">
            <text:p>10471</text:p>
          </table:table-cell>
          <table:table-cell office:value-type="float" office:value="15930" calcext:value-type="float">
            <text:p>15930</text:p>
          </table:table-cell>
          <table:table-cell table:number-columns-repeated="1017"/>
        </table:table-row>
        <table:table-row table:style-name="ro2">
          <table:table-cell table:formula="of:=[.A419]+1" office:value-type="float" office:value="418" calcext:value-type="float">
            <text:p>418</text:p>
          </table:table-cell>
          <table:table-cell/>
          <table:table-cell office:value-type="float" office:value="15733" calcext:value-type="float">
            <text:p>15733</text:p>
          </table:table-cell>
          <table:table-cell office:value-type="float" office:value="-626" calcext:value-type="float">
            <text:p>-626</text:p>
          </table:table-cell>
          <table:table-cell office:value-type="float" office:value="3699" calcext:value-type="float">
            <text:p>3699</text:p>
          </table:table-cell>
          <table:table-cell office:value-type="float" office:value="9637" calcext:value-type="float">
            <text:p>9637</text:p>
          </table:table-cell>
          <table:table-cell office:value-type="float" office:value="14768" calcext:value-type="float">
            <text:p>14768</text:p>
          </table:table-cell>
          <table:table-cell table:number-columns-repeated="1017"/>
        </table:table-row>
        <table:table-row table:style-name="ro2">
          <table:table-cell table:formula="of:=[.A420]+1" office:value-type="float" office:value="419" calcext:value-type="float">
            <text:p>419</text:p>
          </table:table-cell>
          <table:table-cell/>
          <table:table-cell office:value-type="float" office:value="14262" calcext:value-type="float">
            <text:p>14262</text:p>
          </table:table-cell>
          <table:table-cell office:value-type="float" office:value="-1439" calcext:value-type="float">
            <text:p>-1439</text:p>
          </table:table-cell>
          <table:table-cell office:value-type="float" office:value="3172" calcext:value-type="float">
            <text:p>3172</text:p>
          </table:table-cell>
          <table:table-cell office:value-type="float" office:value="8564" calcext:value-type="float">
            <text:p>8564</text:p>
          </table:table-cell>
          <table:table-cell office:value-type="float" office:value="13235" calcext:value-type="float">
            <text:p>13235</text:p>
          </table:table-cell>
          <table:table-cell table:number-columns-repeated="1017"/>
        </table:table-row>
        <table:table-row table:style-name="ro2">
          <table:table-cell table:formula="of:=[.A421]+1" office:value-type="float" office:value="420" calcext:value-type="float">
            <text:p>420</text:p>
          </table:table-cell>
          <table:table-cell/>
          <table:table-cell office:value-type="float" office:value="12365" calcext:value-type="float">
            <text:p>12365</text:p>
          </table:table-cell>
          <table:table-cell office:value-type="float" office:value="-2218" calcext:value-type="float">
            <text:p>-2218</text:p>
          </table:table-cell>
          <table:table-cell office:value-type="float" office:value="2580" calcext:value-type="float">
            <text:p>2580</text:p>
          </table:table-cell>
          <table:table-cell office:value-type="float" office:value="7279" calcext:value-type="float">
            <text:p>7279</text:p>
          </table:table-cell>
          <table:table-cell office:value-type="float" office:value="11383" calcext:value-type="float">
            <text:p>11383</text:p>
          </table:table-cell>
          <table:table-cell table:number-columns-repeated="1017"/>
        </table:table-row>
        <table:table-row table:style-name="ro2">
          <table:table-cell table:formula="of:=[.A422]+1" office:value-type="float" office:value="421" calcext:value-type="float">
            <text:p>421</text:p>
          </table:table-cell>
          <table:table-cell/>
          <table:table-cell office:value-type="float" office:value="10211" calcext:value-type="float">
            <text:p>10211</text:p>
          </table:table-cell>
          <table:table-cell office:value-type="float" office:value="-2948" calcext:value-type="float">
            <text:p>-2948</text:p>
          </table:table-cell>
          <table:table-cell office:value-type="float" office:value="1936" calcext:value-type="float">
            <text:p>1936</text:p>
          </table:table-cell>
          <table:table-cell office:value-type="float" office:value="5818" calcext:value-type="float">
            <text:p>5818</text:p>
          </table:table-cell>
          <table:table-cell office:value-type="float" office:value="9271" calcext:value-type="float">
            <text:p>9271</text:p>
          </table:table-cell>
          <table:table-cell table:number-columns-repeated="1017"/>
        </table:table-row>
        <table:table-row table:style-name="ro2">
          <table:table-cell table:formula="of:=[.A423]+1" office:value-type="float" office:value="422" calcext:value-type="float">
            <text:p>422</text:p>
          </table:table-cell>
          <table:table-cell/>
          <table:table-cell office:value-type="float" office:value="7809" calcext:value-type="float">
            <text:p>7809</text:p>
          </table:table-cell>
          <table:table-cell office:value-type="float" office:value="-3611" calcext:value-type="float">
            <text:p>-3611</text:p>
          </table:table-cell>
          <table:table-cell office:value-type="float" office:value="1257" calcext:value-type="float">
            <text:p>1257</text:p>
          </table:table-cell>
          <table:table-cell office:value-type="float" office:value="4219" calcext:value-type="float">
            <text:p>4219</text:p>
          </table:table-cell>
          <table:table-cell office:value-type="float" office:value="6966" calcext:value-type="float">
            <text:p>6966</text:p>
          </table:table-cell>
          <table:table-cell table:number-columns-repeated="1017"/>
        </table:table-row>
        <table:table-row table:style-name="ro2">
          <table:table-cell table:formula="of:=[.A424]+1" office:value-type="float" office:value="423" calcext:value-type="float">
            <text:p>423</text:p>
          </table:table-cell>
          <table:table-cell/>
          <table:table-cell office:value-type="float" office:value="5207" calcext:value-type="float">
            <text:p>5207</text:p>
          </table:table-cell>
          <table:table-cell office:value-type="float" office:value="-4192" calcext:value-type="float">
            <text:p>-4192</text:p>
          </table:table-cell>
          <table:table-cell office:value-type="float" office:value="557" calcext:value-type="float">
            <text:p>557</text:p>
          </table:table-cell>
          <table:table-cell office:value-type="float" office:value="2523" calcext:value-type="float">
            <text:p>2523</text:p>
          </table:table-cell>
          <table:table-cell office:value-type="float" office:value="4536" calcext:value-type="float">
            <text:p>4536</text:p>
          </table:table-cell>
          <table:table-cell table:number-columns-repeated="1017"/>
        </table:table-row>
        <table:table-row table:style-name="ro2">
          <table:table-cell table:formula="of:=[.A425]+1" office:value-type="float" office:value="424" calcext:value-type="float">
            <text:p>424</text:p>
          </table:table-cell>
          <table:table-cell/>
          <table:table-cell office:value-type="float" office:value="2521" calcext:value-type="float">
            <text:p>2521</text:p>
          </table:table-cell>
          <table:table-cell office:value-type="float" office:value="-4678" calcext:value-type="float">
            <text:p>-4678</text:p>
          </table:table-cell>
          <table:table-cell office:value-type="float" office:value="-148" calcext:value-type="float">
            <text:p>-148</text:p>
          </table:table-cell>
          <table:table-cell office:value-type="float" office:value="774" calcext:value-type="float">
            <text:p>774</text:p>
          </table:table-cell>
          <table:table-cell office:value-type="float" office:value="2053" calcext:value-type="float">
            <text:p>2053</text:p>
          </table:table-cell>
          <table:table-cell table:number-columns-repeated="1017"/>
        </table:table-row>
        <table:table-row table:style-name="ro2">
          <table:table-cell table:formula="of:=[.A426]+1" office:value-type="float" office:value="425" calcext:value-type="float">
            <text:p>425</text:p>
          </table:table-cell>
          <table:table-cell/>
          <table:table-cell office:value-type="float" office:value="-178" calcext:value-type="float">
            <text:p>-178</text:p>
          </table:table-cell>
          <table:table-cell office:value-type="float" office:value="-5058" calcext:value-type="float">
            <text:p>-5058</text:p>
          </table:table-cell>
          <table:table-cell office:value-type="float" office:value="-844" calcext:value-type="float">
            <text:p>-844</text:p>
          </table:table-cell>
          <table:table-cell office:value-type="float" office:value="-982" calcext:value-type="float">
            <text:p>-982</text:p>
          </table:table-cell>
          <table:table-cell office:value-type="float" office:value="-411" calcext:value-type="float">
            <text:p>-411</text:p>
          </table:table-cell>
          <table:table-cell table:number-columns-repeated="1017"/>
        </table:table-row>
        <table:table-row table:style-name="ro2">
          <table:table-cell table:formula="of:=[.A427]+1" office:value-type="float" office:value="426" calcext:value-type="float">
            <text:p>426</text:p>
          </table:table-cell>
          <table:table-cell/>
          <table:table-cell office:value-type="float" office:value="-2815" calcext:value-type="float">
            <text:p>-2815</text:p>
          </table:table-cell>
          <table:table-cell office:value-type="float" office:value="-5324" calcext:value-type="float">
            <text:p>-5324</text:p>
          </table:table-cell>
          <table:table-cell office:value-type="float" office:value="-1514" calcext:value-type="float">
            <text:p>-1514</text:p>
          </table:table-cell>
          <table:table-cell office:value-type="float" office:value="-2702" calcext:value-type="float">
            <text:p>-2702</text:p>
          </table:table-cell>
          <table:table-cell office:value-type="float" office:value="-2791" calcext:value-type="float">
            <text:p>-2791</text:p>
          </table:table-cell>
          <table:table-cell table:number-columns-repeated="1017"/>
        </table:table-row>
        <table:table-row table:style-name="ro2">
          <table:table-cell table:formula="of:=[.A428]+1" office:value-type="float" office:value="427" calcext:value-type="float">
            <text:p>427</text:p>
          </table:table-cell>
          <table:table-cell/>
          <table:table-cell office:value-type="float" office:value="-5247" calcext:value-type="float">
            <text:p>-5247</text:p>
          </table:table-cell>
          <table:table-cell office:value-type="float" office:value="-5470" calcext:value-type="float">
            <text:p>-5470</text:p>
          </table:table-cell>
          <table:table-cell office:value-type="float" office:value="-2143" calcext:value-type="float">
            <text:p>-2143</text:p>
          </table:table-cell>
          <table:table-cell office:value-type="float" office:value="-4340" calcext:value-type="float">
            <text:p>-4340</text:p>
          </table:table-cell>
          <table:table-cell office:value-type="float" office:value="-5025" calcext:value-type="float">
            <text:p>-5025</text:p>
          </table:table-cell>
          <table:table-cell table:number-columns-repeated="1017"/>
        </table:table-row>
        <table:table-row table:style-name="ro2">
          <table:table-cell table:formula="of:=[.A429]+1" office:value-type="float" office:value="428" calcext:value-type="float">
            <text:p>428</text:p>
          </table:table-cell>
          <table:table-cell/>
          <table:table-cell office:value-type="float" office:value="-7523" calcext:value-type="float">
            <text:p>-7523</text:p>
          </table:table-cell>
          <table:table-cell office:value-type="float" office:value="-5491" calcext:value-type="float">
            <text:p>-5491</text:p>
          </table:table-cell>
          <table:table-cell office:value-type="float" office:value="-2720" calcext:value-type="float">
            <text:p>-2720</text:p>
          </table:table-cell>
          <table:table-cell office:value-type="float" office:value="-5856" calcext:value-type="float">
            <text:p>-5856</text:p>
          </table:table-cell>
          <table:table-cell office:value-type="float" office:value="-7056" calcext:value-type="float">
            <text:p>-7056</text:p>
          </table:table-cell>
          <table:table-cell table:number-columns-repeated="1017"/>
        </table:table-row>
        <table:table-row table:style-name="ro2">
          <table:table-cell table:formula="of:=[.A430]+1" office:value-type="float" office:value="429" calcext:value-type="float">
            <text:p>429</text:p>
          </table:table-cell>
          <table:table-cell/>
          <table:table-cell office:value-type="float" office:value="-9503" calcext:value-type="float">
            <text:p>-9503</text:p>
          </table:table-cell>
          <table:table-cell office:value-type="float" office:value="-5388" calcext:value-type="float">
            <text:p>-5388</text:p>
          </table:table-cell>
          <table:table-cell office:value-type="float" office:value="-3230" calcext:value-type="float">
            <text:p>-3230</text:p>
          </table:table-cell>
          <table:table-cell office:value-type="float" office:value="-7212" calcext:value-type="float">
            <text:p>-7212</text:p>
          </table:table-cell>
          <table:table-cell office:value-type="float" office:value="-8838" calcext:value-type="float">
            <text:p>-8838</text:p>
          </table:table-cell>
          <table:table-cell table:number-columns-repeated="1017"/>
        </table:table-row>
        <table:table-row table:style-name="ro2">
          <table:table-cell table:formula="of:=[.A431]+1" office:value-type="float" office:value="430" calcext:value-type="float">
            <text:p>430</text:p>
          </table:table-cell>
          <table:table-cell/>
          <table:table-cell office:value-type="float" office:value="-11194" calcext:value-type="float">
            <text:p>-11194</text:p>
          </table:table-cell>
          <table:table-cell office:value-type="float" office:value="-5163" calcext:value-type="float">
            <text:p>-5163</text:p>
          </table:table-cell>
          <table:table-cell office:value-type="float" office:value="-3664" calcext:value-type="float">
            <text:p>-3664</text:p>
          </table:table-cell>
          <table:table-cell office:value-type="float" office:value="-8374" calcext:value-type="float">
            <text:p>-8374</text:p>
          </table:table-cell>
          <table:table-cell office:value-type="float" office:value="-10333" calcext:value-type="float">
            <text:p>-10333</text:p>
          </table:table-cell>
          <table:table-cell table:number-columns-repeated="1017"/>
        </table:table-row>
        <table:table-row table:style-name="ro2">
          <table:table-cell table:formula="of:=[.A432]+1" office:value-type="float" office:value="431" calcext:value-type="float">
            <text:p>431</text:p>
          </table:table-cell>
          <table:table-cell/>
          <table:table-cell office:value-type="float" office:value="-12529" calcext:value-type="float">
            <text:p>-12529</text:p>
          </table:table-cell>
          <table:table-cell office:value-type="float" office:value="-4822" calcext:value-type="float">
            <text:p>-4822</text:p>
          </table:table-cell>
          <table:table-cell office:value-type="float" office:value="-4013" calcext:value-type="float">
            <text:p>-4013</text:p>
          </table:table-cell>
          <table:table-cell office:value-type="float" office:value="-9314" calcext:value-type="float">
            <text:p>-9314</text:p>
          </table:table-cell>
          <table:table-cell office:value-type="float" office:value="-11512" calcext:value-type="float">
            <text:p>-11512</text:p>
          </table:table-cell>
          <table:table-cell table:number-columns-repeated="1017"/>
        </table:table-row>
        <table:table-row table:style-name="ro2">
          <table:table-cell table:formula="of:=[.A433]+1" office:value-type="float" office:value="432" calcext:value-type="float">
            <text:p>432</text:p>
          </table:table-cell>
          <table:table-cell/>
          <table:table-cell office:value-type="float" office:value="-13468" calcext:value-type="float">
            <text:p>-13468</text:p>
          </table:table-cell>
          <table:table-cell office:value-type="float" office:value="-4371" calcext:value-type="float">
            <text:p>-4371</text:p>
          </table:table-cell>
          <table:table-cell office:value-type="float" office:value="-4269" calcext:value-type="float">
            <text:p>-4269</text:p>
          </table:table-cell>
          <table:table-cell office:value-type="float" office:value="-10010" calcext:value-type="float">
            <text:p>-10010</text:p>
          </table:table-cell>
          <table:table-cell office:value-type="float" office:value="-12358" calcext:value-type="float">
            <text:p>-12358</text:p>
          </table:table-cell>
          <table:table-cell table:number-columns-repeated="1017"/>
        </table:table-row>
        <table:table-row table:style-name="ro2">
          <table:table-cell table:formula="of:=[.A434]+1" office:value-type="float" office:value="433" calcext:value-type="float">
            <text:p>433</text:p>
          </table:table-cell>
          <table:table-cell/>
          <table:table-cell office:value-type="float" office:value="-14058" calcext:value-type="float">
            <text:p>-14058</text:p>
          </table:table-cell>
          <table:table-cell office:value-type="float" office:value="-3821" calcext:value-type="float">
            <text:p>-3821</text:p>
          </table:table-cell>
          <table:table-cell office:value-type="float" office:value="-4429" calcext:value-type="float">
            <text:p>-4429</text:p>
          </table:table-cell>
          <table:table-cell office:value-type="float" office:value="-10445" calcext:value-type="float">
            <text:p>-10445</text:p>
          </table:table-cell>
          <table:table-cell office:value-type="float" office:value="-12863" calcext:value-type="float">
            <text:p>-12863</text:p>
          </table:table-cell>
          <table:table-cell table:number-columns-repeated="1017"/>
        </table:table-row>
        <table:table-row table:style-name="ro2">
          <table:table-cell table:formula="of:=[.A435]+1" office:value-type="float" office:value="434" calcext:value-type="float">
            <text:p>434</text:p>
          </table:table-cell>
          <table:table-cell/>
          <table:table-cell office:value-type="float" office:value="-14276" calcext:value-type="float">
            <text:p>-14276</text:p>
          </table:table-cell>
          <table:table-cell office:value-type="float" office:value="-3185" calcext:value-type="float">
            <text:p>-3185</text:p>
          </table:table-cell>
          <table:table-cell office:value-type="float" office:value="-4490" calcext:value-type="float">
            <text:p>-4490</text:p>
          </table:table-cell>
          <table:table-cell office:value-type="float" office:value="-10612" calcext:value-type="float">
            <text:p>-10612</text:p>
          </table:table-cell>
          <table:table-cell office:value-type="float" office:value="-13029" calcext:value-type="float">
            <text:p>-13029</text:p>
          </table:table-cell>
          <table:table-cell table:number-columns-repeated="1017"/>
        </table:table-row>
        <table:table-row table:style-name="ro2">
          <table:table-cell table:formula="of:=[.A436]+1" office:value-type="float" office:value="435" calcext:value-type="float">
            <text:p>435</text:p>
          </table:table-cell>
          <table:table-cell/>
          <table:table-cell office:value-type="float" office:value="-14068" calcext:value-type="float">
            <text:p>-14068</text:p>
          </table:table-cell>
          <table:table-cell office:value-type="float" office:value="-2477" calcext:value-type="float">
            <text:p>-2477</text:p>
          </table:table-cell>
          <table:table-cell office:value-type="float" office:value="-4451" calcext:value-type="float">
            <text:p>-4451</text:p>
          </table:table-cell>
          <table:table-cell office:value-type="float" office:value="-10508" calcext:value-type="float">
            <text:p>-10508</text:p>
          </table:table-cell>
          <table:table-cell office:value-type="float" office:value="-12867" calcext:value-type="float">
            <text:p>-12867</text:p>
          </table:table-cell>
          <table:table-cell table:number-columns-repeated="1017"/>
        </table:table-row>
        <table:table-row table:style-name="ro2">
          <table:table-cell table:formula="of:=[.A437]+1" office:value-type="float" office:value="436" calcext:value-type="float">
            <text:p>436</text:p>
          </table:table-cell>
          <table:table-cell/>
          <table:table-cell office:value-type="float" office:value="-13572" calcext:value-type="float">
            <text:p>-13572</text:p>
          </table:table-cell>
          <table:table-cell office:value-type="float" office:value="-1712" calcext:value-type="float">
            <text:p>-1712</text:p>
          </table:table-cell>
          <table:table-cell office:value-type="float" office:value="-4314" calcext:value-type="float">
            <text:p>-4314</text:p>
          </table:table-cell>
          <table:table-cell office:value-type="float" office:value="-10138" calcext:value-type="float">
            <text:p>-10138</text:p>
          </table:table-cell>
          <table:table-cell office:value-type="float" office:value="-12397" calcext:value-type="float">
            <text:p>-12397</text:p>
          </table:table-cell>
          <table:table-cell table:number-columns-repeated="1017"/>
        </table:table-row>
        <table:table-row table:style-name="ro2">
          <table:table-cell table:formula="of:=[.A438]+1" office:value-type="float" office:value="437" calcext:value-type="float">
            <text:p>437</text:p>
          </table:table-cell>
          <table:table-cell/>
          <table:table-cell office:value-type="float" office:value="-12760" calcext:value-type="float">
            <text:p>-12760</text:p>
          </table:table-cell>
          <table:table-cell office:value-type="float" office:value="-909" calcext:value-type="float">
            <text:p>-909</text:p>
          </table:table-cell>
          <table:table-cell office:value-type="float" office:value="-4083" calcext:value-type="float">
            <text:p>-4083</text:p>
          </table:table-cell>
          <table:table-cell office:value-type="float" office:value="-9515" calcext:value-type="float">
            <text:p>-9515</text:p>
          </table:table-cell>
          <table:table-cell office:value-type="float" office:value="-11643" calcext:value-type="float">
            <text:p>-11643</text:p>
          </table:table-cell>
          <table:table-cell table:number-columns-repeated="1017"/>
        </table:table-row>
        <table:table-row table:style-name="ro2">
          <table:table-cell table:formula="of:=[.A439]+1" office:value-type="float" office:value="438" calcext:value-type="float">
            <text:p>438</text:p>
          </table:table-cell>
          <table:table-cell/>
          <table:table-cell office:value-type="float" office:value="-11634" calcext:value-type="float">
            <text:p>-11634</text:p>
          </table:table-cell>
          <table:table-cell office:value-type="float" office:value="-85" calcext:value-type="float">
            <text:p>-85</text:p>
          </table:table-cell>
          <table:table-cell office:value-type="float" office:value="-3765" calcext:value-type="float">
            <text:p>-3765</text:p>
          </table:table-cell>
          <table:table-cell office:value-type="float" office:value="-8656" calcext:value-type="float">
            <text:p>-8656</text:p>
          </table:table-cell>
          <table:table-cell office:value-type="float" office:value="-10638" calcext:value-type="float">
            <text:p>-10638</text:p>
          </table:table-cell>
          <table:table-cell table:number-columns-repeated="1017"/>
        </table:table-row>
        <table:table-row table:style-name="ro2">
          <table:table-cell table:formula="of:=[.A440]+1" office:value-type="float" office:value="439" calcext:value-type="float">
            <text:p>439</text:p>
          </table:table-cell>
          <table:table-cell/>
          <table:table-cell office:value-type="float" office:value="-10343" calcext:value-type="float">
            <text:p>-10343</text:p>
          </table:table-cell>
          <table:table-cell office:value-type="float" office:value="740" calcext:value-type="float">
            <text:p>740</text:p>
          </table:table-cell>
          <table:table-cell office:value-type="float" office:value="-3367" calcext:value-type="float">
            <text:p>-3367</text:p>
          </table:table-cell>
          <table:table-cell office:value-type="float" office:value="-7585" calcext:value-type="float">
            <text:p>-7585</text:p>
          </table:table-cell>
          <table:table-cell office:value-type="float" office:value="-9417" calcext:value-type="float">
            <text:p>-9417</text:p>
          </table:table-cell>
          <table:table-cell table:number-columns-repeated="1017"/>
        </table:table-row>
        <table:table-row table:style-name="ro2">
          <table:table-cell table:formula="of:=[.A441]+1" office:value-type="float" office:value="440" calcext:value-type="float">
            <text:p>440</text:p>
          </table:table-cell>
          <table:table-cell table:formula="of:=[.A442]/44100" office:value-type="float" office:value="0.00997732426303855" calcext:value-type="float">
            <text:p>0.0100</text:p>
          </table:table-cell>
          <table:table-cell office:value-type="float" office:value="-8769" calcext:value-type="float">
            <text:p>-8769</text:p>
          </table:table-cell>
          <table:table-cell office:value-type="float" office:value="1549" calcext:value-type="float">
            <text:p>1549</text:p>
          </table:table-cell>
          <table:table-cell office:value-type="float" office:value="-2900" calcext:value-type="float">
            <text:p>-2900</text:p>
          </table:table-cell>
          <table:table-cell office:value-type="float" office:value="-6334" calcext:value-type="float">
            <text:p>-6334</text:p>
          </table:table-cell>
          <table:table-cell office:value-type="float" office:value="-8019" calcext:value-type="float">
            <text:p>-8019</text:p>
          </table:table-cell>
          <table:table-cell table:number-columns-repeated="1017"/>
        </table:table-row>
        <table:table-row table:style-name="ro2">
          <table:table-cell table:formula="of:=[.A442]+1" office:value-type="float" office:value="441" calcext:value-type="float">
            <text:p>441</text:p>
          </table:table-cell>
          <table:table-cell/>
          <table:table-cell office:value-type="float" office:value="-7146" calcext:value-type="float">
            <text:p>-7146</text:p>
          </table:table-cell>
          <table:table-cell office:value-type="float" office:value="2322" calcext:value-type="float">
            <text:p>2322</text:p>
          </table:table-cell>
          <table:table-cell office:value-type="float" office:value="-2373" calcext:value-type="float">
            <text:p>-2373</text:p>
          </table:table-cell>
          <table:table-cell office:value-type="float" office:value="-4934" calcext:value-type="float">
            <text:p>-4934</text:p>
          </table:table-cell>
          <table:table-cell office:value-type="float" office:value="-6486" calcext:value-type="float">
            <text:p>-6486</text:p>
          </table:table-cell>
          <table:table-cell table:number-columns-repeated="1017"/>
        </table:table-row>
        <table:table-row table:style-name="ro2">
          <table:table-cell table:formula="of:=[.A443]+1" office:value-type="float" office:value="442" calcext:value-type="float">
            <text:p>442</text:p>
          </table:table-cell>
          <table:table-cell/>
          <table:table-cell office:value-type="float" office:value="-5321" calcext:value-type="float">
            <text:p>-5321</text:p>
          </table:table-cell>
          <table:table-cell office:value-type="float" office:value="3044" calcext:value-type="float">
            <text:p>3044</text:p>
          </table:table-cell>
          <table:table-cell office:value-type="float" office:value="-1800" calcext:value-type="float">
            <text:p>-1800</text:p>
          </table:table-cell>
          <table:table-cell office:value-type="float" office:value="-3425" calcext:value-type="float">
            <text:p>-3425</text:p>
          </table:table-cell>
          <table:table-cell office:value-type="float" office:value="-4857" calcext:value-type="float">
            <text:p>-4857</text:p>
          </table:table-cell>
          <table:table-cell table:number-columns-repeated="1017"/>
        </table:table-row>
        <table:table-row table:style-name="ro2">
          <table:table-cell table:formula="of:=[.A444]+1" office:value-type="float" office:value="443" calcext:value-type="float">
            <text:p>443</text:p>
          </table:table-cell>
          <table:table-cell/>
          <table:table-cell office:value-type="float" office:value="-3534" calcext:value-type="float">
            <text:p>-3534</text:p>
          </table:table-cell>
          <table:table-cell office:value-type="float" office:value="3696" calcext:value-type="float">
            <text:p>3696</text:p>
          </table:table-cell>
          <table:table-cell office:value-type="float" office:value="-1194" calcext:value-type="float">
            <text:p>-1194</text:p>
          </table:table-cell>
          <table:table-cell office:value-type="float" office:value="-1845" calcext:value-type="float">
            <text:p>-1845</text:p>
          </table:table-cell>
          <table:table-cell office:value-type="float" office:value="-3173" calcext:value-type="float">
            <text:p>-3173</text:p>
          </table:table-cell>
          <table:table-cell table:number-columns-repeated="1017"/>
        </table:table-row>
        <table:table-row table:style-name="ro2">
          <table:table-cell table:formula="of:=[.A445]+1" office:value-type="float" office:value="444" calcext:value-type="float">
            <text:p>444</text:p>
          </table:table-cell>
          <table:table-cell/>
          <table:table-cell office:value-type="float" office:value="-1653" calcext:value-type="float">
            <text:p>-1653</text:p>
          </table:table-cell>
          <table:table-cell office:value-type="float" office:value="4265" calcext:value-type="float">
            <text:p>4265</text:p>
          </table:table-cell>
          <table:table-cell office:value-type="float" office:value="-568" calcext:value-type="float">
            <text:p>-568</text:p>
          </table:table-cell>
          <table:table-cell office:value-type="float" office:value="-236" calcext:value-type="float">
            <text:p>-236</text:p>
          </table:table-cell>
          <table:table-cell office:value-type="float" office:value="-1474" calcext:value-type="float">
            <text:p>-1474</text:p>
          </table:table-cell>
          <table:table-cell table:number-columns-repeated="1017"/>
        </table:table-row>
        <table:table-row table:style-name="ro2">
          <table:table-cell table:formula="of:=[.A446]+1" office:value-type="float" office:value="445" calcext:value-type="float">
            <text:p>44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737" calcext:value-type="float">
            <text:p>4737</text:p>
          </table:table-cell>
          <table:table-cell office:value-type="float" office:value="62" calcext:value-type="float">
            <text:p>62</text:p>
          </table:table-cell>
          <table:table-cell office:value-type="float" office:value="1359" calcext:value-type="float">
            <text:p>135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2">
          <table:table-cell table:formula="of:=[.A447]+1" office:value-type="float" office:value="446" calcext:value-type="float">
            <text:p>446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5102" calcext:value-type="float">
            <text:p>5102</text:p>
          </table:table-cell>
          <table:table-cell office:value-type="float" office:value="685" calcext:value-type="float">
            <text:p>685</text:p>
          </table:table-cell>
          <table:table-cell office:value-type="float" office:value="2902" calcext:value-type="float">
            <text:p>2902</text:p>
          </table:table-cell>
          <table:table-cell office:value-type="float" office:value="1823" calcext:value-type="float">
            <text:p>1823</text:p>
          </table:table-cell>
          <table:table-cell table:number-columns-repeated="1017"/>
        </table:table-row>
        <table:table-row table:style-name="ro2">
          <table:table-cell table:formula="of:=[.A448]+1" office:value-type="float" office:value="447" calcext:value-type="float">
            <text:p>447</text:p>
          </table:table-cell>
          <table:table-cell/>
          <table:table-cell office:value-type="float" office:value="3579" calcext:value-type="float">
            <text:p>3579</text:p>
          </table:table-cell>
          <table:table-cell office:value-type="float" office:value="5352" calcext:value-type="float">
            <text:p>5352</text:p>
          </table:table-cell>
          <table:table-cell office:value-type="float" office:value="1285" calcext:value-type="float">
            <text:p>1285</text:p>
          </table:table-cell>
          <table:table-cell office:value-type="float" office:value="4352" calcext:value-type="float">
            <text:p>4352</text:p>
          </table:table-cell>
          <table:table-cell office:value-type="float" office:value="3357" calcext:value-type="float">
            <text:p>3357</text:p>
          </table:table-cell>
          <table:table-cell table:number-columns-repeated="1017"/>
        </table:table-row>
        <table:table-row table:style-name="ro2">
          <table:table-cell table:formula="of:=[.A449]+1" office:value-type="float" office:value="448" calcext:value-type="float">
            <text:p>448</text:p>
          </table:table-cell>
          <table:table-cell/>
          <table:table-cell office:value-type="float" office:value="5135" calcext:value-type="float">
            <text:p>5135</text:p>
          </table:table-cell>
          <table:table-cell office:value-type="float" office:value="5480" calcext:value-type="float">
            <text:p>5480</text:p>
          </table:table-cell>
          <table:table-cell office:value-type="float" office:value="1851" calcext:value-type="float">
            <text:p>1851</text:p>
          </table:table-cell>
          <table:table-cell office:value-type="float" office:value="5673" calcext:value-type="float">
            <text:p>5673</text:p>
          </table:table-cell>
          <table:table-cell office:value-type="float" office:value="4776" calcext:value-type="float">
            <text:p>4776</text:p>
          </table:table-cell>
          <table:table-cell table:number-columns-repeated="1017"/>
        </table:table-row>
        <table:table-row table:style-name="ro2">
          <table:table-cell table:formula="of:=[.A450]+1" office:value-type="float" office:value="449" calcext:value-type="float">
            <text:p>449</text:p>
          </table:table-cell>
          <table:table-cell/>
          <table:table-cell office:value-type="float" office:value="6522" calcext:value-type="float">
            <text:p>6522</text:p>
          </table:table-cell>
          <table:table-cell office:value-type="float" office:value="5484" calcext:value-type="float">
            <text:p>5484</text:p>
          </table:table-cell>
          <table:table-cell office:value-type="float" office:value="2368" calcext:value-type="float">
            <text:p>2368</text:p>
          </table:table-cell>
          <table:table-cell office:value-type="float" office:value="6833" calcext:value-type="float">
            <text:p>6833</text:p>
          </table:table-cell>
          <table:table-cell office:value-type="float" office:value="6055" calcext:value-type="float">
            <text:p>6055</text:p>
          </table:table-cell>
          <table:table-cell table:number-columns-repeated="1017"/>
        </table:table-row>
        <table:table-row table:style-name="ro2">
          <table:table-cell table:formula="of:=[.A451]+1" office:value-type="float" office:value="450" calcext:value-type="float">
            <text:p>450</text:p>
          </table:table-cell>
          <table:table-cell/>
          <table:table-cell office:value-type="float" office:value="7768" calcext:value-type="float">
            <text:p>7768</text:p>
          </table:table-cell>
          <table:table-cell office:value-type="float" office:value="5364" calcext:value-type="float">
            <text:p>5364</text:p>
          </table:table-cell>
          <table:table-cell office:value-type="float" office:value="2828" calcext:value-type="float">
            <text:p>2828</text:p>
          </table:table-cell>
          <table:table-cell office:value-type="float" office:value="7805" calcext:value-type="float">
            <text:p>7805</text:p>
          </table:table-cell>
          <table:table-cell office:value-type="float" office:value="7175" calcext:value-type="float">
            <text:p>7175</text:p>
          </table:table-cell>
          <table:table-cell table:number-columns-repeated="1017"/>
        </table:table-row>
        <table:table-row table:style-name="ro2">
          <table:table-cell table:formula="of:=[.A452]+1" office:value-type="float" office:value="451" calcext:value-type="float">
            <text:p>451</text:p>
          </table:table-cell>
          <table:table-cell/>
          <table:table-cell office:value-type="float" office:value="8799" calcext:value-type="float">
            <text:p>8799</text:p>
          </table:table-cell>
          <table:table-cell office:value-type="float" office:value="5123" calcext:value-type="float">
            <text:p>5123</text:p>
          </table:table-cell>
          <table:table-cell office:value-type="float" office:value="3219" calcext:value-type="float">
            <text:p>3219</text:p>
          </table:table-cell>
          <table:table-cell office:value-type="float" office:value="8564" calcext:value-type="float">
            <text:p>8564</text:p>
          </table:table-cell>
          <table:table-cell office:value-type="float" office:value="8117" calcext:value-type="float">
            <text:p>8117</text:p>
          </table:table-cell>
          <table:table-cell table:number-columns-repeated="1017"/>
        </table:table-row>
        <table:table-row table:style-name="ro2">
          <table:table-cell table:formula="of:=[.A453]+1" office:value-type="float" office:value="452" calcext:value-type="float">
            <text:p>452</text:p>
          </table:table-cell>
          <table:table-cell/>
          <table:table-cell office:value-type="float" office:value="9681" calcext:value-type="float">
            <text:p>9681</text:p>
          </table:table-cell>
          <table:table-cell office:value-type="float" office:value="4766" calcext:value-type="float">
            <text:p>4766</text:p>
          </table:table-cell>
          <table:table-cell office:value-type="float" office:value="3535" calcext:value-type="float">
            <text:p>3535</text:p>
          </table:table-cell>
          <table:table-cell office:value-type="float" office:value="9096" calcext:value-type="float">
            <text:p>9096</text:p>
          </table:table-cell>
          <table:table-cell office:value-type="float" office:value="8869" calcext:value-type="float">
            <text:p>8869</text:p>
          </table:table-cell>
          <table:table-cell table:number-columns-repeated="1017"/>
        </table:table-row>
        <table:table-row table:style-name="ro2">
          <table:table-cell table:formula="of:=[.A454]+1" office:value-type="float" office:value="453" calcext:value-type="float">
            <text:p>453</text:p>
          </table:table-cell>
          <table:table-cell/>
          <table:table-cell office:value-type="float" office:value="10330" calcext:value-type="float">
            <text:p>10330</text:p>
          </table:table-cell>
          <table:table-cell office:value-type="float" office:value="4301" calcext:value-type="float">
            <text:p>4301</text:p>
          </table:table-cell>
          <table:table-cell office:value-type="float" office:value="3768" calcext:value-type="float">
            <text:p>3768</text:p>
          </table:table-cell>
          <table:table-cell office:value-type="float" office:value="9388" calcext:value-type="float">
            <text:p>9388</text:p>
          </table:table-cell>
          <table:table-cell office:value-type="float" office:value="9419" calcext:value-type="float">
            <text:p>9419</text:p>
          </table:table-cell>
          <table:table-cell table:number-columns-repeated="1017"/>
        </table:table-row>
        <table:table-row table:style-name="ro2">
          <table:table-cell table:formula="of:=[.A455]+1" office:value-type="float" office:value="454" calcext:value-type="float">
            <text:p>454</text:p>
          </table:table-cell>
          <table:table-cell/>
          <table:table-cell office:value-type="float" office:value="10743" calcext:value-type="float">
            <text:p>10743</text:p>
          </table:table-cell>
          <table:table-cell office:value-type="float" office:value="3738" calcext:value-type="float">
            <text:p>3738</text:p>
          </table:table-cell>
          <table:table-cell office:value-type="float" office:value="3916" calcext:value-type="float">
            <text:p>3916</text:p>
          </table:table-cell>
          <table:table-cell office:value-type="float" office:value="9437" calcext:value-type="float">
            <text:p>9437</text:p>
          </table:table-cell>
          <table:table-cell office:value-type="float" office:value="9761" calcext:value-type="float">
            <text:p>9761</text:p>
          </table:table-cell>
          <table:table-cell table:number-columns-repeated="1017"/>
        </table:table-row>
        <table:table-row table:style-name="ro2">
          <table:table-cell table:formula="of:=[.A456]+1" office:value-type="float" office:value="455" calcext:value-type="float">
            <text:p>455</text:p>
          </table:table-cell>
          <table:table-cell/>
          <table:table-cell office:value-type="float" office:value="10912" calcext:value-type="float">
            <text:p>10912</text:p>
          </table:table-cell>
          <table:table-cell office:value-type="float" office:value="3091" calcext:value-type="float">
            <text:p>3091</text:p>
          </table:table-cell>
          <table:table-cell office:value-type="float" office:value="3975" calcext:value-type="float">
            <text:p>3975</text:p>
          </table:table-cell>
          <table:table-cell office:value-type="float" office:value="9245" calcext:value-type="float">
            <text:p>9245</text:p>
          </table:table-cell>
          <table:table-cell office:value-type="float" office:value="9890" calcext:value-type="float">
            <text:p>9890</text:p>
          </table:table-cell>
          <table:table-cell table:number-columns-repeated="1017"/>
        </table:table-row>
        <table:table-row table:style-name="ro2">
          <table:table-cell table:formula="of:=[.A457]+1" office:value-type="float" office:value="456" calcext:value-type="float">
            <text:p>456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2374" calcext:value-type="float">
            <text:p>2374</text:p>
          </table:table-cell>
          <table:table-cell office:value-type="float" office:value="3946" calcext:value-type="float">
            <text:p>3946</text:p>
          </table:table-cell>
          <table:table-cell office:value-type="float" office:value="8820" calcext:value-type="float">
            <text:p>8820</text:p>
          </table:table-cell>
          <table:table-cell office:value-type="float" office:value="9807" calcext:value-type="float">
            <text:p>9807</text:p>
          </table:table-cell>
          <table:table-cell table:number-columns-repeated="1017"/>
        </table:table-row>
        <table:table-row table:style-name="ro2">
          <table:table-cell table:formula="of:=[.A458]+1" office:value-type="float" office:value="457" calcext:value-type="float">
            <text:p>457</text:p>
          </table:table-cell>
          <table:table-cell/>
          <table:table-cell office:value-type="float" office:value="10553" calcext:value-type="float">
            <text:p>10553</text:p>
          </table:table-cell>
          <table:table-cell office:value-type="float" office:value="1603" calcext:value-type="float">
            <text:p>1603</text:p>
          </table:table-cell>
          <table:table-cell office:value-type="float" office:value="3830" calcext:value-type="float">
            <text:p>3830</text:p>
          </table:table-cell>
          <table:table-cell office:value-type="float" office:value="8175" calcext:value-type="float">
            <text:p>8175</text:p>
          </table:table-cell>
          <table:table-cell office:value-type="float" office:value="9512" calcext:value-type="float">
            <text:p>9512</text:p>
          </table:table-cell>
          <table:table-cell table:number-columns-repeated="1017"/>
        </table:table-row>
        <table:table-row table:style-name="ro2">
          <table:table-cell table:formula="of:=[.A459]+1" office:value-type="float" office:value="458" calcext:value-type="float">
            <text:p>458</text:p>
          </table:table-cell>
          <table:table-cell/>
          <table:table-cell office:value-type="float" office:value="10039" calcext:value-type="float">
            <text:p>10039</text:p>
          </table:table-cell>
          <table:table-cell office:value-type="float" office:value="796" calcext:value-type="float">
            <text:p>796</text:p>
          </table:table-cell>
          <table:table-cell office:value-type="float" office:value="3630" calcext:value-type="float">
            <text:p>3630</text:p>
          </table:table-cell>
          <table:table-cell office:value-type="float" office:value="7332" calcext:value-type="float">
            <text:p>7332</text:p>
          </table:table-cell>
          <table:table-cell office:value-type="float" office:value="9013" calcext:value-type="float">
            <text:p>9013</text:p>
          </table:table-cell>
          <table:table-cell table:number-columns-repeated="1017"/>
        </table:table-row>
        <table:table-row table:style-name="ro2">
          <table:table-cell table:formula="of:=[.A460]+1" office:value-type="float" office:value="459" calcext:value-type="float">
            <text:p>459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-28" calcext:value-type="float">
            <text:p>-28</text:p>
          </table:table-cell>
          <table:table-cell office:value-type="float" office:value="3353" calcext:value-type="float">
            <text:p>3353</text:p>
          </table:table-cell>
          <table:table-cell office:value-type="float" office:value="6314" calcext:value-type="float">
            <text:p>6314</text:p>
          </table:table-cell>
          <table:table-cell office:value-type="float" office:value="8317" calcext:value-type="float">
            <text:p>8317</text:p>
          </table:table-cell>
          <table:table-cell table:number-columns-repeated="1017"/>
        </table:table-row>
        <table:table-row table:style-name="ro2">
          <table:table-cell table:formula="of:=[.A461]+1" office:value-type="float" office:value="460" calcext:value-type="float">
            <text:p>460</text:p>
          </table:table-cell>
          <table:table-cell/>
          <table:table-cell office:value-type="float" office:value="8266" calcext:value-type="float">
            <text:p>8266</text:p>
          </table:table-cell>
          <table:table-cell office:value-type="float" office:value="-853" calcext:value-type="float">
            <text:p>-853</text:p>
          </table:table-cell>
          <table:table-cell office:value-type="float" office:value="3004" calcext:value-type="float">
            <text:p>3004</text:p>
          </table:table-cell>
          <table:table-cell office:value-type="float" office:value="5151" calcext:value-type="float">
            <text:p>5151</text:p>
          </table:table-cell>
          <table:table-cell office:value-type="float" office:value="7437" calcext:value-type="float">
            <text:p>7437</text:p>
          </table:table-cell>
          <table:table-cell table:number-columns-repeated="1017"/>
        </table:table-row>
        <table:table-row table:style-name="ro2">
          <table:table-cell table:formula="of:=[.A462]+1" office:value-type="float" office:value="461" calcext:value-type="float">
            <text:p>461</text:p>
          </table:table-cell>
          <table:table-cell/>
          <table:table-cell office:value-type="float" office:value="7093" calcext:value-type="float">
            <text:p>7093</text:p>
          </table:table-cell>
          <table:table-cell office:value-type="float" office:value="-1658" calcext:value-type="float">
            <text:p>-1658</text:p>
          </table:table-cell>
          <table:table-cell office:value-type="float" office:value="2594" calcext:value-type="float">
            <text:p>2594</text:p>
          </table:table-cell>
          <table:table-cell office:value-type="float" office:value="3875" calcext:value-type="float">
            <text:p>3875</text:p>
          </table:table-cell>
          <table:table-cell office:value-type="float" office:value="6388" calcext:value-type="float">
            <text:p>6388</text:p>
          </table:table-cell>
          <table:table-cell table:number-columns-repeated="1017"/>
        </table:table-row>
        <table:table-row table:style-name="ro2">
          <table:table-cell table:formula="of:=[.A463]+1" office:value-type="float" office:value="462" calcext:value-type="float">
            <text:p>462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-2425" calcext:value-type="float">
            <text:p>-2425</text:p>
          </table:table-cell>
          <table:table-cell office:value-type="float" office:value="2132" calcext:value-type="float">
            <text:p>2132</text:p>
          </table:table-cell>
          <table:table-cell office:value-type="float" office:value="2519" calcext:value-type="float">
            <text:p>2519</text:p>
          </table:table-cell>
          <table:table-cell office:value-type="float" office:value="5189" calcext:value-type="float">
            <text:p>5189</text:p>
          </table:table-cell>
          <table:table-cell table:number-columns-repeated="1017"/>
        </table:table-row>
        <table:table-row table:style-name="ro2">
          <table:table-cell table:formula="of:=[.A464]+1" office:value-type="float" office:value="463" calcext:value-type="float">
            <text:p>463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-3138" calcext:value-type="float">
            <text:p>-3138</text:p>
          </table:table-cell>
          <table:table-cell office:value-type="float" office:value="1628" calcext:value-type="float">
            <text:p>1628</text:p>
          </table:table-cell>
          <table:table-cell office:value-type="float" office:value="1121" calcext:value-type="float">
            <text:p>1121</text:p>
          </table:table-cell>
          <table:table-cell office:value-type="float" office:value="3861" calcext:value-type="float">
            <text:p>3861</text:p>
          </table:table-cell>
          <table:table-cell table:number-columns-repeated="1017"/>
        </table:table-row>
        <table:table-row table:style-name="ro2">
          <table:table-cell table:formula="of:=[.A465]+1" office:value-type="float" office:value="464" calcext:value-type="float">
            <text:p>464</text:p>
          </table:table-cell>
          <table:table-cell/>
          <table:table-cell office:value-type="float" office:value="2638" calcext:value-type="float">
            <text:p>2638</text:p>
          </table:table-cell>
          <table:table-cell office:value-type="float" office:value="-3780" calcext:value-type="float">
            <text:p>-3780</text:p>
          </table:table-cell>
          <table:table-cell office:value-type="float" office:value="1095" calcext:value-type="float">
            <text:p>1095</text:p>
          </table:table-cell>
          <table:table-cell office:value-type="float" office:value="-281" calcext:value-type="float">
            <text:p>-281</text:p>
          </table:table-cell>
          <table:table-cell office:value-type="float" office:value="2431" calcext:value-type="float">
            <text:p>2431</text:p>
          </table:table-cell>
          <table:table-cell table:number-columns-repeated="1017"/>
        </table:table-row>
        <table:table-row table:style-name="ro2">
          <table:table-cell table:formula="of:=[.A466]+1" office:value-type="float" office:value="465" calcext:value-type="float">
            <text:p>465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-4336" calcext:value-type="float">
            <text:p>-4336</text:p>
          </table:table-cell>
          <table:table-cell office:value-type="float" office:value="544" calcext:value-type="float">
            <text:p>544</text:p>
          </table:table-cell>
          <table:table-cell office:value-type="float" office:value="-1653" calcext:value-type="float">
            <text:p>-1653</text:p>
          </table:table-cell>
          <table:table-cell office:value-type="float" office:value="927" calcext:value-type="float">
            <text:p>927</text:p>
          </table:table-cell>
          <table:table-cell table:number-columns-repeated="1017"/>
        </table:table-row>
        <table:table-row table:style-name="ro2">
          <table:table-cell table:formula="of:=[.A467]+1" office:value-type="float" office:value="466" calcext:value-type="float">
            <text:p>466</text:p>
          </table:table-cell>
          <table:table-cell/>
          <table:table-cell office:value-type="float" office:value="-753" calcext:value-type="float">
            <text:p>-753</text:p>
          </table:table-cell>
          <table:table-cell office:value-type="float" office:value="-4794" calcext:value-type="float">
            <text:p>-4794</text:p>
          </table:table-cell>
          <table:table-cell office:value-type="float" office:value="-10" calcext:value-type="float">
            <text:p>-10</text:p>
          </table:table-cell>
          <table:table-cell office:value-type="float" office:value="-2960" calcext:value-type="float">
            <text:p>-2960</text:p>
          </table:table-cell>
          <table:table-cell office:value-type="float" office:value="-621" calcext:value-type="float">
            <text:p>-621</text:p>
          </table:table-cell>
          <table:table-cell table:number-columns-repeated="1017"/>
        </table:table-row>
        <table:table-row table:style-name="ro2">
          <table:table-cell table:formula="of:=[.A468]+1" office:value-type="float" office:value="467" calcext:value-type="float">
            <text:p>467</text:p>
          </table:table-cell>
          <table:table-cell/>
          <table:table-cell office:value-type="float" office:value="-2470" calcext:value-type="float">
            <text:p>-2470</text:p>
          </table:table-cell>
          <table:table-cell office:value-type="float" office:value="-5144" calcext:value-type="float">
            <text:p>-5144</text:p>
          </table:table-cell>
          <table:table-cell office:value-type="float" office:value="-558" calcext:value-type="float">
            <text:p>-558</text:p>
          </table:table-cell>
          <table:table-cell office:value-type="float" office:value="-4169" calcext:value-type="float">
            <text:p>-4169</text:p>
          </table:table-cell>
          <table:table-cell office:value-type="float" office:value="-2180" calcext:value-type="float">
            <text:p>-2180</text:p>
          </table:table-cell>
          <table:table-cell table:number-columns-repeated="1017"/>
        </table:table-row>
        <table:table-row table:style-name="ro2">
          <table:table-cell table:formula="of:=[.A469]+1" office:value-type="float" office:value="468" calcext:value-type="float">
            <text:p>468</text:p>
          </table:table-cell>
          <table:table-cell/>
          <table:table-cell office:value-type="float" office:value="-4178" calcext:value-type="float">
            <text:p>-4178</text:p>
          </table:table-cell>
          <table:table-cell office:value-type="float" office:value="-5377" calcext:value-type="float">
            <text:p>-5377</text:p>
          </table:table-cell>
          <table:table-cell office:value-type="float" office:value="-1087" calcext:value-type="float">
            <text:p>-1087</text:p>
          </table:table-cell>
          <table:table-cell office:value-type="float" office:value="-5249" calcext:value-type="float">
            <text:p>-5249</text:p>
          </table:table-cell>
          <table:table-cell office:value-type="float" office:value="-3716" calcext:value-type="float">
            <text:p>-3716</text:p>
          </table:table-cell>
          <table:table-cell table:number-columns-repeated="1017"/>
        </table:table-row>
        <table:table-row table:style-name="ro2">
          <table:table-cell table:formula="of:=[.A470]+1" office:value-type="float" office:value="469" calcext:value-type="float">
            <text:p>469</text:p>
          </table:table-cell>
          <table:table-cell/>
          <table:table-cell office:value-type="float" office:value="-5736" calcext:value-type="float">
            <text:p>-5736</text:p>
          </table:table-cell>
          <table:table-cell office:value-type="float" office:value="-5488" calcext:value-type="float">
            <text:p>-5488</text:p>
          </table:table-cell>
          <table:table-cell office:value-type="float" office:value="-1584" calcext:value-type="float">
            <text:p>-1584</text:p>
          </table:table-cell>
          <table:table-cell office:value-type="float" office:value="-6176" calcext:value-type="float">
            <text:p>-6176</text:p>
          </table:table-cell>
          <table:table-cell office:value-type="float" office:value="-5194" calcext:value-type="float">
            <text:p>-5194</text:p>
          </table:table-cell>
          <table:table-cell table:number-columns-repeated="1017"/>
        </table:table-row>
        <table:table-row table:style-name="ro2">
          <table:table-cell table:formula="of:=[.A471]+1" office:value-type="float" office:value="470" calcext:value-type="float">
            <text:p>470</text:p>
          </table:table-cell>
          <table:table-cell/>
          <table:table-cell office:value-type="float" office:value="-7177" calcext:value-type="float">
            <text:p>-7177</text:p>
          </table:table-cell>
          <table:table-cell office:value-type="float" office:value="-5475" calcext:value-type="float">
            <text:p>-5475</text:p>
          </table:table-cell>
          <table:table-cell office:value-type="float" office:value="-2039" calcext:value-type="float">
            <text:p>-2039</text:p>
          </table:table-cell>
          <table:table-cell office:value-type="float" office:value="-6927" calcext:value-type="float">
            <text:p>-6927</text:p>
          </table:table-cell>
          <table:table-cell office:value-type="float" office:value="-6578" calcext:value-type="float">
            <text:p>-6578</text:p>
          </table:table-cell>
          <table:table-cell table:number-columns-repeated="1017"/>
        </table:table-row>
        <table:table-row table:style-name="ro2">
          <table:table-cell table:formula="of:=[.A472]+1" office:value-type="float" office:value="471" calcext:value-type="float">
            <text:p>471</text:p>
          </table:table-cell>
          <table:table-cell/>
          <table:table-cell office:value-type="float" office:value="-8461" calcext:value-type="float">
            <text:p>-8461</text:p>
          </table:table-cell>
          <table:table-cell office:value-type="float" office:value="-5338" calcext:value-type="float">
            <text:p>-5338</text:p>
          </table:table-cell>
          <table:table-cell office:value-type="float" office:value="-2443" calcext:value-type="float">
            <text:p>-2443</text:p>
          </table:table-cell>
          <table:table-cell office:value-type="float" office:value="-7487" calcext:value-type="float">
            <text:p>-7487</text:p>
          </table:table-cell>
          <table:table-cell office:value-type="float" office:value="-7834" calcext:value-type="float">
            <text:p>-7834</text:p>
          </table:table-cell>
          <table:table-cell table:number-columns-repeated="1017"/>
        </table:table-row>
        <table:table-row table:style-name="ro2">
          <table:table-cell table:formula="of:=[.A473]+1" office:value-type="float" office:value="472" calcext:value-type="float">
            <text:p>472</text:p>
          </table:table-cell>
          <table:table-cell/>
          <table:table-cell office:value-type="float" office:value="-9444" calcext:value-type="float">
            <text:p>-9444</text:p>
          </table:table-cell>
          <table:table-cell office:value-type="float" office:value="-5081" calcext:value-type="float">
            <text:p>-5081</text:p>
          </table:table-cell>
          <table:table-cell office:value-type="float" office:value="-2787" calcext:value-type="float">
            <text:p>-2787</text:p>
          </table:table-cell>
          <table:table-cell office:value-type="float" office:value="-7844" calcext:value-type="float">
            <text:p>-7844</text:p>
          </table:table-cell>
          <table:table-cell office:value-type="float" office:value="-8931" calcext:value-type="float">
            <text:p>-8931</text:p>
          </table:table-cell>
          <table:table-cell table:number-columns-repeated="1017"/>
        </table:table-row>
        <table:table-row table:style-name="ro2">
          <table:table-cell table:formula="of:=[.A474]+1" office:value-type="float" office:value="473" calcext:value-type="float">
            <text:p>473</text:p>
          </table:table-cell>
          <table:table-cell/>
          <table:table-cell office:value-type="float" office:value="-10259" calcext:value-type="float">
            <text:p>-10259</text:p>
          </table:table-cell>
          <table:table-cell office:value-type="float" office:value="-4708" calcext:value-type="float">
            <text:p>-4708</text:p>
          </table:table-cell>
          <table:table-cell office:value-type="float" office:value="-3064" calcext:value-type="float">
            <text:p>-3064</text:p>
          </table:table-cell>
          <table:table-cell office:value-type="float" office:value="-7993" calcext:value-type="float">
            <text:p>-7993</text:p>
          </table:table-cell>
          <table:table-cell office:value-type="float" office:value="-9838" calcext:value-type="float">
            <text:p>-9838</text:p>
          </table:table-cell>
          <table:table-cell table:number-columns-repeated="1017"/>
        </table:table-row>
        <table:table-row table:style-name="ro2">
          <table:table-cell table:formula="of:=[.A475]+1" office:value-type="float" office:value="474" calcext:value-type="float">
            <text:p>474</text:p>
          </table:table-cell>
          <table:table-cell/>
          <table:table-cell office:value-type="float" office:value="-10743" calcext:value-type="float">
            <text:p>-10743</text:p>
          </table:table-cell>
          <table:table-cell office:value-type="float" office:value="-4229" calcext:value-type="float">
            <text:p>-4229</text:p>
          </table:table-cell>
          <table:table-cell office:value-type="float" office:value="-3270" calcext:value-type="float">
            <text:p>-3270</text:p>
          </table:table-cell>
          <table:table-cell office:value-type="float" office:value="-7934" calcext:value-type="float">
            <text:p>-7934</text:p>
          </table:table-cell>
          <table:table-cell office:value-type="float" office:value="-10532" calcext:value-type="float">
            <text:p>-10532</text:p>
          </table:table-cell>
          <table:table-cell table:number-columns-repeated="1017"/>
        </table:table-row>
        <table:table-row table:style-name="ro2">
          <table:table-cell table:formula="of:=[.A476]+1" office:value-type="float" office:value="475" calcext:value-type="float">
            <text:p>475</text:p>
          </table:table-cell>
          <table:table-cell/>
          <table:table-cell office:value-type="float" office:value="-11010" calcext:value-type="float">
            <text:p>-11010</text:p>
          </table:table-cell>
          <table:table-cell office:value-type="float" office:value="-3654" calcext:value-type="float">
            <text:p>-3654</text:p>
          </table:table-cell>
          <table:table-cell office:value-type="float" office:value="-3400" calcext:value-type="float">
            <text:p>-3400</text:p>
          </table:table-cell>
          <table:table-cell office:value-type="float" office:value="-7672" calcext:value-type="float">
            <text:p>-7672</text:p>
          </table:table-cell>
          <table:table-cell office:value-type="float" office:value="-10990" calcext:value-type="float">
            <text:p>-10990</text:p>
          </table:table-cell>
          <table:table-cell table:number-columns-repeated="1017"/>
        </table:table-row>
        <table:table-row table:style-name="ro2">
          <table:table-cell table:formula="of:=[.A477]+1" office:value-type="float" office:value="476" calcext:value-type="float">
            <text:p>476</text:p>
          </table:table-cell>
          <table:table-cell/>
          <table:table-cell office:value-type="float" office:value="-10905" calcext:value-type="float">
            <text:p>-10905</text:p>
          </table:table-cell>
          <table:table-cell office:value-type="float" office:value="-2996" calcext:value-type="float">
            <text:p>-2996</text:p>
          </table:table-cell>
          <table:table-cell office:value-type="float" office:value="-3453" calcext:value-type="float">
            <text:p>-3453</text:p>
          </table:table-cell>
          <table:table-cell office:value-type="float" office:value="-7218" calcext:value-type="float">
            <text:p>-7218</text:p>
          </table:table-cell>
          <table:table-cell office:value-type="float" office:value="-11199" calcext:value-type="float">
            <text:p>-11199</text:p>
          </table:table-cell>
          <table:table-cell table:number-columns-repeated="1017"/>
        </table:table-row>
        <table:table-row table:style-name="ro2">
          <table:table-cell table:formula="of:=[.A478]+1" office:value-type="float" office:value="477" calcext:value-type="float">
            <text:p>477</text:p>
          </table:table-cell>
          <table:table-cell/>
          <table:table-cell office:value-type="float" office:value="-10561" calcext:value-type="float">
            <text:p>-10561</text:p>
          </table:table-cell>
          <table:table-cell office:value-type="float" office:value="-2271" calcext:value-type="float">
            <text:p>-2271</text:p>
          </table:table-cell>
          <table:table-cell office:value-type="float" office:value="-3428" calcext:value-type="float">
            <text:p>-3428</text:p>
          </table:table-cell>
          <table:table-cell office:value-type="float" office:value="-6587" calcext:value-type="float">
            <text:p>-6587</text:p>
          </table:table-cell>
          <table:table-cell office:value-type="float" office:value="-11150" calcext:value-type="float">
            <text:p>-11150</text:p>
          </table:table-cell>
          <table:table-cell table:number-columns-repeated="1017"/>
        </table:table-row>
        <table:table-row table:style-name="ro2">
          <table:table-cell table:formula="of:=[.A479]+1" office:value-type="float" office:value="478" calcext:value-type="float">
            <text:p>478</text:p>
          </table:table-cell>
          <table:table-cell/>
          <table:table-cell office:value-type="float" office:value="-9900" calcext:value-type="float">
            <text:p>-9900</text:p>
          </table:table-cell>
          <table:table-cell office:value-type="float" office:value="-1494" calcext:value-type="float">
            <text:p>-1494</text:p>
          </table:table-cell>
          <table:table-cell office:value-type="float" office:value="-3327" calcext:value-type="float">
            <text:p>-3327</text:p>
          </table:table-cell>
          <table:table-cell office:value-type="float" office:value="-5800" calcext:value-type="float">
            <text:p>-5800</text:p>
          </table:table-cell>
          <table:table-cell office:value-type="float" office:value="-10842" calcext:value-type="float">
            <text:p>-10842</text:p>
          </table:table-cell>
          <table:table-cell table:number-columns-repeated="1017"/>
        </table:table-row>
        <table:table-row table:style-name="ro2">
          <table:table-cell table:formula="of:=[.A480]+1" office:value-type="float" office:value="479" calcext:value-type="float">
            <text:p>479</text:p>
          </table:table-cell>
          <table:table-cell/>
          <table:table-cell office:value-type="float" office:value="-9013" calcext:value-type="float">
            <text:p>-9013</text:p>
          </table:table-cell>
          <table:table-cell office:value-type="float" office:value="-683" calcext:value-type="float">
            <text:p>-683</text:p>
          </table:table-cell>
          <table:table-cell office:value-type="float" office:value="-3154" calcext:value-type="float">
            <text:p>-3154</text:p>
          </table:table-cell>
          <table:table-cell office:value-type="float" office:value="-4880" calcext:value-type="float">
            <text:p>-4880</text:p>
          </table:table-cell>
          <table:table-cell office:value-type="float" office:value="-10280" calcext:value-type="float">
            <text:p>-10280</text:p>
          </table:table-cell>
          <table:table-cell table:number-columns-repeated="1017"/>
        </table:table-row>
        <table:table-row table:style-name="ro2">
          <table:table-cell table:formula="of:=[.A481]+1" office:value-type="float" office:value="480" calcext:value-type="float">
            <text:p>480</text:p>
          </table:table-cell>
          <table:table-cell/>
          <table:table-cell office:value-type="float" office:value="-7820" calcext:value-type="float">
            <text:p>-7820</text:p>
          </table:table-cell>
          <table:table-cell office:value-type="float" office:value="142" calcext:value-type="float">
            <text:p>142</text:p>
          </table:table-cell>
          <table:table-cell office:value-type="float" office:value="-2914" calcext:value-type="float">
            <text:p>-2914</text:p>
          </table:table-cell>
          <table:table-cell office:value-type="float" office:value="-3853" calcext:value-type="float">
            <text:p>-3853</text:p>
          </table:table-cell>
          <table:table-cell office:value-type="float" office:value="-9477" calcext:value-type="float">
            <text:p>-9477</text:p>
          </table:table-cell>
          <table:table-cell table:number-columns-repeated="1017"/>
        </table:table-row>
        <table:table-row table:style-name="ro2">
          <table:table-cell table:formula="of:=[.A482]+1" office:value-type="float" office:value="481" calcext:value-type="float">
            <text:p>481</text:p>
          </table:table-cell>
          <table:table-cell/>
          <table:table-cell office:value-type="float" office:value="-6502" calcext:value-type="float">
            <text:p>-6502</text:p>
          </table:table-cell>
          <table:table-cell office:value-type="float" office:value="965" calcext:value-type="float">
            <text:p>965</text:p>
          </table:table-cell>
          <table:table-cell office:value-type="float" office:value="-2612" calcext:value-type="float">
            <text:p>-2612</text:p>
          </table:table-cell>
          <table:table-cell office:value-type="float" office:value="-2749" calcext:value-type="float">
            <text:p>-2749</text:p>
          </table:table-cell>
          <table:table-cell office:value-type="float" office:value="-8453" calcext:value-type="float">
            <text:p>-8453</text:p>
          </table:table-cell>
          <table:table-cell table:number-columns-repeated="1017"/>
        </table:table-row>
        <table:table-row table:style-name="ro2">
          <table:table-cell table:formula="of:=[.A483]+1" office:value-type="float" office:value="482" calcext:value-type="float">
            <text:p>482</text:p>
          </table:table-cell>
          <table:table-cell/>
          <table:table-cell office:value-type="float" office:value="-4998" calcext:value-type="float">
            <text:p>-4998</text:p>
          </table:table-cell>
          <table:table-cell office:value-type="float" office:value="1766" calcext:value-type="float">
            <text:p>1766</text:p>
          </table:table-cell>
          <table:table-cell office:value-type="float" office:value="-2256" calcext:value-type="float">
            <text:p>-2256</text:p>
          </table:table-cell>
          <table:table-cell office:value-type="float" office:value="-1598" calcext:value-type="float">
            <text:p>-1598</text:p>
          </table:table-cell>
          <table:table-cell office:value-type="float" office:value="-7233" calcext:value-type="float">
            <text:p>-7233</text:p>
          </table:table-cell>
          <table:table-cell table:number-columns-repeated="1017"/>
        </table:table-row>
        <table:table-row table:style-name="ro2">
          <table:table-cell table:formula="of:=[.A484]+1" office:value-type="float" office:value="483" calcext:value-type="float">
            <text:p>483</text:p>
          </table:table-cell>
          <table:table-cell/>
          <table:table-cell office:value-type="float" office:value="-3344" calcext:value-type="float">
            <text:p>-3344</text:p>
          </table:table-cell>
          <table:table-cell office:value-type="float" office:value="2527" calcext:value-type="float">
            <text:p>2527</text:p>
          </table:table-cell>
          <table:table-cell office:value-type="float" office:value="-1856" calcext:value-type="float">
            <text:p>-1856</text:p>
          </table:table-cell>
          <table:table-cell office:value-type="float" office:value="-431" calcext:value-type="float">
            <text:p>-431</text:p>
          </table:table-cell>
          <table:table-cell office:value-type="float" office:value="-5851" calcext:value-type="float">
            <text:p>-5851</text:p>
          </table:table-cell>
          <table:table-cell table:number-columns-repeated="1017"/>
        </table:table-row>
        <table:table-row table:style-name="ro2">
          <table:table-cell table:formula="of:=[.A485]+1" office:value-type="float" office:value="484" calcext:value-type="float">
            <text:p>484</text:p>
          </table:table-cell>
          <table:table-cell/>
          <table:table-cell office:value-type="float" office:value="-1669" calcext:value-type="float">
            <text:p>-1669</text:p>
          </table:table-cell>
          <table:table-cell office:value-type="float" office:value="3231" calcext:value-type="float">
            <text:p>3231</text:p>
          </table:table-cell>
          <table:table-cell office:value-type="float" office:value="-1420" calcext:value-type="float">
            <text:p>-1420</text:p>
          </table:table-cell>
          <table:table-cell office:value-type="float" office:value="720" calcext:value-type="float">
            <text:p>720</text:p>
          </table:table-cell>
          <table:table-cell office:value-type="float" office:value="-4343" calcext:value-type="float">
            <text:p>-4343</text:p>
          </table:table-cell>
          <table:table-cell table:number-columns-repeated="1017"/>
        </table:table-row>
        <table:table-row table:style-name="ro2">
          <table:table-cell table:formula="of:=[.A486]+1" office:value-type="float" office:value="485" calcext:value-type="float">
            <text:p>4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62" calcext:value-type="float">
            <text:p>3862</text:p>
          </table:table-cell>
          <table:table-cell office:value-type="float" office:value="-959" calcext:value-type="float">
            <text:p>-959</text:p>
          </table:table-cell>
          <table:table-cell office:value-type="float" office:value="1827" calcext:value-type="float">
            <text:p>1827</text:p>
          </table:table-cell>
          <table:table-cell office:value-type="float" office:value="-2751" calcext:value-type="float">
            <text:p>-2751</text:p>
          </table:table-cell>
          <table:table-cell table:number-columns-repeated="1017"/>
        </table:table-row>
        <table:table-row table:style-name="ro2">
          <table:table-cell table:formula="of:=[.A487]+1" office:value-type="float" office:value="486" calcext:value-type="float">
            <text:p>486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4405" calcext:value-type="float">
            <text:p>4405</text:p>
          </table:table-cell>
          <table:table-cell office:value-type="float" office:value="-484" calcext:value-type="float">
            <text:p>-484</text:p>
          </table:table-cell>
          <table:table-cell office:value-type="float" office:value="2862" calcext:value-type="float">
            <text:p>2862</text:p>
          </table:table-cell>
          <table:table-cell office:value-type="float" office:value="-1117" calcext:value-type="float">
            <text:p>-1117</text:p>
          </table:table-cell>
          <table:table-cell table:number-columns-repeated="1017"/>
        </table:table-row>
        <table:table-row table:style-name="ro2">
          <table:table-cell table:formula="of:=[.A488]+1" office:value-type="float" office:value="487" calcext:value-type="float">
            <text:p>487</text:p>
          </table:table-cell>
          <table:table-cell/>
          <table:table-cell office:value-type="float" office:value="3244" calcext:value-type="float">
            <text:p>3244</text:p>
          </table:table-cell>
          <table:table-cell office:value-type="float" office:value="4849" calcext:value-type="float">
            <text:p>4849</text:p>
          </table:table-cell>
          <table:table-cell office:value-type="float" office:value="-5" calcext:value-type="float">
            <text:p>-5</text:p>
          </table:table-cell>
          <table:table-cell office:value-type="float" office:value="3799" calcext:value-type="float">
            <text:p>3799</text:p>
          </table:table-cell>
          <table:table-cell office:value-type="float" office:value="511" calcext:value-type="float">
            <text:p>511</text:p>
          </table:table-cell>
          <table:table-cell table:number-columns-repeated="1017"/>
        </table:table-row>
        <table:table-row table:style-name="ro2">
          <table:table-cell table:formula="of:=[.A489]+1" office:value-type="float" office:value="488" calcext:value-type="float">
            <text:p>488</text:p>
          </table:table-cell>
          <table:table-cell/>
          <table:table-cell office:value-type="float" office:value="4692" calcext:value-type="float">
            <text:p>4692</text:p>
          </table:table-cell>
          <table:table-cell office:value-type="float" office:value="5183" calcext:value-type="float">
            <text:p>5183</text:p>
          </table:table-cell>
          <table:table-cell office:value-type="float" office:value="465" calcext:value-type="float">
            <text:p>465</text:p>
          </table:table-cell>
          <table:table-cell office:value-type="float" office:value="4615" calcext:value-type="float">
            <text:p>4615</text:p>
          </table:table-cell>
          <table:table-cell office:value-type="float" office:value="2091" calcext:value-type="float">
            <text:p>2091</text:p>
          </table:table-cell>
          <table:table-cell table:number-columns-repeated="1017"/>
        </table:table-row>
        <table:table-row table:style-name="ro2">
          <table:table-cell table:formula="of:=[.A490]+1" office:value-type="float" office:value="489" calcext:value-type="float">
            <text:p>489</text:p>
          </table:table-cell>
          <table:table-cell/>
          <table:table-cell office:value-type="float" office:value="5963" calcext:value-type="float">
            <text:p>5963</text:p>
          </table:table-cell>
          <table:table-cell office:value-type="float" office:value="5399" calcext:value-type="float">
            <text:p>5399</text:p>
          </table:table-cell>
          <table:table-cell office:value-type="float" office:value="919" calcext:value-type="float">
            <text:p>919</text:p>
          </table:table-cell>
          <table:table-cell office:value-type="float" office:value="5292" calcext:value-type="float">
            <text:p>5292</text:p>
          </table:table-cell>
          <table:table-cell office:value-type="float" office:value="3579" calcext:value-type="float">
            <text:p>3579</text:p>
          </table:table-cell>
          <table:table-cell table:number-columns-repeated="1017"/>
        </table:table-row>
        <table:table-row table:style-name="ro2">
          <table:table-cell table:formula="of:=[.A491]+1" office:value-type="float" office:value="490" calcext:value-type="float">
            <text:p>490</text:p>
          </table:table-cell>
          <table:table-cell/>
          <table:table-cell office:value-type="float" office:value="6985" calcext:value-type="float">
            <text:p>6985</text:p>
          </table:table-cell>
          <table:table-cell office:value-type="float" office:value="5494" calcext:value-type="float">
            <text:p>5494</text:p>
          </table:table-cell>
          <table:table-cell office:value-type="float" office:value="1345" calcext:value-type="float">
            <text:p>1345</text:p>
          </table:table-cell>
          <table:table-cell office:value-type="float" office:value="5815" calcext:value-type="float">
            <text:p>5815</text:p>
          </table:table-cell>
          <table:table-cell office:value-type="float" office:value="4935" calcext:value-type="float">
            <text:p>4935</text:p>
          </table:table-cell>
          <table:table-cell table:number-columns-repeated="1017"/>
        </table:table-row>
        <table:table-row table:style-name="ro2">
          <table:table-cell table:formula="of:=[.A492]+1" office:value-type="float" office:value="491" calcext:value-type="float">
            <text:p>491</text:p>
          </table:table-cell>
          <table:table-cell/>
          <table:table-cell office:value-type="float" office:value="7807" calcext:value-type="float">
            <text:p>7807</text:p>
          </table:table-cell>
          <table:table-cell office:value-type="float" office:value="5463" calcext:value-type="float">
            <text:p>5463</text:p>
          </table:table-cell>
          <table:table-cell office:value-type="float" office:value="1734" calcext:value-type="float">
            <text:p>1734</text:p>
          </table:table-cell>
          <table:table-cell office:value-type="float" office:value="6174" calcext:value-type="float">
            <text:p>6174</text:p>
          </table:table-cell>
          <table:table-cell office:value-type="float" office:value="6121" calcext:value-type="float">
            <text:p>6121</text:p>
          </table:table-cell>
          <table:table-cell table:number-columns-repeated="1017"/>
        </table:table-row>
        <table:table-row table:style-name="ro2">
          <table:table-cell table:formula="of:=[.A493]+1" office:value-type="float" office:value="492" calcext:value-type="float">
            <text:p>492</text:p>
          </table:table-cell>
          <table:table-cell/>
          <table:table-cell office:value-type="float" office:value="8353" calcext:value-type="float">
            <text:p>8353</text:p>
          </table:table-cell>
          <table:table-cell office:value-type="float" office:value="5310" calcext:value-type="float">
            <text:p>5310</text:p>
          </table:table-cell>
          <table:table-cell office:value-type="float" office:value="2078" calcext:value-type="float">
            <text:p>2078</text:p>
          </table:table-cell>
          <table:table-cell office:value-type="float" office:value="6364" calcext:value-type="float">
            <text:p>6364</text:p>
          </table:table-cell>
          <table:table-cell office:value-type="float" office:value="7108" calcext:value-type="float">
            <text:p>7108</text:p>
          </table:table-cell>
          <table:table-cell table:number-columns-repeated="1017"/>
        </table:table-row>
        <table:table-row table:style-name="ro2">
          <table:table-cell table:formula="of:=[.A494]+1" office:value-type="float" office:value="493" calcext:value-type="float">
            <text:p>493</text:p>
          </table:table-cell>
          <table:table-cell/>
          <table:table-cell office:value-type="float" office:value="8677" calcext:value-type="float">
            <text:p>8677</text:p>
          </table:table-cell>
          <table:table-cell office:value-type="float" office:value="5036" calcext:value-type="float">
            <text:p>5036</text:p>
          </table:table-cell>
          <table:table-cell office:value-type="float" office:value="2370" calcext:value-type="float">
            <text:p>2370</text:p>
          </table:table-cell>
          <table:table-cell office:value-type="float" office:value="6384" calcext:value-type="float">
            <text:p>6384</text:p>
          </table:table-cell>
          <table:table-cell office:value-type="float" office:value="7871" calcext:value-type="float">
            <text:p>7871</text:p>
          </table:table-cell>
          <table:table-cell table:number-columns-repeated="1017"/>
        </table:table-row>
        <table:table-row table:style-name="ro2">
          <table:table-cell table:formula="of:=[.A495]+1" office:value-type="float" office:value="494" calcext:value-type="float">
            <text:p>494</text:p>
          </table:table-cell>
          <table:table-cell/>
          <table:table-cell office:value-type="float" office:value="8748" calcext:value-type="float">
            <text:p>8748</text:p>
          </table:table-cell>
          <table:table-cell office:value-type="float" office:value="4648" calcext:value-type="float">
            <text:p>4648</text:p>
          </table:table-cell>
          <table:table-cell office:value-type="float" office:value="2604" calcext:value-type="float">
            <text:p>2604</text:p>
          </table:table-cell>
          <table:table-cell office:value-type="float" office:value="6238" calcext:value-type="float">
            <text:p>6238</text:p>
          </table:table-cell>
          <table:table-cell office:value-type="float" office:value="8392" calcext:value-type="float">
            <text:p>8392</text:p>
          </table:table-cell>
          <table:table-cell table:number-columns-repeated="1017"/>
        </table:table-row>
        <table:table-row table:style-name="ro2">
          <table:table-cell table:formula="of:=[.A496]+1" office:value-type="float" office:value="495" calcext:value-type="float">
            <text:p>495</text:p>
          </table:table-cell>
          <table:table-cell table:formula="of:=[.A497]/44100" office:value-type="float" office:value="0.0112244897959184" calcext:value-type="float">
            <text:p>0.0112</text:p>
          </table:table-cell>
          <table:table-cell office:value-type="float" office:value="8615" calcext:value-type="float">
            <text:p>8615</text:p>
          </table:table-cell>
          <table:table-cell office:value-type="float" office:value="4155" calcext:value-type="float">
            <text:p>4155</text:p>
          </table:table-cell>
          <table:table-cell office:value-type="float" office:value="2777" calcext:value-type="float">
            <text:p>2777</text:p>
          </table:table-cell>
          <table:table-cell office:value-type="float" office:value="5932" calcext:value-type="float">
            <text:p>5932</text:p>
          </table:table-cell>
          <table:table-cell office:value-type="float" office:value="8662" calcext:value-type="float">
            <text:p>8662</text:p>
          </table:table-cell>
          <table:table-cell table:number-columns-repeated="1017"/>
        </table:table-row>
        <table:table-row table:style-name="ro2">
          <table:table-cell table:formula="of:=[.A497]+1" office:value-type="float" office:value="496" calcext:value-type="float">
            <text:p>496</text:p>
          </table:table-cell>
          <table:table-cell/>
          <table:table-cell office:value-type="float" office:value="8212" calcext:value-type="float">
            <text:p>8212</text:p>
          </table:table-cell>
          <table:table-cell office:value-type="float" office:value="3568" calcext:value-type="float">
            <text:p>3568</text:p>
          </table:table-cell>
          <table:table-cell office:value-type="float" office:value="2884" calcext:value-type="float">
            <text:p>2884</text:p>
          </table:table-cell>
          <table:table-cell office:value-type="float" office:value="5480" calcext:value-type="float">
            <text:p>5480</text:p>
          </table:table-cell>
          <table:table-cell office:value-type="float" office:value="8678" calcext:value-type="float">
            <text:p>8678</text:p>
          </table:table-cell>
          <table:table-cell table:number-columns-repeated="1017"/>
        </table:table-row>
        <table:table-row table:style-name="ro2">
          <table:table-cell table:formula="of:=[.A498]+1" office:value-type="float" office:value="497" calcext:value-type="float">
            <text:p>497</text:p>
          </table:table-cell>
          <table:table-cell/>
          <table:table-cell office:value-type="float" office:value="7651" calcext:value-type="float">
            <text:p>7651</text:p>
          </table:table-cell>
          <table:table-cell office:value-type="float" office:value="2900" calcext:value-type="float">
            <text:p>2900</text:p>
          </table:table-cell>
          <table:table-cell office:value-type="float" office:value="2925" calcext:value-type="float">
            <text:p>2925</text:p>
          </table:table-cell>
          <table:table-cell office:value-type="float" office:value="4898" calcext:value-type="float">
            <text:p>4898</text:p>
          </table:table-cell>
          <table:table-cell office:value-type="float" office:value="8446" calcext:value-type="float">
            <text:p>8446</text:p>
          </table:table-cell>
          <table:table-cell table:number-columns-repeated="1017"/>
        </table:table-row>
        <table:table-row table:style-name="ro2">
          <table:table-cell table:formula="of:=[.A499]+1" office:value-type="float" office:value="498" calcext:value-type="float">
            <text:p>498</text:p>
          </table:table-cell>
          <table:table-cell/>
          <table:table-cell office:value-type="float" office:value="6918" calcext:value-type="float">
            <text:p>6918</text:p>
          </table:table-cell>
          <table:table-cell office:value-type="float" office:value="2166" calcext:value-type="float">
            <text:p>2166</text:p>
          </table:table-cell>
          <table:table-cell office:value-type="float" office:value="2900" calcext:value-type="float">
            <text:p>2900</text:p>
          </table:table-cell>
          <table:table-cell office:value-type="float" office:value="4203" calcext:value-type="float">
            <text:p>4203</text:p>
          </table:table-cell>
          <table:table-cell office:value-type="float" office:value="7979" calcext:value-type="float">
            <text:p>7979</text:p>
          </table:table-cell>
          <table:table-cell table:number-columns-repeated="1017"/>
        </table:table-row>
        <table:table-row table:style-name="ro2">
          <table:table-cell table:formula="of:=[.A500]+1" office:value-type="float" office:value="499" calcext:value-type="float">
            <text:p>499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1383" calcext:value-type="float">
            <text:p>1383</text:p>
          </table:table-cell>
          <table:table-cell office:value-type="float" office:value="2810" calcext:value-type="float">
            <text:p>2810</text:p>
          </table:table-cell>
          <table:table-cell office:value-type="float" office:value="3417" calcext:value-type="float">
            <text:p>3417</text:p>
          </table:table-cell>
          <table:table-cell office:value-type="float" office:value="7295" calcext:value-type="float">
            <text:p>7295</text:p>
          </table:table-cell>
          <table:table-cell table:number-columns-repeated="1017"/>
        </table:table-row>
        <table:table-row table:style-name="ro2">
          <table:table-cell table:formula="of:=[.A501]+1" office:value-type="float" office:value="500" calcext:value-type="float">
            <text:p>500</text:p>
          </table:table-cell>
          <table:table-cell/>
          <table:table-cell office:value-type="float" office:value="5076" calcext:value-type="float">
            <text:p>5076</text:p>
          </table:table-cell>
          <table:table-cell office:value-type="float" office:value="569" calcext:value-type="float">
            <text:p>569</text:p>
          </table:table-cell>
          <table:table-cell office:value-type="float" office:value="2659" calcext:value-type="float">
            <text:p>2659</text:p>
          </table:table-cell>
          <table:table-cell office:value-type="float" office:value="2564" calcext:value-type="float">
            <text:p>2564</text:p>
          </table:table-cell>
          <table:table-cell office:value-type="float" office:value="6421" calcext:value-type="float">
            <text:p>6421</text:p>
          </table:table-cell>
          <table:table-cell table:number-columns-repeated="1017"/>
        </table:table-row>
        <table:table-row table:style-name="ro2">
          <table:table-cell table:formula="of:=[.A502]+1" office:value-type="float" office:value="501" calcext:value-type="float">
            <text:p>501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-256" calcext:value-type="float">
            <text:p>-256</text:p>
          </table:table-cell>
          <table:table-cell office:value-type="float" office:value="2451" calcext:value-type="float">
            <text:p>2451</text:p>
          </table:table-cell>
          <table:table-cell office:value-type="float" office:value="1667" calcext:value-type="float">
            <text:p>1667</text:p>
          </table:table-cell>
          <table:table-cell office:value-type="float" office:value="5386" calcext:value-type="float">
            <text:p>5386</text:p>
          </table:table-cell>
          <table:table-cell table:number-columns-repeated="1017"/>
        </table:table-row>
        <table:table-row table:style-name="ro2">
          <table:table-cell table:formula="of:=[.A503]+1" office:value-type="float" office:value="502" calcext:value-type="float">
            <text:p>502</text:p>
          </table:table-cell>
          <table:table-cell/>
          <table:table-cell office:value-type="float" office:value="2982" calcext:value-type="float">
            <text:p>2982</text:p>
          </table:table-cell>
          <table:table-cell office:value-type="float" office:value="-1077" calcext:value-type="float">
            <text:p>-1077</text:p>
          </table:table-cell>
          <table:table-cell office:value-type="float" office:value="2191" calcext:value-type="float">
            <text:p>2191</text:p>
          </table:table-cell>
          <table:table-cell office:value-type="float" office:value="753" calcext:value-type="float">
            <text:p>753</text:p>
          </table:table-cell>
          <table:table-cell office:value-type="float" office:value="4225" calcext:value-type="float">
            <text:p>4225</text:p>
          </table:table-cell>
          <table:table-cell table:number-columns-repeated="1017"/>
        </table:table-row>
        <table:table-row table:style-name="ro2">
          <table:table-cell table:formula="of:=[.A504]+1" office:value-type="float" office:value="503" calcext:value-type="float">
            <text:p>503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-1874" calcext:value-type="float">
            <text:p>-1874</text:p>
          </table:table-cell>
          <table:table-cell office:value-type="float" office:value="1887" calcext:value-type="float">
            <text:p>1887</text:p>
          </table:table-cell>
          <table:table-cell office:value-type="float" office:value="-154" calcext:value-type="float">
            <text:p>-154</text:p>
          </table:table-cell>
          <table:table-cell office:value-type="float" office:value="2975" calcext:value-type="float">
            <text:p>2975</text:p>
          </table:table-cell>
          <table:table-cell table:number-columns-repeated="1017"/>
        </table:table-row>
        <table:table-row table:style-name="ro2">
          <table:table-cell table:formula="of:=[.A505]+1" office:value-type="float" office:value="504" calcext:value-type="float">
            <text:p>504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-2628" calcext:value-type="float">
            <text:p>-2628</text:p>
          </table:table-cell>
          <table:table-cell office:value-type="float" office:value="1546" calcext:value-type="float">
            <text:p>1546</text:p>
          </table:table-cell>
          <table:table-cell office:value-type="float" office:value="-1031" calcext:value-type="float">
            <text:p>-1031</text:p>
          </table:table-cell>
          <table:table-cell office:value-type="float" office:value="1674" calcext:value-type="float">
            <text:p>1674</text:p>
          </table:table-cell>
          <table:table-cell table:number-columns-repeated="1017"/>
        </table:table-row>
        <table:table-row table:style-name="ro2">
          <table:table-cell table:formula="of:=[.A506]+1" office:value-type="float" office:value="505" calcext:value-type="float">
            <text:p>505</text:p>
          </table:table-cell>
          <table:table-cell/>
          <table:table-cell office:value-type="float" office:value="-221" calcext:value-type="float">
            <text:p>-221</text:p>
          </table:table-cell>
          <table:table-cell office:value-type="float" office:value="-3323" calcext:value-type="float">
            <text:p>-3323</text:p>
          </table:table-cell>
          <table:table-cell office:value-type="float" office:value="1177" calcext:value-type="float">
            <text:p>1177</text:p>
          </table:table-cell>
          <table:table-cell office:value-type="float" office:value="-1855" calcext:value-type="float">
            <text:p>-1855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2">
          <table:table-cell table:formula="of:=[.A507]+1" office:value-type="float" office:value="506" calcext:value-type="float">
            <text:p>506</text:p>
          </table:table-cell>
          <table:table-cell/>
          <table:table-cell office:value-type="float" office:value="-1139" calcext:value-type="float">
            <text:p>-1139</text:p>
          </table:table-cell>
          <table:table-cell office:value-type="float" office:value="-3942" calcext:value-type="float">
            <text:p>-3942</text:p>
          </table:table-cell>
          <table:table-cell office:value-type="float" office:value="787" calcext:value-type="float">
            <text:p>787</text:p>
          </table:table-cell>
          <table:table-cell office:value-type="float" office:value="-2606" calcext:value-type="float">
            <text:p>-2606</text:p>
          </table:table-cell>
          <table:table-cell office:value-type="float" office:value="-928" calcext:value-type="float">
            <text:p>-928</text:p>
          </table:table-cell>
          <table:table-cell table:number-columns-repeated="1017"/>
        </table:table-row>
        <table:table-row table:style-name="ro2">
          <table:table-cell table:formula="of:=[.A508]+1" office:value-type="float" office:value="507" calcext:value-type="float">
            <text:p>507</text:p>
          </table:table-cell>
          <table:table-cell/>
          <table:table-cell office:value-type="float" office:value="-2045" calcext:value-type="float">
            <text:p>-2045</text:p>
          </table:table-cell>
          <table:table-cell office:value-type="float" office:value="-4473" calcext:value-type="float">
            <text:p>-4473</text:p>
          </table:table-cell>
          <table:table-cell office:value-type="float" office:value="387" calcext:value-type="float">
            <text:p>387</text:p>
          </table:table-cell>
          <table:table-cell office:value-type="float" office:value="-3265" calcext:value-type="float">
            <text:p>-3265</text:p>
          </table:table-cell>
          <table:table-cell office:value-type="float" office:value="-2157" calcext:value-type="float">
            <text:p>-2157</text:p>
          </table:table-cell>
          <table:table-cell table:number-columns-repeated="1017"/>
        </table:table-row>
        <table:table-row table:style-name="ro2">
          <table:table-cell table:formula="of:=[.A509]+1" office:value-type="float" office:value="508" calcext:value-type="float">
            <text:p>508</text:p>
          </table:table-cell>
          <table:table-cell/>
          <table:table-cell office:value-type="float" office:value="-2789" calcext:value-type="float">
            <text:p>-2789</text:p>
          </table:table-cell>
          <table:table-cell office:value-type="float" office:value="-4902" calcext:value-type="float">
            <text:p>-4902</text:p>
          </table:table-cell>
          <table:table-cell office:value-type="float" office:value="-13" calcext:value-type="float">
            <text:p>-13</text:p>
          </table:table-cell>
          <table:table-cell office:value-type="float" office:value="-3817" calcext:value-type="float">
            <text:p>-3817</text:p>
          </table:table-cell>
          <table:table-cell office:value-type="float" office:value="-3294" calcext:value-type="float">
            <text:p>-3294</text:p>
          </table:table-cell>
          <table:table-cell table:number-columns-repeated="1017"/>
        </table:table-row>
        <table:table-row table:style-name="ro2">
          <table:table-cell table:formula="of:=[.A510]+1" office:value-type="float" office:value="509" calcext:value-type="float">
            <text:p>509</text:p>
          </table:table-cell>
          <table:table-cell/>
          <table:table-cell office:value-type="float" office:value="-3530" calcext:value-type="float">
            <text:p>-3530</text:p>
          </table:table-cell>
          <table:table-cell office:value-type="float" office:value="-5220" calcext:value-type="float">
            <text:p>-5220</text:p>
          </table:table-cell>
          <table:table-cell office:value-type="float" office:value="-407" calcext:value-type="float">
            <text:p>-407</text:p>
          </table:table-cell>
          <table:table-cell office:value-type="float" office:value="-4251" calcext:value-type="float">
            <text:p>-4251</text:p>
          </table:table-cell>
          <table:table-cell office:value-type="float" office:value="-4311" calcext:value-type="float">
            <text:p>-4311</text:p>
          </table:table-cell>
          <table:table-cell table:number-columns-repeated="1017"/>
        </table:table-row>
        <table:table-row table:style-name="ro2">
          <table:table-cell table:formula="of:=[.A511]+1" office:value-type="float" office:value="510" calcext:value-type="float">
            <text:p>510</text:p>
          </table:table-cell>
          <table:table-cell/>
          <table:table-cell office:value-type="float" office:value="-4114" calcext:value-type="float">
            <text:p>-4114</text:p>
          </table:table-cell>
          <table:table-cell office:value-type="float" office:value="-5420" calcext:value-type="float">
            <text:p>-5420</text:p>
          </table:table-cell>
          <table:table-cell office:value-type="float" office:value="-784" calcext:value-type="float">
            <text:p>-784</text:p>
          </table:table-cell>
          <table:table-cell office:value-type="float" office:value="-4560" calcext:value-type="float">
            <text:p>-4560</text:p>
          </table:table-cell>
          <table:table-cell office:value-type="float" office:value="-5185" calcext:value-type="float">
            <text:p>-5185</text:p>
          </table:table-cell>
          <table:table-cell table:number-columns-repeated="1017"/>
        </table:table-row>
        <table:table-row table:style-name="ro2">
          <table:table-cell table:formula="of:=[.A512]+1" office:value-type="float" office:value="511" calcext:value-type="float">
            <text:p>511</text:p>
          </table:table-cell>
          <table:table-cell/>
          <table:table-cell office:value-type="float" office:value="-4614" calcext:value-type="float">
            <text:p>-4614</text:p>
          </table:table-cell>
          <table:table-cell office:value-type="float" office:value="-5497" calcext:value-type="float">
            <text:p>-5497</text:p>
          </table:table-cell>
          <table:table-cell office:value-type="float" office:value="-1136" calcext:value-type="float">
            <text:p>-1136</text:p>
          </table:table-cell>
          <table:table-cell office:value-type="float" office:value="-4737" calcext:value-type="float">
            <text:p>-4737</text:p>
          </table:table-cell>
          <table:table-cell office:value-type="float" office:value="-5898" calcext:value-type="float">
            <text:p>-5898</text:p>
          </table:table-cell>
          <table:table-cell table:number-columns-repeated="1017"/>
        </table:table-row>
        <table:table-row table:style-name="ro2">
          <table:table-cell table:formula="of:=[.A513]+1" office:value-type="float" office:value="512" calcext:value-type="float">
            <text:p>512</text:p>
          </table:table-cell>
          <table:table-cell/>
          <table:table-cell office:value-type="float" office:value="-5091" calcext:value-type="float">
            <text:p>-5091</text:p>
          </table:table-cell>
          <table:table-cell office:value-type="float" office:value="-5450" calcext:value-type="float">
            <text:p>-5450</text:p>
          </table:table-cell>
          <table:table-cell office:value-type="float" office:value="-1455" calcext:value-type="float">
            <text:p>-1455</text:p>
          </table:table-cell>
          <table:table-cell office:value-type="float" office:value="-4783" calcext:value-type="float">
            <text:p>-4783</text:p>
          </table:table-cell>
          <table:table-cell office:value-type="float" office:value="-6437" calcext:value-type="float">
            <text:p>-6437</text:p>
          </table:table-cell>
          <table:table-cell table:number-columns-repeated="1017"/>
        </table:table-row>
        <table:table-row table:style-name="ro2">
          <table:table-cell table:formula="of:=[.A514]+1" office:value-type="float" office:value="513" calcext:value-type="float">
            <text:p>513</text:p>
          </table:table-cell>
          <table:table-cell/>
          <table:table-cell office:value-type="float" office:value="-5389" calcext:value-type="float">
            <text:p>-5389</text:p>
          </table:table-cell>
          <table:table-cell office:value-type="float" office:value="-5279" calcext:value-type="float">
            <text:p>-5279</text:p>
          </table:table-cell>
          <table:table-cell office:value-type="float" office:value="-1736" calcext:value-type="float">
            <text:p>-1736</text:p>
          </table:table-cell>
          <table:table-cell office:value-type="float" office:value="-4701" calcext:value-type="float">
            <text:p>-4701</text:p>
          </table:table-cell>
          <table:table-cell office:value-type="float" office:value="-6794" calcext:value-type="float">
            <text:p>-6794</text:p>
          </table:table-cell>
          <table:table-cell table:number-columns-repeated="1017"/>
        </table:table-row>
        <table:table-row table:style-name="ro2">
          <table:table-cell table:formula="of:=[.A515]+1" office:value-type="float" office:value="514" calcext:value-type="float">
            <text:p>514</text:p>
          </table:table-cell>
          <table:table-cell/>
          <table:table-cell office:value-type="float" office:value="-5693" calcext:value-type="float">
            <text:p>-5693</text:p>
          </table:table-cell>
          <table:table-cell office:value-type="float" office:value="-4989" calcext:value-type="float">
            <text:p>-4989</text:p>
          </table:table-cell>
          <table:table-cell office:value-type="float" office:value="-1972" calcext:value-type="float">
            <text:p>-1972</text:p>
          </table:table-cell>
          <table:table-cell office:value-type="float" office:value="-4496" calcext:value-type="float">
            <text:p>-4496</text:p>
          </table:table-cell>
          <table:table-cell office:value-type="float" office:value="-6969" calcext:value-type="float">
            <text:p>-6969</text:p>
          </table:table-cell>
          <table:table-cell table:number-columns-repeated="1017"/>
        </table:table-row>
        <table:table-row table:style-name="ro2">
          <table:table-cell table:formula="of:=[.A516]+1" office:value-type="float" office:value="515" calcext:value-type="float">
            <text:p>515</text:p>
          </table:table-cell>
          <table:table-cell/>
          <table:table-cell office:value-type="float" office:value="-5834" calcext:value-type="float">
            <text:p>-5834</text:p>
          </table:table-cell>
          <table:table-cell office:value-type="float" office:value="-4586" calcext:value-type="float">
            <text:p>-4586</text:p>
          </table:table-cell>
          <table:table-cell office:value-type="float" office:value="-2159" calcext:value-type="float">
            <text:p>-2159</text:p>
          </table:table-cell>
          <table:table-cell office:value-type="float" office:value="-4179" calcext:value-type="float">
            <text:p>-4179</text:p>
          </table:table-cell>
          <table:table-cell office:value-type="float" office:value="-6963" calcext:value-type="float">
            <text:p>-6963</text:p>
          </table:table-cell>
          <table:table-cell table:number-columns-repeated="1017"/>
        </table:table-row>
        <table:table-row table:style-name="ro2">
          <table:table-cell table:formula="of:=[.A517]+1" office:value-type="float" office:value="516" calcext:value-type="float">
            <text:p>516</text:p>
          </table:table-cell>
          <table:table-cell/>
          <table:table-cell office:value-type="float" office:value="-5961" calcext:value-type="float">
            <text:p>-5961</text:p>
          </table:table-cell>
          <table:table-cell office:value-type="float" office:value="-4079" calcext:value-type="float">
            <text:p>-4079</text:p>
          </table:table-cell>
          <table:table-cell office:value-type="float" office:value="-2293" calcext:value-type="float">
            <text:p>-2293</text:p>
          </table:table-cell>
          <table:table-cell office:value-type="float" office:value="-3760" calcext:value-type="float">
            <text:p>-3760</text:p>
          </table:table-cell>
          <table:table-cell office:value-type="float" office:value="-6785" calcext:value-type="float">
            <text:p>-6785</text:p>
          </table:table-cell>
          <table:table-cell table:number-columns-repeated="1017"/>
        </table:table-row>
        <table:table-row table:style-name="ro2">
          <table:table-cell table:formula="of:=[.A518]+1" office:value-type="float" office:value="517" calcext:value-type="float">
            <text:p>517</text:p>
          </table:table-cell>
          <table:table-cell/>
          <table:table-cell office:value-type="float" office:value="-5899" calcext:value-type="float">
            <text:p>-5899</text:p>
          </table:table-cell>
          <table:table-cell office:value-type="float" office:value="-3480" calcext:value-type="float">
            <text:p>-3480</text:p>
          </table:table-cell>
          <table:table-cell office:value-type="float" office:value="-2372" calcext:value-type="float">
            <text:p>-2372</text:p>
          </table:table-cell>
          <table:table-cell office:value-type="float" office:value="-3256" calcext:value-type="float">
            <text:p>-3256</text:p>
          </table:table-cell>
          <table:table-cell office:value-type="float" office:value="-6447" calcext:value-type="float">
            <text:p>-6447</text:p>
          </table:table-cell>
          <table:table-cell table:number-columns-repeated="1017"/>
        </table:table-row>
        <table:table-row table:style-name="ro2">
          <table:table-cell table:formula="of:=[.A519]+1" office:value-type="float" office:value="518" calcext:value-type="float">
            <text:p>518</text:p>
          </table:table-cell>
          <table:table-cell/>
          <table:table-cell office:value-type="float" office:value="-5766" calcext:value-type="float">
            <text:p>-5766</text:p>
          </table:table-cell>
          <table:table-cell office:value-type="float" office:value="-2802" calcext:value-type="float">
            <text:p>-2802</text:p>
          </table:table-cell>
          <table:table-cell office:value-type="float" office:value="-2396" calcext:value-type="float">
            <text:p>-2396</text:p>
          </table:table-cell>
          <table:table-cell office:value-type="float" office:value="-2683" calcext:value-type="float">
            <text:p>-2683</text:p>
          </table:table-cell>
          <table:table-cell office:value-type="float" office:value="-5964" calcext:value-type="float">
            <text:p>-5964</text:p>
          </table:table-cell>
          <table:table-cell table:number-columns-repeated="1017"/>
        </table:table-row>
        <table:table-row table:style-name="ro2">
          <table:table-cell table:formula="of:=[.A520]+1" office:value-type="float" office:value="519" calcext:value-type="float">
            <text:p>519</text:p>
          </table:table-cell>
          <table:table-cell/>
          <table:table-cell office:value-type="float" office:value="-5553" calcext:value-type="float">
            <text:p>-5553</text:p>
          </table:table-cell>
          <table:table-cell office:value-type="float" office:value="-2061" calcext:value-type="float">
            <text:p>-2061</text:p>
          </table:table-cell>
          <table:table-cell office:value-type="float" office:value="-2365" calcext:value-type="float">
            <text:p>-2365</text:p>
          </table:table-cell>
          <table:table-cell office:value-type="float" office:value="-2058" calcext:value-type="float">
            <text:p>-2058</text:p>
          </table:table-cell>
          <table:table-cell office:value-type="float" office:value="-5354" calcext:value-type="float">
            <text:p>-5354</text:p>
          </table:table-cell>
          <table:table-cell table:number-columns-repeated="1017"/>
        </table:table-row>
        <table:table-row table:style-name="ro2">
          <table:table-cell table:formula="of:=[.A521]+1" office:value-type="float" office:value="520" calcext:value-type="float">
            <text:p>520</text:p>
          </table:table-cell>
          <table:table-cell/>
          <table:table-cell office:value-type="float" office:value="-5235" calcext:value-type="float">
            <text:p>-5235</text:p>
          </table:table-cell>
          <table:table-cell office:value-type="float" office:value="-1273" calcext:value-type="float">
            <text:p>-1273</text:p>
          </table:table-cell>
          <table:table-cell office:value-type="float" office:value="-2281" calcext:value-type="float">
            <text:p>-2281</text:p>
          </table:table-cell>
          <table:table-cell office:value-type="float" office:value="-1401" calcext:value-type="float">
            <text:p>-1401</text:p>
          </table:table-cell>
          <table:table-cell office:value-type="float" office:value="-4638" calcext:value-type="float">
            <text:p>-4638</text:p>
          </table:table-cell>
          <table:table-cell table:number-columns-repeated="1017"/>
        </table:table-row>
        <table:table-row table:style-name="ro2">
          <table:table-cell table:formula="of:=[.A522]+1" office:value-type="float" office:value="521" calcext:value-type="float">
            <text:p>521</text:p>
          </table:table-cell>
          <table:table-cell/>
          <table:table-cell office:value-type="float" office:value="-4865" calcext:value-type="float">
            <text:p>-4865</text:p>
          </table:table-cell>
          <table:table-cell office:value-type="float" office:value="-456" calcext:value-type="float">
            <text:p>-456</text:p>
          </table:table-cell>
          <table:table-cell office:value-type="float" office:value="-2147" calcext:value-type="float">
            <text:p>-2147</text:p>
          </table:table-cell>
          <table:table-cell office:value-type="float" office:value="-730" calcext:value-type="float">
            <text:p>-730</text:p>
          </table:table-cell>
          <table:table-cell office:value-type="float" office:value="-3839" calcext:value-type="float">
            <text:p>-3839</text:p>
          </table:table-cell>
          <table:table-cell table:number-columns-repeated="1017"/>
        </table:table-row>
        <table:table-row table:style-name="ro2">
          <table:table-cell table:formula="of:=[.A523]+1" office:value-type="float" office:value="522" calcext:value-type="float">
            <text:p>522</text:p>
          </table:table-cell>
          <table:table-cell/>
          <table:table-cell office:value-type="float" office:value="-4334" calcext:value-type="float">
            <text:p>-4334</text:p>
          </table:table-cell>
          <table:table-cell office:value-type="float" office:value="370" calcext:value-type="float">
            <text:p>370</text:p>
          </table:table-cell>
          <table:table-cell office:value-type="float" office:value="-1967" calcext:value-type="float">
            <text:p>-1967</text:p>
          </table:table-cell>
          <table:table-cell office:value-type="float" office:value="-64" calcext:value-type="float">
            <text:p>-64</text:p>
          </table:table-cell>
          <table:table-cell office:value-type="float" office:value="-2977" calcext:value-type="float">
            <text:p>-2977</text:p>
          </table:table-cell>
          <table:table-cell table:number-columns-repeated="1017"/>
        </table:table-row>
        <table:table-row table:style-name="ro2">
          <table:table-cell table:formula="of:=[.A524]+1" office:value-type="float" office:value="523" calcext:value-type="float">
            <text:p>523</text:p>
          </table:table-cell>
          <table:table-cell/>
          <table:table-cell office:value-type="float" office:value="-3753" calcext:value-type="float">
            <text:p>-3753</text:p>
          </table:table-cell>
          <table:table-cell office:value-type="float" office:value="1189" calcext:value-type="float">
            <text:p>1189</text:p>
          </table:table-cell>
          <table:table-cell office:value-type="float" office:value="-1746" calcext:value-type="float">
            <text:p>-1746</text:p>
          </table:table-cell>
          <table:table-cell office:value-type="float" office:value="578" calcext:value-type="float">
            <text:p>578</text:p>
          </table:table-cell>
          <table:table-cell office:value-type="float" office:value="-2078" calcext:value-type="float">
            <text:p>-2078</text:p>
          </table:table-cell>
          <table:table-cell table:number-columns-repeated="1017"/>
        </table:table-row>
        <table:table-row table:style-name="ro2">
          <table:table-cell table:formula="of:=[.A525]+1" office:value-type="float" office:value="524" calcext:value-type="float">
            <text:p>524</text:p>
          </table:table-cell>
          <table:table-cell/>
          <table:table-cell office:value-type="float" office:value="-3045" calcext:value-type="float">
            <text:p>-3045</text:p>
          </table:table-cell>
          <table:table-cell office:value-type="float" office:value="1981" calcext:value-type="float">
            <text:p>1981</text:p>
          </table:table-cell>
          <table:table-cell office:value-type="float" office:value="-1490" calcext:value-type="float">
            <text:p>-1490</text:p>
          </table:table-cell>
          <table:table-cell office:value-type="float" office:value="1180" calcext:value-type="float">
            <text:p>1180</text:p>
          </table:table-cell>
          <table:table-cell office:value-type="float" office:value="-1162" calcext:value-type="float">
            <text:p>-1162</text:p>
          </table:table-cell>
          <table:table-cell table:number-columns-repeated="1017"/>
        </table:table-row>
        <table:table-row table:style-name="ro2">
          <table:table-cell table:formula="of:=[.A526]+1" office:value-type="float" office:value="525" calcext:value-type="float">
            <text:p>525</text:p>
          </table:table-cell>
          <table:table-cell/>
          <table:table-cell office:value-type="float" office:value="-2301" calcext:value-type="float">
            <text:p>-2301</text:p>
          </table:table-cell>
          <table:table-cell office:value-type="float" office:value="2728" calcext:value-type="float">
            <text:p>2728</text:p>
          </table:table-cell>
          <table:table-cell office:value-type="float" office:value="-1206" calcext:value-type="float">
            <text:p>-1206</text:p>
          </table:table-cell>
          <table:table-cell office:value-type="float" office:value="1727" calcext:value-type="float">
            <text:p>1727</text:p>
          </table:table-cell>
          <table:table-cell office:value-type="float" office:value="-251" calcext:value-type="float">
            <text:p>-251</text:p>
          </table:table-cell>
          <table:table-cell table:number-columns-repeated="1017"/>
        </table:table-row>
        <table:table-row table:style-name="ro2">
          <table:table-cell table:formula="of:=[.A527]+1" office:value-type="float" office:value="526" calcext:value-type="float">
            <text:p>526</text:p>
          </table:table-cell>
          <table:table-cell/>
          <table:table-cell office:value-type="float" office:value="-1508" calcext:value-type="float">
            <text:p>-1508</text:p>
          </table:table-cell>
          <table:table-cell office:value-type="float" office:value="3413" calcext:value-type="float">
            <text:p>3413</text:p>
          </table:table-cell>
          <table:table-cell office:value-type="float" office:value="-900" calcext:value-type="float">
            <text:p>-900</text:p>
          </table:table-cell>
          <table:table-cell office:value-type="float" office:value="2206" calcext:value-type="float">
            <text:p>2206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2">
          <table:table-cell table:formula="of:=[.A528]+1" office:value-type="float" office:value="527" calcext:value-type="float">
            <text:p>527</text:p>
          </table:table-cell>
          <table:table-cell/>
          <table:table-cell office:value-type="float" office:value="-644" calcext:value-type="float">
            <text:p>-644</text:p>
          </table:table-cell>
          <table:table-cell office:value-type="float" office:value="4021" calcext:value-type="float">
            <text:p>4021</text:p>
          </table:table-cell>
          <table:table-cell office:value-type="float" office:value="-580" calcext:value-type="float">
            <text:p>-580</text:p>
          </table:table-cell>
          <table:table-cell office:value-type="float" office:value="2606" calcext:value-type="float">
            <text:p>2606</text:p>
          </table:table-cell>
          <table:table-cell office:value-type="float" office:value="1473" calcext:value-type="float">
            <text:p>1473</text:p>
          </table:table-cell>
          <table:table-cell table:number-columns-repeated="1017"/>
        </table:table-row>
        <table:table-row table:style-name="ro2">
          <table:table-cell table:formula="of:=[.A529]+1" office:value-type="float" office:value="528" calcext:value-type="float">
            <text:p>52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4538" calcext:value-type="float">
            <text:p>4538</text:p>
          </table:table-cell>
          <table:table-cell office:value-type="float" office:value="-255" calcext:value-type="float">
            <text:p>-255</text:p>
          </table:table-cell>
          <table:table-cell office:value-type="float" office:value="2919" calcext:value-type="float">
            <text:p>2919</text:p>
          </table:table-cell>
          <table:table-cell office:value-type="float" office:value="2252" calcext:value-type="float">
            <text:p>2252</text:p>
          </table:table-cell>
          <table:table-cell table:number-columns-repeated="1017"/>
        </table:table-row>
        <table:table-row table:style-name="ro2">
          <table:table-cell table:formula="of:=[.A530]+1" office:value-type="float" office:value="529" calcext:value-type="float">
            <text:p>529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4952" calcext:value-type="float">
            <text:p>4952</text:p>
          </table:table-cell>
          <table:table-cell office:value-type="float" office:value="68" calcext:value-type="float">
            <text:p>68</text:p>
          </table:table-cell>
          <table:table-cell office:value-type="float" office:value="3139" calcext:value-type="float">
            <text:p>3139</text:p>
          </table:table-cell>
          <table:table-cell office:value-type="float" office:value="2956" calcext:value-type="float">
            <text:p>2956</text:p>
          </table:table-cell>
          <table:table-cell table:number-columns-repeated="1017"/>
        </table:table-row>
        <table:table-row table:style-name="ro2">
          <table:table-cell table:formula="of:=[.A531]+1" office:value-type="float" office:value="530" calcext:value-type="float">
            <text:p>53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254" calcext:value-type="float">
            <text:p>5254</text:p>
          </table:table-cell>
          <table:table-cell office:value-type="float" office:value="383" calcext:value-type="float">
            <text:p>383</text:p>
          </table:table-cell>
          <table:table-cell office:value-type="float" office:value="3264" calcext:value-type="float">
            <text:p>3264</text:p>
          </table:table-cell>
          <table:table-cell office:value-type="float" office:value="3572" calcext:value-type="float">
            <text:p>3572</text:p>
          </table:table-cell>
          <table:table-cell table:number-columns-repeated="1017"/>
        </table:table-row>
        <table:table-row table:style-name="ro2">
          <table:table-cell table:formula="of:=[.A532]+1" office:value-type="float" office:value="531" calcext:value-type="float">
            <text:p>531</text:p>
          </table:table-cell>
          <table:table-cell/>
          <table:table-cell office:value-type="float" office:value="2809" calcext:value-type="float">
            <text:p>2809</text:p>
          </table:table-cell>
          <table:table-cell office:value-type="float" office:value="5438" calcext:value-type="float">
            <text:p>5438</text:p>
          </table:table-cell>
          <table:table-cell office:value-type="float" office:value="682" calcext:value-type="float">
            <text:p>682</text:p>
          </table:table-cell>
          <table:table-cell office:value-type="float" office:value="3294" calcext:value-type="float">
            <text:p>3294</text:p>
          </table:table-cell>
          <table:table-cell office:value-type="float" office:value="4090" calcext:value-type="float">
            <text:p>4090</text:p>
          </table:table-cell>
          <table:table-cell table:number-columns-repeated="1017"/>
        </table:table-row>
        <table:table-row table:style-name="ro2">
          <table:table-cell table:formula="of:=[.A533]+1" office:value-type="float" office:value="532" calcext:value-type="float">
            <text:p>532</text:p>
          </table:table-cell>
          <table:table-cell/>
          <table:table-cell office:value-type="float" office:value="3557" calcext:value-type="float">
            <text:p>3557</text:p>
          </table:table-cell>
          <table:table-cell office:value-type="float" office:value="5498" calcext:value-type="float">
            <text:p>5498</text:p>
          </table:table-cell>
          <table:table-cell office:value-type="float" office:value="958" calcext:value-type="float">
            <text:p>958</text:p>
          </table:table-cell>
          <table:table-cell office:value-type="float" office:value="3232" calcext:value-type="float">
            <text:p>3232</text:p>
          </table:table-cell>
          <table:table-cell office:value-type="float" office:value="4502" calcext:value-type="float">
            <text:p>4502</text:p>
          </table:table-cell>
          <table:table-cell table:number-columns-repeated="1017"/>
        </table:table-row>
        <table:table-row table:style-name="ro2">
          <table:table-cell table:formula="of:=[.A534]+1" office:value-type="float" office:value="533" calcext:value-type="float">
            <text:p>533</text:p>
          </table:table-cell>
          <table:table-cell/>
          <table:table-cell office:value-type="float" office:value="4233" calcext:value-type="float">
            <text:p>4233</text:p>
          </table:table-cell>
          <table:table-cell office:value-type="float" office:value="5433" calcext:value-type="float">
            <text:p>5433</text:p>
          </table:table-cell>
          <table:table-cell office:value-type="float" office:value="1206" calcext:value-type="float">
            <text:p>1206</text:p>
          </table:table-cell>
          <table:table-cell office:value-type="float" office:value="3084" calcext:value-type="float">
            <text:p>3084</text:p>
          </table:table-cell>
          <table:table-cell office:value-type="float" office:value="4803" calcext:value-type="float">
            <text:p>4803</text:p>
          </table:table-cell>
          <table:table-cell table:number-columns-repeated="1017"/>
        </table:table-row>
        <table:table-row table:style-name="ro2">
          <table:table-cell table:formula="of:=[.A535]+1" office:value-type="float" office:value="534" calcext:value-type="float">
            <text:p>534</text:p>
          </table:table-cell>
          <table:table-cell/>
          <table:table-cell office:value-type="float" office:value="4794" calcext:value-type="float">
            <text:p>4794</text:p>
          </table:table-cell>
          <table:table-cell office:value-type="float" office:value="5246" calcext:value-type="float">
            <text:p>5246</text:p>
          </table:table-cell>
          <table:table-cell office:value-type="float" office:value="1419" calcext:value-type="float">
            <text:p>1419</text:p>
          </table:table-cell>
          <table:table-cell office:value-type="float" office:value="2857" calcext:value-type="float">
            <text:p>2857</text:p>
          </table:table-cell>
          <table:table-cell office:value-type="float" office:value="4991" calcext:value-type="float">
            <text:p>4991</text:p>
          </table:table-cell>
          <table:table-cell table:number-columns-repeated="1017"/>
        </table:table-row>
        <table:table-row table:style-name="ro2">
          <table:table-cell table:formula="of:=[.A536]+1" office:value-type="float" office:value="535" calcext:value-type="float">
            <text:p>535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4940" calcext:value-type="float">
            <text:p>4940</text:p>
          </table:table-cell>
          <table:table-cell office:value-type="float" office:value="1595" calcext:value-type="float">
            <text:p>1595</text:p>
          </table:table-cell>
          <table:table-cell office:value-type="float" office:value="2560" calcext:value-type="float">
            <text:p>2560</text:p>
          </table:table-cell>
          <table:table-cell office:value-type="float" office:value="5065" calcext:value-type="float">
            <text:p>5065</text:p>
          </table:table-cell>
          <table:table-cell table:number-columns-repeated="1017"/>
        </table:table-row>
        <table:table-row table:style-name="ro2">
          <table:table-cell table:formula="of:=[.A537]+1" office:value-type="float" office:value="536" calcext:value-type="float">
            <text:p>536</text:p>
          </table:table-cell>
          <table:table-cell/>
          <table:table-cell office:value-type="float" office:value="5502" calcext:value-type="float">
            <text:p>5502</text:p>
          </table:table-cell>
          <table:table-cell office:value-type="float" office:value="4522" calcext:value-type="float">
            <text:p>4522</text:p>
          </table:table-cell>
          <table:table-cell office:value-type="float" office:value="1730" calcext:value-type="float">
            <text:p>1730</text:p>
          </table:table-cell>
          <table:table-cell office:value-type="float" office:value="2205" calcext:value-type="float">
            <text:p>2205</text:p>
          </table:table-cell>
          <table:table-cell office:value-type="float" office:value="5026" calcext:value-type="float">
            <text:p>5026</text:p>
          </table:table-cell>
          <table:table-cell table:number-columns-repeated="1017"/>
        </table:table-row>
        <table:table-row table:style-name="ro2">
          <table:table-cell table:formula="of:=[.A538]+1" office:value-type="float" office:value="537" calcext:value-type="float">
            <text:p>537</text:p>
          </table:table-cell>
          <table:table-cell/>
          <table:table-cell office:value-type="float" office:value="5602" calcext:value-type="float">
            <text:p>5602</text:p>
          </table:table-cell>
          <table:table-cell office:value-type="float" office:value="4002" calcext:value-type="float">
            <text:p>4002</text:p>
          </table:table-cell>
          <table:table-cell office:value-type="float" office:value="1821" calcext:value-type="float">
            <text:p>1821</text:p>
          </table:table-cell>
          <table:table-cell office:value-type="float" office:value="1805" calcext:value-type="float">
            <text:p>1805</text:p>
          </table:table-cell>
          <table:table-cell office:value-type="float" office:value="4878" calcext:value-type="float">
            <text:p>4878</text:p>
          </table:table-cell>
          <table:table-cell table:number-columns-repeated="1017"/>
        </table:table-row>
        <table:table-row table:style-name="ro2">
          <table:table-cell table:formula="of:=[.A539]+1" office:value-type="float" office:value="538" calcext:value-type="float">
            <text:p>538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3391" calcext:value-type="float">
            <text:p>3391</text:p>
          </table:table-cell>
          <table:table-cell office:value-type="float" office:value="1867" calcext:value-type="float">
            <text:p>1867</text:p>
          </table:table-cell>
          <table:table-cell office:value-type="float" office:value="1373" calcext:value-type="float">
            <text:p>1373</text:p>
          </table:table-cell>
          <table:table-cell office:value-type="float" office:value="4629" calcext:value-type="float">
            <text:p>4629</text:p>
          </table:table-cell>
          <table:table-cell table:number-columns-repeated="1017"/>
        </table:table-row>
        <table:table-row table:style-name="ro2">
          <table:table-cell table:formula="of:=[.A540]+1" office:value-type="float" office:value="539" calcext:value-type="float">
            <text:p>539</text:p>
          </table:table-cell>
          <table:table-cell/>
          <table:table-cell office:value-type="float" office:value="5449" calcext:value-type="float">
            <text:p>5449</text:p>
          </table:table-cell>
          <table:table-cell office:value-type="float" office:value="2703" calcext:value-type="float">
            <text:p>2703</text:p>
          </table:table-cell>
          <table:table-cell office:value-type="float" office:value="1869" calcext:value-type="float">
            <text:p>1869</text:p>
          </table:table-cell>
          <table:table-cell office:value-type="float" office:value="922" calcext:value-type="float">
            <text:p>922</text:p>
          </table:table-cell>
          <table:table-cell office:value-type="float" office:value="4285" calcext:value-type="float">
            <text:p>4285</text:p>
          </table:table-cell>
          <table:table-cell table:number-columns-repeated="1017"/>
        </table:table-row>
        <table:table-row table:style-name="ro2">
          <table:table-cell table:formula="of:=[.A541]+1" office:value-type="float" office:value="540" calcext:value-type="float">
            <text:p>540</text:p>
          </table:table-cell>
          <table:table-cell/>
          <table:table-cell office:value-type="float" office:value="5171" calcext:value-type="float">
            <text:p>5171</text:p>
          </table:table-cell>
          <table:table-cell office:value-type="float" office:value="1954" calcext:value-type="float">
            <text:p>1954</text:p>
          </table:table-cell>
          <table:table-cell office:value-type="float" office:value="1827" calcext:value-type="float">
            <text:p>1827</text:p>
          </table:table-cell>
          <table:table-cell office:value-type="float" office:value="466" calcext:value-type="float">
            <text:p>466</text:p>
          </table:table-cell>
          <table:table-cell office:value-type="float" office:value="3858" calcext:value-type="float">
            <text:p>3858</text:p>
          </table:table-cell>
          <table:table-cell table:number-columns-repeated="1017"/>
        </table:table-row>
        <table:table-row table:style-name="ro2">
          <table:table-cell table:formula="of:=[.A542]+1" office:value-type="float" office:value="541" calcext:value-type="float">
            <text:p>54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1161" calcext:value-type="float">
            <text:p>1161</text:p>
          </table:table-cell>
          <table:table-cell office:value-type="float" office:value="1744" calcext:value-type="float">
            <text:p>1744</text:p>
          </table:table-cell>
          <table:table-cell office:value-type="float" office:value="19" calcext:value-type="float">
            <text:p>19</text:p>
          </table:table-cell>
          <table:table-cell office:value-type="float" office:value="3359" calcext:value-type="float">
            <text:p>3359</text:p>
          </table:table-cell>
          <table:table-cell table:number-columns-repeated="1017"/>
        </table:table-row>
        <table:table-row table:style-name="ro2">
          <table:table-cell table:formula="of:=[.A543]+1" office:value-type="float" office:value="542" calcext:value-type="float">
            <text:p>542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342" calcext:value-type="float">
            <text:p>342</text:p>
          </table:table-cell>
          <table:table-cell office:value-type="float" office:value="1622" calcext:value-type="float">
            <text:p>1622</text:p>
          </table:table-cell>
          <table:table-cell office:value-type="float" office:value="-406" calcext:value-type="float">
            <text:p>-406</text:p>
          </table:table-cell>
          <table:table-cell office:value-type="float" office:value="2802" calcext:value-type="float">
            <text:p>2802</text:p>
          </table:table-cell>
          <table:table-cell table:number-columns-repeated="1017"/>
        </table:table-row>
        <table:table-row table:style-name="ro2">
          <table:table-cell table:formula="of:=[.A544]+1" office:value-type="float" office:value="543" calcext:value-type="float">
            <text:p>54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-484" calcext:value-type="float">
            <text:p>-484</text:p>
          </table:table-cell>
          <table:table-cell office:value-type="float" office:value="1466" calcext:value-type="float">
            <text:p>1466</text:p>
          </table:table-cell>
          <table:table-cell office:value-type="float" office:value="-799" calcext:value-type="float">
            <text:p>-799</text:p>
          </table:table-cell>
          <table:table-cell office:value-type="float" office:value="2202" calcext:value-type="float">
            <text:p>2202</text:p>
          </table:table-cell>
          <table:table-cell table:number-columns-repeated="1017"/>
        </table:table-row>
        <table:table-row table:style-name="ro2">
          <table:table-cell table:formula="of:=[.A545]+1" office:value-type="float" office:value="544" calcext:value-type="float">
            <text:p>544</text:p>
          </table:table-cell>
          <table:table-cell/>
          <table:table-cell office:value-type="float" office:value="2989" calcext:value-type="float">
            <text:p>2989</text:p>
          </table:table-cell>
          <table:table-cell office:value-type="float" office:value="-1300" calcext:value-type="float">
            <text:p>-1300</text:p>
          </table:table-cell>
          <table:table-cell office:value-type="float" office:value="1279" calcext:value-type="float">
            <text:p>1279</text:p>
          </table:table-cell>
          <table:table-cell office:value-type="float" office:value="-1150" calcext:value-type="float">
            <text:p>-1150</text:p>
          </table:table-cell>
          <table:table-cell office:value-type="float" office:value="1575" calcext:value-type="float">
            <text:p>1575</text:p>
          </table:table-cell>
          <table:table-cell table:number-columns-repeated="1017"/>
        </table:table-row>
        <table:table-row table:style-name="ro2">
          <table:table-cell table:formula="of:=[.A546]+1" office:value-type="float" office:value="545" calcext:value-type="float">
            <text:p>545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-2087" calcext:value-type="float">
            <text:p>-2087</text:p>
          </table:table-cell>
          <table:table-cell office:value-type="float" office:value="1067" calcext:value-type="float">
            <text:p>1067</text:p>
          </table:table-cell>
          <table:table-cell office:value-type="float" office:value="-1450" calcext:value-type="float">
            <text:p>-1450</text:p>
          </table:table-cell>
          <table:table-cell office:value-type="float" office:value="937" calcext:value-type="float">
            <text:p>937</text:p>
          </table:table-cell>
          <table:table-cell table:number-columns-repeated="1017"/>
        </table:table-row>
        <table:table-row table:style-name="ro2">
          <table:table-cell table:formula="of:=[.A547]+1" office:value-type="float" office:value="546" calcext:value-type="float">
            <text:p>546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-2827" calcext:value-type="float">
            <text:p>-2827</text:p>
          </table:table-cell>
          <table:table-cell office:value-type="float" office:value="836" calcext:value-type="float">
            <text:p>836</text:p>
          </table:table-cell>
          <table:table-cell office:value-type="float" office:value="-1693" calcext:value-type="float">
            <text:p>-1693</text:p>
          </table:table-cell>
          <table:table-cell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formula="of:=[.A548]+1" office:value-type="float" office:value="547" calcext:value-type="float">
            <text:p>547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-3502" calcext:value-type="float">
            <text:p>-3502</text:p>
          </table:table-cell>
          <table:table-cell office:value-type="float" office:value="591" calcext:value-type="float">
            <text:p>591</text:p>
          </table:table-cell>
          <table:table-cell office:value-type="float" office:value="-1875" calcext:value-type="float">
            <text:p>-1875</text:p>
          </table:table-cell>
          <table:table-cell office:value-type="float" office:value="-301" calcext:value-type="float">
            <text:p>-301</text:p>
          </table:table-cell>
          <table:table-cell table:number-columns-repeated="1017"/>
        </table:table-row>
        <table:table-row table:style-name="ro2">
          <table:table-cell table:formula="of:=[.A549]+1" office:value-type="float" office:value="548" calcext:value-type="float">
            <text:p>5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-4098" calcext:value-type="float">
            <text:p>-4098</text:p>
          </table:table-cell>
          <table:table-cell office:value-type="float" office:value="340" calcext:value-type="float">
            <text:p>340</text:p>
          </table:table-cell>
          <table:table-cell office:value-type="float" office:value="-1992" calcext:value-type="float">
            <text:p>-1992</text:p>
          </table:table-cell>
          <table:table-cell office:value-type="float" office:value="-869" calcext:value-type="float">
            <text:p>-869</text:p>
          </table:table-cell>
          <table:table-cell table:number-columns-repeated="1017"/>
        </table:table-row>
        <table:table-row table:style-name="ro2">
          <table:table-cell table:formula="of:=[.A550]+1" office:value-type="float" office:value="549" calcext:value-type="float">
            <text:p>549</text:p>
          </table:table-cell>
          <table:table-cell/>
          <table:table-cell office:value-type="float" office:value="-571" calcext:value-type="float">
            <text:p>-571</text:p>
          </table:table-cell>
          <table:table-cell office:value-type="float" office:value="-4602" calcext:value-type="float">
            <text:p>-4602</text:p>
          </table:table-cell>
          <table:table-cell office:value-type="float" office:value="87" calcext:value-type="float">
            <text:p>87</text:p>
          </table:table-cell>
          <table:table-cell office:value-type="float" office:value="-2045" calcext:value-type="float">
            <text:p>-2045</text:p>
          </table:table-cell>
          <table:table-cell office:value-type="float" office:value="-1381" calcext:value-type="float">
            <text:p>-1381</text:p>
          </table:table-cell>
          <table:table-cell table:number-columns-repeated="1017"/>
        </table:table-row>
        <table:table-row table:style-name="ro2">
          <table:table-cell table:formula="of:=[.A551]+1" office:value-type="float" office:value="550" calcext:value-type="float">
            <text:p>550</text:p>
          </table:table-cell>
          <table:table-cell table:formula="of:=[.A552]/44100" office:value-type="float" office:value="0.0124716553287982" calcext:value-type="float">
            <text:p>0.0125</text:p>
          </table:table-cell>
          <table:table-cell office:value-type="float" office:value="-1187" calcext:value-type="float">
            <text:p>-1187</text:p>
          </table:table-cell>
          <table:table-cell office:value-type="float" office:value="-5001" calcext:value-type="float">
            <text:p>-5001</text:p>
          </table:table-cell>
          <table:table-cell office:value-type="float" office:value="-159" calcext:value-type="float">
            <text:p>-159</text:p>
          </table:table-cell>
          <table:table-cell office:value-type="float" office:value="-2035" calcext:value-type="float">
            <text:p>-2035</text:p>
          </table:table-cell>
          <table:table-cell office:value-type="float" office:value="-1824" calcext:value-type="float">
            <text:p>-1824</text:p>
          </table:table-cell>
          <table:table-cell table:number-columns-repeated="1017"/>
        </table:table-row>
        <table:table-row table:style-name="ro2">
          <table:table-cell table:formula="of:=[.A552]+1" office:value-type="float" office:value="551" calcext:value-type="float">
            <text:p>551</text:p>
          </table:table-cell>
          <table:table-cell/>
          <table:table-cell office:value-type="float" office:value="-1768" calcext:value-type="float">
            <text:p>-1768</text:p>
          </table:table-cell>
          <table:table-cell office:value-type="float" office:value="-5287" calcext:value-type="float">
            <text:p>-5287</text:p>
          </table:table-cell>
          <table:table-cell office:value-type="float" office:value="-395" calcext:value-type="float">
            <text:p>-395</text:p>
          </table:table-cell>
          <table:table-cell office:value-type="float" office:value="-1965" calcext:value-type="float">
            <text:p>-1965</text:p>
          </table:table-cell>
          <table:table-cell office:value-type="float" office:value="-2186" calcext:value-type="float">
            <text:p>-2186</text:p>
          </table:table-cell>
          <table:table-cell table:number-columns-repeated="1017"/>
        </table:table-row>
        <table:table-row table:style-name="ro2">
          <table:table-cell table:formula="of:=[.A553]+1" office:value-type="float" office:value="552" calcext:value-type="float">
            <text:p>552</text:p>
          </table:table-cell>
          <table:table-cell/>
          <table:table-cell office:value-type="float" office:value="-2222" calcext:value-type="float">
            <text:p>-2222</text:p>
          </table:table-cell>
          <table:table-cell office:value-type="float" office:value="-5453" calcext:value-type="float">
            <text:p>-5453</text:p>
          </table:table-cell>
          <table:table-cell office:value-type="float" office:value="-615" calcext:value-type="float">
            <text:p>-615</text:p>
          </table:table-cell>
          <table:table-cell office:value-type="float" office:value="-1841" calcext:value-type="float">
            <text:p>-1841</text:p>
          </table:table-cell>
          <table:table-cell office:value-type="float" office:value="-2457" calcext:value-type="float">
            <text:p>-2457</text:p>
          </table:table-cell>
          <table:table-cell table:number-columns-repeated="1017"/>
        </table:table-row>
        <table:table-row table:style-name="ro2">
          <table:table-cell table:formula="of:=[.A554]+1" office:value-type="float" office:value="553" calcext:value-type="float">
            <text:p>553</text:p>
          </table:table-cell>
          <table:table-cell/>
          <table:table-cell office:value-type="float" office:value="-2598" calcext:value-type="float">
            <text:p>-2598</text:p>
          </table:table-cell>
          <table:table-cell office:value-type="float" office:value="-5496" calcext:value-type="float">
            <text:p>-5496</text:p>
          </table:table-cell>
          <table:table-cell office:value-type="float" office:value="-814" calcext:value-type="float">
            <text:p>-814</text:p>
          </table:table-cell>
          <table:table-cell office:value-type="float" office:value="-1669" calcext:value-type="float">
            <text:p>-1669</text:p>
          </table:table-cell>
          <table:table-cell office:value-type="float" office:value="-2630" calcext:value-type="float">
            <text:p>-2630</text:p>
          </table:table-cell>
          <table:table-cell table:number-columns-repeated="1017"/>
        </table:table-row>
        <table:table-row table:style-name="ro2">
          <table:table-cell table:formula="of:=[.A555]+1" office:value-type="float" office:value="554" calcext:value-type="float">
            <text:p>554</text:p>
          </table:table-cell>
          <table:table-cell/>
          <table:table-cell office:value-type="float" office:value="-2939" calcext:value-type="float">
            <text:p>-2939</text:p>
          </table:table-cell>
          <table:table-cell office:value-type="float" office:value="-5415" calcext:value-type="float">
            <text:p>-5415</text:p>
          </table:table-cell>
          <table:table-cell office:value-type="float" office:value="-987" calcext:value-type="float">
            <text:p>-987</text:p>
          </table:table-cell>
          <table:table-cell office:value-type="float" office:value="-1457" calcext:value-type="float">
            <text:p>-1457</text:p>
          </table:table-cell>
          <table:table-cell office:value-type="float" office:value="-2701" calcext:value-type="float">
            <text:p>-2701</text:p>
          </table:table-cell>
          <table:table-cell table:number-columns-repeated="1017"/>
        </table:table-row>
        <table:table-row table:style-name="ro2">
          <table:table-cell table:formula="of:=[.A556]+1" office:value-type="float" office:value="555" calcext:value-type="float">
            <text:p>555</text:p>
          </table:table-cell>
          <table:table-cell/>
          <table:table-cell office:value-type="float" office:value="-3092" calcext:value-type="float">
            <text:p>-3092</text:p>
          </table:table-cell>
          <table:table-cell office:value-type="float" office:value="-5211" calcext:value-type="float">
            <text:p>-5211</text:p>
          </table:table-cell>
          <table:table-cell office:value-type="float" office:value="-1130" calcext:value-type="float">
            <text:p>-1130</text:p>
          </table:table-cell>
          <table:table-cell office:value-type="float" office:value="-1213" calcext:value-type="float">
            <text:p>-1213</text:p>
          </table:table-cell>
          <table:table-cell office:value-type="float" office:value="-2670" calcext:value-type="float">
            <text:p>-2670</text:p>
          </table:table-cell>
          <table:table-cell table:number-columns-repeated="1017"/>
        </table:table-row>
        <table:table-row table:style-name="ro2">
          <table:table-cell table:formula="of:=[.A557]+1" office:value-type="float" office:value="556" calcext:value-type="float">
            <text:p>556</text:p>
          </table:table-cell>
          <table:table-cell/>
          <table:table-cell office:value-type="float" office:value="-3191" calcext:value-type="float">
            <text:p>-3191</text:p>
          </table:table-cell>
          <table:table-cell office:value-type="float" office:value="-4889" calcext:value-type="float">
            <text:p>-4889</text:p>
          </table:table-cell>
          <table:table-cell office:value-type="float" office:value="-1242" calcext:value-type="float">
            <text:p>-1242</text:p>
          </table:table-cell>
          <table:table-cell office:value-type="float" office:value="-946" calcext:value-type="float">
            <text:p>-946</text:p>
          </table:table-cell>
          <table:table-cell office:value-type="float" office:value="-2539" calcext:value-type="float">
            <text:p>-2539</text:p>
          </table:table-cell>
          <table:table-cell table:number-columns-repeated="1017"/>
        </table:table-row>
        <table:table-row table:style-name="ro2">
          <table:table-cell table:formula="of:=[.A558]+1" office:value-type="float" office:value="557" calcext:value-type="float">
            <text:p>557</text:p>
          </table:table-cell>
          <table:table-cell/>
          <table:table-cell office:value-type="float" office:value="-3210" calcext:value-type="float">
            <text:p>-3210</text:p>
          </table:table-cell>
          <table:table-cell office:value-type="float" office:value="-4456" calcext:value-type="float">
            <text:p>-4456</text:p>
          </table:table-cell>
          <table:table-cell office:value-type="float" office:value="-1321" calcext:value-type="float">
            <text:p>-1321</text:p>
          </table:table-cell>
          <table:table-cell office:value-type="float" office:value="-666" calcext:value-type="float">
            <text:p>-666</text:p>
          </table:table-cell>
          <table:table-cell office:value-type="float" office:value="-2314" calcext:value-type="float">
            <text:p>-2314</text:p>
          </table:table-cell>
          <table:table-cell table:number-columns-repeated="1017"/>
        </table:table-row>
        <table:table-row table:style-name="ro2">
          <table:table-cell table:formula="of:=[.A559]+1" office:value-type="float" office:value="558" calcext:value-type="float">
            <text:p>558</text:p>
          </table:table-cell>
          <table:table-cell/>
          <table:table-cell office:value-type="float" office:value="-3119" calcext:value-type="float">
            <text:p>-3119</text:p>
          </table:table-cell>
          <table:table-cell office:value-type="float" office:value="-3922" calcext:value-type="float">
            <text:p>-3922</text:p>
          </table:table-cell>
          <table:table-cell office:value-type="float" office:value="-1364" calcext:value-type="float">
            <text:p>-1364</text:p>
          </table:table-cell>
          <table:table-cell office:value-type="float" office:value="-383" calcext:value-type="float">
            <text:p>-383</text:p>
          </table:table-cell>
          <table:table-cell office:value-type="float" office:value="-2005" calcext:value-type="float">
            <text:p>-2005</text:p>
          </table:table-cell>
          <table:table-cell table:number-columns-repeated="1017"/>
        </table:table-row>
        <table:table-row table:style-name="ro2">
          <table:table-cell table:formula="of:=[.A560]+1" office:value-type="float" office:value="559" calcext:value-type="float">
            <text:p>559</text:p>
          </table:table-cell>
          <table:table-cell/>
          <table:table-cell office:value-type="float" office:value="-2924" calcext:value-type="float">
            <text:p>-2924</text:p>
          </table:table-cell>
          <table:table-cell office:value-type="float" office:value="-3300" calcext:value-type="float">
            <text:p>-3300</text:p>
          </table:table-cell>
          <table:table-cell office:value-type="float" office:value="-1373" calcext:value-type="float">
            <text:p>-1373</text:p>
          </table:table-cell>
          <table:table-cell office:value-type="float" office:value="-105" calcext:value-type="float">
            <text:p>-105</text:p>
          </table:table-cell>
          <table:table-cell office:value-type="float" office:value="-1623" calcext:value-type="float">
            <text:p>-1623</text:p>
          </table:table-cell>
          <table:table-cell table:number-columns-repeated="1017"/>
        </table:table-row>
        <table:table-row table:style-name="ro2">
          <table:table-cell table:formula="of:=[.A561]+1" office:value-type="float" office:value="560" calcext:value-type="float">
            <text:p>560</text:p>
          </table:table-cell>
          <table:table-cell/>
          <table:table-cell office:value-type="float" office:value="-2631" calcext:value-type="float">
            <text:p>-2631</text:p>
          </table:table-cell>
          <table:table-cell office:value-type="float" office:value="-2603" calcext:value-type="float">
            <text:p>-2603</text:p>
          </table:table-cell>
          <table:table-cell office:value-type="float" office:value="-1347" calcext:value-type="float">
            <text:p>-1347</text:p>
          </table:table-cell>
          <table:table-cell office:value-type="float" office:value="159" calcext:value-type="float">
            <text:p>159</text:p>
          </table:table-cell>
          <table:table-cell office:value-type="float" office:value="-1184" calcext:value-type="float">
            <text:p>-1184</text:p>
          </table:table-cell>
          <table:table-cell table:number-columns-repeated="1017"/>
        </table:table-row>
        <table:table-row table:style-name="ro2">
          <table:table-cell table:formula="of:=[.A562]+1" office:value-type="float" office:value="561" calcext:value-type="float">
            <text:p>561</text:p>
          </table:table-cell>
          <table:table-cell/>
          <table:table-cell office:value-type="float" office:value="-2328" calcext:value-type="float">
            <text:p>-2328</text:p>
          </table:table-cell>
          <table:table-cell office:value-type="float" office:value="-1847" calcext:value-type="float">
            <text:p>-1847</text:p>
          </table:table-cell>
          <table:table-cell office:value-type="float" office:value="-1290" calcext:value-type="float">
            <text:p>-1290</text:p>
          </table:table-cell>
          <table:table-cell office:value-type="float" office:value="401" calcext:value-type="float">
            <text:p>401</text:p>
          </table:table-cell>
          <table:table-cell office:value-type="float" office:value="-703" calcext:value-type="float">
            <text:p>-703</text:p>
          </table:table-cell>
          <table:table-cell table:number-columns-repeated="1017"/>
        </table:table-row>
        <table:table-row table:style-name="ro2">
          <table:table-cell table:formula="of:=[.A563]+1" office:value-type="float" office:value="562" calcext:value-type="float">
            <text:p>562</text:p>
          </table:table-cell>
          <table:table-cell/>
          <table:table-cell office:value-type="float" office:value="-1913" calcext:value-type="float">
            <text:p>-1913</text:p>
          </table:table-cell>
          <table:table-cell office:value-type="float" office:value="-1049" calcext:value-type="float">
            <text:p>-1049</text:p>
          </table:table-cell>
          <table:table-cell office:value-type="float" office:value="-1202" calcext:value-type="float">
            <text:p>-1202</text:p>
          </table:table-cell>
          <table:table-cell office:value-type="float" office:value="616" calcext:value-type="float">
            <text:p>616</text:p>
          </table:table-cell>
          <table:table-cell office:value-type="float" office:value="-199" calcext:value-type="float">
            <text:p>-199</text:p>
          </table:table-cell>
          <table:table-cell table:number-columns-repeated="1017"/>
        </table:table-row>
        <table:table-row table:style-name="ro2">
          <table:table-cell table:formula="of:=[.A564]+1" office:value-type="float" office:value="563" calcext:value-type="float">
            <text:p>563</text:p>
          </table:table-cell>
          <table:table-cell/>
          <table:table-cell office:value-type="float" office:value="-1519" calcext:value-type="float">
            <text:p>-1519</text:p>
          </table:table-cell>
          <table:table-cell office:value-type="float" office:value="-228" calcext:value-type="float">
            <text:p>-228</text:p>
          </table:table-cell>
          <table:table-cell office:value-type="float" office:value="-1087" calcext:value-type="float">
            <text:p>-1087</text:p>
          </table:table-cell>
          <table:table-cell office:value-type="float" office:value="797" calcext:value-type="float">
            <text:p>797</text:p>
          </table:table-cell>
          <table:table-cell office:value-type="float" office:value="309" calcext:value-type="float">
            <text:p>309</text:p>
          </table:table-cell>
          <table:table-cell table:number-columns-repeated="1017"/>
        </table:table-row>
        <table:table-row table:style-name="ro2">
          <table:table-cell table:formula="of:=[.A565]+1" office:value-type="float" office:value="564" calcext:value-type="float">
            <text:p>564</text:p>
          </table:table-cell>
          <table:table-cell/>
          <table:table-cell office:value-type="float" office:value="-998" calcext:value-type="float">
            <text:p>-998</text:p>
          </table:table-cell>
          <table:table-cell office:value-type="float" office:value="598" calcext:value-type="float">
            <text:p>598</text:p>
          </table:table-cell>
          <table:table-cell office:value-type="float" office:value="-949" calcext:value-type="float">
            <text:p>-949</text:p>
          </table:table-cell>
          <table:table-cell office:value-type="float" office:value="941" calcext:value-type="float">
            <text:p>941</text:p>
          </table:table-cell>
          <table:table-cell office:value-type="float" office:value="804" calcext:value-type="float">
            <text:p>804</text:p>
          </table:table-cell>
          <table:table-cell table:number-columns-repeated="1017"/>
        </table:table-row>
        <table:table-row table:style-name="ro2">
          <table:table-cell table:formula="of:=[.A566]+1" office:value-type="float" office:value="565" calcext:value-type="float">
            <text:p>565</text:p>
          </table:table-cell>
          <table:table-cell/>
          <table:table-cell office:value-type="float" office:value="-476" calcext:value-type="float">
            <text:p>-476</text:p>
          </table:table-cell>
          <table:table-cell office:value-type="float" office:value="1411" calcext:value-type="float">
            <text:p>1411</text:p>
          </table:table-cell>
          <table:table-cell office:value-type="float" office:value="-792" calcext:value-type="float">
            <text:p>-792</text:p>
          </table:table-cell>
          <table:table-cell office:value-type="float" office:value="1045" calcext:value-type="float">
            <text:p>1045</text:p>
          </table:table-cell>
          <table:table-cell office:value-type="float" office:value="1267" calcext:value-type="float">
            <text:p>1267</text:p>
          </table:table-cell>
          <table:table-cell table:number-columns-repeated="1017"/>
        </table:table-row>
        <table:table-row table:style-name="ro2">
          <table:table-cell table:formula="of:=[.A567]+1" office:value-type="float" office:value="566" calcext:value-type="float">
            <text:p>5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192" calcext:value-type="float">
            <text:p>2192</text:p>
          </table:table-cell>
          <table:table-cell office:value-type="float" office:value="-620" calcext:value-type="float">
            <text:p>-620</text:p>
          </table:table-cell>
          <table:table-cell office:value-type="float" office:value="1108" calcext:value-type="float">
            <text:p>1108</text:p>
          </table:table-cell>
          <table:table-cell office:value-type="float" office:value="1682" calcext:value-type="float">
            <text:p>1682</text:p>
          </table:table-cell>
          <table:table-cell table:number-columns-repeated="1017"/>
        </table:table-row>
        <table:table-row table:style-name="ro2">
          <table:table-cell table:formula="of:=[.A568]+1" office:value-type="float" office:value="567" calcext:value-type="float">
            <text:p>56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2924" calcext:value-type="float">
            <text:p>2924</text:p>
          </table:table-cell>
          <table:table-cell office:value-type="float" office:value="-438" calcext:value-type="float">
            <text:p>-438</text:p>
          </table:table-cell>
          <table:table-cell office:value-type="float" office:value="1130" calcext:value-type="float">
            <text:p>1130</text:p>
          </table:table-cell>
          <table:table-cell office:value-type="float" office:value="2034" calcext:value-type="float">
            <text:p>2034</text:p>
          </table:table-cell>
          <table:table-cell table:number-columns-repeated="1017"/>
        </table:table-row>
        <table:table-row table:style-name="ro2">
          <table:table-cell table:formula="of:=[.A569]+1" office:value-type="float" office:value="568" calcext:value-type="float">
            <text:p>56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3589" calcext:value-type="float">
            <text:p>3589</text:p>
          </table:table-cell>
          <table:table-cell office:value-type="float" office:value="-252" calcext:value-type="float">
            <text:p>-252</text:p>
          </table:table-cell>
          <table:table-cell office:value-type="float" office:value="1113" calcext:value-type="float">
            <text:p>1113</text:p>
          </table:table-cell>
          <table:table-cell office:value-type="float" office:value="2311" calcext:value-type="float">
            <text:p>2311</text:p>
          </table:table-cell>
          <table:table-cell table:number-columns-repeated="1017"/>
        </table:table-row>
        <table:table-row table:style-name="ro2">
          <table:table-cell table:formula="of:=[.A570]+1" office:value-type="float" office:value="569" calcext:value-type="float">
            <text:p>569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float" office:value="4173" calcext:value-type="float">
            <text:p>4173</text:p>
          </table:table-cell>
          <table:table-cell office:value-type="float" office:value="-66" calcext:value-type="float">
            <text:p>-66</text:p>
          </table:table-cell>
          <table:table-cell office:value-type="float" office:value="1059" calcext:value-type="float">
            <text:p>1059</text:p>
          </table:table-cell>
          <table:table-cell office:value-type="float" office:value="2505" calcext:value-type="float">
            <text:p>2505</text:p>
          </table:table-cell>
          <table:table-cell table:number-columns-repeated="1017"/>
        </table:table-row>
        <table:table-row table:style-name="ro2">
          <table:table-cell table:formula="of:=[.A571]+1" office:value-type="float" office:value="570" calcext:value-type="float">
            <text:p>570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4663" calcext:value-type="float">
            <text:p>4663</text:p>
          </table:table-cell>
          <table:table-cell office:value-type="float" office:value="114" calcext:value-type="float">
            <text:p>114</text:p>
          </table:table-cell>
          <table:table-cell office:value-type="float" office:value="973" calcext:value-type="float">
            <text:p>973</text:p>
          </table:table-cell>
          <table:table-cell office:value-type="float" office:value="2612" calcext:value-type="float">
            <text:p>2612</text:p>
          </table:table-cell>
          <table:table-cell table:number-columns-repeated="1017"/>
        </table:table-row>
        <table:table-row table:style-name="ro2">
          <table:table-cell table:formula="of:=[.A572]+1" office:value-type="float" office:value="571" calcext:value-type="float">
            <text:p>571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5047" calcext:value-type="float">
            <text:p>5047</text:p>
          </table:table-cell>
          <table:table-cell office:value-type="float" office:value="286" calcext:value-type="float">
            <text:p>286</text:p>
          </table:table-cell>
          <table:table-cell office:value-type="float" office:value="859" calcext:value-type="float">
            <text:p>859</text:p>
          </table:table-cell>
          <table:table-cell office:value-type="float" office:value="2628" calcext:value-type="float">
            <text:p>2628</text:p>
          </table:table-cell>
          <table:table-cell table:number-columns-repeated="1017"/>
        </table:table-row>
        <table:table-row table:style-name="ro2">
          <table:table-cell table:formula="of:=[.A573]+1" office:value-type="float" office:value="572" calcext:value-type="float">
            <text:p>572</text:p>
          </table:table-cell>
          <table:table-cell/>
          <table:table-cell office:value-type="float" office:value="2396" calcext:value-type="float">
            <text:p>2396</text:p>
          </table:table-cell>
          <table:table-cell office:value-type="float" office:value="5317" calcext:value-type="float">
            <text:p>5317</text:p>
          </table:table-cell>
          <table:table-cell office:value-type="float" office:value="444" calcext:value-type="float">
            <text:p>444</text:p>
          </table:table-cell>
          <table:table-cell office:value-type="float" office:value="724" calcext:value-type="float">
            <text:p>724</text:p>
          </table:table-cell>
          <table:table-cell office:value-type="float" office:value="2558" calcext:value-type="float">
            <text:p>2558</text:p>
          </table:table-cell>
          <table:table-cell table:number-columns-repeated="1017"/>
        </table:table-row>
        <table:table-row table:style-name="ro2">
          <table:table-cell table:formula="of:=[.A574]+1" office:value-type="float" office:value="573" calcext:value-type="float">
            <text:p>573</text:p>
          </table:table-cell>
          <table:table-cell/>
          <table:table-cell office:value-type="float" office:value="2473" calcext:value-type="float">
            <text:p>2473</text:p>
          </table:table-cell>
          <table:table-cell office:value-type="float" office:value="5467" calcext:value-type="float">
            <text:p>5467</text:p>
          </table:table-cell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  <table:table-cell office:value-type="float" office:value="2406" calcext:value-type="float">
            <text:p>2406</text:p>
          </table:table-cell>
          <table:table-cell table:number-columns-repeated="1017"/>
        </table:table-row>
        <table:table-row table:style-name="ro2">
          <table:table-cell table:formula="of:=[.A575]+1" office:value-type="float" office:value="574" calcext:value-type="float">
            <text:p>574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5492" calcext:value-type="float">
            <text:p>5492</text:p>
          </table:table-cell>
          <table:table-cell office:value-type="float" office:value="703" calcext:value-type="float">
            <text:p>703</text:p>
          </table:table-cell>
          <table:table-cell office:value-type="float" office:value="412" calcext:value-type="float">
            <text:p>412</text:p>
          </table:table-cell>
          <table:table-cell office:value-type="float" office:value="2182" calcext:value-type="float">
            <text:p>2182</text:p>
          </table:table-cell>
          <table:table-cell table:number-columns-repeated="1017"/>
        </table:table-row>
        <table:table-row table:style-name="ro2">
          <table:table-cell table:formula="of:=[.A576]+1" office:value-type="float" office:value="575" calcext:value-type="float">
            <text:p>575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5394" calcext:value-type="float">
            <text:p>5394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office:value-type="float" office:value="1899" calcext:value-type="float">
            <text:p>1899</text:p>
          </table:table-cell>
          <table:table-cell table:number-columns-repeated="1017"/>
        </table:table-row>
        <table:table-row table:style-name="ro2">
          <table:table-cell table:formula="of:=[.A577]+1" office:value-type="float" office:value="576" calcext:value-type="float">
            <text:p>576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float" office:value="5173" calcext:value-type="float">
            <text:p>5173</text:p>
          </table:table-cell>
          <table:table-cell office:value-type="float" office:value="871" calcext:value-type="float">
            <text:p>871</text:p>
          </table:table-cell>
          <table:table-cell office:value-type="float" office:value="86" calcext:value-type="float">
            <text:p>86</text:p>
          </table:table-cell>
          <table:table-cell office:value-type="float" office:value="1571" calcext:value-type="float">
            <text:p>1571</text:p>
          </table:table-cell>
          <table:table-cell table:number-columns-repeated="1017"/>
        </table:table-row>
        <table:table-row table:style-name="ro2">
          <table:table-cell table:formula="of:=[.A578]+1" office:value-type="float" office:value="577" calcext:value-type="float">
            <text:p>577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4835" calcext:value-type="float">
            <text:p>4835</text:p>
          </table:table-cell>
          <table:table-cell office:value-type="float" office:value="916" calcext:value-type="float">
            <text:p>916</text:p>
          </table:table-cell>
          <table:table-cell office:value-type="float" office:value="-66" calcext:value-type="float">
            <text:p>-66</text:p>
          </table:table-cell>
          <table:table-cell office:value-type="float" office:value="1214" calcext:value-type="float">
            <text:p>1214</text:p>
          </table:table-cell>
          <table:table-cell table:number-columns-repeated="1017"/>
        </table:table-row>
        <table:table-row table:style-name="ro2">
          <table:table-cell table:formula="of:=[.A579]+1" office:value-type="float" office:value="578" calcext:value-type="float">
            <text:p>578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4388" calcext:value-type="float">
            <text:p>4388</text:p>
          </table:table-cell>
          <table:table-cell office:value-type="float" office:value="934" calcext:value-type="float">
            <text:p>934</text:p>
          </table:table-cell>
          <table:table-cell office:value-type="float" office:value="-205" calcext:value-type="float">
            <text:p>-205</text:p>
          </table:table-cell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2">
          <table:table-cell table:formula="of:=[.A580]+1" office:value-type="float" office:value="579" calcext:value-type="float">
            <text:p>579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3842" calcext:value-type="float">
            <text:p>3842</text:p>
          </table:table-cell>
          <table:table-cell office:value-type="float" office:value="926" calcext:value-type="float">
            <text:p>926</text:p>
          </table:table-cell>
          <table:table-cell office:value-type="float" office:value="-326" calcext:value-type="float">
            <text:p>-326</text:p>
          </table:table-cell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2">
          <table:table-cell table:formula="of:=[.A581]+1" office:value-type="float" office:value="580" calcext:value-type="float">
            <text:p>58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208" calcext:value-type="float">
            <text:p>3208</text:p>
          </table:table-cell>
          <table:table-cell office:value-type="float" office:value="892" calcext:value-type="float">
            <text:p>892</text:p>
          </table:table-cell>
          <table:table-cell office:value-type="float" office:value="-425" calcext:value-type="float">
            <text:p>-425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formula="of:=[.A582]+1" office:value-type="float" office:value="581" calcext:value-type="float">
            <text:p>58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502" calcext:value-type="float">
            <text:p>2502</text:p>
          </table:table-cell>
          <table:table-cell office:value-type="float" office:value="834" calcext:value-type="float">
            <text:p>834</text:p>
          </table:table-cell>
          <table:table-cell office:value-type="float" office:value="-500" calcext:value-type="float">
            <text:p>-500</text:p>
          </table:table-cell>
          <table:table-cell office:value-type="float" office:value="-166" calcext:value-type="float">
            <text:p>-166</text:p>
          </table:table-cell>
          <table:table-cell table:number-columns-repeated="1017"/>
        </table:table-row>
        <table:table-row table:style-name="ro2">
          <table:table-cell table:formula="of:=[.A583]+1" office:value-type="float" office:value="582" calcext:value-type="float">
            <text:p>582</text:p>
          </table:table-cell>
          <table:table-cell/>
          <table:table-cell office:value-type="float" office:value="-169" calcext:value-type="float">
            <text:p>-169</text:p>
          </table:table-cell>
          <table:table-cell office:value-type="float" office:value="1739" calcext:value-type="float">
            <text:p>1739</text:p>
          </table:table-cell>
          <table:table-cell office:value-type="float" office:value="755" calcext:value-type="float">
            <text:p>755</text:p>
          </table:table-cell>
          <table:table-cell office:value-type="float" office:value="-550" calcext:value-type="float">
            <text:p>-550</text:p>
          </table:table-cell>
          <table:table-cell office:value-type="float" office:value="-423" calcext:value-type="float">
            <text:p>-423</text:p>
          </table:table-cell>
          <table:table-cell table:number-columns-repeated="1017"/>
        </table:table-row>
        <table:table-row table:style-name="ro2">
          <table:table-cell table:formula="of:=[.A584]+1" office:value-type="float" office:value="583" calcext:value-type="float">
            <text:p>583</text:p>
          </table:table-cell>
          <table:table-cell/>
          <table:table-cell office:value-type="float" office:value="-552" calcext:value-type="float">
            <text:p>-552</text:p>
          </table:table-cell>
          <table:table-cell office:value-type="float" office:value="937" calcext:value-type="float">
            <text:p>937</text:p>
          </table:table-cell>
          <table:table-cell office:value-type="float" office:value="658" calcext:value-type="float">
            <text:p>658</text:p>
          </table:table-cell>
          <table:table-cell office:value-type="float" office:value="-574" calcext:value-type="float">
            <text:p>-574</text:p>
          </table:table-cell>
          <table:table-cell office:value-type="float" office:value="-619" calcext:value-type="float">
            <text:p>-619</text:p>
          </table:table-cell>
          <table:table-cell table:number-columns-repeated="1017"/>
        </table:table-row>
        <table:table-row table:style-name="ro2">
          <table:table-cell table:formula="of:=[.A585]+1" office:value-type="float" office:value="584" calcext:value-type="float">
            <text:p>584</text:p>
          </table:table-cell>
          <table:table-cell/>
          <table:table-cell office:value-type="float" office:value="-867" calcext:value-type="float">
            <text:p>-867</text:p>
          </table:table-cell>
          <table:table-cell office:value-type="float" office:value="114" calcext:value-type="float">
            <text:p>114</text:p>
          </table:table-cell>
          <table:table-cell office:value-type="float" office:value="545" calcext:value-type="float">
            <text:p>545</text:p>
          </table:table-cell>
          <table:table-cell office:value-type="float" office:value="-572" calcext:value-type="float">
            <text:p>-572</text:p>
          </table:table-cell>
          <table:table-cell office:value-type="float" office:value="-750" calcext:value-type="float">
            <text:p>-750</text:p>
          </table:table-cell>
          <table:table-cell table:number-columns-repeated="1017"/>
        </table:table-row>
        <table:table-row table:style-name="ro2">
          <table:table-cell table:formula="of:=[.A586]+1" office:value-type="float" office:value="585" calcext:value-type="float">
            <text:p>585</text:p>
          </table:table-cell>
          <table:table-cell/>
          <table:table-cell office:value-type="float" office:value="-1146" calcext:value-type="float">
            <text:p>-1146</text:p>
          </table:table-cell>
          <table:table-cell office:value-type="float" office:value="-711" calcext:value-type="float">
            <text:p>-711</text:p>
          </table:table-cell>
          <table:table-cell office:value-type="float" office:value="420" calcext:value-type="float">
            <text:p>420</text:p>
          </table:table-cell>
          <table:table-cell office:value-type="float" office:value="-547" calcext:value-type="float">
            <text:p>-547</text:p>
          </table:table-cell>
          <table:table-cell office:value-type="float" office:value="-810" calcext:value-type="float">
            <text:p>-810</text:p>
          </table:table-cell>
          <table:table-cell table:number-columns-repeated="1017"/>
        </table:table-row>
        <table:table-row table:style-name="ro2">
          <table:table-cell table:formula="of:=[.A587]+1" office:value-type="float" office:value="586" calcext:value-type="float">
            <text:p>586</text:p>
          </table:table-cell>
          <table:table-cell/>
          <table:table-cell office:value-type="float" office:value="-1266" calcext:value-type="float">
            <text:p>-1266</text:p>
          </table:table-cell>
          <table:table-cell office:value-type="float" office:value="-1521" calcext:value-type="float">
            <text:p>-1521</text:p>
          </table:table-cell>
          <table:table-cell office:value-type="float" office:value="288" calcext:value-type="float">
            <text:p>288</text:p>
          </table:table-cell>
          <table:table-cell office:value-type="float" office:value="-500" calcext:value-type="float">
            <text:p>-500</text:p>
          </table:table-cell>
          <table:table-cell office:value-type="float" office:value="-801" calcext:value-type="float">
            <text:p>-801</text:p>
          </table:table-cell>
          <table:table-cell table:number-columns-repeated="1017"/>
        </table:table-row>
        <table:table-row table:style-name="ro2">
          <table:table-cell table:formula="of:=[.A588]+1" office:value-type="float" office:value="587" calcext:value-type="float">
            <text:p>587</text:p>
          </table:table-cell>
          <table:table-cell/>
          <table:table-cell office:value-type="float" office:value="-1286" calcext:value-type="float">
            <text:p>-1286</text:p>
          </table:table-cell>
          <table:table-cell office:value-type="float" office:value="-2297" calcext:value-type="float">
            <text:p>-2297</text:p>
          </table:table-cell>
          <table:table-cell office:value-type="float" office:value="152" calcext:value-type="float">
            <text:p>152</text:p>
          </table:table-cell>
          <table:table-cell office:value-type="float" office:value="-435" calcext:value-type="float">
            <text:p>-435</text:p>
          </table:table-cell>
          <table:table-cell office:value-type="float" office:value="-726" calcext:value-type="float">
            <text:p>-726</text:p>
          </table:table-cell>
          <table:table-cell table:number-columns-repeated="1017"/>
        </table:table-row>
        <table:table-row table:style-name="ro2">
          <table:table-cell table:formula="of:=[.A589]+1" office:value-type="float" office:value="588" calcext:value-type="float">
            <text:p>588</text:p>
          </table:table-cell>
          <table:table-cell/>
          <table:table-cell office:value-type="float" office:value="-1203" calcext:value-type="float">
            <text:p>-1203</text:p>
          </table:table-cell>
          <table:table-cell office:value-type="float" office:value="-3020" calcext:value-type="float">
            <text:p>-3020</text:p>
          </table:table-cell>
          <table:table-cell office:value-type="float" office:value="16" calcext:value-type="float">
            <text:p>16</text:p>
          </table:table-cell>
          <table:table-cell office:value-type="float" office:value="-355" calcext:value-type="float">
            <text:p>-355</text:p>
          </table:table-cell>
          <table:table-cell office:value-type="float" office:value="-591" calcext:value-type="float">
            <text:p>-591</text:p>
          </table:table-cell>
          <table:table-cell table:number-columns-repeated="1017"/>
        </table:table-row>
        <table:table-row table:style-name="ro2">
          <table:table-cell table:formula="of:=[.A590]+1" office:value-type="float" office:value="589" calcext:value-type="float">
            <text:p>589</text:p>
          </table:table-cell>
          <table:table-cell/>
          <table:table-cell office:value-type="float" office:value="-940" calcext:value-type="float">
            <text:p>-940</text:p>
          </table:table-cell>
          <table:table-cell office:value-type="float" office:value="-3675" calcext:value-type="float">
            <text:p>-3675</text:p>
          </table:table-cell>
          <table:table-cell office:value-type="float" office:value="-115" calcext:value-type="float">
            <text:p>-115</text:p>
          </table:table-cell>
          <table:table-cell office:value-type="float" office:value="-264" calcext:value-type="float">
            <text:p>-264</text:p>
          </table:table-cell>
          <table:table-cell office:value-type="float" office:value="-406" calcext:value-type="float">
            <text:p>-406</text:p>
          </table:table-cell>
          <table:table-cell table:number-columns-repeated="1017"/>
        </table:table-row>
        <table:table-row table:style-name="ro2">
          <table:table-cell table:formula="of:=[.A591]+1" office:value-type="float" office:value="590" calcext:value-type="float">
            <text:p>590</text:p>
          </table:table-cell>
          <table:table-cell/>
          <table:table-cell office:value-type="float" office:value="-648" calcext:value-type="float">
            <text:p>-648</text:p>
          </table:table-cell>
          <table:table-cell office:value-type="float" office:value="-4247" calcext:value-type="float">
            <text:p>-4247</text:p>
          </table:table-cell>
          <table:table-cell office:value-type="float" office:value="-238" calcext:value-type="float">
            <text:p>-238</text:p>
          </table:table-cell>
          <table:table-cell office:value-type="float" office:value="-168" calcext:value-type="float">
            <text:p>-168</text:p>
          </table:table-cell>
          <table:table-cell office:value-type="float" office:value="-185" calcext:value-type="float">
            <text:p>-185</text:p>
          </table:table-cell>
          <table:table-cell table:number-columns-repeated="1017"/>
        </table:table-row>
        <table:table-row table:style-name="ro2">
          <table:table-cell table:formula="of:=[.A592]+1" office:value-type="float" office:value="591" calcext:value-type="float">
            <text:p>591</text:p>
          </table:table-cell>
          <table:table-cell/>
          <table:table-cell office:value-type="float" office:value="-239" calcext:value-type="float">
            <text:p>-239</text:p>
          </table:table-cell>
          <table:table-cell office:value-type="float" office:value="-4723" calcext:value-type="float">
            <text:p>-4723</text:p>
          </table:table-cell>
          <table:table-cell office:value-type="float" office:value="-350" calcext:value-type="float">
            <text:p>-350</text:p>
          </table:table-cell>
          <table:table-cell office:value-type="float" office:value="-70" calcext:value-type="float">
            <text:p>-7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formula="of:=[.A593]+1" office:value-type="float" office:value="592" calcext:value-type="float">
            <text:p>59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-5091" calcext:value-type="float">
            <text:p>-5091</text:p>
          </table:table-cell>
          <table:table-cell office:value-type="float" office:value="-447" calcext:value-type="float">
            <text:p>-447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2">
          <table:table-cell table:formula="of:=[.A594]+1" office:value-type="float" office:value="593" calcext:value-type="float">
            <text:p>59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-5345" calcext:value-type="float">
            <text:p>-5345</text:p>
          </table:table-cell>
          <table:table-cell office:value-type="float" office:value="-527" calcext:value-type="float">
            <text:p>-527</text:p>
          </table:table-cell>
          <table:table-cell office:value-type="float" office:value="113" calcext:value-type="float">
            <text:p>113</text:p>
          </table:table-cell>
          <table:table-cell office:value-type="float" office:value="561" calcext:value-type="float">
            <text:p>561</text:p>
          </table:table-cell>
          <table:table-cell table:number-columns-repeated="1017"/>
        </table:table-row>
        <table:table-row table:style-name="ro2">
          <table:table-cell table:formula="of:=[.A595]+1" office:value-type="float" office:value="594" calcext:value-type="float">
            <text:p>594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-5478" calcext:value-type="float">
            <text:p>-5478</text:p>
          </table:table-cell>
          <table:table-cell office:value-type="float" office:value="-588" calcext:value-type="float">
            <text:p>-588</text:p>
          </table:table-cell>
          <table:table-cell office:value-type="float" office:value="191" calcext:value-type="float">
            <text:p>191</text:p>
          </table:table-cell>
          <table:table-cell office:value-type="float" office:value="787" calcext:value-type="float">
            <text:p>787</text:p>
          </table:table-cell>
          <table:table-cell table:number-columns-repeated="1017"/>
        </table:table-row>
        <table:table-row table:style-name="ro2">
          <table:table-cell table:formula="of:=[.A596]+1" office:value-type="float" office:value="595" calcext:value-type="float">
            <text:p>595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float" office:value="-5486" calcext:value-type="float">
            <text:p>-5486</text:p>
          </table:table-cell>
          <table:table-cell office:value-type="float" office:value="-628" calcext:value-type="float">
            <text:p>-628</text:p>
          </table:table-cell>
          <table:table-cell office:value-type="float" office:value="255" calcext:value-type="float">
            <text:p>255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2">
          <table:table-cell table:formula="of:=[.A597]+1" office:value-type="float" office:value="596" calcext:value-type="float">
            <text:p>59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-5371" calcext:value-type="float">
            <text:p>-5371</text:p>
          </table:table-cell>
          <table:table-cell office:value-type="float" office:value="-646" calcext:value-type="float">
            <text:p>-646</text:p>
          </table:table-cell>
          <table:table-cell office:value-type="float" office:value="302" calcext:value-type="float">
            <text:p>302</text:p>
          </table:table-cell>
          <table:table-cell office:value-type="float" office:value="1126" calcext:value-type="float">
            <text:p>1126</text:p>
          </table:table-cell>
          <table:table-cell table:number-columns-repeated="1017"/>
        </table:table-row>
        <table:table-row table:style-name="ro2">
          <table:table-cell table:formula="of:=[.A598]+1" office:value-type="float" office:value="597" calcext:value-type="float">
            <text:p>597</text:p>
          </table:table-cell>
          <table:table-cell/>
          <table:table-cell office:value-type="float" office:value="2513" calcext:value-type="float">
            <text:p>2513</text:p>
          </table:table-cell>
          <table:table-cell office:value-type="float" office:value="-5133" calcext:value-type="float">
            <text:p>-5133</text:p>
          </table:table-cell>
          <table:table-cell office:value-type="float" office:value="-643" calcext:value-type="float">
            <text:p>-643</text:p>
          </table:table-cell>
          <table:table-cell office:value-type="float" office:value="332" calcext:value-type="float">
            <text:p>332</text:p>
          </table:table-cell>
          <table:table-cell office:value-type="float" office:value="1219" calcext:value-type="float">
            <text:p>1219</text:p>
          </table:table-cell>
          <table:table-cell table:number-columns-repeated="1017"/>
        </table:table-row>
        <table:table-row table:style-name="ro2">
          <table:table-cell table:formula="of:=[.A599]+1" office:value-type="float" office:value="598" calcext:value-type="float">
            <text:p>598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-4780" calcext:value-type="float">
            <text:p>-4780</text:p>
          </table:table-cell>
          <table:table-cell office:value-type="float" office:value="-618" calcext:value-type="float">
            <text:p>-618</text:p>
          </table:table-cell>
          <table:table-cell office:value-type="float" office:value="344" calcext:value-type="float">
            <text:p>344</text:p>
          </table:table-cell>
          <table:table-cell office:value-type="float" office:value="1252" calcext:value-type="float">
            <text:p>1252</text:p>
          </table:table-cell>
          <table:table-cell table:number-columns-repeated="1017"/>
        </table:table-row>
        <table:table-row table:style-name="ro2">
          <table:table-cell table:formula="of:=[.A600]+1" office:value-type="float" office:value="599" calcext:value-type="float">
            <text:p>599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-4318" calcext:value-type="float">
            <text:p>-4318</text:p>
          </table:table-cell>
          <table:table-cell office:value-type="float" office:value="-572" calcext:value-type="float">
            <text:p>-572</text:p>
          </table:table-cell>
          <table:table-cell office:value-type="float" office:value="337" calcext:value-type="float">
            <text:p>337</text:p>
          </table:table-cell>
          <table:table-cell office:value-type="float" office:value="1222" calcext:value-type="float">
            <text:p>1222</text:p>
          </table:table-cell>
          <table:table-cell table:number-columns-repeated="1017"/>
        </table:table-row>
        <table:table-row table:style-name="ro2">
          <table:table-cell table:formula="of:=[.A601]+1" office:value-type="float" office:value="600" calcext:value-type="float">
            <text:p>600</text:p>
          </table:table-cell>
          <table:table-cell/>
          <table:table-cell office:value-type="float" office:value="2780" calcext:value-type="float">
            <text:p>2780</text:p>
          </table:table-cell>
          <table:table-cell office:value-type="float" office:value="-3759" calcext:value-type="float">
            <text:p>-3759</text:p>
          </table:table-cell>
          <table:table-cell office:value-type="float" office:value="-508" calcext:value-type="float">
            <text:p>-508</text:p>
          </table:table-cell>
          <table:table-cell office:value-type="float" office:value="312" calcext:value-type="float">
            <text:p>312</text:p>
          </table:table-cell>
          <table:table-cell office:value-type="float" office:value="1131" calcext:value-type="float">
            <text:p>1131</text:p>
          </table:table-cell>
          <table:table-cell table:number-columns-repeated="1017"/>
        </table:table-row>
        <table:table-row table:style-name="ro2">
          <table:table-cell table:formula="of:=[.A602]+1" office:value-type="float" office:value="601" calcext:value-type="float">
            <text:p>601</text:p>
          </table:table-cell>
          <table:table-cell/>
          <table:table-cell office:value-type="float" office:value="2572" calcext:value-type="float">
            <text:p>2572</text:p>
          </table:table-cell>
          <table:table-cell office:value-type="float" office:value="-3115" calcext:value-type="float">
            <text:p>-3115</text:p>
          </table:table-cell>
          <table:table-cell office:value-type="float" office:value="-428" calcext:value-type="float">
            <text:p>-428</text:p>
          </table:table-cell>
          <table:table-cell office:value-type="float" office:value="271" calcext:value-type="float">
            <text:p>271</text:p>
          </table:table-cell>
          <table:table-cell office:value-type="float" office:value="983" calcext:value-type="float">
            <text:p>983</text:p>
          </table:table-cell>
          <table:table-cell table:number-columns-repeated="1017"/>
        </table:table-row>
        <table:table-row table:style-name="ro2">
          <table:table-cell table:formula="of:=[.A603]+1" office:value-type="float" office:value="602" calcext:value-type="float">
            <text:p>602</text:p>
          </table:table-cell>
          <table:table-cell/>
          <table:table-cell office:value-type="float" office:value="2178" calcext:value-type="float">
            <text:p>2178</text:p>
          </table:table-cell>
          <table:table-cell office:value-type="float" office:value="-2400" calcext:value-type="float">
            <text:p>-2400</text:p>
          </table:table-cell>
          <table:table-cell office:value-type="float" office:value="-333" calcext:value-type="float">
            <text:p>-333</text:p>
          </table:table-cell>
          <table:table-cell office:value-type="float" office:value="216" calcext:value-type="float">
            <text:p>216</text:p>
          </table:table-cell>
          <table:table-cell office:value-type="float" office:value="784" calcext:value-type="float">
            <text:p>784</text:p>
          </table:table-cell>
          <table:table-cell table:number-columns-repeated="1017"/>
        </table:table-row>
        <table:table-row table:style-name="ro2">
          <table:table-cell table:formula="of:=[.A604]+1" office:value-type="float" office:value="603" calcext:value-type="float">
            <text:p>603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-1631" calcext:value-type="float">
            <text:p>-1631</text:p>
          </table:table-cell>
          <table:table-cell office:value-type="float" office:value="-228" calcext:value-type="float">
            <text:p>-228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table:number-columns-repeated="1017"/>
        </table:table-row>
        <table:table-row table:style-name="ro2">
          <table:table-cell table:formula="of:=[.A605]+1" office:value-type="float" office:value="604" calcext:value-type="float">
            <text:p>604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-824" calcext:value-type="float">
            <text:p>-824</text:p>
          </table:table-cell>
          <table:table-cell office:value-type="float" office:value="-116" calcext:value-type="float">
            <text:p>-116</text:p>
          </table:table-cell>
          <table:table-cell office:value-type="float" office:value="77" calcext:value-type="float">
            <text:p>77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2">
          <table:table-cell table:formula="of:=[.A606]+1" office:value-type="float" office:value="605" calcext:value-type="float">
            <text:p>605</text:p>
          </table:table-cell>
          <table:table-cell table:formula="of:=[.A607]/44100" office:value-type="float" office:value="0.013718820861678" calcext:value-type="float">
            <text:p>0.0137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79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fo:border="none" fo:padding="0in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7T14:23:08.020756794</dc:date>
    <meta:editing-duration>PT26M38S</meta:editing-duration>
    <meta:editing-cycles>9</meta:editing-cycles>
    <meta:generator>LibreOffice/6.4.7.2$Linux_X86_64 LibreOffice_project/40$Build-2</meta:generator>
    <meta:document-statistic meta:table-count="1" meta:cell-count="36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76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8cm" svg:height="9cm" xlink:href=".." xlink:type="simple" chart:class="chart:line" chart:style-name="ch1">
        <chart:legend chart:legend-position="end" svg:x="22.644cm" svg:y="3.952cm" style:legend-expansion="high" chart:style-name="ch2"/>
        <chart:plot-area chart:style-name="ch3" table:cell-range-address="'ding-medium-2-cycles-trim'.B1:'ding-medium-2-cycles-trim'.D607" chart:data-source-has-labels="both" svg:x="1.507cm" svg:y="0.18cm" svg:width="20.641cm" svg:height="7.659cm">
          <chartooo:coordinate-region svg:x="2.79cm" svg:y="0.379cm" svg:width="18.84cm" svg:height="7.261cm"/>
          <chart:axis chart:dimension="x" chart:name="primary-x" chart:style-name="ch4" chartooo:axis-type="auto">
            <chartooo:date-scale/>
            <chart:title svg:x="11.069cm" svg:y="8.019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701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D2:'ding-medium-2-cycles-trim'.D607" chart:label-cell-address="'ding-medium-2-cycles-trim'.D1:'ding-medium-2-cycles-trim'.D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1</text:p>
                <draw:g>
                  <svg:desc>'ding-medium-2-cycles-trim'.D1:'ding-medium-2-cycles-trim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D2:'ding-medium-2-cycles-trim'.D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3115">
                <text:p>-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3759">
                <text:p>-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4780">
                <text:p>-4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133">
                <text:p>-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5371">
                <text:p>-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5486">
                <text:p>-5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5345">
                <text:p>-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4247">
                <text:p>-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3675">
                <text:p>-3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3020">
                <text:p>-3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3300">
                <text:p>-3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4456">
                <text:p>-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4889">
                <text:p>-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5211">
                <text:p>-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5287">
                <text:p>-5287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5001">
                <text:p>-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4602">
                <text:p>-4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4098">
                <text:p>-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2087">
                <text:p>-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2802">
                <text:p>-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5220">
                <text:p>-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2628">
                <text:p>-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3654">
                <text:p>-3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5081">
                <text:p>-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5338">
                <text:p>-5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5488">
                <text:p>-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5144">
                <text:p>-5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4336">
                <text:p>-4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3780">
                <text:p>-3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2425">
                <text:p>-2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909">
                <text:p>-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2477">
                <text:p>-2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3821">
                <text:p>-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4822">
                <text:p>-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5163">
                <text:p>-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5491">
                <text:p>-5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5470">
                <text:p>-5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5324">
                <text:p>-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4678">
                <text:p>-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4192">
                <text:p>-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3611">
                <text:p>-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2948">
                <text:p>-2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2218">
                <text:p>-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1133">
                <text:p>-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3982">
                <text:p>-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4506">
                <text:p>-4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4927">
                <text:p>-4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5237">
                <text:p>-5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5429">
                <text:p>-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5442">
                <text:p>-5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4965">
                <text:p>-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4554">
                <text:p>-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4041">
                <text:p>-4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2753">
                <text:p>-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-1217">
                <text:p>-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2875">
                <text:p>-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3546">
                <text:p>-3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4136">
                <text:p>-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4633">
                <text:p>-4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5460">
                <text:p>-5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5495">
                <text:p>-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5405">
                <text:p>-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5192">
                <text:p>-5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4862">
                <text:p>-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3882">
                <text:p>-3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2553">
                <text:p>-2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-2348">
                <text:p>-2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-3067">
                <text:p>-3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-4283">
                <text:p>-4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-5113">
                <text:p>-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-5358">
                <text:p>-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5358">
                <text:p>-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5113">
                <text:p>-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4283">
                <text:p>-4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3067">
                <text:p>-3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2348">
                <text:p>-2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-2553">
                <text:p>-2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-3882">
                <text:p>-3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-4862">
                <text:p>-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5192">
                <text:p>-5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5405">
                <text:p>-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5495">
                <text:p>-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5460">
                <text:p>-5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4633">
                <text:p>-4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4136">
                <text:p>-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3546">
                <text:p>-3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2875">
                <text:p>-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-1217">
                <text:p>-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-2753">
                <text:p>-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-4041">
                <text:p>-4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-4554">
                <text:p>-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-4965">
                <text:p>-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5442">
                <text:p>-5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5429">
                <text:p>-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5237">
                <text:p>-5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927">
                <text:p>-4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4506">
                <text:p>-4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3982">
                <text:p>-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133">
                <text:p>-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-2218">
                <text:p>-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-2948">
                <text:p>-2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-3611">
                <text:p>-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-4192">
                <text:p>-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-4678">
                <text:p>-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5324">
                <text:p>-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5470">
                <text:p>-5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5491">
                <text:p>-5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5163">
                <text:p>-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4822">
                <text:p>-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3821">
                <text:p>-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2477">
                <text:p>-2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909">
                <text:p>-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-2425">
                <text:p>-2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-3780">
                <text:p>-3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-4336">
                <text:p>-4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5144">
                <text:p>-5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5488">
                <text:p>-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5338">
                <text:p>-5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5081">
                <text:p>-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3654">
                <text:p>-3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-2628">
                <text:p>-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5220">
                <text:p>-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802">
                <text:p>-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-2087">
                <text:p>-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4098">
                <text:p>-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4602">
                <text:p>-4602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5001">
                <text:p>-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5287">
                <text:p>-5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5211">
                <text:p>-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4889">
                <text:p>-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4456">
                <text:p>-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3300">
                <text:p>-3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3020">
                <text:p>-3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3675">
                <text:p>-3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4247">
                <text:p>-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-5345">
                <text:p>-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-5486">
                <text:p>-5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-5371">
                <text:p>-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-5133">
                <text:p>-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-4780">
                <text:p>-4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-3759">
                <text:p>-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-3115">
                <text:p>-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3cm" svg:height="9cm" xlink:href=".." xlink:type="simple" chart:class="chart:line" chart:style-name="ch1">
        <chart:legend chart:legend-position="end" svg:x="22.075cm" svg:y="3.793cm" style:legend-expansion="high" chart:style-name="ch2"/>
        <chart:plot-area chart:style-name="ch3" table:cell-range-address="'ding-medium-2-cycles-trim'.B1:'ding-medium-2-cycles-trim'.C607 'ding-medium-2-cycles-trim'.F1:'ding-medium-2-cycles-trim'.F607" chart:data-source-has-labels="both" svg:x="1.798cm" svg:y="0.18cm" svg:width="19.782cm" svg:height="7.367cm">
          <chartooo:coordinate-region svg:x="3.663cm" svg:y="0.459cm" svg:width="17.121cm" svg:height="6.81cm"/>
          <chart:axis chart:dimension="x" chart:name="primary-x" chart:style-name="ch4" chartooo:axis-type="auto">
            <chartooo:date-scale/>
            <chart:title svg:x="10.488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F2:'ding-medium-2-cycles-trim'.F607" chart:label-cell-address="'ding-medium-2-cycles-trim'.F1:'ding-medium-2-cycles-trim'.F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4</text:p>
                <draw:g>
                  <svg:desc>'ding-medium-2-cycles-trim'.F1:'ding-medium-2-cycles-trim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F2:'ding-medium-2-cycles-trim'.F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2654">
                <text:p>-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102">
                <text:p>-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6189">
                <text:p>-6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7154">
                <text:p>-7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8648">
                <text:p>-8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9145">
                <text:p>-9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9461">
                <text:p>-9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9587">
                <text:p>-9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9521">
                <text:p>-9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9263">
                <text:p>-9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8815">
                <text:p>-8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8185">
                <text:p>-8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7385">
                <text:p>-7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6428">
                <text:p>-6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5333">
                <text:p>-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4120">
                <text:p>-4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2812">
                <text:p>-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9989">
                <text:p>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10338">
                <text:p>10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10382">
                <text:p>10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8797">
                <text:p>8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2352">
                <text:p>-2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6937">
                <text:p>-6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8239">
                <text:p>-8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9373">
                <text:p>-9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10313">
                <text:p>-1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11034">
                <text:p>-1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11517">
                <text:p>-11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11748">
                <text:p>-11748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11718">
                <text:p>-11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11424">
                <text:p>-1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10870">
                <text:p>-10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10063">
                <text:p>-10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9020">
                <text:p>-9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6310">
                <text:p>-6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4701">
                <text:p>-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2966">
                <text:p>-2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-1145">
                <text:p>-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11539">
                <text:p>1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12311">
                <text:p>1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2805">
                <text:p>12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3007">
                <text:p>13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12907">
                <text:p>12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12507">
                <text:p>1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3495">
                <text:p>-3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7333">
                <text:p>-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9033">
                <text:p>-9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10530">
                <text:p>-10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11787">
                <text:p>-11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12772">
                <text:p>-1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13459">
                <text:p>-1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3832">
                <text:p>-1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3878">
                <text:p>-13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13594">
                <text:p>-1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12987">
                <text:p>-12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12067">
                <text:p>-1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0857">
                <text:p>-10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9382">
                <text:p>-9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7679">
                <text:p>-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5786">
                <text:p>-5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3748">
                <text:p>-3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12828">
                <text:p>12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13634">
                <text:p>1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14113">
                <text:p>1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14253">
                <text:p>14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14050">
                <text:p>14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13509">
                <text:p>13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12642">
                <text:p>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11471">
                <text:p>1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4273">
                <text:p>-4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6305">
                <text:p>-6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8180">
                <text:p>-8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9852">
                <text:p>-9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11281">
                <text:p>-1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12432">
                <text:p>-12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13278">
                <text:p>-13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13800">
                <text:p>-13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13984">
                <text:p>-1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13829">
                <text:p>-1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13339">
                <text:p>-13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12528">
                <text:p>-1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11416">
                <text:p>-11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10032">
                <text:p>-1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8412">
                <text:p>-8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6596">
                <text:p>-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4630">
                <text:p>-4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11558">
                <text:p>11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12373">
                <text:p>1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12878">
                <text:p>12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13065">
                <text:p>13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12932">
                <text:p>12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12484">
                <text:p>1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3166">
                <text:p>-3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4935">
                <text:p>-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8003">
                <text:p>-8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10213">
                <text:p>-10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10932">
                <text:p>-1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11373">
                <text:p>-1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11528">
                <text:p>-1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11399">
                <text:p>-11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10992">
                <text:p>-10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10323">
                <text:p>-10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9412">
                <text:p>-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8285">
                <text:p>-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5518">
                <text:p>-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2317">
                <text:p>-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3051">
                <text:p>-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4077">
                <text:p>-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4968">
                <text:p>-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5705">
                <text:p>-5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6277">
                <text:p>-6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6672">
                <text:p>-6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6790">
                <text:p>-6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491">
                <text:p>-6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6044">
                <text:p>-6044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5465">
                <text:p>-5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4774">
                <text:p>-4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3995">
                <text:p>-3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3152">
                <text:p>-3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2268">
                <text:p>-2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-652">
                <text:p>-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1214">
                <text:p>-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2446">
                <text:p>-2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3356">
                <text:p>-3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4215">
                <text:p>-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4997">
                <text:p>-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5678">
                <text:p>-5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6238">
                <text:p>-6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6655">
                <text:p>-6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7005">
                <text:p>-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6918">
                <text:p>-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-6649">
                <text:p>-6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-6201">
                <text:p>-6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-5580">
                <text:p>-5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-4797">
                <text:p>-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-3868">
                <text:p>-3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-2814">
                <text:p>-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8795">
                <text:p>8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6923">
                <text:p>-6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8052">
                <text:p>-8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8992">
                <text:p>-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9716">
                <text:p>-9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10202">
                <text:p>-10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10435">
                <text:p>-10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10114">
                <text:p>-10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9562">
                <text:p>-9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7732">
                <text:p>-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-6495">
                <text:p>-6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-5083">
                <text:p>-5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-3528">
                <text:p>-3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9997">
                <text:p>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10716">
                <text:p>1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2003">
                <text:p>-2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3784">
                <text:p>-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5473">
                <text:p>-5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7027">
                <text:p>-7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8406">
                <text:p>-8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10502">
                <text:p>-1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11164">
                <text:p>-11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1545">
                <text:p>-1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1634">
                <text:p>-11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11429">
                <text:p>-1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10935">
                <text:p>-10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9138">
                <text:p>-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7881">
                <text:p>-7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6425">
                <text:p>-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4810">
                <text:p>-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10497">
                <text:p>10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11061">
                <text:p>11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1043">
                <text:p>1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2702">
                <text:p>-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5856">
                <text:p>-5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8374">
                <text:p>-8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9314">
                <text:p>-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10010">
                <text:p>-10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10445">
                <text:p>-1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0138">
                <text:p>-10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9515">
                <text:p>-9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8656">
                <text:p>-8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7585">
                <text:p>-7585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6334">
                <text:p>-6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4934">
                <text:p>-4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3425">
                <text:p>-3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9437">
                <text:p>9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4169">
                <text:p>-4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249">
                <text:p>-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6176">
                <text:p>-6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6927">
                <text:p>-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7993">
                <text:p>-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7218">
                <text:p>-7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6587">
                <text:p>-6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5800">
                <text:p>-5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4880">
                <text:p>-4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3853">
                <text:p>-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2606">
                <text:p>-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3265">
                <text:p>-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3817">
                <text:p>-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4737">
                <text:p>-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4783">
                <text:p>-4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4701">
                <text:p>-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4496">
                <text:p>-4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3760">
                <text:p>-3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3256">
                <text:p>-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683">
                <text:p>-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1401">
                <text:p>-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435">
                <text:p>-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34cm" svg:height="9cm" xlink:href=".." xlink:type="simple" chart:class="chart:line" chart:style-name="ch1">
        <chart:legend chart:legend-position="end" svg:x="22.046cm" svg:y="3.793cm" style:legend-expansion="high" chart:style-name="ch2"/>
        <chart:plot-area chart:style-name="ch3" table:cell-range-address="'ding-medium-2-cycles-trim'.B1:'ding-medium-2-cycles-trim'.C607 'ding-medium-2-cycles-trim'.E1:'ding-medium-2-cycles-trim'.E607" chart:data-source-has-labels="both" svg:x="1.797cm" svg:y="0.18cm" svg:width="19.755cm" svg:height="7.367cm">
          <chartooo:coordinate-region svg:x="3.662cm" svg:y="0.459cm" svg:width="17.095cm" svg:height="6.81cm"/>
          <chart:axis chart:dimension="x" chart:name="primary-x" chart:style-name="ch4" chartooo:axis-type="auto">
            <chartooo:date-scale/>
            <chart:title svg:x="10.54cm" svg:y="7.727cm" chart:style-name="ch5">
              <text:p>time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E2:'ding-medium-2-cycles-trim'.E607" chart:label-cell-address="'ding-medium-2-cycles-trim'.E1:'ding-medium-2-cycles-trim'.E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2</text:p>
                <draw:g>
                  <svg:desc>'ding-medium-2-cycles-trim'.E1:'ding-medium-2-cycles-trim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E2:'ding-medium-2-cycles-trim'.E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3033">
                <text:p>-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4466">
                <text:p>-4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802">
                <text:p>-5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7010">
                <text:p>-7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8942">
                <text:p>-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9624">
                <text:p>-9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10095">
                <text:p>-10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10367">
                <text:p>-1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10163">
                <text:p>-10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9735">
                <text:p>-9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9095">
                <text:p>-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8256">
                <text:p>-8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7235">
                <text:p>-7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6057">
                <text:p>-6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4746">
                <text:p>-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3331">
                <text:p>-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2405">
                <text:p>-2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3859">
                <text:p>-3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5228">
                <text:p>-5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6481">
                <text:p>-6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8535">
                <text:p>-8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9291">
                <text:p>-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10178">
                <text:p>-10178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9842">
                <text:p>-9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9291">
                <text:p>-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8537">
                <text:p>-8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7596">
                <text:p>-7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5242">
                <text:p>-5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3880">
                <text:p>-3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9661">
                <text:p>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9836">
                <text:p>9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9332">
                <text:p>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3208">
                <text:p>-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4588">
                <text:p>-4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5866">
                <text:p>-5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7013">
                <text:p>-7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8006">
                <text:p>-8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8822">
                <text:p>-8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9444">
                <text:p>-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9858">
                <text:p>-9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0056">
                <text:p>-1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9790">
                <text:p>-9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9334">
                <text:p>-9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8673">
                <text:p>-8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6804">
                <text:p>-6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4347">
                <text:p>-4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965">
                <text:p>-2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9193">
                <text:p>9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1113">
                <text:p>-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2540">
                <text:p>-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3908">
                <text:p>-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5188">
                <text:p>-5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6352">
                <text:p>-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7374">
                <text:p>-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8234">
                <text:p>-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8911">
                <text:p>-8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9392">
                <text:p>-9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9667">
                <text:p>-9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9729">
                <text:p>-9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9578">
                <text:p>-9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8655">
                <text:p>-8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7905">
                <text:p>-7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6984">
                <text:p>-6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5911">
                <text:p>-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4711">
                <text:p>-4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3410">
                <text:p>-3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519">
                <text:p>9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3213">
                <text:p>-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5631">
                <text:p>-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6663">
                <text:p>-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7546">
                <text:p>-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8262">
                <text:p>-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8796">
                <text:p>-8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9135">
                <text:p>-9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9273">
                <text:p>-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9208">
                <text:p>-9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7833">
                <text:p>-7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7017">
                <text:p>-7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6050">
                <text:p>-6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4952">
                <text:p>-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-3749">
                <text:p>-3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-2468">
                <text:p>-2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-1135">
                <text:p>-1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8967">
                <text:p>8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2531">
                <text:p>-2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3747">
                <text:p>-3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4876">
                <text:p>-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5896">
                <text:p>-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783">
                <text:p>-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8086">
                <text:p>-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8476">
                <text:p>-8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8678">
                <text:p>-8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8690">
                <text:p>-8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8511">
                <text:p>-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8146">
                <text:p>-8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7605">
                <text:p>-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-6898">
                <text:p>-6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-6043">
                <text:p>-6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-5059">
                <text:p>-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-3967">
                <text:p>-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-2792">
                <text:p>-2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3037">
                <text:p>-3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4115">
                <text:p>-4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5099">
                <text:p>-5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5967">
                <text:p>-5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6701">
                <text:p>-6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7285">
                <text:p>-7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7707">
                <text:p>-7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7959">
                <text:p>-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8035">
                <text:p>-8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7661">
                <text:p>-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6623">
                <text:p>-6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5019">
                <text:p>-5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4048">
                <text:p>-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-2993">
                <text:p>-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-2368">
                <text:p>-2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-4300">
                <text:p>-4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6416">
                <text:p>-6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6852">
                <text:p>-6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7135">
                <text:p>-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7260">
                <text:p>-7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7225">
                <text:p>-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7032">
                <text:p>-7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6686">
                <text:p>-6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6196">
                <text:p>-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5572">
                <text:p>-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4829">
                <text:p>-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3985">
                <text:p>-3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2068">
                <text:p>-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2677">
                <text:p>-2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3524">
                <text:p>-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4288">
                <text:p>-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4953">
                <text:p>-4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5933">
                <text:p>-5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6228">
                <text:p>-6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6385">
                <text:p>-6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6275">
                <text:p>-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6013">
                <text:p>-6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5621">
                <text:p>-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5108">
                <text:p>-5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3771">
                <text:p>-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2978">
                <text:p>-2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1230">
                <text:p>-1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3477">
                <text:p>-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4075">
                <text:p>-4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4579">
                <text:p>-4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978">
                <text:p>-4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5265">
                <text:p>-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5433">
                <text:p>-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5481">
                <text:p>-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5408">
                <text:p>-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5216">
                <text:p>-5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4912">
                <text:p>-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4502">
                <text:p>-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3997">
                <text:p>-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2143">
                <text:p>-2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2720">
                <text:p>-2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3230">
                <text:p>-3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3664">
                <text:p>-3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4013">
                <text:p>-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4269">
                <text:p>-4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4429">
                <text:p>-4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4490">
                <text:p>-4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4314">
                <text:p>-4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4083">
                <text:p>-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3765">
                <text:p>-3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3367">
                <text:p>-3367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2373">
                <text:p>-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1194">
                <text:p>-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2039">
                <text:p>-2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2443">
                <text:p>-2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2787">
                <text:p>-2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3064">
                <text:p>-3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3400">
                <text:p>-3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3453">
                <text:p>-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3428">
                <text:p>-3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3327">
                <text:p>-3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3154">
                <text:p>-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2914">
                <text:p>-2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2612">
                <text:p>-2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2256">
                <text:p>-2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1972">
                <text:p>-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2159">
                <text:p>-2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2293">
                <text:p>-2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2372">
                <text:p>-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365">
                <text:p>-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2281">
                <text:p>-2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-1206">
                <text:p>-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1130">
                <text:p>-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1290">
                <text:p>-1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202">
                <text:p>-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stroke-dash="Dot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79cm" svg:height="9cm" xlink:href=".." xlink:type="simple" chart:class="chart:line" chart:style-name="ch1">
        <chart:legend chart:legend-position="end" svg:x="21.991cm" svg:y="3.793cm" style:legend-expansion="high" chart:style-name="ch2"/>
        <chart:plot-area chart:style-name="ch3" table:cell-range-address="'ding-medium-2-cycles-trim'.B1:'ding-medium-2-cycles-trim'.C607 'ding-medium-2-cycles-trim'.G1:'ding-medium-2-cycles-trim'.G607" chart:data-source-has-labels="both" svg:x="1.796cm" svg:y="0.18cm" svg:width="19.702cm" svg:height="7.367cm">
          <chartooo:coordinate-region svg:x="3.661cm" svg:y="0.459cm" svg:width="17.041cm" svg:height="6.81cm"/>
          <chart:axis chart:dimension="x" chart:name="primary-x" chart:style-name="ch4" chartooo:axis-type="auto">
            <chartooo:date-scale/>
            <chart:title svg:x="10.446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G2:'ding-medium-2-cycles-trim'.G607" chart:label-cell-address="'ding-medium-2-cycles-trim'.G1:'ding-medium-2-cycles-trim'.G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14</text:p>
                <draw:g>
                  <svg:desc>'ding-medium-2-cycles-trim'.G1:'ding-medium-2-cycles-trim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G2:'ding-medium-2-cycles-trim'.G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2068">
                <text:p>-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2719">
                <text:p>-2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3338">
                <text:p>-3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3915">
                <text:p>-3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4442">
                <text:p>-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4912">
                <text:p>-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5648">
                <text:p>-5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5899">
                <text:p>-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6065">
                <text:p>-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6140">
                <text:p>-6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6007">
                <text:p>-6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5797">
                <text:p>-5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5493">
                <text:p>-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5098">
                <text:p>-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4620">
                <text:p>-4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4066">
                <text:p>-4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-2056">
                <text:p>-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-1316">
                <text:p>-1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3174">
                <text:p>-3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5090">
                <text:p>-5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6005">
                <text:p>-6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6864">
                <text:p>-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7649">
                <text:p>-7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8339">
                <text:p>-8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9361">
                <text:p>-9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9787">
                <text:p>-9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9739">
                <text:p>-9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9502">
                <text:p>-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9069">
                <text:p>-9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8436">
                <text:p>-8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7604">
                <text:p>-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-5374">
                <text:p>-5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-2489">
                <text:p>-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1611">
                <text:p>11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12582">
                <text:p>1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11758">
                <text:p>1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9127">
                <text:p>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3738">
                <text:p>-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8074">
                <text:p>-8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9940">
                <text:p>-9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11520">
                <text:p>-1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12759">
                <text:p>-12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3612">
                <text:p>-13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4046">
                <text:p>-1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14039">
                <text:p>-1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13584">
                <text:p>-1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12688">
                <text:p>-1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1372">
                <text:p>-11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9670">
                <text:p>-9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7629">
                <text:p>-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5307">
                <text:p>-5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10411">
                <text:p>10411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12603">
                <text:p>1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14485">
                <text:p>1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17799">
                <text:p>17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16108">
                <text:p>16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14673">
                <text:p>14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12911">
                <text:p>12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-1119">
                <text:p>-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3422">
                <text:p>-3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5554">
                <text:p>-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7465">
                <text:p>-7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9115">
                <text:p>-9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10475">
                <text:p>-10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11520">
                <text:p>-1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12239">
                <text:p>-12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12628">
                <text:p>-1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12692">
                <text:p>-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12442">
                <text:p>-12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11898">
                <text:p>-11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11085">
                <text:p>-11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8775">
                <text:p>-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7347">
                <text:p>-7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5785">
                <text:p>-5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4129">
                <text:p>-4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2415">
                <text:p>-2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9259">
                <text:p>9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10839">
                <text:p>10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2493">
                <text:p>-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8119">
                <text:p>-8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9773">
                <text:p>-9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11240">
                <text:p>-11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12479">
                <text:p>-12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13453">
                <text:p>-1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14133">
                <text:p>-14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14496">
                <text:p>-14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14527">
                <text:p>-1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14222">
                <text:p>-14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13585">
                <text:p>-1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12633">
                <text:p>-12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11388">
                <text:p>-11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9886">
                <text:p>-9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8166">
                <text:p>-8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6279">
                <text:p>-6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4277">
                <text:p>-4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-3215">
                <text:p>-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-4455">
                <text:p>-4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5527">
                <text:p>-5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7088">
                <text:p>-7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7554">
                <text:p>-7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7857">
                <text:p>-7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7714">
                <text:p>-7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7396">
                <text:p>-7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6926">
                <text:p>-6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4847">
                <text:p>-4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4016">
                <text:p>-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3157">
                <text:p>-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2290">
                <text:p>-2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2286">
                <text:p>-2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2342">
                <text:p>-2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2290">
                <text:p>-2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2135">
                <text:p>-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1176">
                <text:p>-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2967">
                <text:p>-2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5628">
                <text:p>-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6867">
                <text:p>-6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8923">
                <text:p>-8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10364">
                <text:p>-10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9943">
                <text:p>-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-8392">
                <text:p>-8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-7239">
                <text:p>-7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-5877">
                <text:p>-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-4350">
                <text:p>-4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8629">
                <text:p>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2582">
                <text:p>-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3834">
                <text:p>-3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4967">
                <text:p>-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960">
                <text:p>-5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7477">
                <text:p>-7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7987">
                <text:p>-7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8334">
                <text:p>-8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8523">
                <text:p>-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8565">
                <text:p>-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8250">
                <text:p>-8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7490">
                <text:p>-7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6972">
                <text:p>-6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6373">
                <text:p>-6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5702">
                <text:p>-5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4962">
                <text:p>-4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-4156">
                <text:p>-4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-3287">
                <text:p>-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-2356">
                <text:p>-2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11358">
                <text:p>1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9057">
                <text:p>9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043">
                <text:p>-4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6165">
                <text:p>-6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8159">
                <text:p>-8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9957">
                <text:p>-9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11497">
                <text:p>-11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2721">
                <text:p>-12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3581">
                <text:p>-1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14039">
                <text:p>-1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14071">
                <text:p>-14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13665">
                <text:p>-13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12823">
                <text:p>-1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11563">
                <text:p>-1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9917">
                <text:p>-9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7929">
                <text:p>-7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-5656">
                <text:p>-5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9804">
                <text:p>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16257">
                <text:p>16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6995">
                <text:p>16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6682">
                <text:p>16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14768">
                <text:p>14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9271">
                <text:p>9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2791">
                <text:p>-2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5025">
                <text:p>-5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7056">
                <text:p>-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8838">
                <text:p>-8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10333">
                <text:p>-10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11512">
                <text:p>-11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12358">
                <text:p>-12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12863">
                <text:p>-1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13029">
                <text:p>-1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12867">
                <text:p>-12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2397">
                <text:p>-12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11643">
                <text:p>-11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10638">
                <text:p>-1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9417">
                <text:p>-9417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8019">
                <text:p>-8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6486">
                <text:p>-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4857">
                <text:p>-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3173">
                <text:p>-3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5194">
                <text:p>-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6578">
                <text:p>-6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7834">
                <text:p>-7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8931">
                <text:p>-8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9838">
                <text:p>-9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10990">
                <text:p>-109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11199">
                <text:p>-1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11150">
                <text:p>-11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10280">
                <text:p>-10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9477">
                <text:p>-9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8453">
                <text:p>-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7233">
                <text:p>-7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5851">
                <text:p>-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-4343">
                <text:p>-4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-2751">
                <text:p>-2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7979">
                <text:p>7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3294">
                <text:p>-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311">
                <text:p>-4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5898">
                <text:p>-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6437">
                <text:p>-6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6794">
                <text:p>-6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6969">
                <text:p>-6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6963">
                <text:p>-6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6785">
                <text:p>-6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6447">
                <text:p>-6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5354">
                <text:p>-5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4638">
                <text:p>-4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2977">
                <text:p>-2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-2078">
                <text:p>-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-1162">
                <text:p>-1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2630">
                <text:p>-2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2701">
                <text:p>-2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2670">
                <text:p>-2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2539">
                <text:p>-2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2314">
                <text:p>-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3cm" svg:height="9cm" xlink:href=".." xlink:type="simple" chart:class="chart:line" chart:style-name="ch1">
        <chart:legend chart:legend-position="end" svg:x="22.095cm" svg:y="4.121cm" style:legend-expansion="high" chart:style-name="ch2"/>
        <chart:plot-area chart:style-name="ch3" table:cell-range-address="'ding-medium-2-cycles-trim'.B1:'ding-medium-2-cycles-trim'.C607" chart:data-source-has-labels="both" svg:x="1.798cm" svg:y="0.18cm" svg:width="19.802cm" svg:height="7.367cm">
          <chartooo:coordinate-region svg:x="3.663cm" svg:y="0.459cm" svg:width="17.142cm" svg:height="6.81cm"/>
          <chart:axis chart:dimension="x" chart:name="primary-x" chart:style-name="ch4" chartooo:axis-type="auto">
            <chartooo:date-scale/>
            <chart:title svg:x="10.498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